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10.014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1.526cm"/>
    </style:style>
    <style:style style:name="co16" style:family="table-column">
      <style:table-column-properties fo:break-before="auto" style:column-width="1.566cm"/>
    </style:style>
    <style:style style:name="co17" style:family="table-column">
      <style:table-column-properties fo:break-before="page" style:column-width="0.727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1.819cm"/>
    </style:style>
    <style:style style:name="co21" style:family="table-column">
      <style:table-column-properties fo:break-before="auto" style:column-width="1.595cm"/>
    </style:style>
    <style:style style:name="co22" style:family="table-column">
      <style:table-column-properties fo:break-before="auto" style:column-width="1.706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9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497cm" fo:break-before="page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ésult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0c0c0" style:cell-protect="protected formula-hidden" style:print-content="true"/>
    </style:style>
    <style:style style:name="ce2" style:family="table-cell" style:parent-style-name="Default">
      <style:table-cell-properties style:cell-protect="protected formula-hidden" style:print-content="true"/>
    </style:style>
    <style:style style:name="ce3" style:family="table-cell" style:parent-style-name="Default">
      <style:table-cell-properties style:glyph-orientation-vertical="0" fo:border-bottom="none" fo:background-color="#00cc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00ff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3pt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2.49pt solid #000000" fo:background-color="#ff00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cffcc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3pt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margin-left="0cm" style:writing-mode="page"/>
    </style:style>
    <style:style style:name="ce2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13">
      <style:table-cell-properties style:glyph-orientation-vertical="0"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12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12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35" style:family="table-cell" style:parent-style-name="Default" style:data-style-name="N112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2">
      <style:table-cell-properties style:glyph-orientation-vertical="0" fo:border-bottom="3pt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2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12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39" style:family="table-cell" style:parent-style-name="Default" style:data-style-name="N11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0" style:family="table-cell" style:parent-style-name="Default" style:data-style-name="N112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Default" style:data-style-name="N113">
      <style:table-cell-properties style:glyph-orientation-vertical="0" fo:border-bottom="none" fo:background-color="#ff00ff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12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12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12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12">
      <style:table-cell-properties style:glyph-orientation-vertical="0" fo:border-bottom="3pt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7" style:family="table-cell" style:parent-style-name="Default" style:data-style-name="N112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12">
      <style:table-cell-properties style:glyph-orientation-vertical="0" fo:border-bottom="2.4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9" style:family="table-cell" style:parent-style-name="Default" style:data-style-name="N113">
      <style:table-cell-properties style:glyph-orientation-vertical="0"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2">
      <style:table-cell-properties style:glyph-orientation-vertical="0" fo:border-bottom="2.49pt solid #000000" fo:background-color="#339966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12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12">
      <style:table-cell-properties style:glyph-orientation-vertical="0" fo:border-bottom="3pt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3" style:family="table-cell" style:parent-style-name="Default" style:data-style-name="N113">
      <style:table-cell-properties style:glyph-orientation-vertical="0"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2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12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7" style:family="table-cell" style:parent-style-name="Default" style:data-style-name="N112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12">
      <style:table-cell-properties style:glyph-orientation-vertical="0" fo:border-bottom="3pt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12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2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1" style:family="table-cell" style:parent-style-name="Default" style:data-style-name="N113">
      <style:table-cell-properties style:glyph-orientation-vertical="0" fo:border-bottom="none" fo:background-color="#80008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112">
      <style:table-cell-properties style:glyph-orientation-vertical="0" fo:border-bottom="2.49pt solid #000000" fo:background-color="#993366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12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12">
      <style:table-cell-properties style:glyph-orientation-vertical="0" fo:border-bottom="3pt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5" style:family="table-cell" style:parent-style-name="Default" style:data-style-name="N113">
      <style:table-cell-properties style:glyph-orientation-vertical="0" fo:border-bottom="none" fo:background-color="#800000" style:cell-protect="protected formula-hidden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glyph-orientation-vertical="0" fo:border-bottom="2.49pt solid #000000" fo:background-color="#9933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2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glyph-orientation-vertical="0" fo:border-bottom="3pt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71" style:family="table-cell" style:parent-style-name="Default" style:data-style-name="N112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12">
      <style:table-cell-properties style:glyph-orientation-vertical="0" fo:border-bottom="2.49pt solid #000000" fo:background-color="#ffff99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73" style:family="table-cell" style:parent-style-name="Default" style:data-style-name="N112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12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 style:data-style-name="N40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0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40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40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0">
      <style:table-cell-properties style:glyph-orientation-vertical="0" fo:border-bottom="3pt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40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40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3" style:family="table-cell" style:parent-style-name="Default" style:data-style-name="N4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 style:data-style-name="N40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40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4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40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40">
      <style:table-cell-properties style:glyph-orientation-vertical="0" fo:border-bottom="3pt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40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40">
      <style:table-cell-properties style:glyph-orientation-vertical="0" fo:border-bottom="2.4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40">
      <style:table-cell-properties style:glyph-orientation-vertical="0" fo:border-bottom="2.49pt solid #000000" fo:background-color="#339966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40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40">
      <style:table-cell-properties style:glyph-orientation-vertical="0" fo:border-bottom="3pt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40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40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40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40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40">
      <style:table-cell-properties style:glyph-orientation-vertical="0" fo:border-bottom="3pt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40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40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40">
      <style:table-cell-properties style:glyph-orientation-vertical="0" fo:border-bottom="2.49pt solid #000000" fo:background-color="#993366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40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40">
      <style:table-cell-properties style:glyph-orientation-vertical="0" fo:border-bottom="3pt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40">
      <style:table-cell-properties style:glyph-orientation-vertical="0" fo:border-bottom="2.49pt solid #000000" fo:background-color="#99330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40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40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40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40">
      <style:table-cell-properties style:glyph-orientation-vertical="0" fo:border-bottom="3pt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40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40">
      <style:table-cell-properties style:glyph-orientation-vertical="0" fo:border-bottom="2.4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2" style:family="table-cell" style:parent-style-name="Default" style:data-style-name="N40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3" style:family="table-cell" style:parent-style-name="Default" style:data-style-name="N40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4" style:family="table-cell" style:parent-style-name="Default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3pt double #0000ff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2.4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3pt double #ff00ff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2.4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2.49pt solid #000000" fo:background-color="#3399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3pt double #003300" style:border-line-width-bottom="0.035cm 0.035cm 0.035cm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3pt double #333333" style:border-line-width-bottom="0.035cm 0.035cm 0.035cm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2.4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2.49pt solid #000000" fo:background-color="#9933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3pt double #800080" style:border-line-width-bottom="0.035cm 0.035cm 0.035cm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fo:background-color="#ffcc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2.49pt solid #000000" fo:background-color="#9933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3pt double #800000" style:border-line-width-bottom="0.035cm 0.035cm 0.035cm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9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2.49pt solid #000000" fo:background-color="#ffff99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2" style:family="table-cell" style:parent-style-name="Default" style:data-style-name="N114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4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5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7" style:family="table-cell" style:parent-style-name="Excel_5f_BuiltIn_5f_Hyperlink" style:data-style-name="N0">
      <style:table-cell-properties style:glyph-orientation-vertical="0" fo:border-bottom="3pt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8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59" style:family="table-cell" style:parent-style-name="Excel_5f_BuiltIn_5f_Hyperlink" style:data-style-name="N0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0" style:family="table-cell" style:parent-style-name="Excel_5f_BuiltIn_5f_Hyperlink" style:data-style-name="N0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4" style:family="table-cell" style:parent-style-name="Excel_5f_BuiltIn_5f_Hyperlink" style:data-style-name="N0">
      <style:table-cell-properties style:glyph-orientation-vertical="0" fo:border-bottom="3pt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5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7" style:family="table-cell" style:parent-style-name="Excel_5f_BuiltIn_5f_Hyperlink" style:data-style-name="N0">
      <style:table-cell-properties style:glyph-orientation-vertical="0" fo:border-bottom="3pt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8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69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0" style:family="table-cell" style:parent-style-name="Excel_5f_BuiltIn_5f_Hyperlink" style:data-style-name="N0">
      <style:table-cell-properties style:glyph-orientation-vertical="0" fo:border-bottom="3pt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2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3" style:family="table-cell" style:parent-style-name="Excel_5f_BuiltIn_5f_Hyperlink" style:data-style-name="N0">
      <style:table-cell-properties style:glyph-orientation-vertical="0" fo:border-bottom="3pt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5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6" style:family="table-cell" style:parent-style-name="Excel_5f_BuiltIn_5f_Hyperlink" style:data-style-name="N0">
      <style:table-cell-properties style:glyph-orientation-vertical="0" fo:border-bottom="3pt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F2]" style:apply-style-name="Excel_5f_CondFormat_5f_1_5f_1_5f_1" style:base-cell-address="Barême.D2"/>
    </style:style>
    <style:style style:name="ce177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F2]" style:apply-style-name="Excel_5f_CondFormat_5f_1_5f_1_5f_1" style:base-cell-address="Barême.D2"/>
    </style:style>
    <style:style style:name="ce179" style:family="table-cell" style:parent-style-name="Default" style:data-style-name="N114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0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1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2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4" style:family="table-cell" style:parent-style-name="Excel_5f_BuiltIn_5f_Hyperlink" style:data-style-name="N0">
      <style:table-cell-properties style:glyph-orientation-vertical="0" fo:border-bottom="3pt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5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6" style:family="table-cell" style:parent-style-name="Excel_5f_BuiltIn_5f_Hyperlink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8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89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0" style:family="table-cell" style:parent-style-name="Excel_5f_BuiltIn_5f_Hyperlink" style:data-style-name="N0">
      <style:table-cell-properties style:glyph-orientation-vertical="0" fo:border-bottom="3pt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2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4" style:family="table-cell" style:parent-style-name="Excel_5f_BuiltIn_5f_Hyperlink" style:data-style-name="N0">
      <style:table-cell-properties style:glyph-orientation-vertical="0" fo:border-bottom="3pt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5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7" style:family="table-cell" style:parent-style-name="Excel_5f_BuiltIn_5f_Hyperlink" style:data-style-name="N0">
      <style:table-cell-properties style:glyph-orientation-vertical="0" fo:border-bottom="3pt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8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199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0" style:family="table-cell" style:parent-style-name="Excel_5f_BuiltIn_5f_Hyperlink" style:data-style-name="N0">
      <style:table-cell-properties style:glyph-orientation-vertical="0" fo:border-bottom="3pt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2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3" style:family="table-cell" style:parent-style-name="Excel_5f_BuiltIn_5f_Hyperlink" style:data-style-name="N0">
      <style:table-cell-properties style:glyph-orientation-vertical="0" fo:border-bottom="3pt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4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05" style:family="table-cell" style:parent-style-name="Default">
      <style:table-cell-properties style:glyph-orientation-vertical="0"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map style:condition="cell-content()&gt;2" style:apply-style-name="Excel_5f_CondFormat_5f_1_5f_2_5f_1" style:base-cell-address="Barême.E1"/>
    </style:style>
    <style:style style:name="ce20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07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Excel_5f_BuiltIn_5f_Hyperlink" style:data-style-name="N0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80808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5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8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19" style:family="table-cell" style:parent-style-name="Excel_5f_BuiltIn_5f_Hyperlink" style:data-style-name="N0">
      <style:table-cell-properties style:glyph-orientation-vertical="0" fo:border-bottom="3pt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0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1" style:family="table-cell" style:parent-style-name="Excel_5f_BuiltIn_5f_Hyperlink" style:data-style-name="N0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2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4" style:family="table-cell" style:parent-style-name="Excel_5f_BuiltIn_5f_Hyperlink" style:data-style-name="N0">
      <style:table-cell-properties style:glyph-orientation-vertical="0" fo:border-bottom="3pt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7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8" style:family="table-cell" style:parent-style-name="Excel_5f_BuiltIn_5f_Hyperlink" style:data-style-name="N0">
      <style:table-cell-properties style:glyph-orientation-vertical="0" fo:border-bottom="3pt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29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0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1" style:family="table-cell" style:parent-style-name="Excel_5f_BuiltIn_5f_Hyperlink" style:data-style-name="N0">
      <style:table-cell-properties style:glyph-orientation-vertical="0" fo:border-bottom="3pt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2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4" style:family="table-cell" style:parent-style-name="Excel_5f_BuiltIn_5f_Hyperlink" style:data-style-name="N0">
      <style:table-cell-properties style:glyph-orientation-vertical="0" fo:border-bottom="3pt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5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7" style:family="table-cell" style:parent-style-name="Excel_5f_BuiltIn_5f_Hyperlink" style:data-style-name="N0">
      <style:table-cell-properties style:glyph-orientation-vertical="0" fo:border-bottom="3pt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H2]" style:apply-style-name="Excel_5f_CondFormat_5f_1_5f_3_5f_1" style:base-cell-address="Barême.G2"/>
    </style:style>
    <style:style style:name="ce23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cell-content()=[Barême.H2]" style:apply-style-name="Excel_5f_CondFormat_5f_1_5f_3_5f_1" style:base-cell-address="Barême.G2"/>
    </style:style>
    <style:style style:name="ce239" style:family="table-cell" style:parent-style-name="Default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241" style:family="table-cell" style:parent-style-name="Default">
      <style:table-cell-properties style:glyph-orientation-vertical="0" fo:border-bottom="2.49pt solid #000000" fo:background-color="#3399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242" style:family="table-cell" style:parent-style-name="Default">
      <style:table-cell-properties style:glyph-orientation-vertical="0" fo:border-bottom="2.49pt solid #000000" fo:background-color="#80808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243" style:family="table-cell" style:parent-style-name="Default">
      <style:table-cell-properties style:glyph-orientation-vertical="0" fo:border-bottom="2.49pt solid #000000" fo:background-color="#99336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2.49pt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6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7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8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49" style:family="table-cell" style:parent-style-name="Excel_5f_BuiltIn_5f_Hyperlink" style:data-style-name="N0">
      <style:table-cell-properties style:glyph-orientation-vertical="0" fo:border-bottom="3pt double #00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0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1" style:family="table-cell" style:parent-style-name="Excel_5f_BuiltIn_5f_Hyperlink" style:data-style-name="N0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2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map style:condition="cell-content()&gt;2" style:apply-style-name="Excel_5f_CondFormat_5f_1_5f_2_5f_1" style:base-cell-address="Barême.E1"/>
    </style:style>
    <style:style style:name="ce253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4" style:family="table-cell" style:parent-style-name="Excel_5f_BuiltIn_5f_Hyperlink" style:data-style-name="N0">
      <style:table-cell-properties style:glyph-orientation-vertical="0" fo:border-bottom="3pt double #ff00ff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5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6" style:family="table-cell" style:parent-style-name="Excel_5f_BuiltIn_5f_Hyperlink" style:data-style-name="N0">
      <style:table-cell-properties style:glyph-orientation-vertical="0" fo:border-bottom="3pt double #0033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7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8" style:family="table-cell" style:parent-style-name="Excel_5f_BuiltIn_5f_Hyperlink" style:data-style-name="N0">
      <style:table-cell-properties style:glyph-orientation-vertical="0" fo:border-bottom="3pt double #333333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59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0" style:family="table-cell" style:parent-style-name="Excel_5f_BuiltIn_5f_Hyperlink" style:data-style-name="N0">
      <style:table-cell-properties style:glyph-orientation-vertical="0" fo:border-bottom="3pt double #80008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1" style:family="table-cell" style:parent-style-name="Excel_5f_BuiltIn_5f_Hyperlink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2" style:family="table-cell" style:parent-style-name="Excel_5f_BuiltIn_5f_Hyperlink" style:data-style-name="N0">
      <style:table-cell-properties style:glyph-orientation-vertical="0" fo:border-bottom="3pt double #800000" style:border-line-width-bottom="0.035cm 0.035cm 0.035cm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2" style:apply-style-name="Excel_5f_CondFormat_5f_1_5f_2_5f_1" style:base-cell-address="Barême.E1"/>
    </style:style>
    <style:style style:name="ce263" style:family="table-cell" style:parent-style-name="Default">
      <style:table-cell-properties style:glyph-orientation-vertical="0" fo:background-color="#3366ff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7" style:family="table-cell" style:parent-style-name="Default" style:data-style-name="N1">
      <style:table-cell-properties style:glyph-orientation-vertical="0" fo:border-bottom="3pt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69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270" style:family="table-cell" style:parent-style-name="Default">
      <style:table-cell-properties style:glyph-orientation-vertical="0" fo:background-color="#ff99cc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2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3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4" style:family="table-cell" style:parent-style-name="Default" style:data-style-name="N1">
      <style:table-cell-properties style:glyph-orientation-vertical="0" fo:border-bottom="3pt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5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6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77" style:family="table-cell" style:parent-style-name="Default">
      <style:table-cell-properties style:glyph-orientation-vertical="0" fo:background-color="#339966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7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0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1" style:family="table-cell" style:parent-style-name="Default" style:data-style-name="N1">
      <style:table-cell-properties style:glyph-orientation-vertical="0" fo:border-bottom="3pt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3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23]" style:apply-style-name="Excel_5f_CondFormat_5f_1_5f_6_5f_1" style:base-cell-address="Barême.J23"/>
      <style:map style:condition="cell-content()=[Barême.K23]" style:apply-style-name="Excel_5f_CondFormat_5f_1_5f_6_5f_2" style:base-cell-address="Barême.J23"/>
    </style:style>
    <style:style style:name="ce284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7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8" style:family="table-cell" style:parent-style-name="Default" style:data-style-name="N1">
      <style:table-cell-properties style:glyph-orientation-vertical="0" fo:border-bottom="3pt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89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0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3]" style:apply-style-name="Excel_5f_CondFormat_5f_1_5f_7_5f_1" style:base-cell-address="Barême.J33"/>
      <style:map style:condition="cell-content()=[Barême.K33]" style:apply-style-name="Excel_5f_CondFormat_5f_1_5f_7_5f_2" style:base-cell-address="Barême.J33"/>
    </style:style>
    <style:style style:name="ce291" style:family="table-cell" style:parent-style-name="Default">
      <style:table-cell-properties style:glyph-orientation-vertical="0" fo:background-color="#993366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3" style:family="table-cell" style:parent-style-name="Default" style:data-style-name="N1">
      <style:table-cell-properties style:glyph-orientation-vertical="0" fo:border-bottom="3pt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13]" style:apply-style-name="Excel_5f_CondFormat_5f_1_5f_5_5f_1" style:base-cell-address="Barême.J13"/>
      <style:map style:condition="cell-content()=[Barême.K13]" style:apply-style-name="Excel_5f_CondFormat_5f_1_5f_5_5f_2" style:base-cell-address="Barême.J13"/>
    </style:style>
    <style:style style:name="ce294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6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7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8" style:family="table-cell" style:parent-style-name="Default" style:data-style-name="N1">
      <style:table-cell-properties style:glyph-orientation-vertical="0" fo:border-bottom="3pt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299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0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53]" style:apply-style-name="Excel_5f_CondFormat_5f_1_5f_8_5f_1" style:base-cell-address="Barême.J53"/>
      <style:map style:condition="cell-content()=[Barême.K53]" style:apply-style-name="Excel_5f_CondFormat_5f_1_5f_8_5f_2" style:base-cell-address="Barême.J53"/>
    </style:style>
    <style:style style:name="ce301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3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4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K3]" style:apply-style-name="Excel_5f_CondFormat_5f_1_5f_4_5f_1" style:base-cell-address="Barême.J3"/>
      <style:map style:condition="cell-content()=[Barême.K3]" style:apply-style-name="Excel_5f_CondFormat_5f_1_5f_4_5f_2" style:base-cell-address="Barême.J3"/>
    </style:style>
    <style:style style:name="ce3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7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00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09" style:family="table-cell" style:parent-style-name="Default" style:data-style-name="N1">
      <style:table-cell-properties style:glyph-orientation-vertical="0" fo:border-bottom="3pt double #00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0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1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1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4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ff00ff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5" style:family="table-cell" style:parent-style-name="Default" style:data-style-name="N1">
      <style:table-cell-properties style:glyph-orientation-vertical="0" fo:border-bottom="3pt double #ff00ff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7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1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1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0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0033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1" style:family="table-cell" style:parent-style-name="Default" style:data-style-name="N1">
      <style:table-cell-properties style:glyph-orientation-vertical="0" fo:border-bottom="3pt double #0033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3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23]" style:apply-style-name="Excel_5f_CondFormat_5f_1_5f_11_5f_1" style:base-cell-address="Barême.K23"/>
      <style:map style:condition="cell-content()=[Barême.J23]" style:apply-style-name="Excel_5f_CondFormat_5f_1_5f_11_5f_2" style:base-cell-address="Barême.K23"/>
    </style:style>
    <style:style style:name="ce324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5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333333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7" style:family="table-cell" style:parent-style-name="Default" style:data-style-name="N1">
      <style:table-cell-properties style:glyph-orientation-vertical="0" fo:border-bottom="3pt double #333333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8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29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3]" style:apply-style-name="Excel_5f_CondFormat_5f_1_5f_12_5f_1" style:base-cell-address="Barême.K33"/>
      <style:map style:condition="cell-content()=[Barême.J33]" style:apply-style-name="Excel_5f_CondFormat_5f_1_5f_12_5f_2" style:base-cell-address="Barême.K33"/>
    </style:style>
    <style:style style:name="ce330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80008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1" style:family="table-cell" style:parent-style-name="Default" style:data-style-name="N1">
      <style:table-cell-properties style:glyph-orientation-vertical="0" fo:border-bottom="3pt double #80008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13]" style:apply-style-name="Excel_5f_CondFormat_5f_1_5f_10_5f_1" style:base-cell-address="Barême.K13"/>
      <style:map style:condition="cell-content()=[Barême.J13]" style:apply-style-name="Excel_5f_CondFormat_5f_1_5f_10_5f_2" style:base-cell-address="Barême.K13"/>
    </style:style>
    <style:style style:name="ce332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3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4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3pt double #8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5" style:family="table-cell" style:parent-style-name="Default" style:data-style-name="N1">
      <style:table-cell-properties style:glyph-orientation-vertical="0" fo:border-bottom="3pt double #800000" style:border-line-width-bottom="0.035cm 0.035cm 0.035cm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6" style:family="table-cell" style:parent-style-name="Default" style:data-style-name="N1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7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53]" style:apply-style-name="Excel_5f_CondFormat_5f_1_5f_13_5f_1" style:base-cell-address="Barême.K53"/>
      <style:map style:condition="cell-content()=[Barême.J53]" style:apply-style-name="Excel_5f_CondFormat_5f_1_5f_13_5f_2" style:base-cell-address="Barême.K53"/>
    </style:style>
    <style:style style:name="ce338" style:family="table-cell" style:parent-style-name="Default" style:data-style-name="N1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J3]" style:apply-style-name="Excel_5f_CondFormat_5f_1_5f_9_5f_1" style:base-cell-address="Barême.K3"/>
      <style:map style:condition="cell-content()=[Barême.J3]" style:apply-style-name="Excel_5f_CondFormat_5f_1_5f_9_5f_2" style:base-cell-address="Barême.K3"/>
    </style:style>
    <style:style style:name="ce339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2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4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45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4_5f_1" style:base-cell-address="Barême.M8"/>
    </style:style>
    <style:style style:name="ce34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6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7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5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5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6_5f_1" style:base-cell-address="Barême.O8"/>
    </style:style>
    <style:style style:name="ce360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2" style:family="table-cell" style:parent-style-name="Excel_5f_BuiltIn_5f_Hyperlink" style:data-style-name="N0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3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4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7_5f_1" style:base-cell-address="Barême.P4"/>
      <style:map style:condition="cell-content()=[Barême.Q4]" style:apply-style-name="Excel_5f_CondFormat_5f_1_5f_17_5f_2" style:base-cell-address="Barême.P4"/>
      <style:map style:condition="cell-content()!=[Barême.Q4]" style:apply-style-name="Excel_5f_CondFormat_5f_1_5f_17_5f_3" style:base-cell-address="Barême.P4"/>
    </style:style>
    <style:style style:name="ce365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!=&quot;&quot;" style:apply-style-name="Excel_5f_CondFormat_5f_1_5f_14_5f_1" style:base-cell-address="Barême.M8"/>
    </style:style>
    <style:style style:name="ce366" style:family="table-cell" style:parent-style-name="Excel_5f_BuiltIn_5f_Hyperlink" style:data-style-name="N0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Excel_5f_BuiltIn_5f_Hyperlink" style:data-style-name="N0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 style:data-style-name="N0">
      <style:table-cell-properties style:glyph-orientation-vertical="0" fo:border-bottom="none" fo:background-color="#96969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37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4_5f_1" style:base-cell-address="Barême.M8"/>
    </style:style>
    <style:style style:name="ce371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Excel_5f_BuiltIn_5f_Hyperlink" style:data-style-name="N0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3" style:family="table-cell" style:parent-style-name="Excel_5f_BuiltIn_5f_Hyperlink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fo:border-bottom="0.06pt solid #000000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37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6" style:family="table-cell" style:parent-style-name="Default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3366ff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3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5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-is-between(1,2)" style:apply-style-name="Excel_5f_CondFormat_5f_1_5f_15_5f_1" style:base-cell-address="Barême.O4"/>
      <style:map style:condition="cell-content()&gt;2" style:apply-style-name="Excel_5f_CondFormat_5f_1_5f_15_5f_2" style:base-cell-address="Barême.O4"/>
    </style:style>
    <style:style style:name="ce396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3pt double #000000" style:border-line-width-top="0.035cm 0.035cm 0.035cm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6_5f_1" style:base-cell-address="Barême.O8"/>
    </style:style>
    <style:style style:name="ce39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map style:condition="cell-content()!=&quot;&quot;" style:apply-style-name="Excel_5f_CondFormat_5f_1_5f_16_5f_1" style:base-cell-address="Barême.O8"/>
    </style:style>
    <style:style style:name="ce39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99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05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12" style:family="table-cell" style:parent-style-name="Excel_5f_BuiltIn_5f_Hyperlink" style:data-style-name="N0">
      <style:table-cell-properties style:glyph-orientation-vertical="0" fo:border-bottom="0.99pt solid #000000" fo:background-color="#ff99cc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Excel_5f_BuiltIn_5f_Hyperlink" style:data-style-name="N0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Excel_5f_BuiltIn_5f_Hyperlink" style:data-style-name="N0">
      <style:table-cell-properties style:glyph-orientation-vertical="0" fo:border-bottom="0.99pt solid #000000" fo:background-color="#3399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Excel_5f_BuiltIn_5f_Hyperlink" style:data-style-name="N0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Excel_5f_BuiltIn_5f_Hyperlink" style:data-style-name="N0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Excel_5f_BuiltIn_5f_Hyperlink" style:data-style-name="N0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Excel_5f_BuiltIn_5f_Hyperlink" style:data-style-name="N0">
      <style:table-cell-properties style:glyph-orientation-vertical="0" fo:border-bottom="0.99pt solid #000000" fo:background-color="#9933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Excel_5f_BuiltIn_5f_Hyperlink" style:data-style-name="N0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Excel_5f_BuiltIn_5f_Hyperlink" style:data-style-name="N0">
      <style:table-cell-properties style:glyph-orientation-vertical="0" fo:border-bottom="0.99pt solid #000000" fo:background-color="#99330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Excel_5f_BuiltIn_5f_Hyperlink" style:data-style-name="N0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23" style:family="table-cell" style:parent-style-name="Default">
      <style:table-cell-properties style:glyph-orientation-vertical="0" fo:border-bottom="0.06pt solid #000000" fo:background-color="#c0c0c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42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5" style:family="table-cell" style:parent-style-name="Default">
      <style:table-cell-properties style:glyph-orientation-vertical="0" fo:border-bottom="0.99pt solid #000000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99pt solid #000000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99pt solid #000000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99pt solid #000000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18_5f_1" style:base-cell-address="Barême.V8"/>
    </style:style>
    <style:style style:name="ce441" style:family="table-cell" style:parent-style-name="Default">
      <style:table-cell-properties style:glyph-orientation-vertical="0" fo:border-bottom="none" fo:background-color="#ff99cc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none" fo:background-color="#3399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fo:background-color="#80808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fo:background-color="#993366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7" style:family="table-cell" style:parent-style-name="Default">
      <style:table-cell-properties style:glyph-orientation-vertical="0" fo:background-color="#80808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9" style:family="table-cell" style:parent-style-name="Default">
      <style:table-cell-properties style:glyph-orientation-vertical="0"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4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55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56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458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60" style:family="table-cell" style:parent-style-name="Default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6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462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3pt double #000000" style:border-line-width-left="0.035cm 0.035cm 0.035cm" style:direction="ltr" fo:border-right="3pt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AP9]" style:apply-style-name="Excel_5f_CondFormat_5f_1_5f_19_5f_1" style:base-cell-address="Barême.AO9"/>
      <style:map style:condition="cell-content()!=&quot;q4&quot;" style:apply-style-name="Excel_5f_CondFormat_5f_1_5f_19_5f_2" style:base-cell-address="Barême.AO9"/>
    </style:style>
    <style:style style:name="ce464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5" style:family="table-cell" style:parent-style-name="Default" style:data-style-name="N115">
      <style:table-cell-properties style:glyph-orientation-vertical="0" fo:background-color="#c0c0c0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Default" style:data-style-name="N112">
      <style:table-cell-properties style:glyph-orientation-vertical="0" fo:border-bottom="0.99pt solid #000000" fo:background-color="#00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 style:data-style-name="N115">
      <style:table-cell-properties style:glyph-orientation-vertical="0" fo:border-bottom="0.99pt solid #000000" fo:background-color="#00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8" style:family="table-cell" style:parent-style-name="Default" style:data-style-name="N115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 style:data-style-name="N115">
      <style:table-cell-properties style:glyph-orientation-vertical="0" fo:border-bottom="2.49pt solid #000000" fo:background-color="#3366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2" style:family="table-cell" style:parent-style-name="Default" style:data-style-name="N112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Default" style:data-style-name="N115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4" style:family="table-cell" style:parent-style-name="Default" style:data-style-name="N115">
      <style:table-cell-properties style:glyph-orientation-vertical="0" fo:border-bottom="0.99pt solid #000000" fo:background-color="#ff99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 style:data-style-name="N115">
      <style:table-cell-properties style:glyph-orientation-vertical="0" fo:border-bottom="2.49pt solid #000000" fo:background-color="#ff99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 style:data-style-name="N112">
      <style:table-cell-properties style:glyph-orientation-vertical="0" fo:border-bottom="0.99pt solid #000000" fo:background-color="#00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Default" style:data-style-name="N115">
      <style:table-cell-properties style:glyph-orientation-vertical="0" fo:border-bottom="0.99pt solid #000000" fo:background-color="#00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 style:data-style-name="N115">
      <style:table-cell-properties style:glyph-orientation-vertical="0" fo:border-bottom="0.99pt solid #000000" fo:background-color="#99cc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 style:data-style-name="N115">
      <style:table-cell-properties style:glyph-orientation-vertical="0" fo:border-bottom="2.49pt solid #000000" fo:background-color="#99cc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12">
      <style:table-cell-properties style:glyph-orientation-vertical="0" fo:border-bottom="0.99pt solid #000000" fo:background-color="#ff66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1" style:family="table-cell" style:parent-style-name="Default" style:data-style-name="N115">
      <style:table-cell-properties style:glyph-orientation-vertical="0" fo:border-bottom="0.99pt solid #000000" fo:background-color="#ff66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 style:data-style-name="N115">
      <style:table-cell-properties style:glyph-orientation-vertical="0" fo:border-bottom="0.99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 style:data-style-name="N115">
      <style:table-cell-properties style:glyph-orientation-vertical="0" fo:border-bottom="2.49pt solid #000000" fo:background-color="#ffff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0_5f_1" style:base-cell-address="Barême.AS5"/>
    </style:style>
    <style:style style:name="ce48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0]" style:apply-style-name="Excel_5f_CondFormat_5f_1_5f_21_5f_1" style:base-cell-address="Barême.AS6"/>
    </style:style>
    <style:style style:name="ce48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2_5f_1" style:base-cell-address="Barême.AS15"/>
    </style:style>
    <style:style style:name="ce489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11]" style:apply-style-name="Excel_5f_CondFormat_5f_1_5f_23_5f_1" style:base-cell-address="Barême.AS16"/>
    </style:style>
    <style:style style:name="ce49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1" style:family="table-cell" style:parent-style-name="Default" style:data-style-name="N112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2" style:family="table-cell" style:parent-style-name="Default" style:data-style-name="N115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$AV$11]" style:apply-style-name="Excel_5f_CondFormat_5f_1_5f_24_5f_1" style:base-cell-address="Barême.AS17"/>
    </style:style>
    <style:style style:name="ce49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5_5f_1" style:base-cell-address="Barême.AS25"/>
    </style:style>
    <style:style style:name="ce494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0]" style:apply-style-name="Excel_5f_CondFormat_5f_1_5f_26_5f_1" style:base-cell-address="Barême.AS26"/>
    </style:style>
    <style:style style:name="ce4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7_5f_1" style:base-cell-address="Barême.AS35"/>
    </style:style>
    <style:style style:name="ce49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31]" style:apply-style-name="Excel_5f_CondFormat_5f_1_5f_28_5f_1" style:base-cell-address="Barême.AS36"/>
    </style:style>
    <style:style style:name="ce49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29_5f_1" style:base-cell-address="Barême.AS45"/>
    </style:style>
    <style:style style:name="ce498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0]" style:apply-style-name="Excel_5f_CondFormat_5f_1_5f_30_5f_1" style:base-cell-address="Barême.AS46"/>
    </style:style>
    <style:style style:name="ce4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1_5f_1" style:base-cell-address="Barême.AS55"/>
    </style:style>
    <style:style style:name="ce500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51]" style:apply-style-name="Excel_5f_CondFormat_5f_1_5f_32_5f_1" style:base-cell-address="Barême.AS56"/>
    </style:style>
    <style:style style:name="ce50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50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3_5f_1" style:base-cell-address="Barême.AS65"/>
    </style:style>
    <style:style style:name="ce504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0]" style:apply-style-name="Excel_5f_CondFormat_5f_1_5f_34_5f_1" style:base-cell-address="Barême.AS66"/>
    </style:style>
    <style:style style:name="ce50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5_5f_1" style:base-cell-address="Barême.AS75"/>
    </style:style>
    <style:style style:name="ce506" style:family="table-cell" style:parent-style-name="Default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V$71]" style:apply-style-name="Excel_5f_CondFormat_5f_1_5f_36_5f_1" style:base-cell-address="Barême.AS76"/>
    </style:style>
    <style:style style:name="ce507" style:family="table-cell" style:parent-style-name="Default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[Barême.CK16]" style:apply-style-name="Excel_5f_CondFormat_5f_1_5f_37_5f_1" style:base-cell-address="Barême.AT17"/>
    </style:style>
    <style:style style:name="ce511" style:family="table-cell" style:parent-style-name="Default" style:data-style-name="N112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Barême.CK16]" style:apply-style-name="Excel_5f_CondFormat_5f_1_5f_37_5f_1" style:base-cell-address="Barême.AT17"/>
    </style:style>
    <style:style style:name="ce512" style:family="table-cell" style:parent-style-name="Default" style:data-style-name="N115">
      <style:table-cell-properties style:glyph-orientation-vertical="0" fo:border-bottom="0.99pt solid #000000" fo:background-color="#ff99cc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 style:data-style-name="N115">
      <style:table-cell-properties style:glyph-orientation-vertical="0" fo:border-bottom="0.99pt solid #000000" fo:background-color="#99cc0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15">
      <style:table-cell-properties style:glyph-orientation-vertical="0" fo:border-bottom="0.99pt solid #000000" fo:background-color="#ffff0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18" style:family="table-cell" style:parent-style-name="Default">
      <style:table-cell-properties style:glyph-orientation-vertical="0" fo:border-bottom="0.06pt solid #000000" fo:background-color="#c0c0c0" style:cell-protect="none" style:print-content="true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2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3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39_5f_1" style:base-cell-address="Barême.AV10"/>
    </style:style>
    <style:style style:name="ce524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0]" style:apply-style-name="Excel_5f_CondFormat_5f_1_5f_40_5f_1" style:base-cell-address="Barême.AV11"/>
    </style:style>
    <style:style style:name="ce52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 style:data-style-name="N112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7" style:family="table-cell" style:parent-style-name="Default" style:data-style-name="N115">
      <style:table-cell-properties style:glyph-orientation-vertical="0" fo:border-bottom="0.99pt solid #000000" fo:background-color="#ff00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[Barême.CO40]" style:apply-style-name="Excel_5f_CondFormat_5f_1_5f_41_5f_1" style:base-cell-address="Barême.AV28"/>
    </style:style>
    <style:style style:name="ce528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2_5f_1" style:base-cell-address="Barême.AV30"/>
    </style:style>
    <style:style style:name="ce529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21]" style:apply-style-name="Excel_5f_CondFormat_5f_1_5f_43_5f_1" style:base-cell-address="Barême.AV31"/>
    </style:style>
    <style:style style:name="ce530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4_5f_1" style:base-cell-address="Barême.AV50"/>
    </style:style>
    <style:style style:name="ce531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0]" style:apply-style-name="Excel_5f_CondFormat_5f_1_5f_45_5f_1" style:base-cell-address="Barême.AV51"/>
    </style:style>
    <style:style style:name="ce532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6_5f_1" style:base-cell-address="Barême.AV70"/>
    </style:style>
    <style:style style:name="ce533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AY$61]" style:apply-style-name="Excel_5f_CondFormat_5f_1_5f_47_5f_1" style:base-cell-address="Barême.AV71"/>
    </style:style>
    <style:style style:name="ce534" style:family="table-cell" style:parent-style-name="Default" style:data-style-name="N115">
      <style:table-cell-properties style:glyph-orientation-vertical="0" fo:border-bottom="0.99pt solid #000000" fo:background-color="#3366ff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36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37" style:family="table-cell" style:parent-style-name="Default" style:data-style-name="N115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CO40]" style:apply-style-name="Excel_5f_CondFormat_5f_1_5f_41_5f_1" style:base-cell-address="Barême.AV28"/>
    </style:style>
    <style:style style:name="ce53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2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8_5f_1" style:base-cell-address="Barême.AY20"/>
    </style:style>
    <style:style style:name="ce543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7]" style:apply-style-name="Excel_5f_CondFormat_5f_1_5f_49_5f_1" style:base-cell-address="Barême.AY21"/>
    </style:style>
    <style:style style:name="ce5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cc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5" style:family="table-cell" style:parent-style-name="Default" style:data-style-name="N115">
      <style:table-cell-properties style:glyph-orientation-vertical="0" fo:border-bottom="0.99pt solid #000000" fo:background-color="#00ae0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6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0_5f_1" style:base-cell-address="Barême.AY60"/>
    </style:style>
    <style:style style:name="ce547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C$49]" style:apply-style-name="Excel_5f_CondFormat_5f_1_5f_51_5f_1" style:base-cell-address="Barême.AY61"/>
    </style:style>
    <style:style style:name="ce54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9" style:family="table-cell" style:parent-style-name="Default" style:data-style-name="N115">
      <style:table-cell-properties style:glyph-orientation-vertical="0" fo:border-bottom="0.99pt solid #000000" fo:background-color="#ccccff" style:cell-protect="protected formula-hidden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115">
      <style:table-cell-properties style:glyph-orientation-vertical="0" fo:border-bottom="0.99pt solid #000000" fo:background-color="#33cc66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5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55" style:family="table-cell" style:parent-style-name="Default" style:data-style-name="N112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6" style:family="table-cell" style:parent-style-name="Default" style:data-style-name="N115">
      <style:table-cell-properties style:glyph-orientation-vertical="0" fo:border-bottom="0.99pt solid #000000" fo:background-color="#80808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7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8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59" style:family="table-cell" style:parent-style-name="Default" style:data-style-name="N116">
      <style:table-cell-properties style:glyph-orientation-vertical="0" fo:background-color="#23b8dc" style:cell-protect="protected formula-hidden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0" style:family="table-cell" style:parent-style-name="Default" style:data-style-name="N112">
      <style:table-cell-properties style:glyph-orientation-vertical="0" fo:border-bottom="0.99pt solid #000000" fo:background-color="#33cc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1" style:family="table-cell" style:parent-style-name="Default" style:data-style-name="N115">
      <style:table-cell-properties style:glyph-orientation-vertical="0" fo:border-bottom="0.99pt solid #000000" fo:background-color="#33cccc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2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3_5f_1" style:base-cell-address="Barême.BC47"/>
    </style:style>
    <style:style style:name="ce563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64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[Barême.$BH$48]" style:apply-style-name="Excel_5f_CondFormat_5f_1_5f_55_5f_1" style:base-cell-address="Barême.BC49"/>
    </style:style>
    <style:style style:name="ce565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6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67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8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Barême.$BH$32]" style:apply-style-name="Excel_5f_CondFormat_5f_1_5f_52_5f_1" style:base-cell-address="Barême.BC32"/>
    </style:style>
    <style:style style:name="ce569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0" style:family="table-cell" style:parent-style-name="Default" style:data-style-name="N115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4_5f_1" style:base-cell-address="Barême.BC48"/>
      <style:map style:condition="cell-content()=[Barême.CW73]" style:apply-style-name="Excel_5f_CondFormat_5f_1_5f_54_5f_2" style:base-cell-address="Barême.BC48"/>
    </style:style>
    <style:style style:name="ce571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2" style:family="table-cell" style:parent-style-name="Default" style:data-style-name="N115">
      <style:table-cell-properties style:glyph-orientation-vertical="0" fo:border-bottom="2.49pt solid #000000" style:cell-protect="protected formula-hidden" style:print-content="tru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&quot;" style:apply-style-name="Excel_5f_CondFormat_5f_1_5f_56_5f_1" style:base-cell-address="Barême.BC50"/>
      <style:map style:condition="cell-content()=[Barême.CW73]" style:apply-style-name="Excel_5f_CondFormat_5f_1_5f_56_5f_2" style:base-cell-address="Barême.BC50"/>
    </style:style>
    <style:style style:name="ce573" style:family="table-cell" style:parent-style-name="Default" style:data-style-name="N115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 style:data-style-name="N115">
      <style:table-cell-properties style:glyph-orientation-vertical="0" fo:border-bottom="0.99pt solid #000000" fo:background-color="#ccffff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8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!=&quot;&quot;" style:apply-style-name="Excel_5f_CondFormat_5f_1_5f_38_5f_1" style:base-cell-address="Barême.AU4"/>
    </style:style>
    <style:style style:name="ce579" style:family="table-cell" style:parent-style-name="Default">
      <style:table-cell-properties style:glyph-orientation-vertical="0" fo:border-bottom="0.06pt solid #000000" fo:background-color="#c0c0c0" style:cell-protect="none" style:print-content="true" style:diagonal-bl-tr="none" style:diagonal-tl-br="none" style:text-align-source="fix" style:repeat-content="false" fo:wrap-option="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2" style:family="table-cell" style:parent-style-name="Default" style:data-style-name="N0">
      <style:table-cell-properties style:glyph-orientation-vertical="0" fo:border-bottom="0.99pt solid #000000" fo:background-color="#c0c0c0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solid" svg:stroke-width="0.04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/>
      <table:table table:name="Barême" table:style-name="ta1" table:protected="true" table:protection-key="ug/Kn/LEH4ey5J0fLwZ+BVVIQV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3"/>
        <table:table-column table:style-name="co4" table:number-columns-repeated="3" table:default-cell-style-name="ce2"/>
        <table:table-column table:style-name="co5" table:visibility="collapse" table:number-columns-repeated="3" table:default-cell-style-name="ce2"/>
        <table:table-column table:style-name="co4" table:number-columns-repeated="248" table:default-cell-style-name="ce2"/>
        <table:table-column table:style-name="co5" table:number-columns-repeated="767" table:default-cell-style-name="Default"/>
        <table:table-row table:style-name="ro1" table:number-rows-repeated="3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3" office:value-type="string" calcext:value-type="string">
            <text:p>Phase de Poules</text:p>
          </table:table-cell>
          <table:table-cell table:style-name="ce14" office:value-type="string" calcext:value-type="string">
            <text:p>Points</text:p>
          </table:table-cell>
          <table:table-cell table:style-name="ce24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4" office:value-type="string" calcext:value-type="string">
            <text:p>Bon résultat (1N2)</text:p>
          </table:table-cell>
          <table:table-cell table:style-name="ce15" office:value-type="float" office:value="2" calcext:value-type="float">
            <text:p>2</text:p>
          </table:table-cell>
          <table:table-cell table:style-name="ce24">
            <draw:line table:end-cell-address="Barême.D5" table:end-x="2.203cm" table:end-y="0.205cm" draw:z-index="0" draw:name="Line 1" draw:style-name="gr1" draw:text-style-name="P1" svg:x1="-15.215cm" svg:y1="-1.692cm" svg:x2="-13.012cm" svg:y2="-1.692cm">
              <text:p/>
            </draw:line>
          </table:table-cell>
          <table:table-cell table:style-name="ce27" office:value-type="string" calcext:value-type="string" table:number-columns-spanned="2" table:number-rows-spanned="1">
            <text:p>9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 calcext:value-type="string">
            <text:p>Bonus score exact</text:p>
          </table:table-cell>
          <table:table-cell table:style-name="ce16" office:value-type="float" office:value="0.5" calcext:value-type="float">
            <text:p>0,5</text:p>
          </table:table-cell>
          <table:table-cell table:style-name="ce24">
            <draw:line table:end-cell-address="Barême.D6" table:end-x="2.203cm" table:end-y="0.153cm" draw:z-index="1" draw:name="Line 3" draw:style-name="gr1" draw:text-style-name="P1" svg:x1="-15.215cm" svg:y1="-2.261cm" svg:x2="-13.012cm" svg:y2="-2.261cm">
              <text:p/>
            </draw:line>
          </table:table-cell>
          <table:table-cell table:style-name="ce27" office:value-type="string" calcext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ce25" table:number-columns-repeated="3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13"/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/>
          <table:table-cell table:style-name="ce6" office:value-type="string" calcext:value-type="string">
            <text:p>Phase Eliminatoire</text:p>
          </table:table-cell>
          <table:table-cell table:style-name="ce17" office:value-type="string" calcext:value-type="string">
            <text:p>Points</text:p>
          </table:table-cell>
          <table:table-cell table:style-name="ce24"/>
          <table:table-cell table:style-name="ce28"/>
          <table:table-cell table:style-name="ce30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7" office:value-type="string" calcext:value-type="string">
            <text:p>Point donné par 1/8 de finaliste exact</text:p>
          </table:table-cell>
          <table:table-cell table:style-name="ce18" office:value-type="float" office:value="1" calcext:value-type="float">
            <text:p>1</text:p>
          </table:table-cell>
          <table:table-cell table:style-name="ce24">
            <draw:line table:end-cell-address="Barême.D10" table:end-x="2.203cm" table:end-y="0.178cm" draw:z-index="5" draw:name="Line 6" draw:style-name="gr2" draw:text-style-name="P1" svg:x1="-15.215cm" svg:y1="-4.388cm" svg:x2="-13.012cm" svg:y2="-4.388cm">
              <text:p/>
            </draw:line>
          </table:table-cell>
          <table:table-cell table:style-name="ce27" office:value-type="string" calcext:value-type="string" table:number-columns-spanned="2" table:number-rows-spanned="1">
            <text:p>16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8" office:value-type="string" calcext:value-type="string">
            <text:p>Point donné par 1/4 de finaliste exact</text:p>
          </table:table-cell>
          <table:table-cell table:style-name="ce19" office:value-type="float" office:value="3" calcext:value-type="float">
            <text:p>3</text:p>
          </table:table-cell>
          <table:table-cell table:style-name="ce24">
            <draw:line table:end-cell-address="Barême.D11" table:end-x="2.203cm" table:end-y="0.178cm" draw:z-index="2" draw:name="Line 4" draw:style-name="gr2" draw:text-style-name="P1" svg:x1="-15.215cm" svg:y1="-4.905cm" svg:x2="-13.012cm" svg:y2="-4.905cm">
              <text:p/>
            </draw:line>
          </table:table-cell>
          <table:table-cell table:style-name="ce27" office:value-type="string" calcext:value-type="string" table:number-columns-spanned="2" table:number-rows-spanned="1">
            <text:p>24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9" office:value-type="string" calcext:value-type="string">
            <text:p>Points donnés par 1/2 finaliste exact</text:p>
          </table:table-cell>
          <table:table-cell table:style-name="ce20" office:value-type="float" office:value="5" calcext:value-type="float">
            <text:p>5</text:p>
          </table:table-cell>
          <table:table-cell table:style-name="ce24">
            <draw:line table:end-cell-address="Barême.D12" table:end-x="2.203cm" table:end-y="0.153cm" draw:z-index="3" draw:name="Line 5" draw:style-name="gr1" draw:text-style-name="P1" svg:x1="-15.215cm" svg:y1="-5.447cm" svg:x2="-13.012cm" svg:y2="-5.447cm">
              <text:p/>
            </draw:line>
          </table:table-cell>
          <table:table-cell table:style-name="ce27" office:value-type="string" calcext:value-type="string" table:number-columns-spanned="2" table:number-rows-spanned="1">
            <text:p>20 pts distribués</text:p>
          </table:table-cell>
          <table:covered-table-cell table:style-name="ce27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10" office:value-type="string" calcext:value-type="string">
            <text:p>Points donnés par finaliste exact</text:p>
          </table:table-cell>
          <table:table-cell table:style-name="ce21" office:value-type="float" office:value="6" calcext:value-type="float">
            <text:p>6</text:p>
          </table:table-cell>
          <table:table-cell table:style-name="ce26">
            <draw:line table:end-cell-address="Barême.E13" table:end-x="0.003cm" table:end-y="0.482cm" draw:z-index="4" draw:name="Line 7" draw:style-name="gr1" draw:text-style-name="P1" svg:x1="-15.186cm" svg:y1="-5.635cm" svg:x2="-12.984cm" svg:y2="-5.635cm">
              <text:p/>
            </draw:line>
          </table:table-cell>
          <table:table-cell table:style-name="ce29" office:value-type="string" calcext:value-type="string" table:number-columns-spanned="2" table:number-rows-spanned="2">
            <text:p>20 pts distribués</text:p>
          </table:table-cell>
          <table:covered-table-cell table:style-name="ce29"/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5" office:value-type="string" calcext:value-type="string">
            <text:p>Bonus Champion du Monde exact</text:p>
          </table:table-cell>
          <table:table-cell table:style-name="ce16" office:value-type="float" office:value="8" calcext:value-type="float">
            <text:p>8</text:p>
          </table:table-cell>
          <table:table-cell table:style-name="ce24"/>
          <table:covered-table-cell table:number-columns-repeated="2" table:style-name="ce29"/>
          <table:table-cell table:style-name="ce1" table:number-columns-repeated="3"/>
          <table:table-cell table:number-columns-repeated="1015"/>
        </table:table-row>
        <table:table-row table:style-name="ro4">
          <table:table-cell table:style-name="ce1"/>
          <table:table-cell table:style-name="ce11" table:number-columns-spanned="3" table:number-rows-spanned="1"/>
          <table:covered-table-cell table:number-columns-repeated="2" table:style-name="ce11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/>
          <table:table-cell table:style-name="ce12" office:value-type="string" calcext:value-type="string">
            <text:p>TOTAL Points sur 200</text:p>
          </table:table-cell>
          <table:table-cell table:style-name="ce22"/>
          <table:table-cell table:style-name="ce1" table:number-columns-repeated="6"/>
          <table:table-cell table:number-columns-repeated="1015"/>
        </table:table-row>
        <table:table-row table:style-name="ro1" table:number-rows-repeated="14">
          <table:table-cell table:style-name="ce1" table:number-columns-repeated="2"/>
          <table:table-cell table:style-name="ce13"/>
          <table:table-cell table:style-name="ce1" table:number-columns-repeated="6"/>
          <table:table-cell table:number-columns-repeated="1015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ésults" table:style-name="ta2" table:protected="true" table:protection-key="ug/Kn/LEH4ey5J0fLwZ+BVVIQV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6" table:default-cell-style-name="ce74"/>
        <table:table-column table:style-name="co7" table:default-cell-style-name="ce113"/>
        <table:table-column table:style-name="co8" table:default-cell-style-name="ce151"/>
        <table:table-column table:style-name="co9" table:default-cell-style-name="ce178"/>
        <table:table-column table:style-name="co5" table:visibility="collapse" table:default-cell-style-name="ce206"/>
        <table:table-column table:style-name="co5" table:visibility="collapse" table:default-cell-style-name="ce214"/>
        <table:table-column table:style-name="co9" table:default-cell-style-name="ce238"/>
        <table:table-column table:style-name="co5" table:visibility="collapse" table:default-cell-style-name="ce151"/>
        <table:table-column table:style-name="co5" table:visibility="collapse" table:default-cell-style-name="ce206"/>
        <table:table-column table:style-name="co10" table:default-cell-style-name="ce305"/>
        <table:table-column table:style-name="co10" table:default-cell-style-name="ce340"/>
        <table:table-column table:style-name="co5" table:visibility="collapse" table:default-cell-style-name="ce344"/>
        <table:table-column table:style-name="co5" table:visibility="collapse" table:default-cell-style-name="ce351"/>
        <table:table-column table:style-name="co11" table:default-cell-style-name="ce353"/>
        <table:table-column table:style-name="co12" table:default-cell-style-name="ce353"/>
        <table:table-column table:style-name="co13" table:default-cell-style-name="ce353"/>
        <table:table-column table:style-name="co5" table:visibility="collapse" table:number-columns-repeated="2" table:default-cell-style-name="ce353"/>
        <table:table-column table:style-name="co14" table:default-cell-style-name="ce353"/>
        <table:table-column table:style-name="co15" table:number-columns-repeated="3" table:default-cell-style-name="ce353"/>
        <table:table-column table:style-name="co5" table:visibility="collapse" table:default-cell-style-name="ce353"/>
        <table:table-column table:style-name="co5" table:visibility="collapse" table:default-cell-style-name="ce404"/>
        <table:table-column table:style-name="co5" table:visibility="collapse" table:number-columns-repeated="2" table:default-cell-style-name="ce411"/>
        <table:table-column table:style-name="co5" table:visibility="collapse" table:default-cell-style-name="ce422"/>
        <table:table-column table:style-name="co5" table:visibility="collapse" table:number-columns-repeated="4" table:default-cell-style-name="ce411"/>
        <table:table-column table:style-name="co5" table:visibility="collapse" table:default-cell-style-name="ce447"/>
        <table:table-column table:style-name="co5" table:visibility="collapse" table:default-cell-style-name="ce404"/>
        <table:table-column table:style-name="co5" table:visibility="collapse" table:number-columns-repeated="3" table:default-cell-style-name="ce23"/>
        <table:table-column table:style-name="co5" table:visibility="collapse" table:number-columns-repeated="6" table:default-cell-style-name="ce461"/>
        <table:table-column table:style-name="co16" table:default-cell-style-name="ce461"/>
        <table:table-column table:style-name="co17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18" table:default-cell-style-name="ce461"/>
        <table:table-column table:style-name="co19" table:default-cell-style-name="ce461"/>
        <table:table-column table:style-name="co20" table:default-cell-style-name="ce461"/>
        <table:table-column table:style-name="co21" table:default-cell-style-name="ce461"/>
        <table:table-column table:style-name="co22" table:number-columns-repeated="2" table:default-cell-style-name="ce461"/>
        <table:table-column table:style-name="co19" table:default-cell-style-name="ce461"/>
        <table:table-column table:style-name="co23" table:default-cell-style-name="ce461"/>
        <table:table-column table:style-name="co24" table:default-cell-style-name="ce461"/>
        <table:table-column table:style-name="co5" table:visibility="collapse" table:number-columns-repeated="9" table:default-cell-style-name="ce461"/>
        <table:table-column table:style-name="co4" table:number-columns-repeated="189" table:default-cell-style-name="ce461"/>
        <table:table-column table:style-name="co5" table:number-columns-repeated="767" table:default-cell-style-name="Default"/>
        <table:table-row table:style-name="ro6">
          <table:table-cell table:style-name="ce31" office:value-type="string" calcext:value-type="string" table:number-columns-spanned="3" table:number-rows-spanned="1">
            <text:p>GROUPE A</text:p>
          </table:table-cell>
          <table:covered-table-cell table:number-columns-repeated="2"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341"/>
          <table:table-cell table:style-name="ce345" table:number-columns-repeated="11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515"/>
          <table:table-cell table:style-name="ce520" office:value-type="string" calcext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calcext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calcext:value-type="string" table:number-columns-spanned="3" table:number-rows-spanned="1">
            <text:p>FINALE</text:p>
          </table:table-cell>
          <table:covered-table-cell table:number-columns-repeated="2" table:style-name="ce520"/>
          <table:table-cell table:style-name="ce520" table:number-columns-repeated="2"/>
          <table:table-cell table:style-name="ce581" table:number-columns-repeated="2"/>
          <table:table-cell table:style-name="ce583" table:number-columns-repeated="7"/>
          <table:table-cell table:style-name="ce584"/>
          <table:table-cell table:style-name="ce462" table:number-columns-repeated="955"/>
        </table:table-row>
        <table:table-row table:style-name="ro6">
          <table:table-cell table:style-name="ce32" office:value-type="string" calcext:value-type="string">
            <text:p>Date</text:p>
          </table:table-cell>
          <table:table-cell table:style-name="ce75" office:value-type="string" calcext:value-type="string">
            <text:p>Heure</text:p>
          </table:table-cell>
          <table:table-cell table:style-name="ce114" office:value-type="string" calcext:value-type="string">
            <text:p>TV</text:p>
          </table:table-cell>
          <table:table-cell table:style-name="ce153" office:value-type="string" calcext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calcext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54" office:value-type="string" calcext:value-type="string" table:number-columns-spanned="1" table:number-rows-spanned="2">
            <text:p>Classement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5"/>
          <table:table-cell table:style-name="ce484" table:number-columns-repeated="3"/>
          <table:table-cell table:style-name="ce521" table:number-columns-repeated="2"/>
          <table:table-cell table:style-name="ce540"/>
          <table:table-cell table:style-name="ce484"/>
          <table:table-cell table:style-name="ce487" table:number-columns-repeated="3"/>
          <table:table-cell table:style-name="ce540" table:number-columns-repeated="7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33" office:value-type="date" office:date-value="2014-06-12" calcext:value-type="date">
            <text:p>jeudi 12 juin</text:p>
          </table:table-cell>
          <table:table-cell table:style-name="ce76" office:value-type="string" calcext:value-type="string">
            <text:p>22H</text:p>
          </table:table-cell>
          <table:table-cell table:style-name="ce115" office:value-type="string" calcext:value-type="string">
            <text:p>TF1</text:p>
          </table:table-cell>
          <table:table-cell table:style-name="ce154" office:value-type="string" calcext:value-type="string">
            <text:p>Brésil</text:p>
          </table:table-cell>
          <table:table-cell table:style-name="ce181" table:formula="of:=IF([.J3]=&quot;&quot;;0;IF([.J3]&gt;[.K3];3;IF([.J3]=[.K3];1;0)))" office:value-type="float" office:value="3" calcext:value-type="float">
            <text:p>3</text:p>
          </table:table-cell>
          <table:table-cell table:style-name="ce208" table:formula="of:=IF([.E3]=3;[.D3];&quot;&quot;)" office:value-type="string" office:string-value="Brésil" calcext:value-type="string">
            <text:p>Brésil</text:p>
          </table:table-cell>
          <table:table-cell table:style-name="ce216" office:value-type="string" calcext:value-type="string">
            <text:p>Croatie</text:p>
          </table:table-cell>
          <table:table-cell table:style-name="ce208" table:formula="of:=IF([.I3]=3;[.G3];&quot;&quot;)">
            <text:p/>
          </table:table-cell>
          <table:table-cell table:style-name="ce246" table:formula="of:=IF([.K3]=&quot;&quot;;0;IF([.K3]&gt;[.J3];3;IF([.K3]=[.J3];1;0)))" office:value-type="float" office:value="0" calcext:value-type="float">
            <text:p>0</text:p>
          </table:table-cell>
          <table:table-cell table:style-name="ce264" office:value-type="float" office:value="4" calcext:value-type="float">
            <text:p>4</text:p>
          </table:table-cell>
          <table:table-cell table:style-name="ce306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446"/>
          <table:table-cell table:style-name="ce449" table:formula="of:=SUM([.AG5:.AG8])" office:value-type="float" office:value="1" calcext:value-type="float">
            <text:p>1</text:p>
          </table:table-cell>
          <table:table-cell table:style-name="ce453"/>
          <table:table-cell table:style-name="ce449" table:formula="of:=SUM([.AI5:.AI8])" office:value-type="float" office:value="2" calcext:value-type="float">
            <text:p>2</text:p>
          </table:table-cell>
          <table:table-cell table:style-name="ce453"/>
          <table:table-cell table:style-name="ce449" table:formula="of:=SUM([.AK5:.AK8])" office:value-type="float" office:value="0" calcext:value-type="float">
            <text:p>0</text:p>
          </table:table-cell>
          <table:table-cell table:style-name="ce24"/>
          <table:table-cell table:style-name="ce449" table:formula="of:=SUM([.AM5:.AM8])" office:value-type="float" office:value="1" calcext:value-type="float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calcext:value-type="date" table:number-columns-spanned="3" table:number-rows-spanned="1">
            <text:p>samedi 28 juin</text:p>
          </table:table-cell>
          <table:covered-table-cell table:number-columns-repeated="2" table:style-name="ce466"/>
          <table:table-cell table:style-name="ce516"/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9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34" office:value-type="date" office:date-value="2014-06-13" calcext:value-type="date">
            <text:p>vendredi 13 juin</text:p>
          </table:table-cell>
          <table:table-cell table:style-name="ce77" office:value-type="string" calcext:value-type="string">
            <text:p>18H</text:p>
          </table:table-cell>
          <table:table-cell table:style-name="ce116"/>
          <table:table-cell table:style-name="ce155" office:value-type="string" calcext:value-type="string">
            <text:p>Mexique</text:p>
          </table:table-cell>
          <table:table-cell table:style-name="ce182" table:formula="of:=IF([.J4]=&quot;&quot;;0;IF([.J4]&gt;[.K4];3;IF([.J4]=[.K4];1;0)))" office:value-type="float" office:value="0" calcext:value-type="float">
            <text:p>0</text:p>
          </table:table-cell>
          <table:table-cell table:style-name="ce208" table:formula="of:=IF([.E4]=3;[.D4];&quot;&quot;)">
            <text:p/>
          </table:table-cell>
          <table:table-cell table:style-name="ce217" office:value-type="string" calcext:value-type="string">
            <text:p>Cameroun</text:p>
          </table:table-cell>
          <table:table-cell table:style-name="ce208" table:formula="of:=IF([.I4]=3;[.G4];&quot;&quot;)" office:value-type="string" office:string-value="Cameroun" calcext:value-type="string">
            <text:p>Cameroun</text:p>
          </table:table-cell>
          <table:table-cell table:style-name="ce247" table:formula="of:=IF([.K4]=&quot;&quot;;0;IF([.K4]&gt;[.J4];3;IF([.K4]=[.J4];1;0)))" office:value-type="float" office:value="3" calcext:value-type="float">
            <text:p>3</text:p>
          </table:table-cell>
          <table:table-cell table:style-name="ce265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4]=[.Y4];[.X4];IF([.P4]=[.Y5];[.X5];IF([.P4]=[.Y6];[.X6];IF([.P4]=[.Y7];[.X7];&quot;&quot;))))" office:value-type="float" office:value="1" calcext:value-type="float">
            <text:p>1</text:p>
          </table:table-cell>
          <table:table-cell table:style-name="ce361" table:formula="of:=IF(SUM([.X4:.X7])=4;[.Y4];IF(SUM([.X4:.X7])=10;VLOOKUP(ROWS([.Y4:.Y4]);[.X4:.Y7];2;0);[.AH4]))" office:value-type="string" office:string-value="Brésil" calcext:value-type="string">
            <text:p>Brésil</text:p>
          </table:table-cell>
          <table:table-cell table:style-name="ce368" table:formula="of:=IF(OR([.O4]=1;[.O4]=2);[.P4];&quot;&quot;)" office:value-type="string" office:string-value="Brésil" calcext:value-type="string">
            <text:p>Brésil</text:p>
          </table:table-cell>
          <table:table-cell table:style-name="ce369"/>
          <table:table-cell table:style-name="ce371" table:formula="of:=IF([.P4]=[.Y4];[.AB4];IF([.P4]=[.Y5];[.AB5];IF([.P4]=[.Y6];[.AB6];IF([.P4]=[.Y7];[.AB7];&quot;&quot;))))" office:value-type="float" office:value="9" calcext:value-type="float">
            <text:p>9</text:p>
          </table:table-cell>
          <table:table-cell table:style-name="ce378" table:formula="of:=IF([.P4]=[.Y4];[.AC4];IF([.P4]=[.Y5];[.AC5];IF([.P4]=[.Y6];[.AC6];IF([.P4]=[.Y7];[.AC7];&quot;&quot;))))" office:value-type="float" office:value="10" calcext:value-type="float">
            <text:p>10</text:p>
          </table:table-cell>
          <table:table-cell table:style-name="ce382" table:formula="of:=IF([.P4]=[.Y4];[.AD4];IF([.P4]=[.Y5];[.AD5];IF([.P4]=[.Y6];[.AD6];IF([.P4]=[.Y7];[.AD7];&quot;&quot;))))" office:value-type="float" office:value="4" calcext:value-type="float">
            <text:p>4</text:p>
          </table:table-cell>
          <table:table-cell table:style-name="ce386" table:formula="of:=IF([.P4]=[.Y4];[.AE4];IF([.P4]=[.Y5];[.AE5];IF([.P4]=[.Y6];[.AE6];IF([.P4]=[.Y7];[.AE7];&quot;&quot;))))" office:value-type="float" office:value="6" calcext:value-type="float">
            <text:p>6</text:p>
          </table:table-cell>
          <table:table-cell table:style-name="ce345"/>
          <table:table-cell table:style-name="ce355" table:formula="of:=IF([.$AF$8]&lt;&gt;0;RANK([.AF4];[.$AF$4:.$AF$7]);&quot;&quot;)" office:value-type="float" office:value="4" calcext:value-type="float">
            <text:p>4</text:p>
          </table:table-cell>
          <table:table-cell table:style-name="ce155" office:value-type="string" calcext:value-type="string">
            <text:p>Mexique</text:p>
          </table:table-cell>
          <table:table-cell table:style-name="ce368" table:formula="of:=IF(OR([.X4]=1;[.X4]=2);[.Y4];&quot;&quot;)">
            <text:p/>
          </table:table-cell>
          <table:table-cell table:style-name="ce369" table:formula="of:=IF([.X4]&lt;=4;&quot;Q&quot;;&quot;&quot;)" office:value-type="string" office:string-value="Q" calcext:value-type="string">
            <text:p>Q</text:p>
          </table:table-cell>
          <table:table-cell table:style-name="ce371" table:formula="of:=[.E4]+[.I5]+[.I7]" office:value-type="float" office:value="0" calcext:value-type="float">
            <text:p>0</text:p>
          </table:table-cell>
          <table:table-cell table:style-name="ce378" table:formula="of:=[.J4]+[.K5]+[.K7]" office:value-type="float" office:value="1" calcext:value-type="float">
            <text:p>1</text:p>
          </table:table-cell>
          <table:table-cell table:style-name="ce382" table:formula="of:=[.K4]+[.J5]+[.J7]" office:value-type="float" office:value="7" calcext:value-type="float">
            <text:p>7</text:p>
          </table:table-cell>
          <table:table-cell table:style-name="ce386" table:formula="of:=[.AC4]-[.AD4]" office:value-type="float" office:value="-6" calcext:value-type="float">
            <text:p>-6</text:p>
          </table:table-cell>
          <table:table-cell table:style-name="ce446" table:formula="of:=[.AB4]*10000+[.AE4]*100+[.AC4]" office:value-type="float" office:value="-599" calcext:value-type="float">
            <text:p>-599</text:p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3]=0;&quot;&quot;;IF([.AG3]=1;CONCATENATE([.AH5];[.AH6];[.AH7];[.AH8]);VLOOKUP(1;[.AG5:.AH8];2)))" office:value-type="string" office:string-value="Brésil" calcext:value-type="string">
            <text:p>Brésil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3]=1;CONCATENATE([.AJ5];[.AJ6];[.AJ7];[.AJ8]);IF([.AI3]=0;&quot;&quot;;IF([.AI3]&lt;&gt;1;VLOOKUP(1;[.AI5:.AJ8];2))))" office:value-type="string" office:string-value="Croatie" calcext:value-type="string">
            <text:p>Croatie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3]=1;CONCATENATE([.AL5];[.AL6];[.AL7];[.AL8]);IF([.AK3]=0;&quot;&quot;;IF([.AK3]&lt;&gt;1;VLOOKUP(1;[.AK5:.AL8];2))))">
            <text:p/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3]=1;CONCATENATE([.AN5];[.AN6];[.AN7];[.AN8]);IF([.AM3]=0;[.AL9];IF([.AM3]&lt;&gt;1;VLOOKUP(1;[.AM5:.AN8];2))))" office:value-type="string" office:string-value="Mexique" calcext:value-type="string">
            <text:p>Mexique</text:p>
          </table:table-cell>
          <table:table-cell table:style-name="ce453" table:formula="of:=COUNTIF([.AH4:.AJ9];[.Y4])" office:value-type="float" office:value="0" calcext:value-type="float">
            <text:p>0</text:p>
          </table:table-cell>
          <table:table-cell table:style-name="ce462" table:formula="of:=[.Y4]" office:value-type="string" office:string-value="Mexique" calcext:value-type="string">
            <text:p>Mexique</text:p>
          </table:table-cell>
          <table:table-cell table:style-name="ce24"/>
          <table:table-cell table:style-name="ce467" office:value-type="string" calcext:value-type="string" table:number-columns-spanned="2" table:number-rows-spanned="1">
            <text:p>18H00 TF1</text:p>
          </table:table-cell>
          <table:covered-table-cell table:style-name="ce467"/>
          <table:table-cell table:style-name="ce507" office:value-type="string" calcext:value-type="string">
            <text:p>Score</text:p>
          </table:table-cell>
          <table:table-cell table:style-name="ce517" table:formula="of:=IF(AND([.AT5]&lt;&gt;&quot;&quot;;[.AT6]&lt;&gt;&quot;&quot;;[.AT5]=[.AT6]);&quot;Penaltys&quot;;&quot;&quot;)" office:value-type="string" office:string-value="Penaltys" calcext:value-type="string">
            <text:p>Penaltys</text:p>
          </table:table-cell>
          <table:table-cell table:style-name="ce521" table:number-columns-repeated="2"/>
          <table:table-cell table:style-name="ce540"/>
          <table:table-cell table:style-name="ce484"/>
          <table:table-cell table:style-name="ce487"/>
          <table:table-cell table:style-name="ce540" table:number-columns-repeated="4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5" office:value-type="date" office:date-value="2014-06-17" calcext:value-type="date">
            <text:p>mardi 17 juin</text:p>
          </table:table-cell>
          <table:table-cell table:style-name="ce78" office:value-type="string" calcext:value-type="string">
            <text:p>21H</text:p>
          </table:table-cell>
          <table:table-cell table:style-name="ce117" office:value-type="string" calcext:value-type="string">
            <text:p>TF1</text:p>
          </table:table-cell>
          <table:table-cell table:style-name="ce156" office:value-type="string" calcext:value-type="string">
            <text:p>Brésil</text:p>
          </table:table-cell>
          <table:table-cell table:style-name="ce183" table:formula="of:=IF([.J5]=&quot;&quot;;0;IF([.J5]&gt;[.K5];3;IF([.J5]=[.K5];1;0)))" office:value-type="float" office:value="3" calcext:value-type="float">
            <text:p>3</text:p>
          </table:table-cell>
          <table:table-cell table:style-name="ce208" table:formula="of:=IF([.E5]=3;[.D5];&quot;&quot;)" office:value-type="string" office:string-value="Brésil" calcext:value-type="string">
            <text:p>Brésil</text:p>
          </table:table-cell>
          <table:table-cell table:style-name="ce218" office:value-type="string" calcext:value-type="string">
            <text:p>Mexique</text:p>
          </table:table-cell>
          <table:table-cell table:style-name="ce208" table:formula="of:=IF([.I5]=3;[.G5];&quot;&quot;)">
            <text:p/>
          </table:table-cell>
          <table:table-cell table:style-name="ce248" table:formula="of:=IF([.K5]=&quot;&quot;;0;IF([.K5]&gt;[.J5];3;IF([.K5]=[.J5];1;0)))" office:value-type="float" office:value="0" calcext:value-type="float">
            <text:p>0</text:p>
          </table:table-cell>
          <table:table-cell table:style-name="ce266" office:value-type="float" office:value="3" calcext:value-type="float">
            <text:p>3</text:p>
          </table:table-cell>
          <table:table-cell table:style-name="ce308" office:value-type="float" office:value="0" calcext:value-type="float">
            <text:p>0</text:p>
          </table:table-cell>
          <table:table-cell table:style-name="ce342" table:formula="of:=[.AA4]&amp;[.X4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6" table:formula="of:=IF([.P5]=[.Y4];[.X4];IF([.P5]=[.Y5];[.X5];IF([.P5]=[.Y6];[.X6];IF([.P5]=[.Y7];[.X7];&quot;&quot;))))" office:value-type="float" office:value="2" calcext:value-type="float">
            <text:p>2</text:p>
          </table:table-cell>
          <table:table-cell table:style-name="ce362" table:formula="of:=IF(SUM([.X4:.X7])=4;[.Y5];IF(SUM([.X4:.X7])=10;VLOOKUP(ROWS([.Y4:.Y5]);[.X4:.Y7];2;0);IF([.AG3]=2;[.AH9];IF([.AI3]=2;[.AJ4];IF([.AG3]=3;[.AH9];[.AJ4])))))" office:value-type="string" office:string-value="Croatie" calcext:value-type="string">
            <text:p>Croatie</text:p>
          </table:table-cell>
          <table:table-cell table:style-name="ce368" table:formula="of:=IF(OR([.O5]=1;[.O5]=2);[.P5];&quot;&quot;)" office:value-type="string" office:string-value="Croatie" calcext:value-type="string">
            <text:p>Croatie</text:p>
          </table:table-cell>
          <table:table-cell table:style-name="ce369"/>
          <table:table-cell table:style-name="ce372" table:formula="of:=IF([.P5]=[.Y4];[.AB4];IF([.P5]=[.Y5];[.AB5];IF([.P5]=[.Y6];[.AB6];IF([.P5]=[.Y7];[.AB7];&quot;&quot;))))" office:value-type="float" office:value="4" calcext:value-type="float">
            <text:p>4</text:p>
          </table:table-cell>
          <table:table-cell table:style-name="ce379" table:formula="of:=IF([.P5]=[.Y4];[.AC4];IF([.P5]=[.Y5];[.AC5];IF([.P5]=[.Y6];[.AC6];IF([.P5]=[.Y7];[.AC7];&quot;&quot;))))" office:value-type="float" office:value="5" calcext:value-type="float">
            <text:p>5</text:p>
          </table:table-cell>
          <table:table-cell table:style-name="ce383" table:formula="of:=IF([.P5]=[.Y4];[.AD4];IF([.P5]=[.Y5];[.AD5];IF([.P5]=[.Y6];[.AD6];IF([.P5]=[.Y7];[.AD7];&quot;&quot;))))" office:value-type="float" office:value="5" calcext:value-type="float">
            <text:p>5</text:p>
          </table:table-cell>
          <table:table-cell table:style-name="ce387" table:formula="of:=IF([.P5]=[.Y4];[.AE4];IF([.P5]=[.Y5];[.AE5];IF([.P5]=[.Y6];[.AE6];IF([.P5]=[.Y7];[.AE7];&quot;&quot;))))" office:value-type="float" office:value="0" calcext:value-type="float">
            <text:p>0</text:p>
          </table:table-cell>
          <table:table-cell table:style-name="ce345"/>
          <table:table-cell table:style-name="ce356" table:formula="of:=IF([.$AF$8]&lt;&gt;0;RANK([.AF5];[.$AF$4:.$AF$7]);&quot;&quot;)" office:value-type="float" office:value="1" calcext:value-type="float">
            <text:p>1</text:p>
          </table:table-cell>
          <table:table-cell table:style-name="ce154" office:value-type="string" calcext:value-type="string">
            <text:p>Brésil</text:p>
          </table:table-cell>
          <table:table-cell table:style-name="ce368" table:formula="of:=IF(OR([.X5]=1;[.X5]=2);[.Y5];&quot;&quot;)" office:value-type="string" office:string-value="Brésil" calcext:value-type="string">
            <text:p>Brésil</text:p>
          </table:table-cell>
          <table:table-cell table:style-name="ce369" table:formula="of:=IF([.X5]&lt;=4;&quot;Q&quot;;&quot;&quot;)" office:value-type="string" office:string-value="Q" calcext:value-type="string">
            <text:p>Q</text:p>
          </table:table-cell>
          <table:table-cell table:style-name="ce372" table:formula="of:=[.E3]+[.E5]+[.I8]" office:value-type="float" office:value="9" calcext:value-type="float">
            <text:p>9</text:p>
          </table:table-cell>
          <table:table-cell table:style-name="ce379" table:formula="of:=[.J3]+[.J5]+[.K8]" office:value-type="float" office:value="10" calcext:value-type="float">
            <text:p>10</text:p>
          </table:table-cell>
          <table:table-cell table:style-name="ce383" table:formula="of:=[.K3]+[.K5]+[.J8]" office:value-type="float" office:value="4" calcext:value-type="float">
            <text:p>4</text:p>
          </table:table-cell>
          <table:table-cell table:style-name="ce387" table:formula="of:=[.AC5]-[.AD5]" office:value-type="float" office:value="6" calcext:value-type="float">
            <text:p>6</text:p>
          </table:table-cell>
          <table:table-cell table:style-name="ce446" table:formula="of:=[.AB5]*10000+[.AE5]*100+[.AC5]" office:value-type="float" office:value="90610" calcext:value-type="float">
            <text:p>90610</text:p>
          </table:table-cell>
          <table:table-cell table:style-name="ce451" table:formula="of:=IF([.L5]=&quot;Q1&quot;;1;&quot;&quot;)">
            <text:p/>
          </table:table-cell>
          <table:table-cell table:style-name="ce455" table:formula="of:=IF([.X4]=1;[.Y4];&quot;&quot;)">
            <text:p/>
          </table:table-cell>
          <table:table-cell table:style-name="ce459" table:formula="of:=IF([.L5]=&quot;Q2&quot;;1;&quot;&quot;)">
            <text:p/>
          </table:table-cell>
          <table:table-cell table:style-name="ce451" table:formula="of:=IF([.X4]=2;[.Y4];&quot;&quot;)">
            <text:p/>
          </table:table-cell>
          <table:table-cell table:style-name="ce459" table:formula="of:=IF([.L5]=&quot;Q3&quot;;1;&quot;&quot;)">
            <text:p/>
          </table:table-cell>
          <table:table-cell table:style-name="ce451" table:formula="of:=IF([.X4]=3;[.Y4];&quot;&quot;)">
            <text:p/>
          </table:table-cell>
          <table:table-cell table:style-name="ce459" table:formula="of:=IF([.L5]=&quot;Q4&quot;;1;&quot;&quot;)" office:value-type="float" office:value="1" calcext:value-type="float">
            <text:p>1</text:p>
          </table:table-cell>
          <table:table-cell table:style-name="ce451" table:formula="of:=IF([.X4]=4;[.Y4];&quot;&quot;)" office:value-type="string" office:string-value="Mexique" calcext:value-type="string">
            <text:p>Mexique</text:p>
          </table:table-cell>
          <table:table-cell table:style-name="ce453" table:formula="of:=COUNTIF([.AH4:.AJ9];[.Y5])" office:value-type="float" office:value="2" calcext:value-type="float">
            <text:p>2</text:p>
          </table:table-cell>
          <table:table-cell table:style-name="ce462" table:formula="of:=[.Y5]" office:value-type="string" office:string-value="Brésil" calcext:value-type="string">
            <text:p>Brésil</text:p>
          </table:table-cell>
          <table:table-cell table:style-name="ce24"/>
          <table:table-cell table:style-name="ce468" office:value-type="string" calcext:value-type="string">
            <text:p>A1</text:p>
          </table:table-cell>
          <table:table-cell table:style-name="ce485" table:formula="of:=[$Résults.P8]" office:value-type="string" office:string-value="Brésil" calcext:value-type="string">
            <text:p>Brésil</text:p>
          </table:table-cell>
          <table:table-cell table:style-name="ce508" office:value-type="float" office:value="2" calcext:value-type="float">
            <text:p>2</text:p>
          </table:table-cell>
          <table:table-cell table:style-name="ce518" office:value-type="float" office:value="4" calcext:value-type="float">
            <text:p>4</text:p>
          </table:table-cell>
          <table:table-cell table:style-name="ce522" table:formula="of:=IF(AND([.AU4]&lt;&gt;&quot;&quot;;[.AU6]=&quot;&quot;);&quot;&lt; SAISIR&quot;;IF(AND(OR(AND([.AT5]=&quot;&quot;;[.AT6]=&quot;&quot;);[.AT5]&lt;&gt;[.AT6]);OR([.AU5]&lt;&gt;&quot;&quot;;[.AU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6" office:value-type="date" office:date-value="2014-06-19" calcext:value-type="date">
            <text:p>jeudi 19 juin</text:p>
          </table:table-cell>
          <table:table-cell table:style-name="ce79" office:value-type="string" calcext:value-type="string">
            <text:p>0H</text:p>
          </table:table-cell>
          <table:table-cell table:style-name="ce118"/>
          <table:table-cell table:style-name="ce157" office:value-type="string" calcext:value-type="string">
            <text:p>Cameroun</text:p>
          </table:table-cell>
          <table:table-cell table:style-name="ce184" table:formula="of:=IF([.J6]=&quot;&quot;;0;IF([.J6]&gt;[.K6];3;IF([.J6]=[.K6];1;0)))" office:value-type="float" office:value="1" calcext:value-type="float">
            <text:p>1</text:p>
          </table:table-cell>
          <table:table-cell table:style-name="ce208" table:formula="of:=IF([.E6]=3;[.D6];&quot;&quot;)">
            <text:p/>
          </table:table-cell>
          <table:table-cell table:style-name="ce219" office:value-type="string" calcext:value-type="string">
            <text:p>Croatie</text:p>
          </table:table-cell>
          <table:table-cell table:style-name="ce208" table:formula="of:=IF([.I6]=3;[.G6];&quot;&quot;)">
            <text:p/>
          </table:table-cell>
          <table:table-cell table:style-name="ce249" table:formula="of:=IF([.K6]=&quot;&quot;;0;IF([.K6]&gt;[.J6];3;IF([.K6]=[.J6];1;0)))" office:value-type="float" office:value="1" calcext:value-type="float">
            <text:p>1</text:p>
          </table:table-cell>
          <table:table-cell table:style-name="ce267" office:value-type="float" office:value="1" calcext:value-type="float">
            <text:p>1</text:p>
          </table:table-cell>
          <table:table-cell table:style-name="ce309" office:value-type="float" office:value="1" calcext:value-type="float">
            <text:p>1</text:p>
          </table:table-cell>
          <table:table-cell table:style-name="ce342" table:formula="of:=[.AA5]&amp;[.X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6]=[.Y4];[.X4];IF([.P6]=[.Y5];[.X5];IF([.P6]=[.Y6];[.X6];IF([.P6]=[.Y7];[.X7];&quot;&quot;))))" office:value-type="float" office:value="2" calcext:value-type="float">
            <text:p>2</text:p>
          </table:table-cell>
          <table:table-cell table:style-name="ce363" table:formula="of:=IF(SUM([.X4:.X7])=4;[.Y6];IF(SUM([.X4:.X7])=10;VLOOKUP(ROWS([.Y4:.Y6]);[.X4:.Y7];2;0);IF([.AG3]=3;[.AO8];IF([.AK3]=0;[.AJ9];[.AL4]))))" office:value-type="string" office:string-value="Cameroun" calcext:value-type="string">
            <text:p>Cameroun</text:p>
          </table:table-cell>
          <table:table-cell table:style-name="ce368" table:formula="of:=IF(OR([.O6]=1;[.O6]=2);[.P6];&quot;&quot;)" office:value-type="string" office:string-value="Cameroun" calcext:value-type="string">
            <text:p>Cameroun</text:p>
          </table:table-cell>
          <table:table-cell table:style-name="ce369"/>
          <table:table-cell table:style-name="ce372" table:formula="of:=IF([.P6]=[.Y4];[.AB4];IF([.P6]=[.Y5];[.AB5];IF([.P6]=[.Y6];[.AB6];IF([.P6]=[.Y7];[.AB7];&quot;&quot;))))" office:value-type="float" office:value="4" calcext:value-type="float">
            <text:p>4</text:p>
          </table:table-cell>
          <table:table-cell table:style-name="ce379" table:formula="of:=IF([.P6]=[.Y4];[.AC4];IF([.P6]=[.Y5];[.AC5];IF([.P6]=[.Y6];[.AC6];IF([.P6]=[.Y7];[.AC7];&quot;&quot;))))" office:value-type="float" office:value="5" calcext:value-type="float">
            <text:p>5</text:p>
          </table:table-cell>
          <table:table-cell table:style-name="ce383" table:formula="of:=IF([.P6]=[.Y4];[.AD4];IF([.P6]=[.Y5];[.AD5];IF([.P6]=[.Y6];[.AD6];IF([.P6]=[.Y7];[.AD7];&quot;&quot;))))" office:value-type="float" office:value="5" calcext:value-type="float">
            <text:p>5</text:p>
          </table:table-cell>
          <table:table-cell table:style-name="ce387" table:formula="of:=IF([.P6]=[.Y4];[.AE4];IF([.P6]=[.Y5];[.AE5];IF([.P6]=[.Y6];[.AE6];IF([.P6]=[.Y7];[.AE7];&quot;&quot;))))" office:value-type="float" office:value="0" calcext:value-type="float">
            <text:p>0</text:p>
          </table:table-cell>
          <table:table-cell table:style-name="ce345"/>
          <table:table-cell table:style-name="ce356" table:formula="of:=IF([.$AF$8]&lt;&gt;0;RANK([.AF6];[.$AF$4:.$AF$7]);&quot;&quot;)" office:value-type="float" office:value="2" calcext:value-type="float">
            <text:p>2</text:p>
          </table:table-cell>
          <table:table-cell table:style-name="ce217" office:value-type="string" calcext:value-type="string">
            <text:p>Cameroun</text:p>
          </table:table-cell>
          <table:table-cell table:style-name="ce368" table:formula="of:=IF(OR([.X6]=1;[.X6]=2);[.Y6];&quot;&quot;)" office:value-type="string" office:string-value="Cameroun" calcext:value-type="string">
            <text:p>Cameroun</text:p>
          </table:table-cell>
          <table:table-cell table:style-name="ce369" table:formula="of:=IF([.X6]&lt;=4;&quot;Q&quot;;&quot;&quot;)" office:value-type="string" office:string-value="Q" calcext:value-type="string">
            <text:p>Q</text:p>
          </table:table-cell>
          <table:table-cell table:style-name="ce372" table:formula="of:=[.I4]+[.E6]+[.E8]" office:value-type="float" office:value="4" calcext:value-type="float">
            <text:p>4</text:p>
          </table:table-cell>
          <table:table-cell table:style-name="ce379" table:formula="of:=[.K4]+[.J6]+[.J8]" office:value-type="float" office:value="5" calcext:value-type="float">
            <text:p>5</text:p>
          </table:table-cell>
          <table:table-cell table:style-name="ce383" table:formula="of:=[.J4]+[.K6]+[.K8]" office:value-type="float" office:value="5" calcext:value-type="float">
            <text:p>5</text:p>
          </table:table-cell>
          <table:table-cell table:style-name="ce387" table:formula="of:=[.AC6]-[.AD6]" office:value-type="float" office:value="0" calcext:value-type="float">
            <text:p>0</text:p>
          </table:table-cell>
          <table:table-cell table:style-name="ce446" table:formula="of:=[.AB6]*10000+[.AE6]*100+[.AC6]" office:value-type="float" office:value="40005" calcext:value-type="float">
            <text:p>40005</text:p>
          </table:table-cell>
          <table:table-cell table:style-name="ce451" table:formula="of:=IF([.L6]=&quot;Q1&quot;;1;&quot;&quot;)" office:value-type="float" office:value="1" calcext:value-type="float">
            <text:p>1</text:p>
          </table:table-cell>
          <table:table-cell table:style-name="ce455" table:formula="of:=IF([.X5]=1;[.Y5];&quot;&quot;)" office:value-type="string" office:string-value="Brésil" calcext:value-type="string">
            <text:p>Brésil</text:p>
          </table:table-cell>
          <table:table-cell table:style-name="ce459" table:formula="of:=IF([.L6]=&quot;Q2&quot;;1;&quot;&quot;)">
            <text:p/>
          </table:table-cell>
          <table:table-cell table:style-name="ce451" table:formula="of:=IF([.X5]=2;[.Y5];&quot;&quot;)">
            <text:p/>
          </table:table-cell>
          <table:table-cell table:style-name="ce459" table:formula="of:=IF([.L6]=&quot;Q3&quot;;1;&quot;&quot;)">
            <text:p/>
          </table:table-cell>
          <table:table-cell table:style-name="ce451" table:formula="of:=IF([.X5]=3;[.Y5];&quot;&quot;)">
            <text:p/>
          </table:table-cell>
          <table:table-cell table:style-name="ce459" table:formula="of:=IF([.L6]=&quot;Q4&quot;;1;&quot;&quot;)">
            <text:p/>
          </table:table-cell>
          <table:table-cell table:style-name="ce451" table:formula="of:=IF([.X5]=4;[.Y5];&quot;&quot;)">
            <text:p/>
          </table:table-cell>
          <table:table-cell table:style-name="ce453" table:formula="of:=COUNTIF([.AH4:.AJ9];[.Y6])" office:value-type="float" office:value="2" calcext:value-type="float">
            <text:p>2</text:p>
          </table:table-cell>
          <table:table-cell table:style-name="ce462" table:formula="of:=[.Y6]" office:value-type="string" office:string-value="Cameroun" calcext:value-type="string">
            <text:p>Cameroun</text:p>
          </table:table-cell>
          <table:table-cell table:style-name="ce24"/>
          <table:table-cell table:style-name="ce469" office:value-type="string" calcext:value-type="string">
            <text:p>B2</text:p>
          </table:table-cell>
          <table:table-cell table:style-name="ce486" table:formula="of:=[$Résults.P19]" office:value-type="string" office:string-value="Pays-Bas" calcext:value-type="string">
            <text:p>Pays-Bas</text:p>
          </table:table-cell>
          <table:table-cell table:style-name="ce509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covered-table-cell table:style-name="ce522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7" office:value-type="date" office:date-value="2014-06-23" calcext:value-type="date">
            <text:p>lundi 23 juin</text:p>
          </table:table-cell>
          <table:table-cell table:style-name="ce80" office:value-type="string" calcext:value-type="string">
            <text:p>22H</text:p>
          </table:table-cell>
          <table:table-cell table:style-name="ce119"/>
          <table:table-cell table:style-name="ce158" office:value-type="string" calcext:value-type="string">
            <text:p>Croatie</text:p>
          </table:table-cell>
          <table:table-cell table:style-name="ce185" table:formula="of:=IF([.J7]=&quot;&quot;;0;IF([.J7]&gt;[.K7];3;IF([.J7]=[.K7];1;0)))" office:value-type="float" office:value="3" calcext:value-type="float">
            <text:p>3</text:p>
          </table:table-cell>
          <table:table-cell table:style-name="ce208" table:formula="of:=IF([.E7]=3;[.D7];&quot;&quot;)" office:value-type="string" office:string-value="Croatie" calcext:value-type="string">
            <text:p>Croatie</text:p>
          </table:table-cell>
          <table:table-cell table:style-name="ce220" office:value-type="string" calcext:value-type="string">
            <text:p>Mexique</text:p>
          </table:table-cell>
          <table:table-cell table:style-name="ce208" table:formula="of:=IF([.I7]=3;[.G7];&quot;&quot;)">
            <text:p/>
          </table:table-cell>
          <table:table-cell table:style-name="ce250" table:formula="of:=IF([.K7]=&quot;&quot;;0;IF([.K7]&gt;[.J7];3;IF([.K7]=[.J7];1;0)))" office:value-type="float" office:value="0" calcext:value-type="float">
            <text:p>0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style-name="ce342" table:formula="of:=[.AA6]&amp;[.X6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7" table:formula="of:=IF([.P7]=[.Y4];[.X4];IF([.P7]=[.Y5];[.X5];IF([.P7]=[.Y6];[.X6];IF([.P7]=[.Y7];[.X7];&quot;&quot;))))" office:value-type="float" office:value="4" calcext:value-type="float">
            <text:p>4</text:p>
          </table:table-cell>
          <table:table-cell table:style-name="ce364" table:formula="of:=IF(SUM([.X4:.X7])=4;[.Y7];IF(SUM([.X4:.X7])=10;VLOOKUP(ROWS([.Y4:.Y7]);[.X4:.Y7];2;0);IF([.AI3]=3;[.AO8];[.AN4])))" office:value-type="string" office:string-value="Mexique" calcext:value-type="string">
            <text:p>Mexique</text:p>
          </table:table-cell>
          <table:table-cell table:style-name="ce368" table:formula="of:=IF(OR([.O7]=1;[.O7]=2);[.P7];&quot;&quot;)">
            <text:p/>
          </table:table-cell>
          <table:table-cell table:style-name="ce369"/>
          <table:table-cell table:style-name="ce373" table:formula="of:=IF([.P7]=[.Y4];[.AB4];IF([.P7]=[.Y5];[.AB5];IF([.P7]=[.Y6];[.AB6];IF([.P7]=[.Y7];[.AB7];&quot;&quot;))))" office:value-type="float" office:value="0" calcext:value-type="float">
            <text:p>0</text:p>
          </table:table-cell>
          <table:table-cell table:style-name="ce380" table:formula="of:=IF([.P7]=[.Y4];[.AC4];IF([.P7]=[.Y5];[.AC5];IF([.P7]=[.Y6];[.AC6];IF([.P7]=[.Y7];[.AC7];&quot;&quot;))))" office:value-type="float" office:value="1" calcext:value-type="float">
            <text:p>1</text:p>
          </table:table-cell>
          <table:table-cell table:style-name="ce384" table:formula="of:=IF([.P7]=[.Y4];[.AD4];IF([.P7]=[.Y5];[.AD5];IF([.P7]=[.Y6];[.AD6];IF([.P7]=[.Y7];[.AD7];&quot;&quot;))))" office:value-type="float" office:value="7" calcext:value-type="float">
            <text:p>7</text:p>
          </table:table-cell>
          <table:table-cell table:style-name="ce388" table:formula="of:=IF([.P7]=[.Y4];[.AE4];IF([.P7]=[.Y5];[.AE5];IF([.P7]=[.Y6];[.AE6];IF([.P7]=[.Y7];[.AE7];&quot;&quot;))))" office:value-type="float" office:value="-6" calcext:value-type="float">
            <text:p>-6</text:p>
          </table:table-cell>
          <table:table-cell table:style-name="ce345"/>
          <table:table-cell table:style-name="ce395" table:formula="of:=IF([.$AF$8]&lt;&gt;0;RANK([.AF7];[.$AF$4:.$AF$7]);&quot;&quot;)" office:value-type="float" office:value="2" calcext:value-type="float">
            <text:p>2</text:p>
          </table:table-cell>
          <table:table-cell table:style-name="ce216" office:value-type="string" calcext:value-type="string">
            <text:p>Croatie</text:p>
          </table:table-cell>
          <table:table-cell table:style-name="ce368" table:formula="of:=IF(OR([.X7]=1;[.X7]=2);[.Y7];&quot;&quot;)" office:value-type="string" office:string-value="Croatie" calcext:value-type="string">
            <text:p>Croatie</text:p>
          </table:table-cell>
          <table:table-cell table:style-name="ce369" table:formula="of:=IF([.X7]&lt;=4;&quot;Q&quot;;&quot;&quot;)" office:value-type="string" office:string-value="Q" calcext:value-type="string">
            <text:p>Q</text:p>
          </table:table-cell>
          <table:table-cell table:style-name="ce373" table:formula="of:=[.I3]+[.I6]+[.E7]" office:value-type="float" office:value="4" calcext:value-type="float">
            <text:p>4</text:p>
          </table:table-cell>
          <table:table-cell table:style-name="ce380" table:formula="of:=[.K3]+[.K6]+[.J7]" office:value-type="float" office:value="5" calcext:value-type="float">
            <text:p>5</text:p>
          </table:table-cell>
          <table:table-cell table:style-name="ce384" table:formula="of:=[.J3]+[.J6]+[.K7]" office:value-type="float" office:value="5" calcext:value-type="float">
            <text:p>5</text:p>
          </table:table-cell>
          <table:table-cell table:style-name="ce388" table:formula="of:=[.AC7]-[.AD7]" office:value-type="float" office:value="0" calcext:value-type="float">
            <text:p>0</text:p>
          </table:table-cell>
          <table:table-cell table:style-name="ce446" table:formula="of:=[.AB7]*10000+[.AE7]*100+[.AC7]" office:value-type="float" office:value="40005" calcext:value-type="float">
            <text:p>40005</text:p>
          </table:table-cell>
          <table:table-cell table:style-name="ce451" table:formula="of:=IF([.L7]=&quot;Q1&quot;;1;&quot;&quot;)">
            <text:p/>
          </table:table-cell>
          <table:table-cell table:style-name="ce455" table:formula="of:=IF([.X6]=1;[.Y6];&quot;&quot;)">
            <text:p/>
          </table:table-cell>
          <table:table-cell table:style-name="ce459" table:formula="of:=IF([.L7]=&quot;Q2&quot;;1;&quot;&quot;)" office:value-type="float" office:value="1" calcext:value-type="float">
            <text:p>1</text:p>
          </table:table-cell>
          <table:table-cell table:style-name="ce451" table:formula="of:=IF([.X6]=2;[.Y6];&quot;&quot;)" office:value-type="string" office:string-value="Cameroun" calcext:value-type="string">
            <text:p>Cameroun</text:p>
          </table:table-cell>
          <table:table-cell table:style-name="ce459" table:formula="of:=IF([.L7]=&quot;Q3&quot;;1;&quot;&quot;)">
            <text:p/>
          </table:table-cell>
          <table:table-cell table:style-name="ce451" table:formula="of:=IF([.X6]=3;[.Y6];&quot;&quot;)">
            <text:p/>
          </table:table-cell>
          <table:table-cell table:style-name="ce459" table:formula="of:=IF([.L7]=&quot;Q4&quot;;1;&quot;&quot;)">
            <text:p/>
          </table:table-cell>
          <table:table-cell table:style-name="ce451" table:formula="of:=IF([.X6]=4;[.Y6];&quot;&quot;)">
            <text:p/>
          </table:table-cell>
          <table:table-cell table:style-name="ce453" table:formula="of:=COUNTIF([.AH4:.AJ9];[.Y7])" office:value-type="float" office:value="2" calcext:value-type="float">
            <text:p>2</text:p>
          </table:table-cell>
          <table:table-cell table:style-name="ce462" table:formula="of:=[.Y7]" office:value-type="string" office:string-value="Croatie" calcext:value-type="string">
            <text:p>Croatie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8" office:value-type="date" office:date-value="2014-06-23" calcext:value-type="date">
            <text:p>lundi 23 juin</text:p>
          </table:table-cell>
          <table:table-cell table:style-name="ce81" office:value-type="string" calcext:value-type="string">
            <text:p>22H</text:p>
          </table:table-cell>
          <table:table-cell table:style-name="ce120" office:value-type="string" calcext:value-type="string">
            <text:p>TF1</text:p>
          </table:table-cell>
          <table:table-cell table:style-name="ce159" office:value-type="string" calcext:value-type="string">
            <text:p>Cameroun</text:p>
          </table:table-cell>
          <table:table-cell table:style-name="ce181" table:formula="of:=IF([.J8]=&quot;&quot;;0;IF([.J8]&gt;[.K8];3;IF([.J8]=[.K8];1;0)))" office:value-type="float" office:value="0" calcext:value-type="float">
            <text:p>0</text:p>
          </table:table-cell>
          <table:table-cell table:style-name="ce208" table:formula="of:=IF([.E8]=3;[.D8];&quot;&quot;)">
            <text:p/>
          </table:table-cell>
          <table:table-cell table:style-name="ce221" office:value-type="string" calcext:value-type="string">
            <text:p>Brésil</text:p>
          </table:table-cell>
          <table:table-cell table:style-name="ce208" table:formula="of:=IF([.I8]=3;[.G8];&quot;&quot;)" office:value-type="string" office:string-value="Brésil" calcext:value-type="string">
            <text:p>Brésil</text:p>
          </table:table-cell>
          <table:table-cell table:style-name="ce251" table:formula="of:=IF([.K8]=&quot;&quot;;0;IF([.K8]&gt;[.J8];3;IF([.K8]=[.J8];1;0)))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311" office:value-type="float" office:value="3" calcext:value-type="float">
            <text:p>3</text:p>
          </table:table-cell>
          <table:table-cell table:style-name="ce342" table:formula="of:=[.AA7]&amp;[.X7]" office:value-type="string" office:string-value="Q2" calcext:value-type="string">
            <text:p>Q2</text:p>
          </table:table-cell>
          <table:table-cell table:style-name="ce347" table:formula="of:=IF(COUNTA([.J3:.K8])&lt;&gt;12;&quot;&quot;;IF([.O4]=[.O5];&quot;Tirage 1ere place&quot;;[.P4]))" office:value-type="string" office:string-value="Brésil" calcext:value-type="string">
            <text:p>Brésil</text:p>
          </table:table-cell>
          <table:table-cell table:style-name="ce345"/>
          <table:table-cell table:style-name="ce358" table:formula="of:=IF([.M8]=&quot;&quot;;&quot;&quot;;&quot;A1&quot;)" office:value-type="string" office:string-value="A1" calcext:value-type="string">
            <text:p>A1</text:p>
          </table:table-cell>
          <table:table-cell table:style-name="ce365" table:formula="of:=IF(LEFT([.M8];3)&lt;&gt;&quot;Tir&quot;;[.M8];IF(AND([.S8]&lt;&gt;&quot;&quot;;LEFT([.M8];3)=&quot;Tir&quot;);[.S8];IF([.V8]&lt;&gt;&quot;&quot;;[.M8];&quot;&quot;)))" office:value-type="string" office:string-value="Brésil" calcext:value-type="string">
            <text:p>Brésil</text:p>
          </table:table-cell>
          <table:table-cell table:style-name="ce348"/>
          <table:table-cell table:style-name="ce370" table:formula="of:=IF(AND(COUNTA([.$J$3:.$K$8])=12;[.O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8];3)=&quot;tir&quot;;[.S8]=&quot;&quot;);&quot;&lt; SAISIR Le nom du tiré au sort&quot;;IF(AND([.M8]&lt;&gt;&quot;&quot;;LEFT([.M8];3)&lt;&gt;&quot;Tir&quot;;[.S8]&lt;&gt;&quot;&quot;);&quot;&lt; EFFACER SVP!!!&quot;;IF(AND(LEFT([.M8];3)=&quot;Tir&quot;;[.P8]&lt;&gt;&quot;&quot;;[.S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8]=&quot;&quot;;&quot;&quot;;&quot;A1&quot;)" office:value-type="string" office:string-value="A1" calcext:value-type="string">
            <text:p>A1</text:p>
          </table:table-cell>
          <table:table-cell table:style-name="ce347" table:formula="of:=IF(COUNTA([.J3:.K8])&lt;&gt;12;&quot;&quot;;IF([.AB8]=&quot;&quot;;[.AH4];IF(LEFT([.AH4];3)=&quot;tir&quot;;[.AB8];[.AH4])))" office:value-type="string" office:string-value="Brésil" calcext:value-type="string">
            <text:p>Brésil</text:p>
          </table:table-cell>
          <table:table-cell table:style-name="ce348"/>
          <table:table-cell table:style-name="ce370" table:formula="of:=IF(AND(COUNTA([.$J$3:.$K$8])=12;[.X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8];3)=&quot;tir&quot;;&quot;&lt;-SAISIR&quot;;&quot;&quot;)">
            <text:p/>
          </table:table-cell>
          <table:table-cell table:style-name="ce122" table:formula="of:=SUM([.AF4:.AF7])" office:value-type="float" office:value="170021" calcext:value-type="float">
            <text:p>170021</text:p>
          </table:table-cell>
          <table:table-cell table:style-name="ce452" table:formula="of:=IF([.L8]=&quot;Q1&quot;;1;&quot;&quot;)">
            <text:p/>
          </table:table-cell>
          <table:table-cell table:style-name="ce456" table:formula="of:=IF([.X7]=1;[.Y7];&quot;&quot;)">
            <text:p/>
          </table:table-cell>
          <table:table-cell table:style-name="ce460" table:formula="of:=IF([.L8]=&quot;Q2&quot;;1;&quot;&quot;)" office:value-type="float" office:value="1" calcext:value-type="float">
            <text:p>1</text:p>
          </table:table-cell>
          <table:table-cell table:style-name="ce452" table:formula="of:=IF([.X7]=2;[.Y7];&quot;&quot;)" office:value-type="string" office:string-value="Croatie" calcext:value-type="string">
            <text:p>Croatie</text:p>
          </table:table-cell>
          <table:table-cell table:style-name="ce459" table:formula="of:=IF([.L8]=&quot;Q3&quot;;1;&quot;&quot;)">
            <text:p/>
          </table:table-cell>
          <table:table-cell table:style-name="ce451" table:formula="of:=IF([.X7]=3;[.Y7];&quot;&quot;)">
            <text:p/>
          </table:table-cell>
          <table:table-cell table:style-name="ce459" table:formula="of:=IF([.L8]=&quot;Q4&quot;;1;&quot;&quot;)">
            <text:p/>
          </table:table-cell>
          <table:table-cell table:style-name="ce451" table:formula="of:=IF([.X7]=4;[.Y7];&quot;&quot;)">
            <text:p/>
          </table:table-cell>
          <table:table-cell table:style-name="ce453" table:formula="of:=VLOOKUP(ROWS([.AO4:.AO4]);[.AO4:.AP7];2;0)" office:value-type="string" office:string-value="#N/D" calcext:value-type="error">
            <text:p>#N/D</text:p>
          </table:table-cell>
          <table:table-cell table:style-name="ce462"/>
          <table:table-cell table:style-name="ce24" table:number-columns-repeated="5"/>
          <table:table-cell table:style-name="ce466" office:value-type="date" office:date-value="2014-07-04" calcext:value-type="date" table:number-columns-spanned="2" table:number-rows-spanned="1">
            <text:p>vendredi 04 juillet</text:p>
          </table:table-cell>
          <table:covered-table-cell table:style-name="ce466"/>
          <table:table-cell table:style-name="ce484"/>
          <table:table-cell table:style-name="ce487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8]&amp;[.X8]" office:value-type="string" office:string-value="A1" calcext:value-type="string">
            <text:p>A1</text:p>
          </table:table-cell>
          <table:table-cell table:style-name="ce348" table:formula="of:=IF(COUNTA([.J3:.K8])&lt;&gt;12;&quot;&quot;;IF(OR(LEFT([.M8];3)=&quot;tir&quot;;[.O5]=[.O6]);&quot;Tirage 2e place&quot;;[.P5]))" office:value-type="string" office:string-value="Tirage 2e place" calcext:value-type="string">
            <text:p>Tirage 2e place</text:p>
          </table:table-cell>
          <table:table-cell table:style-name="ce349"/>
          <table:table-cell table:style-name="ce359" table:formula="of:=IF([.M9]=&quot;&quot;;&quot;&quot;;&quot;A2&quot;)" office:value-type="string" office:string-value="A2" calcext:value-type="string">
            <text:p>A2</text:p>
          </table:table-cell>
          <table:table-cell table:style-name="ce365" table:formula="of:=IF(LEFT([.M9];3)&lt;&gt;&quot;Tir&quot;;[.M9];IF(AND([.S9]&lt;&gt;&quot;&quot;;LEFT([.M9];3)=&quot;Tir&quot;);[.S9];IF([.V9]&lt;&gt;&quot;&quot;;[.M9];&quot;&quot;)))" office:value-type="string" office:string-value="Cameroun" calcext:value-type="string">
            <text:p>Cameroun</text:p>
          </table:table-cell>
          <table:table-cell table:style-name="ce348"/>
          <table:table-cell table:style-name="ce370"/>
          <table:table-cell table:style-name="ce375" office:value-type="string" calcext:value-type="string" table:number-columns-spanned="3" table:number-rows-spanned="1">
            <text:p>Cameroun</text:p>
          </table:table-cell>
          <table:covered-table-cell table:number-columns-repeated="2" table:style-name="ce375"/>
          <table:table-cell table:style-name="ce389" table:formula="of:=IF(AND(LEFT([.M9];3)=&quot;tir&quot;;[.S9]=&quot;&quot;);&quot;&lt; SAISIR Le nom du tiré au sort&quot;;IF(AND([.M9]&lt;&gt;&quot;&quot;;LEFT([.M9];3)&lt;&gt;&quot;Tir&quot;;[.S9]&lt;&gt;&quot;&quot;);&quot;&lt; EFFACER SVP!!!&quot;;IF(AND(LEFT([.M9];3)=&quot;Tir&quot;;[.P9]&lt;&gt;&quot;&quot;;[.S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9]=&quot;&quot;;&quot;&quot;;&quot;A2&quot;)" office:value-type="string" office:string-value="A2" calcext:value-type="string">
            <text:p>A2</text:p>
          </table:table-cell>
          <table:table-cell table:style-name="ce348" table:formula="of:=IF(COUNTA([.J3:.K8])&lt;&gt;12;&quot;&quot;;IF([.AB9]=&quot;&quot;;[.AJ4];IF(LEFT([.AJ4];3)=&quot;tir&quot;;[.AB9];[.AJ4])))" office:value-type="string" office:string-value="Croatie" calcext:value-type="string">
            <text:p>Croati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]&lt;&gt;&quot;&quot;;[.AH5]&lt;&gt;[.AH4]);[.AH5];IF(AND([.AH6]&lt;&gt;&quot;&quot;;[.AH6]&lt;&gt;[.AH4]);[.AH6];IF(AND([.AH7]&lt;&gt;&quot;&quot;;[.AH7]&lt;&gt;[.AH4]);[.AH7];IF(AND([.AH8]&lt;&gt;&quot;&quot;;[.AH8]&lt;&gt;[.AH4]);[.AH8];&quot;&quot;))))">
            <text:p/>
          </table:table-cell>
          <table:table-cell table:style-name="ce398"/>
          <table:table-cell table:style-name="ce453" table:formula="of:=IF(AND([.AJ5]&lt;&gt;&quot;&quot;;[.AJ5]&lt;&gt;[.AJ4]);[.AJ5];IF(AND([.AJ6]&lt;&gt;&quot;&quot;;[.AJ6]&lt;&gt;[.AJ4]);[.AJ6];IF(AND([.AJ7]&lt;&gt;&quot;&quot;;[.AJ7]&lt;&gt;[.AJ4]);[.AJ7];IF(AND([.AJ8]&lt;&gt;&quot;&quot;;[.AJ8]&lt;&gt;[.AJ4]);[.AJ8];&quot;&quot;))))" office:value-type="string" office:string-value="Cameroun" calcext:value-type="string">
            <text:p>Cameroun</text:p>
          </table:table-cell>
          <table:table-cell table:style-name="ce398"/>
          <table:table-cell table:style-name="ce453" table:formula="of:=IF(AND([.AL5]&lt;&gt;&quot;&quot;;[.AL5]&lt;&gt;[.AL4]);[.AL5];IF(AND([.AL6]&lt;&gt;&quot;&quot;;[.AL6]&lt;&gt;[.AL4]);[.AL6];IF(AND([.AL7]&lt;&gt;&quot;&quot;;[.AL7]&lt;&gt;[.AL4]);[.AL7];IF(AND([.AL8]&lt;&gt;&quot;&quot;;[.AL8]&lt;&gt;[.AL4]);[.AL8];&quot;&quot;))))">
            <text:p/>
          </table:table-cell>
          <table:table-cell table:style-name="ce398"/>
          <table:table-cell table:style-name="ce453" table:formula="of:=IF(AND([.AN5]&lt;&gt;&quot;&quot;;[.AN5]&lt;&gt;[.AN4]);[.AN5];IF(AND([.AN6]&lt;&gt;&quot;&quot;;[.AN6]&lt;&gt;[.AN4]);[.AN6];IF(AND([.AN7]&lt;&gt;&quot;&quot;;[.AN7]&lt;&gt;[.AN4]);[.AN7];IF(AND([.AN8]&lt;&gt;&quot;&quot;;[.AN8]&lt;&gt;[.AN4]);[.AN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67" office:value-type="string" calcext:value-type="string">
            <text:p>18H00 TF1</text:p>
          </table:table-cell>
          <table:table-cell table:style-name="ce534" office:value-type="string" calcext:value-type="string">
            <text:p>Score</text:p>
          </table:table-cell>
          <table:table-cell table:style-name="ce517" table:formula="of:=IF(AND([.AW10]&lt;&gt;&quot;&quot;;[.AW11]&lt;&gt;&quot;&quot;;[.AW10]=[.AW1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table-cell table:style-name="ce484"/>
          <table:table-cell table:style-name="ce540"/>
          <table:table-cell table:style-name="ce24" table:number-columns-repeated="9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6">
          <table:table-cell table:style-name="ce40"/>
          <table:table-cell table:style-name="ce83"/>
          <table:table-cell table:style-name="ce122"/>
          <table:table-cell table:style-name="ce161"/>
          <table:table-cell table:style-name="ce187"/>
          <table:table-cell table:style-name="ce161" table:number-columns-repeated="3"/>
          <table:table-cell table:style-name="ce187"/>
          <table:table-cell table:style-name="ce161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7"/>
          <table:table-cell table:style-name="ce398" table:number-columns-repeated="8"/>
          <table:table-cell table:style-name="ce122" table:number-columns-repeated="2"/>
          <table:table-cell table:style-name="ce457" table:number-columns-repeated="2"/>
          <table:table-cell table:style-name="ce122"/>
          <table:table-cell table:style-name="ce398" table:number-columns-repeated="4"/>
          <table:table-cell table:style-name="ce457" table:number-columns-repeated="2"/>
          <table:table-cell table:style-name="ce398"/>
          <table:table-cell table:style-name="ce24" table:number-columns-repeated="4"/>
          <table:table-cell table:style-name="ce523" table:formula="of:=IF(([.AT5]+[.AU5]=[.AT6]+[.AU6]);&quot;&quot;;IF([.AT5]+[.AU5]&gt;[.AT6]+[.AU6];[.AS5];[.AS6]))" office:value-type="string" office:string-value="Brésil" calcext:value-type="string">
            <text:p>Brésil</text:p>
          </table:table-cell>
          <table:table-cell table:style-name="ce535" office:value-type="float" office:value="3" calcext:value-type="float">
            <text:p>3</text:p>
          </table:table-cell>
          <table:table-cell table:style-name="ce518"/>
          <table:table-cell table:style-name="ce522" table:formula="of:=IF(AND([.AX9]&lt;&gt;&quot;&quot;;[.AX11]=&quot;&quot;);&quot;&lt; SAISIR&quot;;IF(AND(OR(AND([.AW10]=&quot;&quot;;[.AW11]=&quot;&quot;);[.AW10]&lt;&gt;[.AW11]);OR([.AX10]&lt;&gt;&quot;&quot;;[.AX1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16" table:number-columns-repeated="3"/>
          <table:table-cell table:style-name="ce585"/>
          <table:table-cell table:style-name="ce457" table:number-columns-repeated="955"/>
        </table:table-row>
        <table:table-row table:style-name="ro6">
          <table:table-cell table:style-name="ce41" office:value-type="string" calcext:value-type="string" table:number-columns-spanned="3" table:number-rows-spanned="1">
            <text:p>GROUPE B</text:p>
          </table:table-cell>
          <table:covered-table-cell table:number-columns-repeated="2" table:style-name="ce4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453" table:number-columns-repeated="2"/>
          <table:table-cell table:style-name="ce341"/>
          <table:table-cell table:style-name="ce24" table:number-columns-repeated="4"/>
          <table:table-cell table:style-name="ce462" table:number-columns-repeated="2"/>
          <table:table-cell table:style-name="ce398"/>
          <table:table-cell table:style-name="ce24" table:number-columns-repeated="4"/>
          <table:table-cell table:style-name="ce524" table:formula="of:=IF(([.AT15]+[.AU15]=[.AT16]+[.AU16]);&quot;&quot;;IF([.AT15]+[.AU15]&gt;[.AT16]+[.AU16];[.AS15];[.AS16]))" office:value-type="string" office:string-value="Italie" calcext:value-type="string">
            <text:p>Italie</text:p>
          </table:table-cell>
          <table:table-cell table:style-name="ce536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17"/>
          <table:table-cell table:style-name="ce585"/>
          <table:table-cell table:style-name="ce462" table:number-columns-repeated="955"/>
        </table:table-row>
        <table:table-row table:style-name="ro6">
          <table:table-cell table:style-name="ce42" office:value-type="string" calcext:value-type="string">
            <text:p>Date</text:p>
          </table:table-cell>
          <table:table-cell table:style-name="ce84" office:value-type="string" calcext:value-type="string">
            <text:p>Heure</text:p>
          </table:table-cell>
          <table:table-cell table:style-name="ce123" office:value-type="string" calcext:value-type="string">
            <text:p>TV</text:p>
          </table:table-cell>
          <table:table-cell table:style-name="ce162" office:value-type="string" calcext:value-type="string" table:number-columns-spanned="4" table:number-rows-spanned="1">
            <text:p>Rencontres</text:p>
          </table:table-cell>
          <table:covered-table-cell table:style-name="ce188"/>
          <table:covered-table-cell table:style-name="ce209"/>
          <table:covered-table-cell table:style-name="ce222"/>
          <table:table-cell table:style-name="ce240"/>
          <table:table-cell table:style-name="ce252"/>
          <table:table-cell table:style-name="ce270" office:value-type="string" calcext:value-type="string" table:number-columns-spanned="2" table:number-rows-spanned="1">
            <text:p>Score</text:p>
          </table:table-cell>
          <table:covered-table-cell table:style-name="ce270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99" office:value-type="string" calcext:value-type="string" table:number-columns-spanned="1" table:number-rows-spanned="2">
            <text:p>Classement</text:p>
          </table:table-cell>
          <table:table-cell table:style-name="ce405" office:value-type="string" calcext:value-type="string" table:number-columns-spanned="1" table:number-rows-spanned="2">
            <text:p>Equipes</text:p>
          </table:table-cell>
          <table:table-cell table:style-name="ce412" table:number-columns-repeated="2"/>
          <table:table-cell table:style-name="ce405" office:value-type="string" calcext:value-type="string" table:number-columns-spanned="1" table:number-rows-spanned="2">
            <text:p>PTS</text:p>
          </table:table-cell>
          <table:table-cell table:style-name="ce425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25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71" table:number-columns-repeated="4"/>
          <table:table-cell table:style-name="ce525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6">
          <table:table-cell table:style-name="ce43" office:value-type="date" office:date-value="2014-06-13" calcext:value-type="date">
            <text:p>vendredi 13 juin</text:p>
          </table:table-cell>
          <table:table-cell table:style-name="ce85" office:value-type="string" calcext:value-type="string">
            <text:p>21H</text:p>
          </table:table-cell>
          <table:table-cell table:style-name="ce124" office:value-type="string" calcext:value-type="string">
            <text:p>TF1</text:p>
          </table:table-cell>
          <table:table-cell table:style-name="ce154" office:value-type="string" calcext:value-type="string">
            <text:p>Espagne</text:p>
          </table:table-cell>
          <table:table-cell table:style-name="ce181" table:formula="of:=IF([.J13]=&quot;&quot;;0;IF([.J13]&gt;[.K13];3;IF([.J13]=[.K13];1;0)))" office:value-type="float" office:value="1" calcext:value-type="float">
            <text:p>1</text:p>
          </table:table-cell>
          <table:table-cell table:style-name="ce208" table:formula="of:=IF([.E13]=3;[.D13];&quot;&quot;)">
            <text:p/>
          </table:table-cell>
          <table:table-cell table:style-name="ce216" office:value-type="string" calcext:value-type="string">
            <text:p>Pays-Bas</text:p>
          </table:table-cell>
          <table:table-cell table:style-name="ce208" table:formula="of:=IF([.I13]=3;[.G13];&quot;&quot;)">
            <text:p/>
          </table:table-cell>
          <table:table-cell table:style-name="ce246" table:formula="of:=IF([.K13]=&quot;&quot;;0;IF([.K13]&gt;[.J13];3;IF([.K13]=[.J13];1;0)))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table:style-name="ce312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399"/>
          <table:covered-table-cell table:style-name="ce405"/>
          <table:table-cell table:style-name="ce413" table:number-columns-repeated="2"/>
          <table:covered-table-cell table:style-name="ce405"/>
          <table:table-cell table:style-name="ce426" office:value-type="string" calcext:value-type="string">
            <text:p>Pour</text:p>
          </table:table-cell>
          <table:table-cell table:style-name="ce435" office:value-type="string" calcext:value-type="string">
            <text:p>Contre</text:p>
          </table:table-cell>
          <table:table-cell table:style-name="ce441" office:value-type="string" calcext:value-type="string">
            <text:p>Diff.</text:p>
          </table:table-cell>
          <table:table-cell table:style-name="ce446"/>
          <table:table-cell table:style-name="ce449" table:formula="of:=SUM([.AG15:.AG18])" office:value-type="float" office:value="1" calcext:value-type="float">
            <text:p>1</text:p>
          </table:table-cell>
          <table:table-cell table:style-name="ce453"/>
          <table:table-cell table:style-name="ce449" table:formula="of:=SUM([.AI15:.AI18])" office:value-type="float" office:value="1" calcext:value-type="float">
            <text:p>1</text:p>
          </table:table-cell>
          <table:table-cell table:style-name="ce453"/>
          <table:table-cell table:style-name="ce449" table:formula="of:=SUM([.AK15:.AK18])" office:value-type="float" office:value="1" calcext:value-type="float">
            <text:p>1</text:p>
          </table:table-cell>
          <table:table-cell table:style-name="ce24"/>
          <table:table-cell table:style-name="ce449" table:formula="of:=SUM([.AM15:.AM18])" office:value-type="float" office:value="1" calcext:value-type="float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66" office:value-type="date" office:date-value="2014-06-28" calcext:value-type="date" table:number-columns-spanned="3" table:number-rows-spanned="1">
            <text:p>samedi 28 juin</text:p>
          </table:table-cell>
          <table:covered-table-cell table:number-columns-repeated="2" table:style-name="ce466"/>
          <table:table-cell table:style-name="ce516"/>
          <table:table-cell table:style-name="ce521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16"/>
          <table:table-cell table:style-name="ce585"/>
          <table:table-cell table:style-name="ce462" table:number-columns-repeated="955"/>
        </table:table-row>
        <table:table-row table:style-name="ro6">
          <table:table-cell table:style-name="ce44" office:value-type="date" office:date-value="2014-06-14" calcext:value-type="date">
            <text:p>samedi 14 juin</text:p>
          </table:table-cell>
          <table:table-cell table:style-name="ce86" office:value-type="string" calcext:value-type="string">
            <text:p>0H</text:p>
          </table:table-cell>
          <table:table-cell table:style-name="ce125"/>
          <table:table-cell table:style-name="ce155" office:value-type="string" calcext:value-type="string">
            <text:p>Chili</text:p>
          </table:table-cell>
          <table:table-cell table:style-name="ce182" table:formula="of:=IF([.J14]=&quot;&quot;;0;IF([.J14]&gt;[.K14];3;IF([.J14]=[.K14];1;0)))" office:value-type="float" office:value="3" calcext:value-type="float">
            <text:p>3</text:p>
          </table:table-cell>
          <table:table-cell table:style-name="ce208" table:formula="of:=IF([.E14]=3;[.D14];&quot;&quot;)" office:value-type="string" office:string-value="Chili" calcext:value-type="string">
            <text:p>Chili</text:p>
          </table:table-cell>
          <table:table-cell table:style-name="ce217" office:value-type="string" calcext:value-type="string">
            <text:p>Australie</text:p>
          </table:table-cell>
          <table:table-cell table:style-name="ce208" table:formula="of:=IF([.I14]=3;[.G14];&quot;&quot;)">
            <text:p/>
          </table:table-cell>
          <table:table-cell table:style-name="ce247" table:formula="of:=IF([.K14]=&quot;&quot;;0;IF([.K14]&gt;[.J14];3;IF([.K14]=[.J14];1;0)))" office:value-type="float" office:value="0" calcext:value-type="float">
            <text:p>0</text:p>
          </table:table-cell>
          <table:table-cell table:style-name="ce272" office:value-type="float" office:value="2" calcext:value-type="float">
            <text:p>2</text:p>
          </table:table-cell>
          <table:table-cell table:style-name="ce313" office:value-type="float" office:value="0" calcext:value-type="float">
            <text:p>0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14]=[.Y14];[.X14];IF([.P14]=[.Y15];[.X15];IF([.P14]=[.Y16];[.X16];IF([.P14]=[.Y17];[.X17];&quot;&quot;))))" office:value-type="float" office:value="1" calcext:value-type="float">
            <text:p>1</text:p>
          </table:table-cell>
          <table:table-cell table:style-name="ce361" table:formula="of:=IF(SUM([.X14:.X17])=4;[.Y14];IF(SUM([.X14:.X17])=10;VLOOKUP(ROWS([.Y14:.Y14]);[.X14:.Y17];2;0);[.AH14]))" office:value-type="string" office:string-value="Espagne" calcext:value-type="string">
            <text:p>Espagne</text:p>
          </table:table-cell>
          <table:table-cell table:style-name="ce368" table:formula="of:=IF(OR([.O14]=1;[.O14]=2);[.P14];&quot;&quot;)" office:value-type="string" office:string-value="Espagne" calcext:value-type="string">
            <text:p>Espagne</text:p>
          </table:table-cell>
          <table:table-cell table:style-name="ce369"/>
          <table:table-cell table:style-name="ce371" table:formula="of:=IF([.P14]=[.Y14];[.AB14];IF([.P14]=[.Y15];[.AB15];IF([.P14]=[.Y16];[.AB16];IF([.P14]=[.Y17];[.AB17];&quot;&quot;))))" office:value-type="float" office:value="7" calcext:value-type="float">
            <text:p>7</text:p>
          </table:table-cell>
          <table:table-cell table:style-name="ce378" table:formula="of:=IF([.P14]=[.Y14];[.AC14];IF([.P14]=[.Y15];[.AC15];IF([.P14]=[.Y16];[.AC16];IF([.P14]=[.Y17];[.AC17];&quot;&quot;))))" office:value-type="float" office:value="4" calcext:value-type="float">
            <text:p>4</text:p>
          </table:table-cell>
          <table:table-cell table:style-name="ce382" table:formula="of:=IF([.P14]=[.Y14];[.AD14];IF([.P14]=[.Y15];[.AD15];IF([.P14]=[.Y16];[.AD16];IF([.P14]=[.Y17];[.AD17];&quot;&quot;))))" office:value-type="float" office:value="1" calcext:value-type="float">
            <text:p>1</text:p>
          </table:table-cell>
          <table:table-cell table:style-name="ce386" table:formula="of:=IF([.P14]=[.Y14];[.AE14];IF([.P14]=[.Y15];[.AE15];IF([.P14]=[.Y16];[.AE16];IF([.P14]=[.Y17];[.AE17];&quot;&quot;))))" office:value-type="float" office:value="3" calcext:value-type="float">
            <text:p>3</text:p>
          </table:table-cell>
          <table:table-cell table:style-name="ce345"/>
          <table:table-cell table:style-name="ce355" table:formula="of:=IF([.$AF$18]&lt;&gt;0;RANK([.AF14];[.$AF$14:.$AF$17]);&quot;&quot;)" office:value-type="float" office:value="3" calcext:value-type="float">
            <text:p>3</text:p>
          </table:table-cell>
          <table:table-cell table:style-name="ce155" office:value-type="string" calcext:value-type="string">
            <text:p>Chili</text:p>
          </table:table-cell>
          <table:table-cell table:style-name="ce368" table:formula="of:=IF(OR([.X14]=1;[.X14]=2);[.Y14];&quot;&quot;)">
            <text:p/>
          </table:table-cell>
          <table:table-cell table:style-name="ce369" table:formula="of:=IF([.X14]&lt;=4;&quot;Q&quot;;&quot;&quot;)" office:value-type="string" office:string-value="Q" calcext:value-type="string">
            <text:p>Q</text:p>
          </table:table-cell>
          <table:table-cell table:style-name="ce371" table:formula="of:=[.E14]+[.I16]+[.I17]" office:value-type="float" office:value="4" calcext:value-type="float">
            <text:p>4</text:p>
          </table:table-cell>
          <table:table-cell table:style-name="ce378" table:formula="of:=[.J14]+[.K16]+[.K17]" office:value-type="float" office:value="3" calcext:value-type="float">
            <text:p>3</text:p>
          </table:table-cell>
          <table:table-cell table:style-name="ce382" table:formula="of:=[.K14]+[.J16]+[.J17]" office:value-type="float" office:value="2" calcext:value-type="float">
            <text:p>2</text:p>
          </table:table-cell>
          <table:table-cell table:style-name="ce386" table:formula="of:=[.AC14]-[.AD14]" office:value-type="float" office:value="1" calcext:value-type="float">
            <text:p>1</text:p>
          </table:table-cell>
          <table:table-cell table:style-name="ce446" table:formula="of:=[.AB14]*10000+[.AE14]*100+[.AC14]" office:value-type="float" office:value="40103" calcext:value-type="float">
            <text:p>40103</text:p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13]=0;&quot;&quot;;IF([.AG13]=1;CONCATENATE([.AH15];[.AH16];[.AH17];[.AH18]);VLOOKUP(1;[.AG15:.AH18];2)))" office:value-type="string" office:string-value="Espagne" calcext:value-type="string">
            <text:p>Espagn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13]=1;CONCATENATE([.AJ15];[.AJ16];[.AJ17];[.AJ18]);IF([.AI13]=0;&quot;&quot;;IF([.AI13]&lt;&gt;1;VLOOKUP(1;[.AI15:.AJ18];2))))" office:value-type="string" office:string-value="Pays-Bas" calcext:value-type="string">
            <text:p>Pays-Bas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13]=1;CONCATENATE([.AL15];[.AL16];[.AL17];[.AL18]);IF([.AK13]=0;&quot;&quot;;IF([.AK13]&lt;&gt;1;VLOOKUP(1;[.AK15:.AL18];2))))" office:value-type="string" office:string-value="Chili" calcext:value-type="string">
            <text:p>Chili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13]=1;CONCATENATE([.AN15];[.AN16];[.AN17];[.AN18]);IF([.AM13]=0;[.AL19];IF([.AM13]&lt;&gt;1;VLOOKUP(1;[.AM15:.AN18];2))))" office:value-type="string" office:string-value="Australie" calcext:value-type="string">
            <text:p>Australie</text:p>
          </table:table-cell>
          <table:table-cell table:style-name="ce453" table:formula="of:=COUNTIF([.AH14:.AJ19];[.Y14])" office:value-type="float" office:value="0" calcext:value-type="float">
            <text:p>0</text:p>
          </table:table-cell>
          <table:table-cell table:style-name="ce462" table:formula="of:=[.Y14]" office:value-type="string" office:string-value="Chili" calcext:value-type="string">
            <text:p>Chili</text:p>
          </table:table-cell>
          <table:table-cell table:style-name="ce24"/>
          <table:table-cell table:style-name="ce467" office:value-type="string" calcext:value-type="string" table:number-columns-spanned="2" table:number-rows-spanned="1">
            <text:p>22H00 TF1</text:p>
          </table:table-cell>
          <table:covered-table-cell table:style-name="ce467"/>
          <table:table-cell table:style-name="ce507" office:value-type="string" calcext:value-type="string">
            <text:p>Score</text:p>
          </table:table-cell>
          <table:table-cell table:style-name="ce519" table:formula="of:=IF(AND([.AT15]&lt;&gt;&quot;&quot;;[.AT16]&lt;&gt;&quot;&quot;;[.AT15]=[.AT16]);&quot;Penaltys&quot;;&quot;&quot;)">
            <text:p/>
          </table:table-cell>
          <table:table-cell table:style-name="ce521"/>
          <table:table-cell table:style-name="ce538"/>
          <table:table-cell table:style-name="ce540" table:number-columns-repeated="3"/>
          <table:table-cell table:style-name="ce484" table:number-columns-repeated="2"/>
          <table:table-cell table:style-name="ce487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45" office:value-type="date" office:date-value="2014-06-18" calcext:value-type="date">
            <text:p>mercredi 18 juin</text:p>
          </table:table-cell>
          <table:table-cell table:style-name="ce87" office:value-type="string" calcext:value-type="string">
            <text:p>18H</text:p>
          </table:table-cell>
          <table:table-cell table:style-name="ce126"/>
          <table:table-cell table:style-name="ce163" office:value-type="string" calcext:value-type="string">
            <text:p>Australie</text:p>
          </table:table-cell>
          <table:table-cell table:style-name="ce189" table:formula="of:=IF([.J15]=&quot;&quot;;0;IF([.J15]&gt;[.K15];3;IF([.J15]=[.K15];1;0)))" office:value-type="float" office:value="0" calcext:value-type="float">
            <text:p>0</text:p>
          </table:table-cell>
          <table:table-cell table:style-name="ce208" table:formula="of:=IF([.E15]=3;[.D15];&quot;&quot;)">
            <text:p/>
          </table:table-cell>
          <table:table-cell table:style-name="ce223" office:value-type="string" calcext:value-type="string">
            <text:p>Pays-Bas</text:p>
          </table:table-cell>
          <table:table-cell table:style-name="ce208" table:formula="of:=IF([.I15]=3;[.G15];&quot;&quot;)" office:value-type="string" office:string-value="Pays-Bas" calcext:value-type="string">
            <text:p>Pays-Bas</text:p>
          </table:table-cell>
          <table:table-cell table:style-name="ce253" table:formula="of:=IF([.K15]=&quot;&quot;;0;IF([.K15]&gt;[.J15];3;IF([.K15]=[.J15];1;0)))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314" office:value-type="float" office:value="2" calcext:value-type="float">
            <text:p>2</text:p>
          </table:table-cell>
          <table:table-cell table:style-name="ce342" table:formula="of:=[.AA14]&amp;[.X14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6" table:formula="of:=IF([.P15]=[.Y14];[.X14];IF([.P15]=[.Y15];[.X15];IF([.P15]=[.Y16];[.X16];IF([.P15]=[.Y17];[.X17];&quot;&quot;))))" office:value-type="float" office:value="2" calcext:value-type="float">
            <text:p>2</text:p>
          </table:table-cell>
          <table:table-cell table:style-name="ce362" table:formula="of:=IF(SUM([.X14:.X17])=4;[.Y15];IF(SUM([.X14:.X17])=10;VLOOKUP(ROWS([.Y14:.Y15]);[.X14:.Y17];2;0);IF([.AG13]=2;[.AH19];IF([.AI13]=2;[.AJ14];IF([.AG13]=3;[.AH19];[.AJ14])))))" office:value-type="string" office:string-value="Pays-Bas" calcext:value-type="string">
            <text:p>Pays-Bas</text:p>
          </table:table-cell>
          <table:table-cell table:style-name="ce368" table:formula="of:=IF(OR([.O15]=1;[.O15]=2);[.P15];&quot;&quot;)" office:value-type="string" office:string-value="Pays-Bas" calcext:value-type="string">
            <text:p>Pays-Bas</text:p>
          </table:table-cell>
          <table:table-cell table:style-name="ce369"/>
          <table:table-cell table:style-name="ce372" table:formula="of:=IF([.P15]=[.Y14];[.AB14];IF([.P15]=[.Y15];[.AB15];IF([.P15]=[.Y16];[.AB16];IF([.P15]=[.Y17];[.AB17];&quot;&quot;))))" office:value-type="float" office:value="5" calcext:value-type="float">
            <text:p>5</text:p>
          </table:table-cell>
          <table:table-cell table:style-name="ce379" table:formula="of:=IF([.P15]=[.Y14];[.AC14];IF([.P15]=[.Y15];[.AC15];IF([.P15]=[.Y16];[.AC16];IF([.P15]=[.Y17];[.AC17];&quot;&quot;))))" office:value-type="float" office:value="4" calcext:value-type="float">
            <text:p>4</text:p>
          </table:table-cell>
          <table:table-cell table:style-name="ce383" table:formula="of:=IF([.P15]=[.Y14];[.AD14];IF([.P15]=[.Y15];[.AD15];IF([.P15]=[.Y16];[.AD16];IF([.P15]=[.Y17];[.AD17];&quot;&quot;))))" office:value-type="float" office:value="3" calcext:value-type="float">
            <text:p>3</text:p>
          </table:table-cell>
          <table:table-cell table:style-name="ce387" table:formula="of:=IF([.P15]=[.Y14];[.AE14];IF([.P15]=[.Y15];[.AE15];IF([.P15]=[.Y16];[.AE16];IF([.P15]=[.Y17];[.AE17];&quot;&quot;))))" office:value-type="float" office:value="1" calcext:value-type="float">
            <text:p>1</text:p>
          </table:table-cell>
          <table:table-cell table:style-name="ce345"/>
          <table:table-cell table:style-name="ce356" table:formula="of:=IF([.$AF$18]&lt;&gt;0;RANK([.AF15];[.$AF$14:.$AF$17]);&quot;&quot;)" office:value-type="float" office:value="1" calcext:value-type="float">
            <text:p>1</text:p>
          </table:table-cell>
          <table:table-cell table:style-name="ce154" office:value-type="string" calcext:value-type="string">
            <text:p>Espagne</text:p>
          </table:table-cell>
          <table:table-cell table:style-name="ce368" table:formula="of:=IF(OR([.X15]=1;[.X15]=2);[.Y15];&quot;&quot;)" office:value-type="string" office:string-value="Espagne" calcext:value-type="string">
            <text:p>Espagne</text:p>
          </table:table-cell>
          <table:table-cell table:style-name="ce369" table:formula="of:=IF([.X15]&lt;=4;&quot;Q&quot;;&quot;&quot;)" office:value-type="string" office:string-value="Q" calcext:value-type="string">
            <text:p>Q</text:p>
          </table:table-cell>
          <table:table-cell table:style-name="ce372" table:formula="of:=[.E13]+[.E16]+[.I18]" office:value-type="float" office:value="7" calcext:value-type="float">
            <text:p>7</text:p>
          </table:table-cell>
          <table:table-cell table:style-name="ce379" table:formula="of:=[.J13]+[.J16]+[.K18]" office:value-type="float" office:value="4" calcext:value-type="float">
            <text:p>4</text:p>
          </table:table-cell>
          <table:table-cell table:style-name="ce383" table:formula="of:=[.K13]+[.K16]+[.J18]" office:value-type="float" office:value="1" calcext:value-type="float">
            <text:p>1</text:p>
          </table:table-cell>
          <table:table-cell table:style-name="ce387" table:formula="of:=[.AC15]-[.AD15]" office:value-type="float" office:value="3" calcext:value-type="float">
            <text:p>3</text:p>
          </table:table-cell>
          <table:table-cell table:style-name="ce446" table:formula="of:=[.AB15]*10000+[.AE15]*100+[.AC15]" office:value-type="float" office:value="70304" calcext:value-type="float">
            <text:p>70304</text:p>
          </table:table-cell>
          <table:table-cell table:style-name="ce451" table:formula="of:=IF([.L15]=&quot;Q1&quot;;1;&quot;&quot;)">
            <text:p/>
          </table:table-cell>
          <table:table-cell table:style-name="ce455" table:formula="of:=IF([.X14]=1;[.Y14];&quot;&quot;)">
            <text:p/>
          </table:table-cell>
          <table:table-cell table:style-name="ce459" table:formula="of:=IF([.L15]=&quot;Q2&quot;;1;&quot;&quot;)">
            <text:p/>
          </table:table-cell>
          <table:table-cell table:style-name="ce451" table:formula="of:=IF([.X14]=2;[.Y14];&quot;&quot;)">
            <text:p/>
          </table:table-cell>
          <table:table-cell table:style-name="ce459" table:formula="of:=IF([.L15]=&quot;Q3&quot;;1;&quot;&quot;)" office:value-type="float" office:value="1" calcext:value-type="float">
            <text:p>1</text:p>
          </table:table-cell>
          <table:table-cell table:style-name="ce451" table:formula="of:=IF([.X14]=3;[.Y14];&quot;&quot;)" office:value-type="string" office:string-value="Chili" calcext:value-type="string">
            <text:p>Chili</text:p>
          </table:table-cell>
          <table:table-cell table:style-name="ce459" table:formula="of:=IF([.L15]=&quot;Q4&quot;;1;&quot;&quot;)">
            <text:p/>
          </table:table-cell>
          <table:table-cell table:style-name="ce451" table:formula="of:=IF([.X14]=4;[.Y14];&quot;&quot;)">
            <text:p/>
          </table:table-cell>
          <table:table-cell table:style-name="ce453" table:formula="of:=COUNTIF([.AH14:.AJ19];[.Y15])" office:value-type="float" office:value="2" calcext:value-type="float">
            <text:p>2</text:p>
          </table:table-cell>
          <table:table-cell table:style-name="ce462" table:formula="of:=[.Y15]" office:value-type="string" office:string-value="Espagne" calcext:value-type="string">
            <text:p>Espagne</text:p>
          </table:table-cell>
          <table:table-cell table:style-name="ce24"/>
          <table:table-cell table:style-name="ce468" office:value-type="string" calcext:value-type="string">
            <text:p>C1</text:p>
          </table:table-cell>
          <table:table-cell table:style-name="ce488" table:formula="of:=[$Résults.P28]" office:value-type="string" office:string-value="Côte d'Ivoire" calcext:value-type="string">
            <text:p>Côte d'Ivoire</text:p>
          </table:table-cell>
          <table:table-cell table:style-name="ce508" office:value-type="float" office:value="1" calcext:value-type="float">
            <text:p>1</text:p>
          </table:table-cell>
          <table:table-cell table:style-name="ce518"/>
          <table:table-cell table:style-name="ce522" table:formula="of:=IF(AND([.AU14]&lt;&gt;&quot;&quot;;[.AU16]=&quot;&quot;);&quot;&lt; SAISIR&quot;;IF(AND(OR(AND([.AT15]=&quot;&quot;;[.AT16]=&quot;&quot;);[.AT15]&lt;&gt;[.AT16]);OR([.AU15]&lt;&gt;&quot;&quot;;[.AU16]&lt;&gt;&quot;&quot;));&quot;&lt; EFFACER&quot;;&quot;&quot;))" table:number-columns-spanned="1" table:number-rows-spanned="2">
            <text:p/>
          </table:table-cell>
          <table:table-cell table:style-name="ce24" table:number-columns-repeated="4"/>
          <table:table-cell table:style-name="ce484" table:number-columns-repeated="3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46" office:value-type="date" office:date-value="2014-06-18" calcext:value-type="date">
            <text:p>mercredi 18 juin</text:p>
          </table:table-cell>
          <table:table-cell table:style-name="ce88" office:value-type="string" calcext:value-type="string">
            <text:p>21H</text:p>
          </table:table-cell>
          <table:table-cell table:style-name="ce127" office:value-type="string" calcext:value-type="string">
            <text:p>TF1</text:p>
          </table:table-cell>
          <table:table-cell table:style-name="ce164" office:value-type="string" calcext:value-type="string">
            <text:p>Espagne</text:p>
          </table:table-cell>
          <table:table-cell table:style-name="ce190" table:formula="of:=IF([.J16]=&quot;&quot;;0;IF([.J16]&gt;[.K16];3;IF([.J16]=[.K16];1;0)))" office:value-type="float" office:value="3" calcext:value-type="float">
            <text:p>3</text:p>
          </table:table-cell>
          <table:table-cell table:style-name="ce208" table:formula="of:=IF([.E16]=3;[.D16];&quot;&quot;)" office:value-type="string" office:string-value="Espagne" calcext:value-type="string">
            <text:p>Espagne</text:p>
          </table:table-cell>
          <table:table-cell table:style-name="ce224" office:value-type="string" calcext:value-type="string">
            <text:p>Chili</text:p>
          </table:table-cell>
          <table:table-cell table:style-name="ce208" table:formula="of:=IF([.I16]=3;[.G16];&quot;&quot;)">
            <text:p/>
          </table:table-cell>
          <table:table-cell table:style-name="ce254" table:formula="of:=IF([.K16]=&quot;&quot;;0;IF([.K16]&gt;[.J16];3;IF([.K16]=[.J16];1;0)))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42" table:formula="of:=[.AA15]&amp;[.X1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16]=[.Y14];[.X14];IF([.P16]=[.Y15];[.X15];IF([.P16]=[.Y16];[.X16];IF([.P16]=[.Y17];[.X17];&quot;&quot;))))" office:value-type="float" office:value="3" calcext:value-type="float">
            <text:p>3</text:p>
          </table:table-cell>
          <table:table-cell table:style-name="ce363" table:formula="of:=IF(SUM([.X14:.X17])=4;[.Y16];IF(SUM([.X14:.X17])=10;VLOOKUP(ROWS([.Y14:.Y16]);[.X14:.Y17];2;0);IF([.AG13]=3;[.AO18];IF([.AK13]=0;[.AJ19];[.AL14]))))" office:value-type="string" office:string-value="Chili" calcext:value-type="string">
            <text:p>Chili</text:p>
          </table:table-cell>
          <table:table-cell table:style-name="ce368" table:formula="of:=IF(OR([.O16]=1;[.O16]=2);[.P16];&quot;&quot;)">
            <text:p/>
          </table:table-cell>
          <table:table-cell table:style-name="ce369"/>
          <table:table-cell table:style-name="ce372" table:formula="of:=IF([.P16]=[.Y14];[.AB14];IF([.P16]=[.Y15];[.AB15];IF([.P16]=[.Y16];[.AB16];IF([.P16]=[.Y17];[.AB17];&quot;&quot;))))" office:value-type="float" office:value="4" calcext:value-type="float">
            <text:p>4</text:p>
          </table:table-cell>
          <table:table-cell table:style-name="ce379" table:formula="of:=IF([.P16]=[.Y14];[.AC14];IF([.P16]=[.Y15];[.AC15];IF([.P16]=[.Y16];[.AC16];IF([.P16]=[.Y17];[.AC17];&quot;&quot;))))" office:value-type="float" office:value="3" calcext:value-type="float">
            <text:p>3</text:p>
          </table:table-cell>
          <table:table-cell table:style-name="ce383" table:formula="of:=IF([.P16]=[.Y14];[.AD14];IF([.P16]=[.Y15];[.AD15];IF([.P16]=[.Y16];[.AD16];IF([.P16]=[.Y17];[.AD17];&quot;&quot;))))" office:value-type="float" office:value="2" calcext:value-type="float">
            <text:p>2</text:p>
          </table:table-cell>
          <table:table-cell table:style-name="ce387" table:formula="of:=IF([.P16]=[.Y14];[.AE14];IF([.P16]=[.Y15];[.AE15];IF([.P16]=[.Y16];[.AE16];IF([.P16]=[.Y17];[.AE17];&quot;&quot;))))" office:value-type="float" office:value="1" calcext:value-type="float">
            <text:p>1</text:p>
          </table:table-cell>
          <table:table-cell table:style-name="ce345"/>
          <table:table-cell table:style-name="ce356" table:formula="of:=IF([.$AF$18]&lt;&gt;0;RANK([.AF16];[.$AF$14:.$AF$17]);&quot;&quot;)" office:value-type="float" office:value="4" calcext:value-type="float">
            <text:p>4</text:p>
          </table:table-cell>
          <table:table-cell table:style-name="ce217" office:value-type="string" calcext:value-type="string">
            <text:p>Australie</text:p>
          </table:table-cell>
          <table:table-cell table:style-name="ce368" table:formula="of:=IF(OR([.X16]=1;[.X16]=2);[.Y16];&quot;&quot;)">
            <text:p/>
          </table:table-cell>
          <table:table-cell table:style-name="ce369" table:formula="of:=IF([.X16]&lt;=4;&quot;Q&quot;;&quot;&quot;)" office:value-type="string" office:string-value="Q" calcext:value-type="string">
            <text:p>Q</text:p>
          </table:table-cell>
          <table:table-cell table:style-name="ce372" table:formula="of:=[.I14]+[.E15]+[.E18]" office:value-type="float" office:value="0" calcext:value-type="float">
            <text:p>0</text:p>
          </table:table-cell>
          <table:table-cell table:style-name="ce379" table:formula="of:=[.K14]+[.J15]+[.J18]" office:value-type="float" office:value="1" calcext:value-type="float">
            <text:p>1</text:p>
          </table:table-cell>
          <table:table-cell table:style-name="ce383" table:formula="of:=[.J14]+[.K15]+[.K18]" office:value-type="float" office:value="6" calcext:value-type="float">
            <text:p>6</text:p>
          </table:table-cell>
          <table:table-cell table:style-name="ce387" table:formula="of:=[.AC16]-[.AD16]" office:value-type="float" office:value="-5" calcext:value-type="float">
            <text:p>-5</text:p>
          </table:table-cell>
          <table:table-cell table:style-name="ce446" table:formula="of:=[.AB16]*10000+[.AE16]*100+[.AC16]" office:value-type="float" office:value="-499" calcext:value-type="float">
            <text:p>-499</text:p>
          </table:table-cell>
          <table:table-cell table:style-name="ce451" table:formula="of:=IF([.L16]=&quot;Q1&quot;;1;&quot;&quot;)" office:value-type="float" office:value="1" calcext:value-type="float">
            <text:p>1</text:p>
          </table:table-cell>
          <table:table-cell table:style-name="ce455" table:formula="of:=IF([.X15]=1;[.Y15];&quot;&quot;)" office:value-type="string" office:string-value="Espagne" calcext:value-type="string">
            <text:p>Espagne</text:p>
          </table:table-cell>
          <table:table-cell table:style-name="ce459" table:formula="of:=IF([.L16]=&quot;Q2&quot;;1;&quot;&quot;)">
            <text:p/>
          </table:table-cell>
          <table:table-cell table:style-name="ce451" table:formula="of:=IF([.X15]=2;[.Y15];&quot;&quot;)">
            <text:p/>
          </table:table-cell>
          <table:table-cell table:style-name="ce459" table:formula="of:=IF([.L16]=&quot;Q3&quot;;1;&quot;&quot;)">
            <text:p/>
          </table:table-cell>
          <table:table-cell table:style-name="ce451" table:formula="of:=IF([.X15]=3;[.Y15];&quot;&quot;)">
            <text:p/>
          </table:table-cell>
          <table:table-cell table:style-name="ce459" table:formula="of:=IF([.L16]=&quot;Q4&quot;;1;&quot;&quot;)">
            <text:p/>
          </table:table-cell>
          <table:table-cell table:style-name="ce451" table:formula="of:=IF([.X15]=4;[.Y15];&quot;&quot;)">
            <text:p/>
          </table:table-cell>
          <table:table-cell table:style-name="ce453" table:formula="of:=COUNTIF([.AH14:.AJ19];[.Y16])" office:value-type="float" office:value="0" calcext:value-type="float">
            <text:p>0</text:p>
          </table:table-cell>
          <table:table-cell table:style-name="ce462" table:formula="of:=[.Y16]" office:value-type="string" office:string-value="Australie" calcext:value-type="string">
            <text:p>Australie</text:p>
          </table:table-cell>
          <table:table-cell table:style-name="ce24"/>
          <table:table-cell table:style-name="ce469" office:value-type="string" calcext:value-type="string">
            <text:p>D2</text:p>
          </table:table-cell>
          <table:table-cell table:style-name="ce489" table:formula="of:=[$Résults.P39]" office:value-type="string" office:string-value="Italie" calcext:value-type="string">
            <text:p>Italie</text:p>
          </table:table-cell>
          <table:table-cell table:style-name="ce509" office:value-type="float" office:value="2" calcext:value-type="float">
            <text:p>2</text:p>
          </table:table-cell>
          <table:table-cell table:style-name="ce518"/>
          <table:covered-table-cell table:style-name="ce522"/>
          <table:table-cell table:style-name="ce24" table:number-columns-repeated="4"/>
          <table:table-cell table:style-name="ce516"/>
          <table:table-cell table:style-name="ce484" table:number-columns-repeated="2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47" office:value-type="date" office:date-value="2014-06-23" calcext:value-type="date">
            <text:p>lundi 23 juin</text:p>
          </table:table-cell>
          <table:table-cell table:style-name="ce89" office:value-type="string" calcext:value-type="string">
            <text:p>18H</text:p>
          </table:table-cell>
          <table:table-cell table:style-name="ce126"/>
          <table:table-cell table:style-name="ce158" office:value-type="string" calcext:value-type="string">
            <text:p>Pays-Bas</text:p>
          </table:table-cell>
          <table:table-cell table:style-name="ce185" table:formula="of:=IF([.J17]=&quot;&quot;;0;IF([.J17]&gt;[.K17];3;IF([.J17]=[.K17];1;0)))" office:value-type="float" office:value="1" calcext:value-type="float">
            <text:p>1</text:p>
          </table:table-cell>
          <table:table-cell table:style-name="ce208" table:formula="of:=IF([.E17]=3;[.D17];&quot;&quot;)">
            <text:p/>
          </table:table-cell>
          <table:table-cell table:style-name="ce220" office:value-type="string" calcext:value-type="string">
            <text:p>Chili</text:p>
          </table:table-cell>
          <table:table-cell table:style-name="ce208" table:formula="of:=IF([.I17]=3;[.G17];&quot;&quot;)">
            <text:p/>
          </table:table-cell>
          <table:table-cell table:style-name="ce250" table:formula="of:=IF([.K17]=&quot;&quot;;0;IF([.K17]&gt;[.J17];3;IF([.K17]=[.J17];1;0)))" office:value-type="float" office:value="1" calcext:value-type="float">
            <text:p>1</text:p>
          </table:table-cell>
          <table:table-cell table:style-name="ce275" office:value-type="float" office:value="1" calcext:value-type="float">
            <text:p>1</text:p>
          </table:table-cell>
          <table:table-cell table:style-name="ce316" office:value-type="float" office:value="1" calcext:value-type="float">
            <text:p>1</text:p>
          </table:table-cell>
          <table:table-cell table:style-name="ce342" table:formula="of:=[.AA16]&amp;[.X1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17]=[.Y14];[.X14];IF([.P17]=[.Y15];[.X15];IF([.P17]=[.Y16];[.X16];IF([.P17]=[.Y17];[.X17];&quot;&quot;))))" office:value-type="float" office:value="4" calcext:value-type="float">
            <text:p>4</text:p>
          </table:table-cell>
          <table:table-cell table:style-name="ce364" table:formula="of:=IF(SUM([.X14:.X17])=4;[.Y17];IF(SUM([.X14:.X17])=10;VLOOKUP(ROWS([.Y14:.Y17]);[.X14:.Y17];2;0);IF([.AI13]=3;[.AO18];[.AN14])))" office:value-type="string" office:string-value="Australie" calcext:value-type="string">
            <text:p>Australie</text:p>
          </table:table-cell>
          <table:table-cell table:style-name="ce368" table:formula="of:=IF(OR([.O17]=1;[.O17]=2);[.P17];&quot;&quot;)">
            <text:p/>
          </table:table-cell>
          <table:table-cell table:style-name="ce369"/>
          <table:table-cell table:style-name="ce373" table:formula="of:=IF([.P17]=[.Y14];[.AB14];IF([.P17]=[.Y15];[.AB15];IF([.P17]=[.Y16];[.AB16];IF([.P17]=[.Y17];[.AB17];&quot;&quot;))))" office:value-type="float" office:value="0" calcext:value-type="float">
            <text:p>0</text:p>
          </table:table-cell>
          <table:table-cell table:style-name="ce380" table:formula="of:=IF([.P17]=[.Y14];[.AC14];IF([.P17]=[.Y15];[.AC15];IF([.P17]=[.Y16];[.AC16];IF([.P17]=[.Y17];[.AC17];&quot;&quot;))))" office:value-type="float" office:value="1" calcext:value-type="float">
            <text:p>1</text:p>
          </table:table-cell>
          <table:table-cell table:style-name="ce384" table:formula="of:=IF([.P17]=[.Y14];[.AD14];IF([.P17]=[.Y15];[.AD15];IF([.P17]=[.Y16];[.AD16];IF([.P17]=[.Y17];[.AD17];&quot;&quot;))))" office:value-type="float" office:value="6" calcext:value-type="float">
            <text:p>6</text:p>
          </table:table-cell>
          <table:table-cell table:style-name="ce388" table:formula="of:=IF([.P17]=[.Y14];[.AE14];IF([.P17]=[.Y15];[.AE15];IF([.P17]=[.Y16];[.AE16];IF([.P17]=[.Y17];[.AE17];&quot;&quot;))))" office:value-type="float" office:value="-5" calcext:value-type="float">
            <text:p>-5</text:p>
          </table:table-cell>
          <table:table-cell table:style-name="ce345"/>
          <table:table-cell table:style-name="ce395" table:formula="of:=IF([.$AF$18]&lt;&gt;0;RANK([.AF17];[.$AF$14:.$AF$17]);&quot;&quot;)" office:value-type="float" office:value="2" calcext:value-type="float">
            <text:p>2</text:p>
          </table:table-cell>
          <table:table-cell table:style-name="ce216" office:value-type="string" calcext:value-type="string">
            <text:p>Pays-Bas</text:p>
          </table:table-cell>
          <table:table-cell table:style-name="ce368" table:formula="of:=IF(OR([.X17]=1;[.X17]=2);[.Y17];&quot;&quot;)" office:value-type="string" office:string-value="Pays-Bas" calcext:value-type="string">
            <text:p>Pays-Bas</text:p>
          </table:table-cell>
          <table:table-cell table:style-name="ce369" table:formula="of:=IF([.X17]&lt;=4;&quot;Q&quot;;&quot;&quot;)" office:value-type="string" office:string-value="Q" calcext:value-type="string">
            <text:p>Q</text:p>
          </table:table-cell>
          <table:table-cell table:style-name="ce373" table:formula="of:=[.I13]+[.I15]+[.E17]" office:value-type="float" office:value="5" calcext:value-type="float">
            <text:p>5</text:p>
          </table:table-cell>
          <table:table-cell table:style-name="ce380" table:formula="of:=[.K13]+[.K15]+[.J17]" office:value-type="float" office:value="4" calcext:value-type="float">
            <text:p>4</text:p>
          </table:table-cell>
          <table:table-cell table:style-name="ce384" table:formula="of:=[.J13]+[.J15]+[.K17]" office:value-type="float" office:value="3" calcext:value-type="float">
            <text:p>3</text:p>
          </table:table-cell>
          <table:table-cell table:style-name="ce388" table:formula="of:=[.AC17]-[.AD17]" office:value-type="float" office:value="1" calcext:value-type="float">
            <text:p>1</text:p>
          </table:table-cell>
          <table:table-cell table:style-name="ce446" table:formula="of:=[.AB17]*10000+[.AE17]*100+[.AC17]" office:value-type="float" office:value="50104" calcext:value-type="float">
            <text:p>50104</text:p>
          </table:table-cell>
          <table:table-cell table:style-name="ce451" table:formula="of:=IF([.L17]=&quot;Q1&quot;;1;&quot;&quot;)">
            <text:p/>
          </table:table-cell>
          <table:table-cell table:style-name="ce455" table:formula="of:=IF([.X16]=1;[.Y16];&quot;&quot;)">
            <text:p/>
          </table:table-cell>
          <table:table-cell table:style-name="ce459" table:formula="of:=IF([.L17]=&quot;Q2&quot;;1;&quot;&quot;)">
            <text:p/>
          </table:table-cell>
          <table:table-cell table:style-name="ce451" table:formula="of:=IF([.X16]=2;[.Y16];&quot;&quot;)">
            <text:p/>
          </table:table-cell>
          <table:table-cell table:style-name="ce459" table:formula="of:=IF([.L17]=&quot;Q3&quot;;1;&quot;&quot;)">
            <text:p/>
          </table:table-cell>
          <table:table-cell table:style-name="ce451" table:formula="of:=IF([.X16]=3;[.Y16];&quot;&quot;)">
            <text:p/>
          </table:table-cell>
          <table:table-cell table:style-name="ce459" table:formula="of:=IF([.L17]=&quot;Q4&quot;;1;&quot;&quot;)" office:value-type="float" office:value="1" calcext:value-type="float">
            <text:p>1</text:p>
          </table:table-cell>
          <table:table-cell table:style-name="ce451" table:formula="of:=IF([.X16]=4;[.Y16];&quot;&quot;)" office:value-type="string" office:string-value="Australie" calcext:value-type="string">
            <text:p>Australie</text:p>
          </table:table-cell>
          <table:table-cell table:style-name="ce453" table:formula="of:=COUNTIF([.AH14:.AJ19];[.Y17])" office:value-type="float" office:value="2" calcext:value-type="float">
            <text:p>2</text:p>
          </table:table-cell>
          <table:table-cell table:style-name="ce462" table:formula="of:=[.Y17]" office:value-type="string" office:string-value="Pays-Bas" calcext:value-type="string">
            <text:p>Pays-Bas</text:p>
          </table:table-cell>
          <table:table-cell table:style-name="ce24"/>
          <table:table-cell table:style-name="ce470"/>
          <table:table-cell table:style-name="ce490"/>
          <table:table-cell table:style-name="ce510"/>
          <table:table-cell table:style-name="ce484"/>
          <table:table-cell table:style-name="ce521"/>
          <table:table-cell table:style-name="ce24" table:number-columns-repeated="2"/>
          <table:table-cell table:style-name="ce520" office:value-type="string" calcext:value-type="string" table:number-columns-spanned="2" table:number-rows-spanned="1">
            <text:p>1/2 FINALE</text:p>
          </table:table-cell>
          <table:covered-table-cell table:style-name="ce520"/>
          <table:table-cell table:style-name="ce552" table:formula="of:=IF([.AV23]=&quot;&quot;;&quot;&quot;;[.BB16])">
            <text:p/>
          </table:table-cell>
          <table:table-cell table:style-name="ce484" table:number-columns-repeated="2"/>
          <table:table-cell table:style-name="ce540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48" office:value-type="date" office:date-value="2014-06-23" calcext:value-type="date">
            <text:p>lundi 23 juin</text:p>
          </table:table-cell>
          <table:table-cell table:style-name="ce90" office:value-type="string" calcext:value-type="string">
            <text:p>18H</text:p>
          </table:table-cell>
          <table:table-cell table:style-name="ce128"/>
          <table:table-cell table:style-name="ce159" office:value-type="string" calcext:value-type="string">
            <text:p>Australie</text:p>
          </table:table-cell>
          <table:table-cell table:style-name="ce181" table:formula="of:=IF([.J18]=&quot;&quot;;0;IF([.J18]&gt;[.K18];3;IF([.J18]=[.K18];1;0)))" office:value-type="float" office:value="0" calcext:value-type="float">
            <text:p>0</text:p>
          </table:table-cell>
          <table:table-cell table:style-name="ce208" table:formula="of:=IF([.E18]=3;[.D18];&quot;&quot;)">
            <text:p/>
          </table:table-cell>
          <table:table-cell table:style-name="ce221" office:value-type="string" calcext:value-type="string">
            <text:p>Espagne</text:p>
          </table:table-cell>
          <table:table-cell table:style-name="ce208" table:formula="of:=IF([.I18]=3;[.G18];&quot;&quot;)" office:value-type="string" office:string-value="Espagne" calcext:value-type="string">
            <text:p>Espagne</text:p>
          </table:table-cell>
          <table:table-cell table:style-name="ce251" table:formula="of:=IF([.K18]=&quot;&quot;;0;IF([.K18]&gt;[.J18];3;IF([.K18]=[.J18];1;0)))" office:value-type="float" office:value="3" calcext:value-type="float">
            <text:p>3</text:p>
          </table:table-cell>
          <table:table-cell table:style-name="ce276" office:value-type="float" office:value="0" calcext:value-type="float">
            <text:p>0</text:p>
          </table:table-cell>
          <table:table-cell table:style-name="ce317" office:value-type="float" office:value="2" calcext:value-type="float">
            <text:p>2</text:p>
          </table:table-cell>
          <table:table-cell table:style-name="ce342" table:formula="of:=[.AA17]&amp;[.X17]" office:value-type="string" office:string-value="Q2" calcext:value-type="string">
            <text:p>Q2</text:p>
          </table:table-cell>
          <table:table-cell table:style-name="ce347" table:formula="of:=IF(COUNTA([.J13:.K18])&lt;&gt;12;&quot;&quot;;IF([.O14]=[.O15];&quot;Tirage 1ere place&quot;;[.P14]))" office:value-type="string" office:string-value="Espagne" calcext:value-type="string">
            <text:p>Espagne</text:p>
          </table:table-cell>
          <table:table-cell table:style-name="ce345"/>
          <table:table-cell table:style-name="ce358" table:formula="of:=IF([.M18]=&quot;&quot;;&quot;&quot;;&quot;B1&quot;)" office:value-type="string" office:string-value="B1" calcext:value-type="string">
            <text:p>B1</text:p>
          </table:table-cell>
          <table:table-cell table:style-name="ce365" table:formula="of:=IF(LEFT([.M18];3)&lt;&gt;&quot;Tir&quot;;[.M18];IF(AND([.S18]&lt;&gt;&quot;&quot;;LEFT([.M18];3)=&quot;Tir&quot;);[.S18];IF([.V18]&lt;&gt;&quot;&quot;;[.M18];&quot;&quot;)))" office:value-type="string" office:string-value="Espagne" calcext:value-type="string">
            <text:p>Espagne</text:p>
          </table:table-cell>
          <table:table-cell table:style-name="ce348"/>
          <table:table-cell table:style-name="ce370" table:formula="of:=IF(AND(COUNTA([.$J$3:.$K$8])=12;[.O1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18];3)=&quot;tir&quot;;[.S18]=&quot;&quot;);&quot;&lt; SAISIR Le nom du tiré au sort&quot;;IF(AND([.M18]&lt;&gt;&quot;&quot;;LEFT([.M18];3)&lt;&gt;&quot;Tir&quot;;[.S18]&lt;&gt;&quot;&quot;);&quot;&lt; EFFACER SVP!!!&quot;;IF(AND(LEFT([.M18];3)=&quot;Tir&quot;;[.P18]&lt;&gt;&quot;&quot;;[.S1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18]=&quot;&quot;;&quot;&quot;;&quot;B1&quot;)" office:value-type="string" office:string-value="B1" calcext:value-type="string">
            <text:p>B1</text:p>
          </table:table-cell>
          <table:table-cell table:style-name="ce347" table:formula="of:=IF(COUNTA([.J13:.K18])&lt;&gt;12;&quot;&quot;;IF([.AB18]=&quot;&quot;;[.AH14];IF(LEFT([.AH14];3)=&quot;tir&quot;;[.AB18];[.AH14])))" office:value-type="string" office:string-value="Espagne" calcext:value-type="string">
            <text:p>Espagne</text:p>
          </table:table-cell>
          <table:table-cell table:style-name="ce348"/>
          <table:table-cell table:style-name="ce370" table:formula="of:=IF(AND(COUNTA([.$J$3:.$K$8])=12;[.X1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18];3)=&quot;tir&quot;;&quot;&lt;-SAISIR&quot;;&quot;&quot;)">
            <text:p/>
          </table:table-cell>
          <table:table-cell table:style-name="ce122" table:formula="of:=SUM([.AF14:.AF17])" office:value-type="float" office:value="160012" calcext:value-type="float">
            <text:p>160012</text:p>
          </table:table-cell>
          <table:table-cell table:style-name="ce452" table:formula="of:=IF([.L18]=&quot;Q1&quot;;1;&quot;&quot;)">
            <text:p/>
          </table:table-cell>
          <table:table-cell table:style-name="ce456" table:formula="of:=IF([.X17]=1;[.Y17];&quot;&quot;)">
            <text:p/>
          </table:table-cell>
          <table:table-cell table:style-name="ce460" table:formula="of:=IF([.L18]=&quot;Q2&quot;;1;&quot;&quot;)" office:value-type="float" office:value="1" calcext:value-type="float">
            <text:p>1</text:p>
          </table:table-cell>
          <table:table-cell table:style-name="ce452" table:formula="of:=IF([.X17]=2;[.Y17];&quot;&quot;)" office:value-type="string" office:string-value="Pays-Bas" calcext:value-type="string">
            <text:p>Pays-Bas</text:p>
          </table:table-cell>
          <table:table-cell table:style-name="ce459" table:formula="of:=IF([.L18]=&quot;Q3&quot;;1;&quot;&quot;)">
            <text:p/>
          </table:table-cell>
          <table:table-cell table:style-name="ce451" table:formula="of:=IF([.X17]=3;[.Y17];&quot;&quot;)">
            <text:p/>
          </table:table-cell>
          <table:table-cell table:style-name="ce459" table:formula="of:=IF([.L18]=&quot;Q4&quot;;1;&quot;&quot;)">
            <text:p/>
          </table:table-cell>
          <table:table-cell table:style-name="ce451" table:formula="of:=IF([.X17]=4;[.Y17];&quot;&quot;)">
            <text:p/>
          </table:table-cell>
          <table:table-cell table:style-name="ce453" table:formula="of:=VLOOKUP(ROWS([.AO14:.AO14]);[.AO14:.AP17];2;0)" office:value-type="string" office:string-value="#N/D" calcext:value-type="error">
            <text:p>#N/D</text:p>
          </table:table-cell>
          <table:table-cell table:style-name="ce462"/>
          <table:table-cell table:style-name="ce24" table:number-columns-repeated="8"/>
          <table:table-cell table:style-name="ce466" office:value-type="date" office:date-value="2014-07-08" calcext:value-type="date" table:number-columns-spanned="2" table:number-rows-spanned="1">
            <text:p>mardi 08 juillet</text:p>
          </table:table-cell>
          <table:covered-table-cell table:style-name="ce466"/>
          <table:table-cell table:style-name="ce484"/>
          <table:table-cell table:style-name="ce487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18]&amp;[.X18]" office:value-type="string" office:string-value="B1" calcext:value-type="string">
            <text:p>B1</text:p>
          </table:table-cell>
          <table:table-cell table:style-name="ce348" table:formula="of:=IF(COUNTA([.J13:.K18])&lt;&gt;12;&quot;&quot;;IF(OR(LEFT([.M18];3)=&quot;tir&quot;;[.O15]=[.O16]);&quot;Tirage 2e place&quot;;[.P15]))" office:value-type="string" office:string-value="Pays-Bas" calcext:value-type="string">
            <text:p>Pays-Bas</text:p>
          </table:table-cell>
          <table:table-cell table:style-name="ce349"/>
          <table:table-cell table:style-name="ce359" table:formula="of:=IF([.M19]=&quot;&quot;;&quot;&quot;;&quot;B2&quot;)" office:value-type="string" office:string-value="B2" calcext:value-type="string">
            <text:p>B2</text:p>
          </table:table-cell>
          <table:table-cell table:style-name="ce365" table:formula="of:=IF(LEFT([.M19];3)&lt;&gt;&quot;Tir&quot;;[.M19];IF(AND([.S19]&lt;&gt;&quot;&quot;;LEFT([.M19];3)=&quot;Tir&quot;);[.S19];IF([.V19]&lt;&gt;&quot;&quot;;[.M19];&quot;&quot;)))" office:value-type="string" office:string-value="Pays-Bas" calcext:value-type="string">
            <text:p>Pays-Bas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19];3)=&quot;tir&quot;;[.S19]=&quot;&quot;);&quot;&lt; SAISIR Le nom du tiré au sort&quot;;IF(AND([.M19]&lt;&gt;&quot;&quot;;LEFT([.M19];3)&lt;&gt;&quot;Tir&quot;;[.S19]&lt;&gt;&quot;&quot;);&quot;&lt; EFFACER SVP!!!&quot;;IF(AND(LEFT([.M19];3)=&quot;Tir&quot;;[.P19]&lt;&gt;&quot;&quot;;[.S1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19]=&quot;&quot;;&quot;&quot;;&quot;B2&quot;)" office:value-type="string" office:string-value="B2" calcext:value-type="string">
            <text:p>B2</text:p>
          </table:table-cell>
          <table:table-cell table:style-name="ce348" table:formula="of:=IF(COUNTA([.J13:.K18])&lt;&gt;12;&quot;&quot;;IF([.AB19]=&quot;&quot;;[.AJ14];IF(LEFT([.AJ14];3)=&quot;tir&quot;;[.AB19];[.AJ14])))" office:value-type="string" office:string-value="Pays-Bas" calcext:value-type="string">
            <text:p>Pays-Bas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1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15]&lt;&gt;&quot;&quot;;[.AH15]&lt;&gt;[.AH14]);[.AH15];IF(AND([.AH16]&lt;&gt;&quot;&quot;;[.AH16]&lt;&gt;[.AH14]);[.AH16];IF(AND([.AH17]&lt;&gt;&quot;&quot;;[.AH17]&lt;&gt;[.AH14]);[.AH17];IF(AND([.AH18]&lt;&gt;&quot;&quot;;[.AH18]&lt;&gt;[.AH14]);[.AH18];&quot;&quot;))))">
            <text:p/>
          </table:table-cell>
          <table:table-cell table:style-name="ce398"/>
          <table:table-cell table:style-name="ce453" table:formula="of:=IF(AND([.AJ15]&lt;&gt;&quot;&quot;;[.AJ15]&lt;&gt;[.AJ14]);[.AJ15];IF(AND([.AJ16]&lt;&gt;&quot;&quot;;[.AJ16]&lt;&gt;[.AJ14]);[.AJ16];IF(AND([.AJ17]&lt;&gt;&quot;&quot;;[.AJ17]&lt;&gt;[.AJ14]);[.AJ17];IF(AND([.AJ18]&lt;&gt;&quot;&quot;;[.AJ18]&lt;&gt;[.AJ14]);[.AJ18];&quot;&quot;))))">
            <text:p/>
          </table:table-cell>
          <table:table-cell table:style-name="ce398"/>
          <table:table-cell table:style-name="ce453" table:formula="of:=IF(AND([.AL15]&lt;&gt;&quot;&quot;;[.AL15]&lt;&gt;[.AL14]);[.AL15];IF(AND([.AL16]&lt;&gt;&quot;&quot;;[.AL16]&lt;&gt;[.AL14]);[.AL16];IF(AND([.AL17]&lt;&gt;&quot;&quot;;[.AL17]&lt;&gt;[.AL14]);[.AL17];IF(AND([.AL18]&lt;&gt;&quot;&quot;;[.AL18]&lt;&gt;[.AL14]);[.AL18];&quot;&quot;))))">
            <text:p/>
          </table:table-cell>
          <table:table-cell table:style-name="ce398"/>
          <table:table-cell table:style-name="ce453" table:formula="of:=IF(AND([.AN15]&lt;&gt;&quot;&quot;;[.AN15]&lt;&gt;[.AN14]);[.AN15];IF(AND([.AN16]&lt;&gt;&quot;&quot;;[.AN16]&lt;&gt;[.AN14]);[.AN16];IF(AND([.AN17]&lt;&gt;&quot;&quot;;[.AN17]&lt;&gt;[.AN14]);[.AN17];IF(AND([.AN18]&lt;&gt;&quot;&quot;;[.AN18]&lt;&gt;[.AN14]);[.AN1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0" office:value-type="string" calcext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467" office:value-type="string" calcext:value-type="string">
            <text:p>22H00 TF1</text:p>
          </table:table-cell>
          <table:table-cell table:style-name="ce549" office:value-type="string" calcext:value-type="string">
            <text:p>Score</text:p>
          </table:table-cell>
          <table:table-cell table:style-name="ce517" table:formula="of:=IF(AND([.AZ20]&lt;&gt;&quot;&quot;;[.AZ21]&lt;&gt;&quot;&quot;;[.AZ20]=[.AZ21]);&quot;Penaltys&quot;;&quot;&quot;)" office:value-type="string" office:string-value="Penaltys" calcext:value-type="string">
            <text:p>Penaltys</text:p>
          </table:table-cell>
          <table:table-cell table:style-name="ce484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91"/>
          <table:table-cell table:style-name="ce160"/>
          <table:table-cell table:style-name="ce225"/>
          <table:table-cell table:style-name="ce160"/>
          <table:table-cell table:style-name="ce191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2" table:formula="of:=IF(([.AW10]+[.AX10]=[.AW11]+[.AX11]);&quot;&quot;;IF([.AW10]+[.AX10]&gt;[.AW11]+[.AX11];[.AV10];[.AV11]))" office:value-type="string" office:string-value="Brésil" calcext:value-type="string">
            <text:p>Brésil</text:p>
          </table:table-cell>
          <table:table-cell table:style-name="ce508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table:formula="of:=IF(AND([.BA19]&lt;&gt;&quot;&quot;;[.BA21]=&quot;&quot;);&quot;&lt; SAISIR&quot;;IF(AND(OR(AND([.AZ20]=&quot;&quot;;[.AZ21]=&quot;&quot;);[.AZ20]&lt;&gt;[.AZ21]);OR([.BA20]&lt;&gt;&quot;&quot;;[.BA2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6">
          <table:table-cell table:style-name="ce49" office:value-type="string" calcext:value-type="string" table:number-columns-spanned="3" table:number-rows-spanned="1">
            <text:p>GROUPE C</text:p>
          </table:table-cell>
          <table:covered-table-cell table:number-columns-repeated="2"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543" table:formula="of:=IF(([.AW30]+[.AX30]=[.AW31]+[.AX31]);&quot;&quot;;IF([.AW30]+[.AX30]&gt;[.AW31]+[.AX31];[.AV30];[.AV31]))" office:value-type="string" office:string-value="Allemagne" calcext:value-type="string">
            <text:p>Allemagne</text:p>
          </table:table-cell>
          <table:table-cell table:style-name="ce509" office:value-type="float" office:value="2" calcext:value-type="float">
            <text:p>2</text:p>
          </table:table-cell>
          <table:table-cell table:style-name="ce518" office:value-type="float" office:value="4" calcext:value-type="float">
            <text:p>4</text:p>
          </table:table-cell>
          <table:covered-table-cell table:style-name="ce522"/>
          <table:table-cell table:style-name="ce24" table:number-columns-repeated="14"/>
          <table:table-cell table:style-name="ce585"/>
          <table:table-cell table:style-name="ce462" table:number-columns-repeated="955"/>
        </table:table-row>
        <table:table-row table:style-name="ro6">
          <table:table-cell table:style-name="ce50" office:value-type="string" calcext:value-type="string">
            <text:p>Date</text:p>
          </table:table-cell>
          <table:table-cell table:style-name="ce91" office:value-type="string" calcext:value-type="string">
            <text:p>Heure</text:p>
          </table:table-cell>
          <table:table-cell table:style-name="ce129" office:value-type="string" calcext:value-type="string">
            <text:p>TV</text:p>
          </table:table-cell>
          <table:table-cell table:style-name="ce165" office:value-type="string" calcext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calcext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0" office:value-type="string" calcext:value-type="string" table:number-columns-spanned="1" table:number-rows-spanned="2">
            <text:p>Classement</text:p>
          </table:table-cell>
          <table:table-cell table:style-name="ce406" office:value-type="string" calcext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calcext:value-type="string" table:number-columns-spanned="1" table:number-rows-spanned="2">
            <text:p>PTS</text:p>
          </table:table-cell>
          <table:table-cell table:style-name="ce427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33" office:value-type="date" office:date-value="2014-06-14" calcext:value-type="date">
            <text:p>samedi 14 juin</text:p>
          </table:table-cell>
          <table:table-cell table:style-name="ce76" office:value-type="string" calcext:value-type="string">
            <text:p>18H</text:p>
          </table:table-cell>
          <table:table-cell table:style-name="ce115"/>
          <table:table-cell table:style-name="ce154" office:value-type="string" calcext:value-type="string">
            <text:p>Colombie</text:p>
          </table:table-cell>
          <table:table-cell table:style-name="ce181" table:formula="of:=IF([.J23]=&quot;&quot;;0;IF([.J23]&gt;[.K23];3;IF([.J23]=[.K23];1;0)))" office:value-type="float" office:value="0" calcext:value-type="float">
            <text:p>0</text:p>
          </table:table-cell>
          <table:table-cell table:style-name="ce208" table:formula="of:=IF([.E23]=3;[.D23];&quot;&quot;)">
            <text:p/>
          </table:table-cell>
          <table:table-cell table:style-name="ce216" office:value-type="string" calcext:value-type="string">
            <text:p>Grèce</text:p>
          </table:table-cell>
          <table:table-cell table:style-name="ce208" table:formula="of:=IF([.I23]=3;[.G23];&quot;&quot;)" office:value-type="string" office:string-value="Grèce" calcext:value-type="string">
            <text:p>Grèce</text:p>
          </table:table-cell>
          <table:table-cell table:style-name="ce246" table:formula="of:=IF([.K23]=&quot;&quot;;0;IF([.K23]&gt;[.J23];3;IF([.K23]=[.J23];1;0)))" office:value-type="float" office:value="3" calcext:value-type="float">
            <text:p>3</text:p>
          </table:table-cell>
          <table:table-cell table:style-name="ce27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 calcext:value-type="string">
            <text:p>Pour</text:p>
          </table:table-cell>
          <table:table-cell table:style-name="ce436" office:value-type="string" calcext:value-type="string">
            <text:p>Contre</text:p>
          </table:table-cell>
          <table:table-cell table:style-name="ce442" office:value-type="string" calcext:value-type="string">
            <text:p>Diff.</text:p>
          </table:table-cell>
          <table:table-cell table:style-name="ce446"/>
          <table:table-cell table:style-name="ce449" table:formula="of:=SUM([.AG25:.AG28])" office:value-type="float" office:value="1" calcext:value-type="float">
            <text:p>1</text:p>
          </table:table-cell>
          <table:table-cell table:style-name="ce453"/>
          <table:table-cell table:style-name="ce449" table:formula="of:=SUM([.AI25:.AI28])" office:value-type="float" office:value="1" calcext:value-type="float">
            <text:p>1</text:p>
          </table:table-cell>
          <table:table-cell table:style-name="ce453"/>
          <table:table-cell table:style-name="ce449" table:formula="of:=SUM([.AK25:.AK28])" office:value-type="float" office:value="1" calcext:value-type="float">
            <text:p>1</text:p>
          </table:table-cell>
          <table:table-cell table:style-name="ce24"/>
          <table:table-cell table:style-name="ce449" table:formula="of:=SUM([.AM25:.AM28])" office:value-type="float" office:value="1" calcext:value-type="float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calcext:value-type="date" table:number-columns-spanned="3" table:number-rows-spanned="1">
            <text:p>lundi 30 juin</text:p>
          </table:table-cell>
          <table:covered-table-cell table:style-name="ce491"/>
          <table:covered-table-cell table:style-name="ce511"/>
          <table:table-cell table:style-name="ce516"/>
          <table:table-cell table:style-name="ce521" table:number-columns-repeated="5"/>
          <table:table-cell table:style-name="ce540" table:number-columns-repeated="4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34" office:value-type="date" office:date-value="2014-06-15" calcext:value-type="date">
            <text:p>dimanche 15 juin</text:p>
          </table:table-cell>
          <table:table-cell table:style-name="ce77" office:value-type="string" calcext:value-type="string">
            <text:p>3H</text:p>
          </table:table-cell>
          <table:table-cell table:style-name="ce116"/>
          <table:table-cell table:style-name="ce155" office:value-type="string" calcext:value-type="string">
            <text:p>Côte d'Ivoire</text:p>
          </table:table-cell>
          <table:table-cell table:style-name="ce182" table:formula="of:=IF([.J24]=&quot;&quot;;0;IF([.J24]&gt;[.K24];3;IF([.J24]=[.K24];1;0)))" office:value-type="float" office:value="1" calcext:value-type="float">
            <text:p>1</text:p>
          </table:table-cell>
          <table:table-cell table:style-name="ce208" table:formula="of:=IF([.E24]=3;[.D24];&quot;&quot;)">
            <text:p/>
          </table:table-cell>
          <table:table-cell table:style-name="ce217" office:value-type="string" calcext:value-type="string">
            <text:p>Japon</text:p>
          </table:table-cell>
          <table:table-cell table:style-name="ce208" table:formula="of:=IF([.I24]=3;[.G24];&quot;&quot;)">
            <text:p/>
          </table:table-cell>
          <table:table-cell table:style-name="ce247" table:formula="of:=IF([.K24]=&quot;&quot;;0;IF([.K24]&gt;[.J24];3;IF([.K24]=[.J24];1;0)))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319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24]=[.Y24];[.X24];IF([.P24]=[.Y25];[.X25];IF([.P24]=[.Y26];[.X26];IF([.P24]=[.Y27];[.X27];&quot;&quot;))))" office:value-type="float" office:value="1" calcext:value-type="float">
            <text:p>1</text:p>
          </table:table-cell>
          <table:table-cell table:style-name="ce361" table:formula="of:=IF(SUM([.X24:.X27])=4;[.Y24];IF(SUM([.X24:.X27])=10;VLOOKUP(ROWS([.Y24:.Y24]);[.X24:.Y27];2;0);[.AH24]))" office:value-type="string" office:string-value="Côte d'Ivoire" calcext:value-type="string">
            <text:p>Côte d'Ivoire</text:p>
          </table:table-cell>
          <table:table-cell table:style-name="ce368" table:formula="of:=IF(OR([.O24]=1;[.O24]=2);[.P24];&quot;&quot;)" office:value-type="string" office:string-value="Côte d'Ivoire" calcext:value-type="string">
            <text:p>Côte d'Ivoire</text:p>
          </table:table-cell>
          <table:table-cell table:style-name="ce369"/>
          <table:table-cell table:style-name="ce371" table:formula="of:=IF([.P24]=[.Y24];[.AB24];IF([.P24]=[.Y25];[.AB25];IF([.P24]=[.Y26];[.AB26];IF([.P24]=[.Y27];[.AB27];&quot;&quot;))))" office:value-type="float" office:value="7" calcext:value-type="float">
            <text:p>7</text:p>
          </table:table-cell>
          <table:table-cell table:style-name="ce378" table:formula="of:=IF([.P24]=[.Y24];[.AC24];IF([.P24]=[.Y25];[.AC25];IF([.P24]=[.Y26];[.AC26];IF([.P24]=[.Y27];[.AC27];&quot;&quot;))))" office:value-type="float" office:value="8" calcext:value-type="float">
            <text:p>8</text:p>
          </table:table-cell>
          <table:table-cell table:style-name="ce382" table:formula="of:=IF([.P24]=[.Y24];[.AD24];IF([.P24]=[.Y25];[.AD25];IF([.P24]=[.Y26];[.AD26];IF([.P24]=[.Y27];[.AD27];&quot;&quot;))))" office:value-type="float" office:value="5" calcext:value-type="float">
            <text:p>5</text:p>
          </table:table-cell>
          <table:table-cell table:style-name="ce386" table:formula="of:=IF([.P24]=[.Y24];[.AE24];IF([.P24]=[.Y25];[.AE25];IF([.P24]=[.Y26];[.AE26];IF([.P24]=[.Y27];[.AE27];&quot;&quot;))))" office:value-type="float" office:value="3" calcext:value-type="float">
            <text:p>3</text:p>
          </table:table-cell>
          <table:table-cell table:style-name="ce345"/>
          <table:table-cell table:style-name="ce355" table:formula="of:=IF([.$AF$28]&lt;&gt;0;RANK([.AF24];[.$AF$24:.$AF$27]);&quot;&quot;)" office:value-type="float" office:value="1" calcext:value-type="float">
            <text:p>1</text:p>
          </table:table-cell>
          <table:table-cell table:style-name="ce155" office:value-type="string" calcext:value-type="string">
            <text:p>Côte d'Ivoire</text:p>
          </table:table-cell>
          <table:table-cell table:style-name="ce368" table:formula="of:=IF(OR([.X24]=1;[.X24]=2);[.Y24];&quot;&quot;)" office:value-type="string" office:string-value="Côte d'Ivoire" calcext:value-type="string">
            <text:p>Côte d'Ivoire</text:p>
          </table:table-cell>
          <table:table-cell table:style-name="ce369" table:formula="of:=IF([.X24]&lt;=4;&quot;Q&quot;;&quot;&quot;)" office:value-type="string" office:string-value="Q" calcext:value-type="string">
            <text:p>Q</text:p>
          </table:table-cell>
          <table:table-cell table:style-name="ce371" table:formula="of:=[.E24]+[.I26]+[.I28]" office:value-type="float" office:value="7" calcext:value-type="float">
            <text:p>7</text:p>
          </table:table-cell>
          <table:table-cell table:style-name="ce378" table:formula="of:=[.J24]+[.K26]+[.K28]" office:value-type="float" office:value="8" calcext:value-type="float">
            <text:p>8</text:p>
          </table:table-cell>
          <table:table-cell table:style-name="ce382" table:formula="of:=[.K24]+[.J26]+[.J28]" office:value-type="float" office:value="5" calcext:value-type="float">
            <text:p>5</text:p>
          </table:table-cell>
          <table:table-cell table:style-name="ce386" table:formula="of:=[.AC24]-[.AD24]" office:value-type="float" office:value="3" calcext:value-type="float">
            <text:p>3</text:p>
          </table:table-cell>
          <table:table-cell table:style-name="ce446" table:formula="of:=[.AB24]*10000+[.AE24]*100+[.AC24]" office:value-type="float" office:value="70308" calcext:value-type="float">
            <text:p>70308</text:p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23]=0;&quot;&quot;;IF([.AG23]=1;CONCATENATE([.AH25];[.AH26];[.AH27];[.AH28]);VLOOKUP(1;[.AG25:.AH28];2)))" office:value-type="string" office:string-value="Côte d'Ivoire" calcext:value-type="string">
            <text:p>Côte d'Ivoir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23]=1;CONCATENATE([.AJ25];[.AJ26];[.AJ27];[.AJ28]);IF([.AI23]=0;&quot;&quot;;IF([.AI23]&lt;&gt;1;VLOOKUP(1;[.AI25:.AJ28];2))))" office:value-type="string" office:string-value="Japon" calcext:value-type="string">
            <text:p>Japon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23]=1;CONCATENATE([.AL25];[.AL26];[.AL27];[.AL28]);IF([.AK23]=0;&quot;&quot;;IF([.AK23]&lt;&gt;1;VLOOKUP(1;[.AK25:.AL28];2))))" office:value-type="string" office:string-value="Grèce" calcext:value-type="string">
            <text:p>Grèce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23]=1;CONCATENATE([.AN25];[.AN26];[.AN27];[.AN28]);IF([.AM23]=0;[.AL29];IF([.AM23]&lt;&gt;1;VLOOKUP(1;[.AM25:.AN28];2))))" office:value-type="string" office:string-value="Colombie" calcext:value-type="string">
            <text:p>Colombie</text:p>
          </table:table-cell>
          <table:table-cell table:style-name="ce453" table:formula="of:=COUNTIF([.AH24:.AJ29];[.Y24])" office:value-type="float" office:value="2" calcext:value-type="float">
            <text:p>2</text:p>
          </table:table-cell>
          <table:table-cell table:style-name="ce462" table:formula="of:=[.Y24]" office:value-type="string" office:string-value="Côte d'Ivoire" calcext:value-type="string">
            <text:p>Côte d'Ivoire</text:p>
          </table:table-cell>
          <table:table-cell table:style-name="ce24"/>
          <table:table-cell table:style-name="ce473" office:value-type="string" calcext:value-type="string" table:number-columns-spanned="2" table:number-rows-spanned="1">
            <text:p>18H00 TF1</text:p>
          </table:table-cell>
          <table:covered-table-cell table:style-name="ce492"/>
          <table:table-cell table:style-name="ce512" office:value-type="string" calcext:value-type="string">
            <text:p>Score</text:p>
          </table:table-cell>
          <table:table-cell table:style-name="ce519" table:formula="of:=IF(AND([.AT25]&lt;&gt;&quot;&quot;;[.AT26]&lt;&gt;&quot;&quot;;[.AT25]=[.AT26]);&quot;Penaltys&quot;;&quot;&quot;)">
            <text:p/>
          </table:table-cell>
          <table:table-cell table:style-name="ce521" table:number-columns-repeated="2"/>
          <table:table-cell table:style-name="ce540"/>
          <table:table-cell table:style-name="ce484" table:number-columns-repeated="2"/>
          <table:table-cell table:style-name="ce553"/>
          <table:table-cell table:style-name="ce484" table:number-columns-repeated="3"/>
          <table:table-cell table:style-name="ce24" table:number-columns-repeated="12"/>
          <table:table-cell table:style-name="ce585"/>
          <table:table-cell table:style-name="ce462" table:number-columns-repeated="955"/>
        </table:table-row>
        <table:table-row table:style-name="ro6">
          <table:table-cell table:style-name="ce51" office:value-type="date" office:date-value="2014-06-20" calcext:value-type="date">
            <text:p>vendredi 20 juin</text:p>
          </table:table-cell>
          <table:table-cell table:style-name="ce92" office:value-type="string" calcext:value-type="string">
            <text:p>0H</text:p>
          </table:table-cell>
          <table:table-cell table:style-name="ce130"/>
          <table:table-cell table:style-name="ce166" office:value-type="string" calcext:value-type="string">
            <text:p>Japon</text:p>
          </table:table-cell>
          <table:table-cell table:style-name="ce193" table:formula="of:=IF([.J25]=&quot;&quot;;0;IF([.J25]&gt;[.K25];3;IF([.J25]=[.K25];1;0)))" office:value-type="float" office:value="1" calcext:value-type="float">
            <text:p>1</text:p>
          </table:table-cell>
          <table:table-cell table:style-name="ce208" table:formula="of:=IF([.E25]=3;[.D25];&quot;&quot;)">
            <text:p/>
          </table:table-cell>
          <table:table-cell table:style-name="ce227" office:value-type="string" calcext:value-type="string">
            <text:p>Grèce</text:p>
          </table:table-cell>
          <table:table-cell table:style-name="ce208" table:formula="of:=IF([.I25]=3;[.G25];&quot;&quot;)">
            <text:p/>
          </table:table-cell>
          <table:table-cell table:style-name="ce255" table:formula="of:=IF([.K25]=&quot;&quot;;0;IF([.K25]&gt;[.J25];3;IF([.K25]=[.J25];1;0)))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style-name="ce342" table:formula="of:=[.AA24]&amp;[.X24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25]=[.Y24];[.X24];IF([.P25]=[.Y25];[.X25];IF([.P25]=[.Y26];[.X26];IF([.P25]=[.Y27];[.X27];&quot;&quot;))))" office:value-type="float" office:value="2" calcext:value-type="float">
            <text:p>2</text:p>
          </table:table-cell>
          <table:table-cell table:style-name="ce362" table:formula="of:=IF(SUM([.X24:.X27])=4;[.Y25];IF(SUM([.X24:.X27])=10;VLOOKUP(ROWS([.Y24:.Y25]);[.X24:.Y27];2;0);IF([.AG23]=2;[.AH29];IF([.AI23]=2;[.AJ24];IF([.AG23]=3;[.AH29];[.AJ24])))))" office:value-type="string" office:string-value="Japon" calcext:value-type="string">
            <text:p>Japon</text:p>
          </table:table-cell>
          <table:table-cell table:style-name="ce368" table:formula="of:=IF(OR([.O25]=1;[.O25]=2);[.P25];&quot;&quot;)" office:value-type="string" office:string-value="Japon" calcext:value-type="string">
            <text:p>Japon</text:p>
          </table:table-cell>
          <table:table-cell table:style-name="ce369"/>
          <table:table-cell table:style-name="ce372" table:formula="of:=IF([.P25]=[.Y24];[.AB24];IF([.P25]=[.Y25];[.AB25];IF([.P25]=[.Y26];[.AB26];IF([.P25]=[.Y27];[.AB27];&quot;&quot;))))" office:value-type="float" office:value="5" calcext:value-type="float">
            <text:p>5</text:p>
          </table:table-cell>
          <table:table-cell table:style-name="ce379" table:formula="of:=IF([.P25]=[.Y24];[.AC24];IF([.P25]=[.Y25];[.AC25];IF([.P25]=[.Y26];[.AC26];IF([.P25]=[.Y27];[.AC27];&quot;&quot;))))" office:value-type="float" office:value="5" calcext:value-type="float">
            <text:p>5</text:p>
          </table:table-cell>
          <table:table-cell table:style-name="ce383" table:formula="of:=IF([.P25]=[.Y24];[.AD24];IF([.P25]=[.Y25];[.AD25];IF([.P25]=[.Y26];[.AD26];IF([.P25]=[.Y27];[.AD27];&quot;&quot;))))" office:value-type="float" office:value="4" calcext:value-type="float">
            <text:p>4</text:p>
          </table:table-cell>
          <table:table-cell table:style-name="ce387" table:formula="of:=IF([.P25]=[.Y24];[.AE24];IF([.P25]=[.Y25];[.AE25];IF([.P25]=[.Y26];[.AE26];IF([.P25]=[.Y27];[.AE27];&quot;&quot;))))" office:value-type="float" office:value="1" calcext:value-type="float">
            <text:p>1</text:p>
          </table:table-cell>
          <table:table-cell table:style-name="ce345"/>
          <table:table-cell table:style-name="ce356" table:formula="of:=IF([.$AF$28]&lt;&gt;0;RANK([.AF25];[.$AF$24:.$AF$27]);&quot;&quot;)" office:value-type="float" office:value="4" calcext:value-type="float">
            <text:p>4</text:p>
          </table:table-cell>
          <table:table-cell table:style-name="ce154" office:value-type="string" calcext:value-type="string">
            <text:p>Colombie</text:p>
          </table:table-cell>
          <table:table-cell table:style-name="ce368" table:formula="of:=IF(OR([.X25]=1;[.X25]=2);[.Y25];&quot;&quot;)">
            <text:p/>
          </table:table-cell>
          <table:table-cell table:style-name="ce369" table:formula="of:=IF([.X25]&lt;=4;&quot;Q&quot;;&quot;&quot;)" office:value-type="string" office:string-value="Q" calcext:value-type="string">
            <text:p>Q</text:p>
          </table:table-cell>
          <table:table-cell table:style-name="ce372" table:formula="of:=[.E23]+[.E26]+[.I27]" office:value-type="float" office:value="0" calcext:value-type="float">
            <text:p>0</text:p>
          </table:table-cell>
          <table:table-cell table:style-name="ce379" table:formula="of:=[.J23]+[.J26]+[.K27]" office:value-type="float" office:value="2" calcext:value-type="float">
            <text:p>2</text:p>
          </table:table-cell>
          <table:table-cell table:style-name="ce383" table:formula="of:=[.K23]+[.K26]+[.J27]" office:value-type="float" office:value="6" calcext:value-type="float">
            <text:p>6</text:p>
          </table:table-cell>
          <table:table-cell table:style-name="ce387" table:formula="of:=[.AC25]-[.AD25]" office:value-type="float" office:value="-4" calcext:value-type="float">
            <text:p>-4</text:p>
          </table:table-cell>
          <table:table-cell table:style-name="ce446" table:formula="of:=[.AB25]*10000+[.AE25]*100+[.AC25]" office:value-type="float" office:value="-398" calcext:value-type="float">
            <text:p>-398</text:p>
          </table:table-cell>
          <table:table-cell table:style-name="ce451" table:formula="of:=IF([.L25]=&quot;Q1&quot;;1;&quot;&quot;)" office:value-type="float" office:value="1" calcext:value-type="float">
            <text:p>1</text:p>
          </table:table-cell>
          <table:table-cell table:style-name="ce455" table:formula="of:=IF([.X24]=1;[.Y24];&quot;&quot;)" office:value-type="string" office:string-value="Côte d'Ivoire" calcext:value-type="string">
            <text:p>Côte d'Ivoire</text:p>
          </table:table-cell>
          <table:table-cell table:style-name="ce459" table:formula="of:=IF([.L25]=&quot;Q2&quot;;1;&quot;&quot;)">
            <text:p/>
          </table:table-cell>
          <table:table-cell table:style-name="ce451" table:formula="of:=IF([.X24]=2;[.Y24];&quot;&quot;)">
            <text:p/>
          </table:table-cell>
          <table:table-cell table:style-name="ce459" table:formula="of:=IF([.L25]=&quot;Q3&quot;;1;&quot;&quot;)">
            <text:p/>
          </table:table-cell>
          <table:table-cell table:style-name="ce451" table:formula="of:=IF([.X24]=3;[.Y24];&quot;&quot;)">
            <text:p/>
          </table:table-cell>
          <table:table-cell table:style-name="ce459" table:formula="of:=IF([.L25]=&quot;Q4&quot;;1;&quot;&quot;)">
            <text:p/>
          </table:table-cell>
          <table:table-cell table:style-name="ce451" table:formula="of:=IF([.X24]=4;[.Y24];&quot;&quot;)">
            <text:p/>
          </table:table-cell>
          <table:table-cell table:style-name="ce453" table:formula="of:=COUNTIF([.AH24:.AJ29];[.Y25])" office:value-type="float" office:value="0" calcext:value-type="float">
            <text:p>0</text:p>
          </table:table-cell>
          <table:table-cell table:style-name="ce462" table:formula="of:=[.Y25]" office:value-type="string" office:string-value="Colombie" calcext:value-type="string">
            <text:p>Colombie</text:p>
          </table:table-cell>
          <table:table-cell table:style-name="ce24"/>
          <table:table-cell table:style-name="ce474" office:value-type="string" calcext:value-type="string">
            <text:p>E1</text:p>
          </table:table-cell>
          <table:table-cell table:style-name="ce493" table:formula="of:=[$Résults.P48]" office:value-type="string" office:string-value="France" calcext:value-type="string">
            <text:p>France</text:p>
          </table:table-cell>
          <table:table-cell table:style-name="ce508" office:value-type="float" office:value="3" calcext:value-type="float">
            <text:p>3</text:p>
          </table:table-cell>
          <table:table-cell table:style-name="ce518"/>
          <table:table-cell table:style-name="ce522" table:formula="of:=IF(AND([.AU24]&lt;&gt;&quot;&quot;;[.AU26]=&quot;&quot;);&quot;&lt; SAISIR&quot;;IF(AND(OR(AND([.AT25]=&quot;&quot;;[.AT26]=&quot;&quot;);[.AT25]&lt;&gt;[.AT26]);OR([.AU25]&lt;&gt;&quot;&quot;;[.AU2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/>
          <table:table-cell table:style-name="ce484" table:number-columns-repeated="4"/>
          <table:table-cell table:style-name="ce487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6">
          <table:table-cell table:style-name="ce52" office:value-type="date" office:date-value="2014-06-19" calcext:value-type="date">
            <text:p>jeudi 19 juin</text:p>
          </table:table-cell>
          <table:table-cell table:style-name="ce93" office:value-type="string" calcext:value-type="string">
            <text:p>18H</text:p>
          </table:table-cell>
          <table:table-cell table:style-name="ce131"/>
          <table:table-cell table:style-name="ce167" office:value-type="string" calcext:value-type="string">
            <text:p>Colombie</text:p>
          </table:table-cell>
          <table:table-cell table:style-name="ce194" table:formula="of:=IF([.J26]=&quot;&quot;;0;IF([.J26]&gt;[.K26];3;IF([.J26]=[.K26];1;0)))" office:value-type="float" office:value="0" calcext:value-type="float">
            <text:p>0</text:p>
          </table:table-cell>
          <table:table-cell table:style-name="ce208" table:formula="of:=IF([.E26]=3;[.D26];&quot;&quot;)">
            <text:p/>
          </table:table-cell>
          <table:table-cell table:style-name="ce228" office:value-type="string" calcext:value-type="string">
            <text:p>Côte d'Ivoire</text:p>
          </table:table-cell>
          <table:table-cell table:style-name="ce208" table:formula="of:=IF([.I26]=3;[.G26];&quot;&quot;)" office:value-type="string" office:string-value="Côte d'Ivoire" calcext:value-type="string">
            <text:p>Côte d'Ivoire</text:p>
          </table:table-cell>
          <table:table-cell table:style-name="ce256" table:formula="of:=IF([.K26]=&quot;&quot;;0;IF([.K26]&gt;[.J26];3;IF([.K26]=[.J26];1;0)))" office:value-type="float" office:value="3" calcext:value-type="float">
            <text:p>3</text:p>
          </table:table-cell>
          <table:table-cell table:style-name="ce281" office:value-type="float" office:value="1" calcext:value-type="float">
            <text:p>1</text:p>
          </table:table-cell>
          <table:table-cell table:style-name="ce321" office:value-type="float" office:value="3" calcext:value-type="float">
            <text:p>3</text:p>
          </table:table-cell>
          <table:table-cell table:style-name="ce342" table:formula="of:=[.AA25]&amp;[.X25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6" table:formula="of:=IF([.P26]=[.Y24];[.X24];IF([.P26]=[.Y25];[.X25];IF([.P26]=[.Y26];[.X26];IF([.P26]=[.Y27];[.X27];&quot;&quot;))))" office:value-type="float" office:value="3" calcext:value-type="float">
            <text:p>3</text:p>
          </table:table-cell>
          <table:table-cell table:style-name="ce363" table:formula="of:=IF(SUM([.X24:.X27])=4;[.Y26];IF(SUM([.X24:.X27])=10;VLOOKUP(ROWS([.Y24:.Y26]);[.X24:.Y27];2;0);IF([.AG23]=3;[.AO28];IF([.AK23]=0;[.AJ29];[.AL24]))))" office:value-type="string" office:string-value="Grèce" calcext:value-type="string">
            <text:p>Grèce</text:p>
          </table:table-cell>
          <table:table-cell table:style-name="ce368" table:formula="of:=IF(OR([.O26]=1;[.O26]=2);[.P26];&quot;&quot;)">
            <text:p/>
          </table:table-cell>
          <table:table-cell table:style-name="ce369"/>
          <table:table-cell table:style-name="ce372" table:formula="of:=IF([.P26]=[.Y24];[.AB24];IF([.P26]=[.Y25];[.AB25];IF([.P26]=[.Y26];[.AB26];IF([.P26]=[.Y27];[.AB27];&quot;&quot;))))" office:value-type="float" office:value="4" calcext:value-type="float">
            <text:p>4</text:p>
          </table:table-cell>
          <table:table-cell table:style-name="ce379" table:formula="of:=IF([.P26]=[.Y24];[.AC24];IF([.P26]=[.Y25];[.AC25];IF([.P26]=[.Y26];[.AC26];IF([.P26]=[.Y27];[.AC27];&quot;&quot;))))" office:value-type="float" office:value="4" calcext:value-type="float">
            <text:p>4</text:p>
          </table:table-cell>
          <table:table-cell table:style-name="ce383" table:formula="of:=IF([.P26]=[.Y24];[.AD24];IF([.P26]=[.Y25];[.AD25];IF([.P26]=[.Y26];[.AD26];IF([.P26]=[.Y27];[.AD27];&quot;&quot;))))" office:value-type="float" office:value="4" calcext:value-type="float">
            <text:p>4</text:p>
          </table:table-cell>
          <table:table-cell table:style-name="ce387" table:formula="of:=IF([.P26]=[.Y24];[.AE24];IF([.P26]=[.Y25];[.AE25];IF([.P26]=[.Y26];[.AE26];IF([.P26]=[.Y27];[.AE27];&quot;&quot;))))" office:value-type="float" office:value="0" calcext:value-type="float">
            <text:p>0</text:p>
          </table:table-cell>
          <table:table-cell table:style-name="ce345"/>
          <table:table-cell table:style-name="ce356" table:formula="of:=IF([.$AF$28]&lt;&gt;0;RANK([.AF26];[.$AF$24:.$AF$27]);&quot;&quot;)" office:value-type="float" office:value="2" calcext:value-type="float">
            <text:p>2</text:p>
          </table:table-cell>
          <table:table-cell table:style-name="ce217" office:value-type="string" calcext:value-type="string">
            <text:p>Japon</text:p>
          </table:table-cell>
          <table:table-cell table:style-name="ce368" table:formula="of:=IF(OR([.X26]=1;[.X26]=2);[.Y26];&quot;&quot;)" office:value-type="string" office:string-value="Japon" calcext:value-type="string">
            <text:p>Japon</text:p>
          </table:table-cell>
          <table:table-cell table:style-name="ce369" table:formula="of:=IF([.X26]&lt;=4;&quot;Q&quot;;&quot;&quot;)" office:value-type="string" office:string-value="Q" calcext:value-type="string">
            <text:p>Q</text:p>
          </table:table-cell>
          <table:table-cell table:style-name="ce372" table:formula="of:=[.I24]+[.E25]+[.E27]" office:value-type="float" office:value="5" calcext:value-type="float">
            <text:p>5</text:p>
          </table:table-cell>
          <table:table-cell table:style-name="ce379" table:formula="of:=[.K24]+[.J25]+[.J27]" office:value-type="float" office:value="5" calcext:value-type="float">
            <text:p>5</text:p>
          </table:table-cell>
          <table:table-cell table:style-name="ce383" table:formula="of:=[.J24]+[.K25]+[.K27]" office:value-type="float" office:value="4" calcext:value-type="float">
            <text:p>4</text:p>
          </table:table-cell>
          <table:table-cell table:style-name="ce387" table:formula="of:=[.AC26]-[.AD26]" office:value-type="float" office:value="1" calcext:value-type="float">
            <text:p>1</text:p>
          </table:table-cell>
          <table:table-cell table:style-name="ce446" table:formula="of:=[.AB26]*10000+[.AE26]*100+[.AC26]" office:value-type="float" office:value="50105" calcext:value-type="float">
            <text:p>50105</text:p>
          </table:table-cell>
          <table:table-cell table:style-name="ce451" table:formula="of:=IF([.L26]=&quot;Q1&quot;;1;&quot;&quot;)">
            <text:p/>
          </table:table-cell>
          <table:table-cell table:style-name="ce455" table:formula="of:=IF([.X25]=1;[.Y25];&quot;&quot;)">
            <text:p/>
          </table:table-cell>
          <table:table-cell table:style-name="ce459" table:formula="of:=IF([.L26]=&quot;Q2&quot;;1;&quot;&quot;)">
            <text:p/>
          </table:table-cell>
          <table:table-cell table:style-name="ce451" table:formula="of:=IF([.X25]=2;[.Y25];&quot;&quot;)">
            <text:p/>
          </table:table-cell>
          <table:table-cell table:style-name="ce459" table:formula="of:=IF([.L26]=&quot;Q3&quot;;1;&quot;&quot;)">
            <text:p/>
          </table:table-cell>
          <table:table-cell table:style-name="ce451" table:formula="of:=IF([.X25]=3;[.Y25];&quot;&quot;)">
            <text:p/>
          </table:table-cell>
          <table:table-cell table:style-name="ce459" table:formula="of:=IF([.L26]=&quot;Q4&quot;;1;&quot;&quot;)" office:value-type="float" office:value="1" calcext:value-type="float">
            <text:p>1</text:p>
          </table:table-cell>
          <table:table-cell table:style-name="ce451" table:formula="of:=IF([.X25]=4;[.Y25];&quot;&quot;)" office:value-type="string" office:string-value="Colombie" calcext:value-type="string">
            <text:p>Colombie</text:p>
          </table:table-cell>
          <table:table-cell table:style-name="ce453" table:formula="of:=COUNTIF([.AH24:.AJ29];[.Y26])" office:value-type="float" office:value="2" calcext:value-type="float">
            <text:p>2</text:p>
          </table:table-cell>
          <table:table-cell table:style-name="ce462" table:formula="of:=[.Y26]" office:value-type="string" office:string-value="Japon" calcext:value-type="string">
            <text:p>Japon</text:p>
          </table:table-cell>
          <table:table-cell table:style-name="ce24"/>
          <table:table-cell table:style-name="ce475" office:value-type="string" calcext:value-type="string">
            <text:p>F2</text:p>
          </table:table-cell>
          <table:table-cell table:style-name="ce494" table:formula="of:=[$Résults.P59]" office:value-type="string" office:string-value="Nigeria" calcext:value-type="string">
            <text:p>Nigeria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521"/>
          <table:table-cell table:style-name="ce540" table:number-columns-repeated="3"/>
          <table:table-cell table:style-name="ce484" table:number-columns-repeated="3"/>
          <table:table-cell table:style-name="ce540"/>
          <table:table-cell table:style-name="ce24" table:number-columns-repeated="10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6">
          <table:table-cell table:style-name="ce37" office:value-type="date" office:date-value="2014-06-24" calcext:value-type="date">
            <text:p>mardi 24 juin</text:p>
          </table:table-cell>
          <table:table-cell table:style-name="ce80" office:value-type="string" calcext:value-type="string">
            <text:p>22H</text:p>
          </table:table-cell>
          <table:table-cell table:style-name="ce119"/>
          <table:table-cell table:style-name="ce158" office:value-type="string" calcext:value-type="string">
            <text:p>Japon</text:p>
          </table:table-cell>
          <table:table-cell table:style-name="ce185" table:formula="of:=IF([.J27]=&quot;&quot;;0;IF([.J27]&gt;[.K27];3;IF([.J27]=[.K27];1;0)))" office:value-type="float" office:value="3" calcext:value-type="float">
            <text:p>3</text:p>
          </table:table-cell>
          <table:table-cell table:style-name="ce208" table:formula="of:=IF([.E27]=3;[.D27];&quot;&quot;)" office:value-type="string" office:string-value="Japon" calcext:value-type="string">
            <text:p>Japon</text:p>
          </table:table-cell>
          <table:table-cell table:style-name="ce220" office:value-type="string" calcext:value-type="string">
            <text:p>Colombie</text:p>
          </table:table-cell>
          <table:table-cell table:style-name="ce208" table:formula="of:=IF([.I27]=3;[.G27];&quot;&quot;)">
            <text:p/>
          </table:table-cell>
          <table:table-cell table:style-name="ce250" table:formula="of:=IF([.K27]=&quot;&quot;;0;IF([.K27]&gt;[.J27];3;IF([.K27]=[.J27];1;0)))" office:value-type="float" office:value="0" calcext:value-type="float">
            <text:p>0</text:p>
          </table:table-cell>
          <table:table-cell table:style-name="ce282" office:value-type="float" office:value="2" calcext:value-type="float">
            <text:p>2</text:p>
          </table:table-cell>
          <table:table-cell table:style-name="ce322" office:value-type="float" office:value="1" calcext:value-type="float">
            <text:p>1</text:p>
          </table:table-cell>
          <table:table-cell table:style-name="ce342" table:formula="of:=[.AA26]&amp;[.X26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7" table:formula="of:=IF([.P27]=[.Y24];[.X24];IF([.P27]=[.Y25];[.X25];IF([.P27]=[.Y26];[.X26];IF([.P27]=[.Y27];[.X27];&quot;&quot;))))" office:value-type="float" office:value="4" calcext:value-type="float">
            <text:p>4</text:p>
          </table:table-cell>
          <table:table-cell table:style-name="ce364" table:formula="of:=IF(SUM([.X24:.X27])=4;[.Y27];IF(SUM([.X24:.X27])=10;VLOOKUP(ROWS([.Y24:.Y27]);[.X24:.Y27];2;0);IF([.AI23]=3;[.AO28];[.AN24])))" office:value-type="string" office:string-value="Colombie" calcext:value-type="string">
            <text:p>Colombie</text:p>
          </table:table-cell>
          <table:table-cell table:style-name="ce368" table:formula="of:=IF(OR([.O27]=1;[.O27]=2);[.P27];&quot;&quot;)">
            <text:p/>
          </table:table-cell>
          <table:table-cell table:style-name="ce369"/>
          <table:table-cell table:style-name="ce373" table:formula="of:=IF([.P27]=[.Y24];[.AB24];IF([.P27]=[.Y25];[.AB25];IF([.P27]=[.Y26];[.AB26];IF([.P27]=[.Y27];[.AB27];&quot;&quot;))))" office:value-type="float" office:value="0" calcext:value-type="float">
            <text:p>0</text:p>
          </table:table-cell>
          <table:table-cell table:style-name="ce380" table:formula="of:=IF([.P27]=[.Y24];[.AC24];IF([.P27]=[.Y25];[.AC25];IF([.P27]=[.Y26];[.AC26];IF([.P27]=[.Y27];[.AC27];&quot;&quot;))))" office:value-type="float" office:value="2" calcext:value-type="float">
            <text:p>2</text:p>
          </table:table-cell>
          <table:table-cell table:style-name="ce384" table:formula="of:=IF([.P27]=[.Y24];[.AD24];IF([.P27]=[.Y25];[.AD25];IF([.P27]=[.Y26];[.AD26];IF([.P27]=[.Y27];[.AD27];&quot;&quot;))))" office:value-type="float" office:value="6" calcext:value-type="float">
            <text:p>6</text:p>
          </table:table-cell>
          <table:table-cell table:style-name="ce388" table:formula="of:=IF([.P27]=[.Y24];[.AE24];IF([.P27]=[.Y25];[.AE25];IF([.P27]=[.Y26];[.AE26];IF([.P27]=[.Y27];[.AE27];&quot;&quot;))))" office:value-type="float" office:value="-4" calcext:value-type="float">
            <text:p>-4</text:p>
          </table:table-cell>
          <table:table-cell table:style-name="ce345"/>
          <table:table-cell table:style-name="ce395" table:formula="of:=IF([.$AF$28]&lt;&gt;0;RANK([.AF27];[.$AF$24:.$AF$27]);&quot;&quot;)" office:value-type="float" office:value="3" calcext:value-type="float">
            <text:p>3</text:p>
          </table:table-cell>
          <table:table-cell table:style-name="ce216" office:value-type="string" calcext:value-type="string">
            <text:p>Grèce</text:p>
          </table:table-cell>
          <table:table-cell table:style-name="ce368" table:formula="of:=IF(OR([.X27]=1;[.X27]=2);[.Y27];&quot;&quot;)">
            <text:p/>
          </table:table-cell>
          <table:table-cell table:style-name="ce369" table:formula="of:=IF([.X27]&lt;=4;&quot;Q&quot;;&quot;&quot;)" office:value-type="string" office:string-value="Q" calcext:value-type="string">
            <text:p>Q</text:p>
          </table:table-cell>
          <table:table-cell table:style-name="ce373" table:formula="of:=[.I23]+[.I25]+[.E28]" office:value-type="float" office:value="4" calcext:value-type="float">
            <text:p>4</text:p>
          </table:table-cell>
          <table:table-cell table:style-name="ce380" table:formula="of:=[.K23]+[.K25]+[.J28]" office:value-type="float" office:value="4" calcext:value-type="float">
            <text:p>4</text:p>
          </table:table-cell>
          <table:table-cell table:style-name="ce384" table:formula="of:=[.J23]+[.J25]+[.K28]" office:value-type="float" office:value="4" calcext:value-type="float">
            <text:p>4</text:p>
          </table:table-cell>
          <table:table-cell table:style-name="ce388" table:formula="of:=[.AC27]-[.AD27]" office:value-type="float" office:value="0" calcext:value-type="float">
            <text:p>0</text:p>
          </table:table-cell>
          <table:table-cell table:style-name="ce446" table:formula="of:=[.AB27]*10000+[.AE27]*100+[.AC27]" office:value-type="float" office:value="40004" calcext:value-type="float">
            <text:p>40004</text:p>
          </table:table-cell>
          <table:table-cell table:style-name="ce451" table:formula="of:=IF([.L27]=&quot;Q1&quot;;1;&quot;&quot;)">
            <text:p/>
          </table:table-cell>
          <table:table-cell table:style-name="ce455" table:formula="of:=IF([.X26]=1;[.Y26];&quot;&quot;)">
            <text:p/>
          </table:table-cell>
          <table:table-cell table:style-name="ce459" table:formula="of:=IF([.L27]=&quot;Q2&quot;;1;&quot;&quot;)" office:value-type="float" office:value="1" calcext:value-type="float">
            <text:p>1</text:p>
          </table:table-cell>
          <table:table-cell table:style-name="ce451" table:formula="of:=IF([.X26]=2;[.Y26];&quot;&quot;)" office:value-type="string" office:string-value="Japon" calcext:value-type="string">
            <text:p>Japon</text:p>
          </table:table-cell>
          <table:table-cell table:style-name="ce459" table:formula="of:=IF([.L27]=&quot;Q3&quot;;1;&quot;&quot;)">
            <text:p/>
          </table:table-cell>
          <table:table-cell table:style-name="ce451" table:formula="of:=IF([.X26]=3;[.Y26];&quot;&quot;)">
            <text:p/>
          </table:table-cell>
          <table:table-cell table:style-name="ce459" table:formula="of:=IF([.L27]=&quot;Q4&quot;;1;&quot;&quot;)">
            <text:p/>
          </table:table-cell>
          <table:table-cell table:style-name="ce451" table:formula="of:=IF([.X26]=4;[.Y26];&quot;&quot;)">
            <text:p/>
          </table:table-cell>
          <table:table-cell table:style-name="ce453" table:formula="of:=COUNTIF([.AH24:.AJ29];[.Y27])" office:value-type="float" office:value="0" calcext:value-type="float">
            <text:p>0</text:p>
          </table:table-cell>
          <table:table-cell table:style-name="ce462" table:formula="of:=[.Y27]" office:value-type="string" office:string-value="Grèce" calcext:value-type="string">
            <text:p>Grèce</text:p>
          </table:table-cell>
          <table:table-cell table:style-name="ce24" table:number-columns-repeated="10"/>
          <table:table-cell table:style-name="ce540" table:number-columns-repeated="2"/>
          <table:table-cell table:style-name="ce520" table:number-columns-spanned="3" table:number-rows-spanned="1"/>
          <table:covered-table-cell table:number-columns-repeated="2" table:style-name="ce520"/>
          <table:table-cell table:style-name="ce24" table:number-columns-repeated="9"/>
          <table:table-cell table:style-name="ce516" table:number-columns-repeated="2"/>
          <table:table-cell table:style-name="ce585"/>
          <table:table-cell table:style-name="ce462" table:number-columns-repeated="955"/>
        </table:table-row>
        <table:table-row table:style-name="ro6">
          <table:table-cell table:style-name="ce38" office:value-type="date" office:date-value="2014-06-24" calcext:value-type="date">
            <text:p>mardi 24 juin</text:p>
          </table:table-cell>
          <table:table-cell table:style-name="ce81" office:value-type="string" calcext:value-type="string">
            <text:p>22H</text:p>
          </table:table-cell>
          <table:table-cell table:style-name="ce120"/>
          <table:table-cell table:style-name="ce159" office:value-type="string" calcext:value-type="string">
            <text:p>Grèce</text:p>
          </table:table-cell>
          <table:table-cell table:style-name="ce181" table:formula="of:=IF([.J28]=&quot;&quot;;0;IF([.J28]&gt;[.K28];3;IF([.J28]=[.K28];1;0)))" office:value-type="float" office:value="0" calcext:value-type="float">
            <text:p>0</text:p>
          </table:table-cell>
          <table:table-cell table:style-name="ce208" table:formula="of:=IF([.E28]=3;[.D28];&quot;&quot;)">
            <text:p/>
          </table:table-cell>
          <table:table-cell table:style-name="ce221" office:value-type="string" calcext:value-type="string">
            <text:p>Côte d'Ivoire</text:p>
          </table:table-cell>
          <table:table-cell table:style-name="ce208" table:formula="of:=IF([.I28]=3;[.G28];&quot;&quot;)" office:value-type="string" office:string-value="Côte d'Ivoire" calcext:value-type="string">
            <text:p>Côte d'Ivoire</text:p>
          </table:table-cell>
          <table:table-cell table:style-name="ce251" table:formula="of:=IF([.K28]=&quot;&quot;;0;IF([.K28]&gt;[.J28];3;IF([.K28]=[.J28];1;0)))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323" office:value-type="float" office:value="3" calcext:value-type="float">
            <text:p>3</text:p>
          </table:table-cell>
          <table:table-cell table:style-name="ce342" table:formula="of:=[.AA27]&amp;[.X27]" office:value-type="string" office:string-value="Q3" calcext:value-type="string">
            <text:p>Q3</text:p>
          </table:table-cell>
          <table:table-cell table:style-name="ce347" table:formula="of:=IF(COUNTA([.J23:.K28])&lt;&gt;12;&quot;&quot;;IF([.O24]=[.O25];&quot;Tirage 1ere place&quot;;[.P24]))" office:value-type="string" office:string-value="Côte d'Ivoire" calcext:value-type="string">
            <text:p>Côte d'Ivoire</text:p>
          </table:table-cell>
          <table:table-cell table:style-name="ce345"/>
          <table:table-cell table:style-name="ce358" table:formula="of:=IF([.M28]=&quot;&quot;;&quot;&quot;;&quot;C1&quot;)" office:value-type="string" office:string-value="C1" calcext:value-type="string">
            <text:p>C1</text:p>
          </table:table-cell>
          <table:table-cell table:style-name="ce365" table:formula="of:=IF(LEFT([.M28];3)&lt;&gt;&quot;Tir&quot;;[.M28];IF(AND([.S28]&lt;&gt;&quot;&quot;;LEFT([.M28];3)=&quot;Tir&quot;);[.S28];IF([.V28]&lt;&gt;&quot;&quot;;[.M28];&quot;&quot;)))" office:value-type="string" office:string-value="Côte d'Ivoire" calcext:value-type="string">
            <text:p>Côte d'Ivoire</text:p>
          </table:table-cell>
          <table:table-cell table:style-name="ce348"/>
          <table:table-cell table:style-name="ce370" table:formula="of:=IF(AND(COUNTA([.$J$3:.$K$8])=12;[.O2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28];3)=&quot;tir&quot;;[.S28]=&quot;&quot;);&quot;&lt; SAISIR Le nom du tiré au sort&quot;;IF(AND([.M28]&lt;&gt;&quot;&quot;;LEFT([.M28];3)&lt;&gt;&quot;Tir&quot;;[.S28]&lt;&gt;&quot;&quot;);&quot;&lt; EFFACER SVP!!!&quot;;IF(AND(LEFT([.M28];3)=&quot;Tir&quot;;[.P28]&lt;&gt;&quot;&quot;;[.S2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28]=&quot;&quot;;&quot;&quot;;&quot;C1&quot;)" office:value-type="string" office:string-value="C1" calcext:value-type="string">
            <text:p>C1</text:p>
          </table:table-cell>
          <table:table-cell table:style-name="ce347" table:formula="of:=IF(COUNTA([.J23:.K28])&lt;&gt;12;&quot;&quot;;IF([.AB28]=&quot;&quot;;[.AH24];IF(LEFT([.AH24];3)=&quot;tir&quot;;[.AB28];[.AH24])))" office:value-type="string" office:string-value="Côte d'Ivoire" calcext:value-type="string">
            <text:p>Côte d'Ivoire</text:p>
          </table:table-cell>
          <table:table-cell table:style-name="ce348"/>
          <table:table-cell table:style-name="ce370" table:formula="of:=IF(AND(COUNTA([.$J$3:.$K$8])=12;[.X2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28];3)=&quot;tir&quot;;&quot;&lt;-SAISIR&quot;;&quot;&quot;)">
            <text:p/>
          </table:table-cell>
          <table:table-cell table:style-name="ce122" table:formula="of:=SUM([.AF24:.AF27])" office:value-type="float" office:value="160019" calcext:value-type="float">
            <text:p>160019</text:p>
          </table:table-cell>
          <table:table-cell table:style-name="ce452" table:formula="of:=IF([.L28]=&quot;Q1&quot;;1;&quot;&quot;)">
            <text:p/>
          </table:table-cell>
          <table:table-cell table:style-name="ce456" table:formula="of:=IF([.X27]=1;[.Y27];&quot;&quot;)">
            <text:p/>
          </table:table-cell>
          <table:table-cell table:style-name="ce460" table:formula="of:=IF([.L28]=&quot;Q2&quot;;1;&quot;&quot;)">
            <text:p/>
          </table:table-cell>
          <table:table-cell table:style-name="ce452" table:formula="of:=IF([.X27]=2;[.Y27];&quot;&quot;)">
            <text:p/>
          </table:table-cell>
          <table:table-cell table:style-name="ce459" table:formula="of:=IF([.L28]=&quot;Q3&quot;;1;&quot;&quot;)" office:value-type="float" office:value="1" calcext:value-type="float">
            <text:p>1</text:p>
          </table:table-cell>
          <table:table-cell table:style-name="ce451" table:formula="of:=IF([.X27]=3;[.Y27];&quot;&quot;)" office:value-type="string" office:string-value="Grèce" calcext:value-type="string">
            <text:p>Grèce</text:p>
          </table:table-cell>
          <table:table-cell table:style-name="ce459" table:formula="of:=IF([.L28]=&quot;Q4&quot;;1;&quot;&quot;)">
            <text:p/>
          </table:table-cell>
          <table:table-cell table:style-name="ce451" table:formula="of:=IF([.X27]=4;[.Y27];&quot;&quot;)">
            <text:p/>
          </table:table-cell>
          <table:table-cell table:style-name="ce453" table:formula="of:=VLOOKUP(ROWS([.AO24:.AO24]);[.AO24:.AP27];2;0)" office:value-type="string" office:string-value="#N/D" calcext:value-type="error">
            <text:p>#N/D</text:p>
          </table:table-cell>
          <table:table-cell table:style-name="ce462"/>
          <table:table-cell table:style-name="ce24" table:number-columns-repeated="5"/>
          <table:table-cell table:style-name="ce526" office:value-type="date" office:date-value="2014-07-04" calcext:value-type="date" table:number-columns-spanned="2" table:number-rows-spanned="1">
            <text:p>vendredi 04 juillet</text:p>
          </table:table-cell>
          <table:covered-table-cell table:style-name="ce472"/>
          <table:table-cell table:style-name="ce484" table:number-columns-repeated="2"/>
          <table:table-cell table:style-name="ce24"/>
          <table:table-cell table:style-name="ce540" table:number-columns-repeated="2"/>
          <table:table-cell table:style-name="ce554" office:value-type="string" calcext:value-type="string" table:number-columns-spanned="3" table:number-rows-spanned="2">
            <text:p>3ème place</text:p>
          </table:table-cell>
          <table:covered-table-cell table:number-columns-repeated="2"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28]&amp;[.X28]" office:value-type="string" office:string-value="C1" calcext:value-type="string">
            <text:p>C1</text:p>
          </table:table-cell>
          <table:table-cell table:style-name="ce348" table:formula="of:=IF(COUNTA([.J23:.K28])&lt;&gt;12;&quot;&quot;;IF(OR(LEFT([.M28];3)=&quot;tir&quot;;[.O25]=[.O26]);&quot;Tirage 2e place&quot;;[.P25]))" office:value-type="string" office:string-value="Japon" calcext:value-type="string">
            <text:p>Japon</text:p>
          </table:table-cell>
          <table:table-cell table:style-name="ce349"/>
          <table:table-cell table:style-name="ce359" table:formula="of:=IF([.M29]=&quot;&quot;;&quot;&quot;;&quot;C2&quot;)" office:value-type="string" office:string-value="C2" calcext:value-type="string">
            <text:p>C2</text:p>
          </table:table-cell>
          <table:table-cell table:style-name="ce365" table:formula="of:=IF(LEFT([.M29];3)&lt;&gt;&quot;Tir&quot;;[.M29];IF(AND([.S29]&lt;&gt;&quot;&quot;;LEFT([.M29];3)=&quot;Tir&quot;);[.S29];IF([.V29]&lt;&gt;&quot;&quot;;[.M29];&quot;&quot;)))" office:value-type="string" office:string-value="Japon" calcext:value-type="string">
            <text:p>Japon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29];3)=&quot;tir&quot;;[.S29]=&quot;&quot;);&quot;&lt; SAISIR Le nom du tiré au sort&quot;;IF(AND([.M29]&lt;&gt;&quot;&quot;;LEFT([.M29];3)&lt;&gt;&quot;Tir&quot;;[.S29]&lt;&gt;&quot;&quot;);&quot;&lt; EFFACER SVP!!!&quot;;IF(AND(LEFT([.M29];3)=&quot;Tir&quot;;[.P29]&lt;&gt;&quot;&quot;;[.S2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29]=&quot;&quot;;&quot;&quot;;&quot;C2&quot;)" office:value-type="string" office:string-value="C2" calcext:value-type="string">
            <text:p>C2</text:p>
          </table:table-cell>
          <table:table-cell table:style-name="ce348" table:formula="of:=IF(COUNTA([.J23:.K28])&lt;&gt;12;&quot;&quot;;IF([.AB29]=&quot;&quot;;[.AJ24];IF(LEFT([.AJ24];3)=&quot;tir&quot;;[.AB29];[.AJ24])))" office:value-type="string" office:string-value="Japon" calcext:value-type="string">
            <text:p>Japon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2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25]&lt;&gt;&quot;&quot;;[.AH25]&lt;&gt;[.AH24]);[.AH25];IF(AND([.AH26]&lt;&gt;&quot;&quot;;[.AH26]&lt;&gt;[.AH24]);[.AH26];IF(AND([.AH27]&lt;&gt;&quot;&quot;;[.AH27]&lt;&gt;[.AH24]);[.AH27];IF(AND([.AH28]&lt;&gt;&quot;&quot;;[.AH28]&lt;&gt;[.AH24]);[.AH28];&quot;&quot;))))">
            <text:p/>
          </table:table-cell>
          <table:table-cell table:style-name="ce398"/>
          <table:table-cell table:style-name="ce453" table:formula="of:=IF(AND([.AJ25]&lt;&gt;&quot;&quot;;[.AJ25]&lt;&gt;[.AJ24]);[.AJ25];IF(AND([.AJ26]&lt;&gt;&quot;&quot;;[.AJ26]&lt;&gt;[.AJ24]);[.AJ26];IF(AND([.AJ27]&lt;&gt;&quot;&quot;;[.AJ27]&lt;&gt;[.AJ24]);[.AJ27];IF(AND([.AJ28]&lt;&gt;&quot;&quot;;[.AJ28]&lt;&gt;[.AJ24]);[.AJ28];&quot;&quot;))))">
            <text:p/>
          </table:table-cell>
          <table:table-cell table:style-name="ce398"/>
          <table:table-cell table:style-name="ce453" table:formula="of:=IF(AND([.AL25]&lt;&gt;&quot;&quot;;[.AL25]&lt;&gt;[.AL24]);[.AL25];IF(AND([.AL26]&lt;&gt;&quot;&quot;;[.AL26]&lt;&gt;[.AL24]);[.AL26];IF(AND([.AL27]&lt;&gt;&quot;&quot;;[.AL27]&lt;&gt;[.AL24]);[.AL27];IF(AND([.AL28]&lt;&gt;&quot;&quot;;[.AL28]&lt;&gt;[.AL24]);[.AL28];&quot;&quot;))))">
            <text:p/>
          </table:table-cell>
          <table:table-cell table:style-name="ce398"/>
          <table:table-cell table:style-name="ce453" table:formula="of:=IF(AND([.AN25]&lt;&gt;&quot;&quot;;[.AN25]&lt;&gt;[.AN24]);[.AN25];IF(AND([.AN26]&lt;&gt;&quot;&quot;;[.AN26]&lt;&gt;[.AN24]);[.AN26];IF(AND([.AN27]&lt;&gt;&quot;&quot;;[.AN27]&lt;&gt;[.AN24]);[.AN27];IF(AND([.AN28]&lt;&gt;&quot;&quot;;[.AN28]&lt;&gt;[.AN24]);[.AN2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7" office:value-type="string" calcext:value-type="string">
            <text:p>22H00 TF1</text:p>
          </table:table-cell>
          <table:table-cell table:style-name="ce512" office:value-type="string" calcext:value-type="string">
            <text:p>Score</text:p>
          </table:table-cell>
          <table:table-cell table:style-name="ce519" table:formula="of:=IF(AND([.AW30]&lt;&gt;&quot;&quot;;[.AW31]&lt;&gt;&quot;&quot;;[.AW30]=[.AW31]);&quot;Penaltys&quot;;&quot;&quot;)">
            <text:p/>
          </table:table-cell>
          <table:table-cell table:style-name="ce484"/>
          <table:table-cell table:style-name="ce24"/>
          <table:table-cell table:style-name="ce540" table:number-columns-repeated="2"/>
          <table:covered-table-cell table:number-columns-repeated="3" table:style-name="ce554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8" table:formula="of:=IF(([.AT25]+[.AU25]=[.AT26]+[.AU26]);&quot;&quot;;IF([.AT25]+[.AU25]&gt;[.AT26]+[.AU26];[.AS25];[.AS26]))" office:value-type="string" office:string-value="France" calcext:value-type="string">
            <text:p>France</text:p>
          </table:table-cell>
          <table:table-cell table:style-name="ce508" office:value-type="float" office:value="1" calcext:value-type="float">
            <text:p>1</text:p>
          </table:table-cell>
          <table:table-cell table:style-name="ce518"/>
          <table:table-cell table:style-name="ce522" table:formula="of:=IF(AND([.AX29]&lt;&gt;&quot;&quot;;[.AX31]=&quot;&quot;);&quot;&lt; SAISIR&quot;;IF(AND(OR(AND([.AW30]=&quot;&quot;;[.AW31]=&quot;&quot;);[.AW30]&lt;&gt;[.AW31]);OR([.AX30]&lt;&gt;&quot;&quot;;[.AX31]&lt;&gt;&quot;&quot;));&quot;&lt; EFFACER&quot;;&quot;&quot;))" table:number-columns-spanned="1" table:number-rows-spanned="2">
            <text:p/>
          </table:table-cell>
          <table:table-cell table:style-name="ce24"/>
          <table:table-cell table:style-name="ce540" table:number-columns-repeated="2"/>
          <table:table-cell table:style-name="ce555" office:value-type="date" office:date-value="2014-07-12" calcext:value-type="date" table:number-columns-spanned="3" table:number-rows-spanned="1">
            <text:p>samedi 12 juillet</text:p>
          </table:table-cell>
          <table:covered-table-cell table:number-columns-repeated="2" table:style-name="ce555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53" office:value-type="string" calcext:value-type="string" table:number-columns-spanned="3" table:number-rows-spanned="1">
            <text:p>GROUPE D</text:p>
          </table:table-cell>
          <table:covered-table-cell table:number-columns-repeated="2" table:style-name="ce53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9" table:formula="of:=IF(([.AT35]+[.AU35]=[.AT36]+[.AU36]);&quot;&quot;;IF([.AT35]+[.AU35]&gt;[.AT36]+[.AU36];[.AS35];[.AS36]))" office:value-type="string" office:string-value="Allemagne" calcext:value-type="string">
            <text:p>Allemagne</text:p>
          </table:table-cell>
          <table:table-cell table:style-name="ce509" office:value-type="float" office:value="2" calcext:value-type="float">
            <text:p>2</text:p>
          </table:table-cell>
          <table:table-cell table:style-name="ce518"/>
          <table:covered-table-cell table:style-name="ce522"/>
          <table:table-cell table:style-name="ce24" table:number-columns-repeated="3"/>
          <table:table-cell table:style-name="ce556" office:value-type="string" calcext:value-type="string" table:number-columns-spanned="2" table:number-rows-spanned="1">
            <text:p>22H00 TF1</text:p>
          </table:table-cell>
          <table:covered-table-cell table:style-name="ce556"/>
          <table:table-cell table:style-name="ce573" office:value-type="string" calcext:value-type="string">
            <text:p>Score</text:p>
          </table:table-cell>
          <table:table-cell table:style-name="ce517" table:formula="of:=IF(AND([.BE32]&lt;&gt;&quot;&quot;;[.BE33]&lt;&gt;&quot;&quot;;[.BE32]=[.BE33]);&quot;Penaltys&quot;;&quot;&quot;)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54" office:value-type="string" calcext:value-type="string">
            <text:p>Date</text:p>
          </table:table-cell>
          <table:table-cell table:style-name="ce94" office:value-type="string" calcext:value-type="string">
            <text:p>Heure</text:p>
          </table:table-cell>
          <table:table-cell table:style-name="ce132" office:value-type="string" calcext:value-type="string">
            <text:p>TV</text:p>
          </table:table-cell>
          <table:table-cell table:style-name="ce168" office:value-type="string" calcext:value-type="string" table:number-columns-spanned="4" table:number-rows-spanned="1">
            <text:p>Rencontres</text:p>
          </table:table-cell>
          <table:covered-table-cell table:style-name="ce195"/>
          <table:covered-table-cell table:style-name="ce211"/>
          <table:covered-table-cell table:style-name="ce229"/>
          <table:table-cell table:style-name="ce242"/>
          <table:table-cell table:style-name="ce252"/>
          <table:table-cell table:style-name="ce284" office:value-type="string" calcext:value-type="string" table:number-columns-spanned="2" table:number-rows-spanned="1">
            <text:p>Score</text:p>
          </table:table-cell>
          <table:covered-table-cell table:style-name="ce284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1" office:value-type="string" calcext:value-type="string" table:number-columns-spanned="1" table:number-rows-spanned="2">
            <text:p>Classement</text:p>
          </table:table-cell>
          <table:table-cell table:style-name="ce407" office:value-type="string" calcext:value-type="string" table:number-columns-spanned="1" table:number-rows-spanned="2">
            <text:p>Equipes</text:p>
          </table:table-cell>
          <table:table-cell table:style-name="ce416" table:number-columns-repeated="2"/>
          <table:table-cell table:style-name="ce407" office:value-type="string" calcext:value-type="string" table:number-columns-spanned="1" table:number-rows-spanned="2">
            <text:p>PTS</text:p>
          </table:table-cell>
          <table:table-cell table:style-name="ce429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29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7"/>
          <table:table-cell table:style-name="ce484"/>
          <table:table-cell table:style-name="ce471"/>
          <table:table-cell table:style-name="ce548"/>
          <table:table-cell table:style-name="ce24" table:number-columns-repeated="2"/>
          <table:table-cell table:style-name="ce557" table:formula="of:=IF(([.AZ20]+[.BA20]=[.AZ21]+[.BA21]);&quot;&quot;;IF([.AZ20]+[.BA20]&gt;[.AZ21]+[.BA21];[.AY21];[.AY20]))" office:value-type="string" office:string-value="Brésil" calcext:value-type="string" table:number-columns-spanned="2" table:number-rows-spanned="1">
            <text:p>Brésil</text:p>
          </table:table-cell>
          <table:covered-table-cell table:style-name="ce567"/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BF31]&lt;&gt;&quot;&quot;;[.BF33]=&quot;&quot;);&quot;&lt; SAISIR&quot;;IF(AND(OR(AND([.BE32]=&quot;&quot;;[.BE33]=&quot;&quot;);[.BE32]&lt;&gt;[.BE33]);OR([.BF32]&lt;&gt;&quot;&quot;;[.BF33]&lt;&gt;&quot;&quot;));&quot;&lt; EFFACER&quot;;&quot;&quot;))" table:number-columns-spanned="1" table:number-rows-spanned="2">
            <text:p/>
          </table:table-cell>
          <table:table-cell table:style-name="ce582" table:formula="of:=IF(([.BE32]+[.BF32]=[.BE33]+[.BF33]);&quot;&quot;;IF([.BE32]+[.BF32]&gt;[.BE33]+[.BF33];[.BC32];[.BC33]))" office:value-type="string" office:string-value="Brésil" calcext:value-type="string">
            <text:p>Brésil</text:p>
          </table:table-cell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55" office:value-type="date" office:date-value="2014-06-14" calcext:value-type="date">
            <text:p>samedi 14 juin</text:p>
          </table:table-cell>
          <table:table-cell table:style-name="ce95" office:value-type="string" calcext:value-type="string">
            <text:p>21H</text:p>
          </table:table-cell>
          <table:table-cell table:style-name="ce133"/>
          <table:table-cell table:style-name="ce154" office:value-type="string" calcext:value-type="string">
            <text:p>Uruguay</text:p>
          </table:table-cell>
          <table:table-cell table:style-name="ce181" table:formula="of:=IF([.J33]=&quot;&quot;;0;IF([.J33]&gt;[.K33];3;IF([.J33]=[.K33];1;0)))" office:value-type="float" office:value="3" calcext:value-type="float">
            <text:p>3</text:p>
          </table:table-cell>
          <table:table-cell table:style-name="ce208" table:formula="of:=IF([.E33]=3;[.D33];&quot;&quot;)" office:value-type="string" office:string-value="Uruguay" calcext:value-type="string">
            <text:p>Uruguay</text:p>
          </table:table-cell>
          <table:table-cell table:style-name="ce216" office:value-type="string" calcext:value-type="string">
            <text:p>Costa Rica</text:p>
          </table:table-cell>
          <table:table-cell table:style-name="ce208" table:formula="of:=IF([.I33]=3;[.G33];&quot;&quot;)">
            <text:p/>
          </table:table-cell>
          <table:table-cell table:style-name="ce246" table:formula="of:=IF([.K33]=&quot;&quot;;0;IF([.K33]&gt;[.J33];3;IF([.K33]=[.J33];1;0)))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324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1"/>
          <table:covered-table-cell table:style-name="ce407"/>
          <table:table-cell table:style-name="ce417" table:number-columns-repeated="2"/>
          <table:covered-table-cell table:style-name="ce407"/>
          <table:table-cell table:style-name="ce430" office:value-type="string" calcext:value-type="string">
            <text:p>Pour</text:p>
          </table:table-cell>
          <table:table-cell table:style-name="ce437" office:value-type="string" calcext:value-type="string">
            <text:p>Contre</text:p>
          </table:table-cell>
          <table:table-cell table:style-name="ce443" office:value-type="string" calcext:value-type="string">
            <text:p>Diff.</text:p>
          </table:table-cell>
          <table:table-cell table:style-name="ce446"/>
          <table:table-cell table:style-name="ce449" table:formula="of:=SUM([.AG35:.AG38])" office:value-type="float" office:value="1" calcext:value-type="float">
            <text:p>1</text:p>
          </table:table-cell>
          <table:table-cell table:style-name="ce453"/>
          <table:table-cell table:style-name="ce449" table:formula="of:=SUM([.AI35:.AI38])" office:value-type="float" office:value="1" calcext:value-type="float">
            <text:p>1</text:p>
          </table:table-cell>
          <table:table-cell table:style-name="ce453"/>
          <table:table-cell table:style-name="ce449" table:formula="of:=SUM([.AK35:.AK38])" office:value-type="float" office:value="1" calcext:value-type="float">
            <text:p>1</text:p>
          </table:table-cell>
          <table:table-cell table:style-name="ce24"/>
          <table:table-cell table:style-name="ce449" table:formula="of:=SUM([.AM35:.AM38])" office:value-type="float" office:value="1" calcext:value-type="float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2" office:value-type="date" office:date-value="2014-06-30" calcext:value-type="date" table:number-columns-spanned="3" table:number-rows-spanned="1">
            <text:p>lundi 30 juin</text:p>
          </table:table-cell>
          <table:covered-table-cell table:style-name="ce491"/>
          <table:covered-table-cell table:style-name="ce511"/>
          <table:table-cell table:style-name="ce516"/>
          <table:table-cell table:style-name="ce521" table:number-columns-repeated="2"/>
          <table:table-cell table:style-name="ce540"/>
          <table:table-cell table:style-name="ce544"/>
          <table:table-cell table:style-name="ce550"/>
          <table:table-cell table:style-name="ce24" table:number-columns-repeated="2"/>
          <table:table-cell table:style-name="ce558" table:formula="of:=IF(([.AZ60]+[.BA60]=[.AZ61]+[.BA61]);&quot;&quot;;IF([.AZ60]+[.BA60]&gt;[.AZ61]+[.BA61];[.AY61];[.AY60]))" office:value-type="string" office:string-value="Uruguay" calcext:value-type="string" table:number-columns-spanned="2" table:number-rows-spanned="1">
            <text:p>Uruguay</text:p>
          </table:table-cell>
          <table:covered-table-cell table:style-name="ce568"/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56" office:value-type="date" office:date-value="2014-06-15" calcext:value-type="date">
            <text:p>dimanche 15 juin</text:p>
          </table:table-cell>
          <table:table-cell table:style-name="ce96" office:value-type="string" calcext:value-type="string">
            <text:p>0H</text:p>
          </table:table-cell>
          <table:table-cell table:style-name="ce134" office:value-type="string" calcext:value-type="string">
            <text:p>TF1</text:p>
          </table:table-cell>
          <table:table-cell table:style-name="ce155" office:value-type="string" calcext:value-type="string">
            <text:p>Angleterre</text:p>
          </table:table-cell>
          <table:table-cell table:style-name="ce182" table:formula="of:=IF([.J34]=&quot;&quot;;0;IF([.J34]&gt;[.K34];3;IF([.J34]=[.K34];1;0)))" office:value-type="float" office:value="1" calcext:value-type="float">
            <text:p>1</text:p>
          </table:table-cell>
          <table:table-cell table:style-name="ce208" table:formula="of:=IF([.E34]=3;[.D34];&quot;&quot;)">
            <text:p/>
          </table:table-cell>
          <table:table-cell table:style-name="ce217" office:value-type="string" calcext:value-type="string">
            <text:p>Italie</text:p>
          </table:table-cell>
          <table:table-cell table:style-name="ce208" table:formula="of:=IF([.I34]=3;[.G34];&quot;&quot;)">
            <text:p/>
          </table:table-cell>
          <table:table-cell table:style-name="ce247" table:formula="of:=IF([.K34]=&quot;&quot;;0;IF([.K34]&gt;[.J34];3;IF([.K34]=[.J34];1;0)))" office:value-type="float" office:value="1" calcext:value-type="float">
            <text:p>1</text:p>
          </table:table-cell>
          <table:table-cell table:style-name="ce286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34]=[.Y34];[.X34];IF([.P34]=[.Y35];[.X35];IF([.P34]=[.Y36];[.X36];IF([.P34]=[.Y37];[.X37];&quot;&quot;))))" office:value-type="float" office:value="1" calcext:value-type="float">
            <text:p>1</text:p>
          </table:table-cell>
          <table:table-cell table:style-name="ce361" table:formula="of:=IF(SUM([.X34:.X37])=4;[.Y34];IF(SUM([.X34:.X37])=10;VLOOKUP(ROWS([.Y34:.Y34]);[.X34:.Y37];2;0);[.AH34]))" office:value-type="string" office:string-value="Uruguay" calcext:value-type="string">
            <text:p>Uruguay</text:p>
          </table:table-cell>
          <table:table-cell table:style-name="ce368" table:formula="of:=IF(OR([.O34]=1;[.O34]=2);[.P34];&quot;&quot;)" office:value-type="string" office:string-value="Uruguay" calcext:value-type="string">
            <text:p>Uruguay</text:p>
          </table:table-cell>
          <table:table-cell table:style-name="ce369"/>
          <table:table-cell table:style-name="ce371" table:formula="of:=IF([.P34]=[.Y34];[.AB34];IF([.P34]=[.Y35];[.AB35];IF([.P34]=[.Y36];[.AB36];IF([.P34]=[.Y37];[.AB37];&quot;&quot;))))" office:value-type="float" office:value="7" calcext:value-type="float">
            <text:p>7</text:p>
          </table:table-cell>
          <table:table-cell table:style-name="ce378" table:formula="of:=IF([.P34]=[.Y34];[.AC34];IF([.P34]=[.Y35];[.AC35];IF([.P34]=[.Y36];[.AC36];IF([.P34]=[.Y37];[.AC37];&quot;&quot;))))" office:value-type="float" office:value="5" calcext:value-type="float">
            <text:p>5</text:p>
          </table:table-cell>
          <table:table-cell table:style-name="ce382" table:formula="of:=IF([.P34]=[.Y34];[.AD34];IF([.P34]=[.Y35];[.AD35];IF([.P34]=[.Y36];[.AD36];IF([.P34]=[.Y37];[.AD37];&quot;&quot;))))" office:value-type="float" office:value="2" calcext:value-type="float">
            <text:p>2</text:p>
          </table:table-cell>
          <table:table-cell table:style-name="ce386" table:formula="of:=IF([.P34]=[.Y34];[.AE34];IF([.P34]=[.Y35];[.AE35];IF([.P34]=[.Y36];[.AE36];IF([.P34]=[.Y37];[.AE37];&quot;&quot;))))" office:value-type="float" office:value="3" calcext:value-type="float">
            <text:p>3</text:p>
          </table:table-cell>
          <table:table-cell table:style-name="ce345"/>
          <table:table-cell table:style-name="ce355" table:formula="of:=IF([.$AF$38]&lt;&gt;0;RANK([.AF34];[.$AF$34:.$AF$37]);&quot;&quot;)" office:value-type="float" office:value="3" calcext:value-type="float">
            <text:p>3</text:p>
          </table:table-cell>
          <table:table-cell table:style-name="ce155" office:value-type="string" calcext:value-type="string">
            <text:p>Angleterre</text:p>
          </table:table-cell>
          <table:table-cell table:style-name="ce368" table:formula="of:=IF(OR([.X34]=1;[.X34]=2);[.Y34];&quot;&quot;)">
            <text:p/>
          </table:table-cell>
          <table:table-cell table:style-name="ce369" table:formula="of:=IF([.X34]&lt;=4;&quot;Q&quot;;&quot;&quot;)" office:value-type="string" office:string-value="Q" calcext:value-type="string">
            <text:p>Q</text:p>
          </table:table-cell>
          <table:table-cell table:style-name="ce371" table:formula="of:=[.E34]+[.I35]+[.I38]" office:value-type="float" office:value="4" calcext:value-type="float">
            <text:p>4</text:p>
          </table:table-cell>
          <table:table-cell table:style-name="ce378" table:formula="of:=[.J34]+[.K35]+[.K38]" office:value-type="float" office:value="6" calcext:value-type="float">
            <text:p>6</text:p>
          </table:table-cell>
          <table:table-cell table:style-name="ce382" table:formula="of:=[.K34]+[.J35]+[.J38]" office:value-type="float" office:value="3" calcext:value-type="float">
            <text:p>3</text:p>
          </table:table-cell>
          <table:table-cell table:style-name="ce386" table:formula="of:=[.AC34]-[.AD34]" office:value-type="float" office:value="3" calcext:value-type="float">
            <text:p>3</text:p>
          </table:table-cell>
          <table:table-cell table:style-name="ce446" table:formula="of:=[.AB34]*10000+[.AE34]*100+[.AC34]" office:value-type="float" office:value="40306" calcext:value-type="float">
            <text:p>40306</text:p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33]=0;&quot;&quot;;IF([.AG33]=1;CONCATENATE([.AH35];[.AH36];[.AH37];[.AH38]);VLOOKUP(1;[.AG35:.AH38];2)))" office:value-type="string" office:string-value="Uruguay" calcext:value-type="string">
            <text:p>Uruguay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33]=1;CONCATENATE([.AJ35];[.AJ36];[.AJ37];[.AJ38]);IF([.AI33]=0;&quot;&quot;;IF([.AI33]&lt;&gt;1;VLOOKUP(1;[.AI35:.AJ38];2))))" office:value-type="string" office:string-value="Italie" calcext:value-type="string">
            <text:p>Italie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33]=1;CONCATENATE([.AL35];[.AL36];[.AL37];[.AL38]);IF([.AK33]=0;&quot;&quot;;IF([.AK33]&lt;&gt;1;VLOOKUP(1;[.AK35:.AL38];2))))" office:value-type="string" office:string-value="Angleterre" calcext:value-type="string">
            <text:p>Angleterre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33]=1;CONCATENATE([.AN35];[.AN36];[.AN37];[.AN38]);IF([.AM33]=0;[.AL39];IF([.AM33]&lt;&gt;1;VLOOKUP(1;[.AM35:.AN38];2))))" office:value-type="string" office:string-value="Costa Rica" calcext:value-type="string">
            <text:p>Costa Rica</text:p>
          </table:table-cell>
          <table:table-cell table:style-name="ce453" table:formula="of:=COUNTIF([.AH34:.AJ39];[.Y34])" office:value-type="float" office:value="0" calcext:value-type="float">
            <text:p>0</text:p>
          </table:table-cell>
          <table:table-cell table:style-name="ce462" table:formula="of:=[.Y34]" office:value-type="string" office:string-value="Angleterre" calcext:value-type="string">
            <text:p>Angleterre</text:p>
          </table:table-cell>
          <table:table-cell table:style-name="ce24"/>
          <table:table-cell table:style-name="ce473" office:value-type="string" calcext:value-type="string" table:number-columns-spanned="2" table:number-rows-spanned="1">
            <text:p>22H00 TF1</text:p>
          </table:table-cell>
          <table:covered-table-cell table:style-name="ce492"/>
          <table:table-cell table:style-name="ce512" office:value-type="string" calcext:value-type="string">
            <text:p>Score</text:p>
          </table:table-cell>
          <table:table-cell table:style-name="ce519" table:formula="of:=IF(AND([.AT35]&lt;&gt;&quot;&quot;;[.AT36]&lt;&gt;&quot;&quot;;[.AT35]=[.AT36]);&quot;Penaltys&quot;;&quot;&quot;)">
            <text:p/>
          </table:table-cell>
          <table:table-cell table:style-name="ce521" table:number-columns-repeated="2"/>
          <table:table-cell table:style-name="ce540" table:number-columns-repeated="3"/>
          <table:table-cell table:style-name="ce24" table:number-columns-repeated="3"/>
          <table:table-cell table:style-name="ce540" table:number-columns-repeated="5"/>
          <table:table-cell table:style-name="ce24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57" office:value-type="date" office:date-value="2014-06-19" calcext:value-type="date">
            <text:p>jeudi 19 juin</text:p>
          </table:table-cell>
          <table:table-cell table:style-name="ce97" office:value-type="string" calcext:value-type="string">
            <text:p>21H</text:p>
          </table:table-cell>
          <table:table-cell table:style-name="ce135" office:value-type="string" calcext:value-type="string">
            <text:p>TF1</text:p>
          </table:table-cell>
          <table:table-cell table:style-name="ce169" office:value-type="string" calcext:value-type="string">
            <text:p>Uruguay</text:p>
          </table:table-cell>
          <table:table-cell table:style-name="ce196" table:formula="of:=IF([.J35]=&quot;&quot;;0;IF([.J35]&gt;[.K35];3;IF([.J35]=[.K35];1;0)))" office:value-type="float" office:value="3" calcext:value-type="float">
            <text:p>3</text:p>
          </table:table-cell>
          <table:table-cell table:style-name="ce208" table:formula="of:=IF([.E35]=3;[.D35];&quot;&quot;)" office:value-type="string" office:string-value="Uruguay" calcext:value-type="string">
            <text:p>Uruguay</text:p>
          </table:table-cell>
          <table:table-cell table:style-name="ce230" office:value-type="string" calcext:value-type="string">
            <text:p>Angleterre</text:p>
          </table:table-cell>
          <table:table-cell table:style-name="ce208" table:formula="of:=IF([.I35]=3;[.G35];&quot;&quot;)">
            <text:p/>
          </table:table-cell>
          <table:table-cell table:style-name="ce257" table:formula="of:=IF([.K35]=&quot;&quot;;0;IF([.K35]&gt;[.J35];3;IF([.K35]=[.J35];1;0)))" office:value-type="float" office:value="0" calcext:value-type="float">
            <text:p>0</text:p>
          </table:table-cell>
          <table:table-cell table:style-name="ce287" office:value-type="float" office:value="2" calcext:value-type="float">
            <text:p>2</text:p>
          </table:table-cell>
          <table:table-cell table:style-name="ce326" office:value-type="float" office:value="1" calcext:value-type="float">
            <text:p>1</text:p>
          </table:table-cell>
          <table:table-cell table:style-name="ce342" table:formula="of:=[.AA34]&amp;[.X34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6" table:formula="of:=IF([.P35]=[.Y34];[.X34];IF([.P35]=[.Y35];[.X35];IF([.P35]=[.Y36];[.X36];IF([.P35]=[.Y37];[.X37];&quot;&quot;))))" office:value-type="float" office:value="2" calcext:value-type="float">
            <text:p>2</text:p>
          </table:table-cell>
          <table:table-cell table:style-name="ce362" table:formula="of:=IF(SUM([.X34:.X37])=4;[.Y35];IF(SUM([.X34:.X37])=10;VLOOKUP(ROWS([.Y34:.Y35]);[.X34:.Y37];2;0);IF([.AG33]=2;[.AH39];IF([.AI33]=2;[.AJ34];IF([.AG33]=3;[.AH39];[.AJ34])))))" office:value-type="string" office:string-value="Italie" calcext:value-type="string">
            <text:p>Italie</text:p>
          </table:table-cell>
          <table:table-cell table:style-name="ce368" table:formula="of:=IF(OR([.O35]=1;[.O35]=2);[.P35];&quot;&quot;)" office:value-type="string" office:string-value="Italie" calcext:value-type="string">
            <text:p>Italie</text:p>
          </table:table-cell>
          <table:table-cell table:style-name="ce369"/>
          <table:table-cell table:style-name="ce372" table:formula="of:=IF([.P35]=[.Y34];[.AB34];IF([.P35]=[.Y35];[.AB35];IF([.P35]=[.Y36];[.AB36];IF([.P35]=[.Y37];[.AB37];&quot;&quot;))))" office:value-type="float" office:value="5" calcext:value-type="float">
            <text:p>5</text:p>
          </table:table-cell>
          <table:table-cell table:style-name="ce379" table:formula="of:=IF([.P35]=[.Y34];[.AC34];IF([.P35]=[.Y35];[.AC35];IF([.P35]=[.Y36];[.AC36];IF([.P35]=[.Y37];[.AC37];&quot;&quot;))))" office:value-type="float" office:value="3" calcext:value-type="float">
            <text:p>3</text:p>
          </table:table-cell>
          <table:table-cell table:style-name="ce383" table:formula="of:=IF([.P35]=[.Y34];[.AD34];IF([.P35]=[.Y35];[.AD35];IF([.P35]=[.Y36];[.AD36];IF([.P35]=[.Y37];[.AD37];&quot;&quot;))))" office:value-type="float" office:value="2" calcext:value-type="float">
            <text:p>2</text:p>
          </table:table-cell>
          <table:table-cell table:style-name="ce387" table:formula="of:=IF([.P35]=[.Y34];[.AE34];IF([.P35]=[.Y35];[.AE35];IF([.P35]=[.Y36];[.AE36];IF([.P35]=[.Y37];[.AE37];&quot;&quot;))))" office:value-type="float" office:value="1" calcext:value-type="float">
            <text:p>1</text:p>
          </table:table-cell>
          <table:table-cell table:style-name="ce345"/>
          <table:table-cell table:style-name="ce356" table:formula="of:=IF([.$AF$38]&lt;&gt;0;RANK([.AF35];[.$AF$34:.$AF$37]);&quot;&quot;)" office:value-type="float" office:value="1" calcext:value-type="float">
            <text:p>1</text:p>
          </table:table-cell>
          <table:table-cell table:style-name="ce154" office:value-type="string" calcext:value-type="string">
            <text:p>Uruguay</text:p>
          </table:table-cell>
          <table:table-cell table:style-name="ce368" table:formula="of:=IF(OR([.X35]=1;[.X35]=2);[.Y35];&quot;&quot;)" office:value-type="string" office:string-value="Uruguay" calcext:value-type="string">
            <text:p>Uruguay</text:p>
          </table:table-cell>
          <table:table-cell table:style-name="ce369" table:formula="of:=IF([.X35]&lt;=4;&quot;Q&quot;;&quot;&quot;)" office:value-type="string" office:string-value="Q" calcext:value-type="string">
            <text:p>Q</text:p>
          </table:table-cell>
          <table:table-cell table:style-name="ce372" table:formula="of:=[.E33]+[.E35]+[.I37]" office:value-type="float" office:value="7" calcext:value-type="float">
            <text:p>7</text:p>
          </table:table-cell>
          <table:table-cell table:style-name="ce379" table:formula="of:=[.J33]+[.J35]+[.K37]" office:value-type="float" office:value="5" calcext:value-type="float">
            <text:p>5</text:p>
          </table:table-cell>
          <table:table-cell table:style-name="ce383" table:formula="of:=[.K33]+[.K35]+[.J37]" office:value-type="float" office:value="2" calcext:value-type="float">
            <text:p>2</text:p>
          </table:table-cell>
          <table:table-cell table:style-name="ce387" table:formula="of:=[.AC35]-[.AD35]" office:value-type="float" office:value="3" calcext:value-type="float">
            <text:p>3</text:p>
          </table:table-cell>
          <table:table-cell table:style-name="ce446" table:formula="of:=[.AB35]*10000+[.AE35]*100+[.AC35]" office:value-type="float" office:value="70305" calcext:value-type="float">
            <text:p>70305</text:p>
          </table:table-cell>
          <table:table-cell table:style-name="ce451" table:formula="of:=IF([.L35]=&quot;Q1&quot;;1;&quot;&quot;)">
            <text:p/>
          </table:table-cell>
          <table:table-cell table:style-name="ce455" table:formula="of:=IF([.X34]=1;[.Y34];&quot;&quot;)">
            <text:p/>
          </table:table-cell>
          <table:table-cell table:style-name="ce459" table:formula="of:=IF([.L35]=&quot;Q2&quot;;1;&quot;&quot;)">
            <text:p/>
          </table:table-cell>
          <table:table-cell table:style-name="ce451" table:formula="of:=IF([.X34]=2;[.Y34];&quot;&quot;)">
            <text:p/>
          </table:table-cell>
          <table:table-cell table:style-name="ce459" table:formula="of:=IF([.L35]=&quot;Q3&quot;;1;&quot;&quot;)" office:value-type="float" office:value="1" calcext:value-type="float">
            <text:p>1</text:p>
          </table:table-cell>
          <table:table-cell table:style-name="ce451" table:formula="of:=IF([.X34]=3;[.Y34];&quot;&quot;)" office:value-type="string" office:string-value="Angleterre" calcext:value-type="string">
            <text:p>Angleterre</text:p>
          </table:table-cell>
          <table:table-cell table:style-name="ce459" table:formula="of:=IF([.L35]=&quot;Q4&quot;;1;&quot;&quot;)">
            <text:p/>
          </table:table-cell>
          <table:table-cell table:style-name="ce451" table:formula="of:=IF([.X34]=4;[.Y34];&quot;&quot;)">
            <text:p/>
          </table:table-cell>
          <table:table-cell table:style-name="ce453" table:formula="of:=COUNTIF([.AH34:.AJ39];[.Y35])" office:value-type="float" office:value="2" calcext:value-type="float">
            <text:p>2</text:p>
          </table:table-cell>
          <table:table-cell table:style-name="ce462" table:formula="of:=[.Y35]" office:value-type="string" office:string-value="Uruguay" calcext:value-type="string">
            <text:p>Uruguay</text:p>
          </table:table-cell>
          <table:table-cell table:style-name="ce24"/>
          <table:table-cell table:style-name="ce474" office:value-type="string" calcext:value-type="string">
            <text:p>G1</text:p>
          </table:table-cell>
          <table:table-cell table:style-name="ce495" table:formula="of:=[$Résults.P68]" office:value-type="string" office:string-value="Allemagne" calcext:value-type="string">
            <text:p>Allemagne</text:p>
          </table:table-cell>
          <table:table-cell table:style-name="ce508" office:value-type="float" office:value="3" calcext:value-type="float">
            <text:p>3</text:p>
          </table:table-cell>
          <table:table-cell table:style-name="ce518"/>
          <table:table-cell table:style-name="ce522" table:formula="of:=IF(AND([.AU34]&lt;&gt;&quot;&quot;;[.AU36]=&quot;&quot;);&quot;&lt; SAISIR&quot;;IF(AND(OR(AND([.AT35]=&quot;&quot;;[.AT36]=&quot;&quot;);[.AT35]&lt;&gt;[.AT36]);OR([.AU35]&lt;&gt;&quot;&quot;;[.AU36]&lt;&gt;&quot;&quot;));&quot;&lt; EFFACER&quot;;&quot;&quot;))" table:number-columns-spanned="1" table:number-rows-spanned="2">
            <text:p/>
          </table:table-cell>
          <table:table-cell table:style-name="ce521"/>
          <table:table-cell table:style-name="ce540" table:number-columns-repeated="3"/>
          <table:table-cell table:style-name="ce24" table:number-columns-repeated="4"/>
          <table:table-cell table:style-name="ce540" table:number-columns-repeated="5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58" office:value-type="date" office:date-value="2014-06-20" calcext:value-type="date">
            <text:p>vendredi 20 juin</text:p>
          </table:table-cell>
          <table:table-cell table:style-name="ce98" office:value-type="string" calcext:value-type="string">
            <text:p>18H</text:p>
          </table:table-cell>
          <table:table-cell table:style-name="ce136"/>
          <table:table-cell table:style-name="ce170" office:value-type="string" calcext:value-type="string">
            <text:p>Italie</text:p>
          </table:table-cell>
          <table:table-cell table:style-name="ce197" table:formula="of:=IF([.J36]=&quot;&quot;;0;IF([.J36]&gt;[.K36];3;IF([.J36]=[.K36];1;0)))" office:value-type="float" office:value="3" calcext:value-type="float">
            <text:p>3</text:p>
          </table:table-cell>
          <table:table-cell table:style-name="ce208" table:formula="of:=IF([.E36]=3;[.D36];&quot;&quot;)" office:value-type="string" office:string-value="Italie" calcext:value-type="string">
            <text:p>Italie</text:p>
          </table:table-cell>
          <table:table-cell table:style-name="ce231" office:value-type="string" calcext:value-type="string">
            <text:p>Costa Rica</text:p>
          </table:table-cell>
          <table:table-cell table:style-name="ce208" table:formula="of:=IF([.I36]=3;[.G36];&quot;&quot;)">
            <text:p/>
          </table:table-cell>
          <table:table-cell table:style-name="ce258" table:formula="of:=IF([.K36]=&quot;&quot;;0;IF([.K36]&gt;[.J36];3;IF([.K36]=[.J36];1;0)))" office:value-type="float" office:value="0" calcext:value-type="float">
            <text:p>0</text:p>
          </table:table-cell>
          <table:table-cell table:style-name="ce288" office:value-type="float" office:value="2" calcext:value-type="float">
            <text:p>2</text:p>
          </table:table-cell>
          <table:table-cell table:style-name="ce327" office:value-type="float" office:value="1" calcext:value-type="float">
            <text:p>1</text:p>
          </table:table-cell>
          <table:table-cell table:style-name="ce342" table:formula="of:=[.AA35]&amp;[.X3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36]=[.Y34];[.X34];IF([.P36]=[.Y35];[.X35];IF([.P36]=[.Y36];[.X36];IF([.P36]=[.Y37];[.X37];&quot;&quot;))))" office:value-type="float" office:value="3" calcext:value-type="float">
            <text:p>3</text:p>
          </table:table-cell>
          <table:table-cell table:style-name="ce363" table:formula="of:=IF(SUM([.X34:.X37])=4;[.Y36];IF(SUM([.X34:.X37])=10;VLOOKUP(ROWS([.Y34:.Y36]);[.X34:.Y37];2;0);IF([.AG33]=3;[.AO38];IF([.AK33]=0;[.AJ39];[.AL34]))))" office:value-type="string" office:string-value="Angleterre" calcext:value-type="string">
            <text:p>Angleterre</text:p>
          </table:table-cell>
          <table:table-cell table:style-name="ce368" table:formula="of:=IF(OR([.O36]=1;[.O36]=2);[.P36];&quot;&quot;)">
            <text:p/>
          </table:table-cell>
          <table:table-cell table:style-name="ce369"/>
          <table:table-cell table:style-name="ce372" table:formula="of:=IF([.P36]=[.Y34];[.AB34];IF([.P36]=[.Y35];[.AB35];IF([.P36]=[.Y36];[.AB36];IF([.P36]=[.Y37];[.AB37];&quot;&quot;))))" office:value-type="float" office:value="4" calcext:value-type="float">
            <text:p>4</text:p>
          </table:table-cell>
          <table:table-cell table:style-name="ce379" table:formula="of:=IF([.P36]=[.Y34];[.AC34];IF([.P36]=[.Y35];[.AC35];IF([.P36]=[.Y36];[.AC36];IF([.P36]=[.Y37];[.AC37];&quot;&quot;))))" office:value-type="float" office:value="6" calcext:value-type="float">
            <text:p>6</text:p>
          </table:table-cell>
          <table:table-cell table:style-name="ce383" table:formula="of:=IF([.P36]=[.Y34];[.AD34];IF([.P36]=[.Y35];[.AD35];IF([.P36]=[.Y36];[.AD36];IF([.P36]=[.Y37];[.AD37];&quot;&quot;))))" office:value-type="float" office:value="3" calcext:value-type="float">
            <text:p>3</text:p>
          </table:table-cell>
          <table:table-cell table:style-name="ce387" table:formula="of:=IF([.P36]=[.Y34];[.AE34];IF([.P36]=[.Y35];[.AE35];IF([.P36]=[.Y36];[.AE36];IF([.P36]=[.Y37];[.AE37];&quot;&quot;))))" office:value-type="float" office:value="3" calcext:value-type="float">
            <text:p>3</text:p>
          </table:table-cell>
          <table:table-cell table:style-name="ce345"/>
          <table:table-cell table:style-name="ce356" table:formula="of:=IF([.$AF$38]&lt;&gt;0;RANK([.AF36];[.$AF$34:.$AF$37]);&quot;&quot;)" office:value-type="float" office:value="4" calcext:value-type="float">
            <text:p>4</text:p>
          </table:table-cell>
          <table:table-cell table:style-name="ce216" office:value-type="string" calcext:value-type="string">
            <text:p>Costa Rica</text:p>
          </table:table-cell>
          <table:table-cell table:style-name="ce368" table:formula="of:=IF(OR([.X36]=1;[.X36]=2);[.Y36];&quot;&quot;)">
            <text:p/>
          </table:table-cell>
          <table:table-cell table:style-name="ce369" table:formula="of:=IF([.X36]&lt;=4;&quot;Q&quot;;&quot;&quot;)" office:value-type="string" office:string-value="Q" calcext:value-type="string">
            <text:p>Q</text:p>
          </table:table-cell>
          <table:table-cell table:style-name="ce372" table:formula="of:=[.I33]+[.I36]+[.E38]" office:value-type="float" office:value="0" calcext:value-type="float">
            <text:p>0</text:p>
          </table:table-cell>
          <table:table-cell table:style-name="ce379" table:formula="of:=[.K33]+[.K36]+[.J38]" office:value-type="float" office:value="2" calcext:value-type="float">
            <text:p>2</text:p>
          </table:table-cell>
          <table:table-cell table:style-name="ce383" table:formula="of:=[.J33]+[.J36]+[.K38]" office:value-type="float" office:value="9" calcext:value-type="float">
            <text:p>9</text:p>
          </table:table-cell>
          <table:table-cell table:style-name="ce387" table:formula="of:=[.AC36]-[.AD36]" office:value-type="float" office:value="-7" calcext:value-type="float">
            <text:p>-7</text:p>
          </table:table-cell>
          <table:table-cell table:style-name="ce446" table:formula="of:=[.AB36]*10000+[.AE36]*100+[.AC36]" office:value-type="float" office:value="-698" calcext:value-type="float">
            <text:p>-698</text:p>
          </table:table-cell>
          <table:table-cell table:style-name="ce451" table:formula="of:=IF([.L36]=&quot;Q1&quot;;1;&quot;&quot;)" office:value-type="float" office:value="1" calcext:value-type="float">
            <text:p>1</text:p>
          </table:table-cell>
          <table:table-cell table:style-name="ce455" table:formula="of:=IF([.X35]=1;[.Y35];&quot;&quot;)" office:value-type="string" office:string-value="Uruguay" calcext:value-type="string">
            <text:p>Uruguay</text:p>
          </table:table-cell>
          <table:table-cell table:style-name="ce459" table:formula="of:=IF([.L36]=&quot;Q2&quot;;1;&quot;&quot;)">
            <text:p/>
          </table:table-cell>
          <table:table-cell table:style-name="ce451" table:formula="of:=IF([.X35]=2;[.Y35];&quot;&quot;)">
            <text:p/>
          </table:table-cell>
          <table:table-cell table:style-name="ce459" table:formula="of:=IF([.L36]=&quot;Q3&quot;;1;&quot;&quot;)">
            <text:p/>
          </table:table-cell>
          <table:table-cell table:style-name="ce451" table:formula="of:=IF([.X35]=3;[.Y35];&quot;&quot;)">
            <text:p/>
          </table:table-cell>
          <table:table-cell table:style-name="ce459" table:formula="of:=IF([.L36]=&quot;Q4&quot;;1;&quot;&quot;)">
            <text:p/>
          </table:table-cell>
          <table:table-cell table:style-name="ce451" table:formula="of:=IF([.X35]=4;[.Y35];&quot;&quot;)">
            <text:p/>
          </table:table-cell>
          <table:table-cell table:style-name="ce453" table:formula="of:=COUNTIF([.AH34:.AJ39];[.Y36])" office:value-type="float" office:value="0" calcext:value-type="float">
            <text:p>0</text:p>
          </table:table-cell>
          <table:table-cell table:style-name="ce462" table:formula="of:=[.Y36]" office:value-type="string" office:string-value="Costa Rica" calcext:value-type="string">
            <text:p>Costa Rica</text:p>
          </table:table-cell>
          <table:table-cell table:style-name="ce24"/>
          <table:table-cell table:style-name="ce475" office:value-type="string" calcext:value-type="string">
            <text:p>H2</text:p>
          </table:table-cell>
          <table:table-cell table:style-name="ce496" table:formula="of:=[$Résults.P79]" office:value-type="string" office:string-value="Russie" calcext:value-type="string">
            <text:p>Russie</text:p>
          </table:table-cell>
          <table:table-cell table:style-name="ce509" office:value-type="float" office:value="2" calcext:value-type="float">
            <text:p>2</text:p>
          </table:table-cell>
          <table:table-cell table:style-name="ce518"/>
          <table:covered-table-cell table:style-name="ce522"/>
          <table:table-cell table:style-name="ce521"/>
          <table:table-cell table:style-name="ce540" table:number-columns-repeated="12"/>
          <table:table-cell table:style-name="ce516" table:number-columns-repeated="7"/>
          <table:table-cell table:style-name="ce585"/>
          <table:table-cell table:style-name="ce462" table:number-columns-repeated="955"/>
        </table:table-row>
        <table:table-row table:style-name="ro6">
          <table:table-cell table:style-name="ce59" office:value-type="date" office:date-value="2014-06-24" calcext:value-type="date">
            <text:p>mardi 24 juin</text:p>
          </table:table-cell>
          <table:table-cell table:style-name="ce99" office:value-type="string" calcext:value-type="string">
            <text:p>18H</text:p>
          </table:table-cell>
          <table:table-cell table:style-name="ce137" office:value-type="string" calcext:value-type="string">
            <text:p>TF1</text:p>
          </table:table-cell>
          <table:table-cell table:style-name="ce158" office:value-type="string" calcext:value-type="string">
            <text:p>Italie</text:p>
          </table:table-cell>
          <table:table-cell table:style-name="ce185" table:formula="of:=IF([.J37]=&quot;&quot;;0;IF([.J37]&gt;[.K37];3;IF([.J37]=[.K37];1;0)))" office:value-type="float" office:value="1" calcext:value-type="float">
            <text:p>1</text:p>
          </table:table-cell>
          <table:table-cell table:style-name="ce208" table:formula="of:=IF([.E37]=3;[.D37];&quot;&quot;)">
            <text:p/>
          </table:table-cell>
          <table:table-cell table:style-name="ce220" office:value-type="string" calcext:value-type="string">
            <text:p>Uruguay</text:p>
          </table:table-cell>
          <table:table-cell table:style-name="ce208" table:formula="of:=IF([.I37]=3;[.G37];&quot;&quot;)">
            <text:p/>
          </table:table-cell>
          <table:table-cell table:style-name="ce250" table:formula="of:=IF([.K37]=&quot;&quot;;0;IF([.K37]&gt;[.J37];3;IF([.K37]=[.J37];1;0)))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42" table:formula="of:=[.AA36]&amp;[.X3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37]=[.Y34];[.X34];IF([.P37]=[.Y35];[.X35];IF([.P37]=[.Y36];[.X36];IF([.P37]=[.Y37];[.X37];&quot;&quot;))))" office:value-type="float" office:value="4" calcext:value-type="float">
            <text:p>4</text:p>
          </table:table-cell>
          <table:table-cell table:style-name="ce364" table:formula="of:=IF(SUM([.X34:.X37])=4;[.Y37];IF(SUM([.X34:.X37])=10;VLOOKUP(ROWS([.Y34:.Y37]);[.X34:.Y37];2;0);IF([.AI33]=3;[.AO38];[.AN34])))" office:value-type="string" office:string-value="Costa Rica" calcext:value-type="string">
            <text:p>Costa Rica</text:p>
          </table:table-cell>
          <table:table-cell table:style-name="ce368" table:formula="of:=IF(OR([.O37]=1;[.O37]=2);[.P37];&quot;&quot;)">
            <text:p/>
          </table:table-cell>
          <table:table-cell table:style-name="ce369"/>
          <table:table-cell table:style-name="ce373" table:formula="of:=IF([.P37]=[.Y34];[.AB34];IF([.P37]=[.Y35];[.AB35];IF([.P37]=[.Y36];[.AB36];IF([.P37]=[.Y37];[.AB37];&quot;&quot;))))" office:value-type="float" office:value="0" calcext:value-type="float">
            <text:p>0</text:p>
          </table:table-cell>
          <table:table-cell table:style-name="ce380" table:formula="of:=IF([.P37]=[.Y34];[.AC34];IF([.P37]=[.Y35];[.AC35];IF([.P37]=[.Y36];[.AC36];IF([.P37]=[.Y37];[.AC37];&quot;&quot;))))" office:value-type="float" office:value="2" calcext:value-type="float">
            <text:p>2</text:p>
          </table:table-cell>
          <table:table-cell table:style-name="ce384" table:formula="of:=IF([.P37]=[.Y34];[.AD34];IF([.P37]=[.Y35];[.AD35];IF([.P37]=[.Y36];[.AD36];IF([.P37]=[.Y37];[.AD37];&quot;&quot;))))" office:value-type="float" office:value="9" calcext:value-type="float">
            <text:p>9</text:p>
          </table:table-cell>
          <table:table-cell table:style-name="ce388" table:formula="of:=IF([.P37]=[.Y34];[.AE34];IF([.P37]=[.Y35];[.AE35];IF([.P37]=[.Y36];[.AE36];IF([.P37]=[.Y37];[.AE37];&quot;&quot;))))" office:value-type="float" office:value="-7" calcext:value-type="float">
            <text:p>-7</text:p>
          </table:table-cell>
          <table:table-cell table:style-name="ce345"/>
          <table:table-cell table:style-name="ce395" table:formula="of:=IF([.$AF$38]&lt;&gt;0;RANK([.AF37];[.$AF$34:.$AF$37]);&quot;&quot;)" office:value-type="float" office:value="2" calcext:value-type="float">
            <text:p>2</text:p>
          </table:table-cell>
          <table:table-cell table:style-name="ce217" office:value-type="string" calcext:value-type="string">
            <text:p>Italie</text:p>
          </table:table-cell>
          <table:table-cell table:style-name="ce368" table:formula="of:=IF(OR([.X37]=1;[.X37]=2);[.Y37];&quot;&quot;)" office:value-type="string" office:string-value="Italie" calcext:value-type="string">
            <text:p>Italie</text:p>
          </table:table-cell>
          <table:table-cell table:style-name="ce369" table:formula="of:=IF([.X37]&lt;=4;&quot;Q&quot;;&quot;&quot;)" office:value-type="string" office:string-value="Q" calcext:value-type="string">
            <text:p>Q</text:p>
          </table:table-cell>
          <table:table-cell table:style-name="ce373" table:formula="of:=[.I34]+[.E36]+[.E37]" office:value-type="float" office:value="5" calcext:value-type="float">
            <text:p>5</text:p>
          </table:table-cell>
          <table:table-cell table:style-name="ce380" table:formula="of:=[.K34]+[.J36]+[.J37]" office:value-type="float" office:value="3" calcext:value-type="float">
            <text:p>3</text:p>
          </table:table-cell>
          <table:table-cell table:style-name="ce384" table:formula="of:=[.J34]+[.K36]+[.K37]" office:value-type="float" office:value="2" calcext:value-type="float">
            <text:p>2</text:p>
          </table:table-cell>
          <table:table-cell table:style-name="ce388" table:formula="of:=[.AC37]-[.AD37]" office:value-type="float" office:value="1" calcext:value-type="float">
            <text:p>1</text:p>
          </table:table-cell>
          <table:table-cell table:style-name="ce446" table:formula="of:=[.AB37]*10000+[.AE37]*100+[.AC37]" office:value-type="float" office:value="50103" calcext:value-type="float">
            <text:p>50103</text:p>
          </table:table-cell>
          <table:table-cell table:style-name="ce451" table:formula="of:=IF([.L37]=&quot;Q1&quot;;1;&quot;&quot;)">
            <text:p/>
          </table:table-cell>
          <table:table-cell table:style-name="ce455" table:formula="of:=IF([.X36]=1;[.Y36];&quot;&quot;)">
            <text:p/>
          </table:table-cell>
          <table:table-cell table:style-name="ce459" table:formula="of:=IF([.L37]=&quot;Q2&quot;;1;&quot;&quot;)">
            <text:p/>
          </table:table-cell>
          <table:table-cell table:style-name="ce451" table:formula="of:=IF([.X36]=2;[.Y36];&quot;&quot;)">
            <text:p/>
          </table:table-cell>
          <table:table-cell table:style-name="ce459" table:formula="of:=IF([.L37]=&quot;Q3&quot;;1;&quot;&quot;)">
            <text:p/>
          </table:table-cell>
          <table:table-cell table:style-name="ce451" table:formula="of:=IF([.X36]=3;[.Y36];&quot;&quot;)">
            <text:p/>
          </table:table-cell>
          <table:table-cell table:style-name="ce459" table:formula="of:=IF([.L37]=&quot;Q4&quot;;1;&quot;&quot;)" office:value-type="float" office:value="1" calcext:value-type="float">
            <text:p>1</text:p>
          </table:table-cell>
          <table:table-cell table:style-name="ce451" table:formula="of:=IF([.X36]=4;[.Y36];&quot;&quot;)" office:value-type="string" office:string-value="Costa Rica" calcext:value-type="string">
            <text:p>Costa Rica</text:p>
          </table:table-cell>
          <table:table-cell table:style-name="ce453" table:formula="of:=COUNTIF([.AH34:.AJ39];[.Y37])" office:value-type="float" office:value="2" calcext:value-type="float">
            <text:p>2</text:p>
          </table:table-cell>
          <table:table-cell table:style-name="ce462" table:formula="of:=[.Y37]" office:value-type="string" office:string-value="Italie" calcext:value-type="string">
            <text:p>Italie</text:p>
          </table:table-cell>
          <table:table-cell table:style-name="ce24"/>
          <table:table-cell table:style-name="ce471" table:number-columns-repeated="4"/>
          <table:table-cell table:style-name="ce525"/>
          <table:table-cell table:style-name="ce24" table:number-columns-repeated="4"/>
          <table:table-cell table:style-name="ce540" table:number-columns-repeated="9"/>
          <table:table-cell table:style-name="ce24" table:number-columns-repeated="2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6">
          <table:table-cell table:style-name="ce60" office:value-type="date" office:date-value="2014-06-24" calcext:value-type="date">
            <text:p>mardi 24 juin</text:p>
          </table:table-cell>
          <table:table-cell table:style-name="ce100" office:value-type="string" calcext:value-type="string">
            <text:p>18H</text:p>
          </table:table-cell>
          <table:table-cell table:style-name="ce138"/>
          <table:table-cell table:style-name="ce159" office:value-type="string" calcext:value-type="string">
            <text:p>Costa Rica</text:p>
          </table:table-cell>
          <table:table-cell table:style-name="ce181" table:formula="of:=IF([.J38]=&quot;&quot;;0;IF([.J38]&gt;[.K38];3;IF([.J38]=[.K38];1;0)))" office:value-type="float" office:value="0" calcext:value-type="float">
            <text:p>0</text:p>
          </table:table-cell>
          <table:table-cell table:style-name="ce208" table:formula="of:=IF([.E38]=3;[.D38];&quot;&quot;)">
            <text:p/>
          </table:table-cell>
          <table:table-cell table:style-name="ce221" office:value-type="string" calcext:value-type="string">
            <text:p>Angleterre</text:p>
          </table:table-cell>
          <table:table-cell table:style-name="ce208" table:formula="of:=IF([.I38]=3;[.G38];&quot;&quot;)" office:value-type="string" office:string-value="Angleterre" calcext:value-type="string">
            <text:p>Angleterre</text:p>
          </table:table-cell>
          <table:table-cell table:style-name="ce251" table:formula="of:=IF([.K38]=&quot;&quot;;0;IF([.K38]&gt;[.J38];3;IF([.K38]=[.J38];1;0)))" office:value-type="float" office:value="3" calcext:value-type="float">
            <text:p>3</text:p>
          </table:table-cell>
          <table:table-cell table:style-name="ce290" office:value-type="float" office:value="0" calcext:value-type="float">
            <text:p>0</text:p>
          </table:table-cell>
          <table:table-cell table:style-name="ce329" office:value-type="float" office:value="4" calcext:value-type="float">
            <text:p>4</text:p>
          </table:table-cell>
          <table:table-cell table:style-name="ce342" table:formula="of:=[.AA37]&amp;[.X37]" office:value-type="string" office:string-value="Q2" calcext:value-type="string">
            <text:p>Q2</text:p>
          </table:table-cell>
          <table:table-cell table:style-name="ce347" table:formula="of:=IF(COUNTA([.J33:.K38])&lt;&gt;12;&quot;&quot;;IF([.O34]=[.O35];&quot;Tirage 1ere place&quot;;[.P34]))" office:value-type="string" office:string-value="Uruguay" calcext:value-type="string">
            <text:p>Uruguay</text:p>
          </table:table-cell>
          <table:table-cell table:style-name="ce345"/>
          <table:table-cell table:style-name="ce358" table:formula="of:=IF([.M38]=&quot;&quot;;&quot;&quot;;&quot;D1&quot;)" office:value-type="string" office:string-value="D1" calcext:value-type="string">
            <text:p>D1</text:p>
          </table:table-cell>
          <table:table-cell table:style-name="ce365" table:formula="of:=IF(LEFT([.M38];3)&lt;&gt;&quot;Tir&quot;;[.M38];IF(AND([.S38]&lt;&gt;&quot;&quot;;LEFT([.M38];3)=&quot;Tir&quot;);[.S38];IF([.V38]&lt;&gt;&quot;&quot;;[.M38];&quot;&quot;)))" office:value-type="string" office:string-value="Uruguay" calcext:value-type="string">
            <text:p>Uruguay</text:p>
          </table:table-cell>
          <table:table-cell table:style-name="ce348"/>
          <table:table-cell table:style-name="ce370" table:formula="of:=IF(AND(COUNTA([.$J$3:.$K$8])=12;[.O3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38];3)=&quot;tir&quot;;[.S38]=&quot;&quot;);&quot;&lt; SAISIR Le nom du tiré au sort&quot;;IF(AND([.M38]&lt;&gt;&quot;&quot;;LEFT([.M38];3)&lt;&gt;&quot;Tir&quot;;[.S38]&lt;&gt;&quot;&quot;);&quot;&lt; EFFACER SVP!!!&quot;;IF(AND(LEFT([.M38];3)=&quot;Tir&quot;;[.P38]&lt;&gt;&quot;&quot;;[.S3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38]=&quot;&quot;;&quot;&quot;;&quot;D1&quot;)" office:value-type="string" office:string-value="D1" calcext:value-type="string">
            <text:p>D1</text:p>
          </table:table-cell>
          <table:table-cell table:style-name="ce347" table:formula="of:=IF(COUNTA([.J33:.K38])&lt;&gt;12;&quot;&quot;;IF([.AB38]=&quot;&quot;;[.AH34];IF(LEFT([.AH34];3)=&quot;tir&quot;;[.AB38];[.AH34])))" office:value-type="string" office:string-value="Uruguay" calcext:value-type="string">
            <text:p>Uruguay</text:p>
          </table:table-cell>
          <table:table-cell table:style-name="ce348"/>
          <table:table-cell table:style-name="ce370" table:formula="of:=IF(AND(COUNTA([.$J$3:.$K$8])=12;[.X3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38];3)=&quot;tir&quot;;&quot;&lt;-SAISIR&quot;;&quot;&quot;)">
            <text:p/>
          </table:table-cell>
          <table:table-cell table:style-name="ce122" table:formula="of:=SUM([.AF34:.AF37])" office:value-type="float" office:value="160016" calcext:value-type="float">
            <text:p>160016</text:p>
          </table:table-cell>
          <table:table-cell table:style-name="ce452" table:formula="of:=IF([.L38]=&quot;Q1&quot;;1;&quot;&quot;)">
            <text:p/>
          </table:table-cell>
          <table:table-cell table:style-name="ce456" table:formula="of:=IF([.X37]=1;[.Y37];&quot;&quot;)">
            <text:p/>
          </table:table-cell>
          <table:table-cell table:style-name="ce460" table:formula="of:=IF([.L38]=&quot;Q2&quot;;1;&quot;&quot;)" office:value-type="float" office:value="1" calcext:value-type="float">
            <text:p>1</text:p>
          </table:table-cell>
          <table:table-cell table:style-name="ce452" table:formula="of:=IF([.X37]=2;[.Y37];&quot;&quot;)" office:value-type="string" office:string-value="Italie" calcext:value-type="string">
            <text:p>Italie</text:p>
          </table:table-cell>
          <table:table-cell table:style-name="ce459" table:formula="of:=IF([.L38]=&quot;Q3&quot;;1;&quot;&quot;)">
            <text:p/>
          </table:table-cell>
          <table:table-cell table:style-name="ce451" table:formula="of:=IF([.X37]=3;[.Y37];&quot;&quot;)">
            <text:p/>
          </table:table-cell>
          <table:table-cell table:style-name="ce459" table:formula="of:=IF([.L38]=&quot;Q4&quot;;1;&quot;&quot;)">
            <text:p/>
          </table:table-cell>
          <table:table-cell table:style-name="ce451" table:formula="of:=IF([.X37]=4;[.Y37];&quot;&quot;)">
            <text:p/>
          </table:table-cell>
          <table:table-cell table:style-name="ce453" table:formula="of:=VLOOKUP(ROWS([.AO34:.AO34]);[.AO34:.AP37];2;0)" office:value-type="string" office:string-value="#N/D" calcext:value-type="error">
            <text:p>#N/D</text:p>
          </table:table-cell>
          <table:table-cell table:style-name="ce462"/>
          <table:table-cell table:style-name="ce24" table:number-columns-repeated="21"/>
          <table:table-cell table:style-name="ce516" table:number-columns-repeated="5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38]&amp;[.X38]" office:value-type="string" office:string-value="D1" calcext:value-type="string">
            <text:p>D1</text:p>
          </table:table-cell>
          <table:table-cell table:style-name="ce348" table:formula="of:=IF(COUNTA([.J33:.K38])&lt;&gt;12;&quot;&quot;;IF(OR(LEFT([.M38];3)=&quot;tir&quot;;[.O35]=[.O36]);&quot;Tirage 2e place&quot;;[.P35]))" office:value-type="string" office:string-value="Italie" calcext:value-type="string">
            <text:p>Italie</text:p>
          </table:table-cell>
          <table:table-cell table:style-name="ce349"/>
          <table:table-cell table:style-name="ce359" table:formula="of:=IF([.M39]=&quot;&quot;;&quot;&quot;;&quot;D2&quot;)" office:value-type="string" office:string-value="D2" calcext:value-type="string">
            <text:p>D2</text:p>
          </table:table-cell>
          <table:table-cell table:style-name="ce365" table:formula="of:=IF(LEFT([.M39];3)&lt;&gt;&quot;Tir&quot;;[.M39];IF(AND([.S39]&lt;&gt;&quot;&quot;;LEFT([.M39];3)=&quot;Tir&quot;);[.S39];IF([.V39]&lt;&gt;&quot;&quot;;[.M39];&quot;&quot;)))" office:value-type="string" office:string-value="Italie" calcext:value-type="string">
            <text:p>Itali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39];3)=&quot;tir&quot;;[.S39]=&quot;&quot;);&quot;&lt; SAISIR Le nom du tiré au sort&quot;;IF(AND([.M39]&lt;&gt;&quot;&quot;;LEFT([.M39];3)&lt;&gt;&quot;Tir&quot;;[.S39]&lt;&gt;&quot;&quot;);&quot;&lt; EFFACER SVP!!!&quot;;IF(AND(LEFT([.M39];3)=&quot;Tir&quot;;[.P39]&lt;&gt;&quot;&quot;;[.S3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39]=&quot;&quot;;&quot;&quot;;&quot;D2&quot;)" office:value-type="string" office:string-value="D2" calcext:value-type="string">
            <text:p>D2</text:p>
          </table:table-cell>
          <table:table-cell table:style-name="ce348" table:formula="of:=IF(COUNTA([.J33:.K38])&lt;&gt;12;&quot;&quot;;IF([.AB39]=&quot;&quot;;[.AJ34];IF(LEFT([.AJ34];3)=&quot;tir&quot;;[.AB39];[.AJ34])))" office:value-type="string" office:string-value="Italie" calcext:value-type="string">
            <text:p>Itali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3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35]&lt;&gt;&quot;&quot;;[.AH35]&lt;&gt;[.AH34]);[.AH35];IF(AND([.AH36]&lt;&gt;&quot;&quot;;[.AH36]&lt;&gt;[.AH34]);[.AH36];IF(AND([.AH37]&lt;&gt;&quot;&quot;;[.AH37]&lt;&gt;[.AH34]);[.AH37];IF(AND([.AH38]&lt;&gt;&quot;&quot;;[.AH38]&lt;&gt;[.AH34]);[.AH38];&quot;&quot;))))">
            <text:p/>
          </table:table-cell>
          <table:table-cell table:style-name="ce398"/>
          <table:table-cell table:style-name="ce453" table:formula="of:=IF(AND([.AJ35]&lt;&gt;&quot;&quot;;[.AJ35]&lt;&gt;[.AJ34]);[.AJ35];IF(AND([.AJ36]&lt;&gt;&quot;&quot;;[.AJ36]&lt;&gt;[.AJ34]);[.AJ36];IF(AND([.AJ37]&lt;&gt;&quot;&quot;;[.AJ37]&lt;&gt;[.AJ34]);[.AJ37];IF(AND([.AJ38]&lt;&gt;&quot;&quot;;[.AJ38]&lt;&gt;[.AJ34]);[.AJ38];&quot;&quot;))))">
            <text:p/>
          </table:table-cell>
          <table:table-cell table:style-name="ce398"/>
          <table:table-cell table:style-name="ce453" table:formula="of:=IF(AND([.AL35]&lt;&gt;&quot;&quot;;[.AL35]&lt;&gt;[.AL34]);[.AL35];IF(AND([.AL36]&lt;&gt;&quot;&quot;;[.AL36]&lt;&gt;[.AL34]);[.AL36];IF(AND([.AL37]&lt;&gt;&quot;&quot;;[.AL37]&lt;&gt;[.AL34]);[.AL37];IF(AND([.AL38]&lt;&gt;&quot;&quot;;[.AL38]&lt;&gt;[.AL34]);[.AL38];&quot;&quot;))))">
            <text:p/>
          </table:table-cell>
          <table:table-cell table:style-name="ce398"/>
          <table:table-cell table:style-name="ce453" table:formula="of:=IF(AND([.AN35]&lt;&gt;&quot;&quot;;[.AN35]&lt;&gt;[.AN34]);[.AN35];IF(AND([.AN36]&lt;&gt;&quot;&quot;;[.AN36]&lt;&gt;[.AN34]);[.AN36];IF(AND([.AN37]&lt;&gt;&quot;&quot;;[.AN37]&lt;&gt;[.AN34]);[.AN37];IF(AND([.AN38]&lt;&gt;&quot;&quot;;[.AN38]&lt;&gt;[.AN34]);[.AN38];&quot;&quot;))))">
            <text:p/>
          </table:table-cell>
          <table:table-cell table:style-name="ce463"/>
          <table:table-cell table:style-name="ce457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2"/>
          <table:table-cell table:style-name="ce516" table:number-columns-repeated="4"/>
          <table:table-cell table:style-name="ce585"/>
          <table:table-cell table:style-name="ce462" table:number-columns-repeated="955"/>
        </table:table-row>
        <table:table-row table:style-name="ro7">
          <table:table-cell table:style-name="ce61" office:value-type="string" calcext:value-type="string" table:number-columns-spanned="3" table:number-rows-spanned="1">
            <text:p>GROUPE E</text:p>
          </table:table-cell>
          <table:covered-table-cell table:number-columns-repeated="2" table:style-name="ce6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7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515"/>
          <table:table-cell table:style-name="ce520" office:value-type="string" calcext:value-type="string" table:number-columns-spanned="2" table:number-rows-spanned="1">
            <text:p>1/4 FINALE</text:p>
          </table:table-cell>
          <table:covered-table-cell table:style-name="ce520"/>
          <table:table-cell table:style-name="ce520"/>
          <table:table-cell table:style-name="ce520" office:value-type="string" calcext:value-type="string" table:number-columns-spanned="2" table:number-rows-spanned="1">
            <text:p>1/2 FINALE</text:p>
          </table:table-cell>
          <table:covered-table-cell table:style-name="ce520"/>
          <table:table-cell table:style-name="ce520" table:number-columns-spanned="2" table:number-rows-spanned="1"/>
          <table:covered-table-cell table:style-name="ce520"/>
          <table:table-cell table:style-name="ce520" office:value-type="string" calcext:value-type="string" table:number-columns-spanned="3" table:number-rows-spanned="1">
            <text:p>FINALE</text:p>
          </table:table-cell>
          <table:covered-table-cell table:number-columns-repeated="2" table:style-name="ce520"/>
          <table:table-cell table:style-name="ce520" table:number-columns-repeated="2"/>
          <table:table-cell table:style-name="ce24" table:number-columns-repeated="3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6">
          <table:table-cell table:style-name="ce62" office:value-type="string" calcext:value-type="string">
            <text:p>Date</text:p>
          </table:table-cell>
          <table:table-cell table:style-name="ce101" office:value-type="string" calcext:value-type="string">
            <text:p>Heure</text:p>
          </table:table-cell>
          <table:table-cell table:style-name="ce139" office:value-type="string" calcext:value-type="string">
            <text:p>TV</text:p>
          </table:table-cell>
          <table:table-cell table:style-name="ce171" office:value-type="string" calcext:value-type="string" table:number-columns-spanned="4" table:number-rows-spanned="1">
            <text:p>Rencontres</text:p>
          </table:table-cell>
          <table:covered-table-cell table:style-name="ce198"/>
          <table:covered-table-cell table:style-name="ce212"/>
          <table:covered-table-cell table:style-name="ce232"/>
          <table:table-cell table:style-name="ce243"/>
          <table:table-cell table:style-name="ce245"/>
          <table:table-cell table:style-name="ce291" office:value-type="string" calcext:value-type="string" table:number-columns-spanned="2" table:number-rows-spanned="1">
            <text:p>Score</text:p>
          </table:table-cell>
          <table:covered-table-cell table:style-name="ce291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2" office:value-type="string" calcext:value-type="string" table:number-columns-spanned="1" table:number-rows-spanned="2">
            <text:p>Classement</text:p>
          </table:table-cell>
          <table:table-cell table:style-name="ce408" office:value-type="string" calcext:value-type="string" table:number-columns-spanned="1" table:number-rows-spanned="2">
            <text:p>Equipes</text:p>
          </table:table-cell>
          <table:table-cell table:style-name="ce418" table:number-columns-repeated="2"/>
          <table:table-cell table:style-name="ce408" office:value-type="string" calcext:value-type="string" table:number-columns-spanned="1" table:number-rows-spanned="2">
            <text:p>PTS</text:p>
          </table:table-cell>
          <table:table-cell table:style-name="ce431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31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6"/>
          <table:table-cell table:style-name="ce539"/>
          <table:table-cell table:style-name="ce540"/>
          <table:table-cell table:style-name="ce484"/>
          <table:table-cell table:style-name="ce487"/>
          <table:table-cell table:style-name="ce24" table:number-columns-repeated="10"/>
          <table:table-cell table:style-name="ce516" table:number-columns-repeated="6"/>
          <table:table-cell table:style-name="ce585"/>
          <table:table-cell table:style-name="ce462" table:number-columns-repeated="955"/>
        </table:table-row>
        <table:table-row table:style-name="ro6">
          <table:table-cell table:style-name="ce43" office:value-type="date" office:date-value="2014-06-15" calcext:value-type="date">
            <text:p>dimanche 15 juin</text:p>
          </table:table-cell>
          <table:table-cell table:style-name="ce85" office:value-type="string" calcext:value-type="string">
            <text:p>18H</text:p>
          </table:table-cell>
          <table:table-cell table:style-name="ce124" office:value-type="string" calcext:value-type="string">
            <text:p>TF1</text:p>
          </table:table-cell>
          <table:table-cell table:style-name="ce154" office:value-type="string" calcext:value-type="string">
            <text:p>Suisse</text:p>
          </table:table-cell>
          <table:table-cell table:style-name="ce181" table:formula="of:=IF([.J43]=&quot;&quot;;0;IF([.J43]&gt;[.K43];3;IF([.J43]=[.K43];1;0)))" office:value-type="float" office:value="3" calcext:value-type="float">
            <text:p>3</text:p>
          </table:table-cell>
          <table:table-cell table:style-name="ce208" table:formula="of:=IF([.E43]=3;[.D43];&quot;&quot;)" office:value-type="string" office:string-value="Suisse" calcext:value-type="string">
            <text:p>Suisse</text:p>
          </table:table-cell>
          <table:table-cell table:style-name="ce216" office:value-type="string" calcext:value-type="string">
            <text:p>Equateur</text:p>
          </table:table-cell>
          <table:table-cell table:style-name="ce208" table:formula="of:=IF([.I43]=3;[.G43];&quot;&quot;)">
            <text:p/>
          </table:table-cell>
          <table:table-cell table:style-name="ce246" table:formula="of:=IF([.K43]=&quot;&quot;;0;IF([.K43]&gt;[.J43];3;IF([.K43]=[.J43];1;0)))" office:value-type="float" office:value="0" calcext:value-type="float">
            <text:p>0</text:p>
          </table:table-cell>
          <table:table-cell table:style-name="ce271" office:value-type="float" office:value="2" calcext:value-type="float">
            <text:p>2</text:p>
          </table:table-cell>
          <table:table-cell table:style-name="ce312" office:value-type="float" office:value="0" calcext:value-type="float">
            <text:p>0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2"/>
          <table:covered-table-cell table:style-name="ce408"/>
          <table:table-cell table:style-name="ce419" table:number-columns-repeated="2"/>
          <table:covered-table-cell table:style-name="ce408"/>
          <table:table-cell table:style-name="ce432" office:value-type="string" calcext:value-type="string">
            <text:p>Pour</text:p>
          </table:table-cell>
          <table:table-cell table:style-name="ce438" office:value-type="string" calcext:value-type="string">
            <text:p>Contre</text:p>
          </table:table-cell>
          <table:table-cell table:style-name="ce444" office:value-type="string" calcext:value-type="string">
            <text:p>Diff.</text:p>
          </table:table-cell>
          <table:table-cell table:style-name="ce446"/>
          <table:table-cell table:style-name="ce449" table:formula="of:=SUM([.AG45:.AG48])" office:value-type="float" office:value="1" calcext:value-type="float">
            <text:p>1</text:p>
          </table:table-cell>
          <table:table-cell table:style-name="ce453"/>
          <table:table-cell table:style-name="ce449" table:formula="of:=SUM([.AI45:.AI48])" office:value-type="float" office:value="1" calcext:value-type="float">
            <text:p>1</text:p>
          </table:table-cell>
          <table:table-cell table:style-name="ce453"/>
          <table:table-cell table:style-name="ce449" table:formula="of:=SUM([.AK45:.AK48])" office:value-type="float" office:value="1" calcext:value-type="float">
            <text:p>1</text:p>
          </table:table-cell>
          <table:table-cell table:style-name="ce24"/>
          <table:table-cell table:style-name="ce449" table:formula="of:=SUM([.AM45:.AM48])" office:value-type="float" office:value="1" calcext:value-type="float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calcext:value-type="date" table:number-columns-spanned="3" table:number-rows-spanned="1">
            <text:p>dimanche 29 juin</text:p>
          </table:table-cell>
          <table:covered-table-cell table:number-columns-repeated="2" table:style-name="ce476"/>
          <table:table-cell table:style-name="ce516"/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table-cell table:style-name="ce559" office:value-type="string" calcext:value-type="string" table:number-columns-spanned="3" table:number-rows-spanned="2">
            <text:p>FINALE</text:p>
          </table:table-cell>
          <table:covered-table-cell table:number-columns-repeated="2"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44" office:value-type="date" office:date-value="2014-06-15" calcext:value-type="date">
            <text:p>dimanche 15 juin</text:p>
          </table:table-cell>
          <table:table-cell table:style-name="ce86" office:value-type="string" calcext:value-type="string">
            <text:p>21H</text:p>
          </table:table-cell>
          <table:table-cell table:style-name="ce125" office:value-type="string" calcext:value-type="string">
            <text:p>TF1</text:p>
          </table:table-cell>
          <table:table-cell table:style-name="ce155" office:value-type="string" calcext:value-type="string">
            <text:p>France</text:p>
          </table:table-cell>
          <table:table-cell table:style-name="ce182" table:formula="of:=IF([.J44]=&quot;&quot;;0;IF([.J44]&gt;[.K44];3;IF([.J44]=[.K44];1;0)))" office:value-type="float" office:value="3" calcext:value-type="float">
            <text:p>3</text:p>
          </table:table-cell>
          <table:table-cell table:style-name="ce208" table:formula="of:=IF([.E44]=3;[.D44];&quot;&quot;)" office:value-type="string" office:string-value="France" calcext:value-type="string">
            <text:p>France</text:p>
          </table:table-cell>
          <table:table-cell table:style-name="ce217" office:value-type="string" calcext:value-type="string">
            <text:p>Honduras</text:p>
          </table:table-cell>
          <table:table-cell table:style-name="ce208" table:formula="of:=IF([.I44]=3;[.G44];&quot;&quot;)">
            <text:p/>
          </table:table-cell>
          <table:table-cell table:style-name="ce247" table:formula="of:=IF([.K44]=&quot;&quot;;0;IF([.K44]&gt;[.J44];3;IF([.K44]=[.J44];1;0)))" office:value-type="float" office:value="0" calcext:value-type="float">
            <text:p>0</text:p>
          </table:table-cell>
          <table:table-cell table:style-name="ce272" office:value-type="float" office:value="3" calcext:value-type="float">
            <text:p>3</text:p>
          </table:table-cell>
          <table:table-cell table:style-name="ce313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44]=[.Y44];[.X44];IF([.P44]=[.Y45];[.X45];IF([.P44]=[.Y46];[.X46];IF([.P44]=[.Y47];[.X47];&quot;&quot;))))" office:value-type="float" office:value="1" calcext:value-type="float">
            <text:p>1</text:p>
          </table:table-cell>
          <table:table-cell table:style-name="ce361" table:formula="of:=IF(SUM([.X44:.X47])=4;[.Y44];IF(SUM([.X44:.X47])=10;VLOOKUP(ROWS([.Y44:.Y44]);[.X44:.Y47];2;0);[.AH44]))" office:value-type="string" office:string-value="France" calcext:value-type="string">
            <text:p>France</text:p>
          </table:table-cell>
          <table:table-cell table:style-name="ce368" table:formula="of:=IF(OR([.O44]=1;[.O44]=2);[.P44];&quot;&quot;)" office:value-type="string" office:string-value="France" calcext:value-type="string">
            <text:p>France</text:p>
          </table:table-cell>
          <table:table-cell table:style-name="ce369"/>
          <table:table-cell table:style-name="ce371" table:formula="of:=IF([.P44]=[.Y44];[.AB44];IF([.P44]=[.Y45];[.AB45];IF([.P44]=[.Y46];[.AB46];IF([.P44]=[.Y47];[.AB47];&quot;&quot;))))" office:value-type="float" office:value="7" calcext:value-type="float">
            <text:p>7</text:p>
          </table:table-cell>
          <table:table-cell table:style-name="ce378" table:formula="of:=IF([.P44]=[.Y44];[.AC44];IF([.P44]=[.Y45];[.AC45];IF([.P44]=[.Y46];[.AC46];IF([.P44]=[.Y47];[.AC47];&quot;&quot;))))" office:value-type="float" office:value="7" calcext:value-type="float">
            <text:p>7</text:p>
          </table:table-cell>
          <table:table-cell table:style-name="ce382" table:formula="of:=IF([.P44]=[.Y44];[.AD44];IF([.P44]=[.Y45];[.AD45];IF([.P44]=[.Y46];[.AD46];IF([.P44]=[.Y47];[.AD47];&quot;&quot;))))" office:value-type="float" office:value="2" calcext:value-type="float">
            <text:p>2</text:p>
          </table:table-cell>
          <table:table-cell table:style-name="ce386" table:formula="of:=IF([.P44]=[.Y44];[.AE44];IF([.P44]=[.Y45];[.AE45];IF([.P44]=[.Y46];[.AE46];IF([.P44]=[.Y47];[.AE47];&quot;&quot;))))" office:value-type="float" office:value="5" calcext:value-type="float">
            <text:p>5</text:p>
          </table:table-cell>
          <table:table-cell table:style-name="ce345"/>
          <table:table-cell table:style-name="ce355" table:formula="of:=IF([.$AF$48]&lt;&gt;0;RANK([.AF44];[.$AF$44:.$AF$47]);&quot;&quot;)" office:value-type="float" office:value="2" calcext:value-type="float">
            <text:p>2</text:p>
          </table:table-cell>
          <table:table-cell table:style-name="ce154" office:value-type="string" calcext:value-type="string">
            <text:p>Suisse</text:p>
          </table:table-cell>
          <table:table-cell table:style-name="ce368" table:formula="of:=IF(OR([.X44]=1;[.X44]=2);[.Y44];&quot;&quot;)" office:value-type="string" office:string-value="Suisse" calcext:value-type="string">
            <text:p>Suisse</text:p>
          </table:table-cell>
          <table:table-cell table:style-name="ce369" table:formula="of:=IF([.X44]&lt;=4;&quot;Q&quot;;&quot;&quot;)" office:value-type="string" office:string-value="Q" calcext:value-type="string">
            <text:p>Q</text:p>
          </table:table-cell>
          <table:table-cell table:style-name="ce371" table:formula="of:=[.E43]+[.E45]+[.I48]" office:value-type="float" office:value="5" calcext:value-type="float">
            <text:p>5</text:p>
          </table:table-cell>
          <table:table-cell table:style-name="ce378" table:formula="of:=[.J43]+[.J45]+[.K48]" office:value-type="float" office:value="4" calcext:value-type="float">
            <text:p>4</text:p>
          </table:table-cell>
          <table:table-cell table:style-name="ce382" table:formula="of:=[.K43]+[.K45]+[.J48]" office:value-type="float" office:value="2" calcext:value-type="float">
            <text:p>2</text:p>
          </table:table-cell>
          <table:table-cell table:style-name="ce386" table:formula="of:=[.AC44]-[.AD44]" office:value-type="float" office:value="2" calcext:value-type="float">
            <text:p>2</text:p>
          </table:table-cell>
          <table:table-cell table:style-name="ce446" table:formula="of:=[.AB44]*10000+[.AE44]*100+[.AC44]" office:value-type="float" office:value="50204" calcext:value-type="float">
            <text:p>50204</text:p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43]=0;&quot;&quot;;IF([.AG43]=1;CONCATENATE([.AH45];[.AH46];[.AH47];[.AH48]);VLOOKUP(1;[.AG45:.AH48];2)))" office:value-type="string" office:string-value="France" calcext:value-type="string">
            <text:p>Franc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43]=1;CONCATENATE([.AJ45];[.AJ46];[.AJ47];[.AJ48]);IF([.AI43]=0;&quot;&quot;;IF([.AI43]&lt;&gt;1;VLOOKUP(1;[.AI45:.AJ48];2))))" office:value-type="string" office:string-value="Suisse" calcext:value-type="string">
            <text:p>Suisse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43]=1;CONCATENATE([.AL45];[.AL46];[.AL47];[.AL48]);IF([.AK43]=0;&quot;&quot;;IF([.AK43]&lt;&gt;1;VLOOKUP(1;[.AK45:.AL48];2))))" office:value-type="string" office:string-value="Equateur" calcext:value-type="string">
            <text:p>Equateur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43]=1;CONCATENATE([.AN45];[.AN46];[.AN47];[.AN48]);IF([.AM43]=0;[.AL49];IF([.AM43]&lt;&gt;1;VLOOKUP(1;[.AM45:.AN48];2))))" office:value-type="string" office:string-value="Honduras" calcext:value-type="string">
            <text:p>Honduras</text:p>
          </table:table-cell>
          <table:table-cell table:style-name="ce453" table:formula="of:=COUNTIF([.AH44:.AJ49];[.Y44])" office:value-type="float" office:value="2" calcext:value-type="float">
            <text:p>2</text:p>
          </table:table-cell>
          <table:table-cell table:style-name="ce462" table:formula="of:=[.Y44]" office:value-type="string" office:string-value="Suisse" calcext:value-type="string">
            <text:p>Suisse</text:p>
          </table:table-cell>
          <table:table-cell table:style-name="ce24"/>
          <table:table-cell table:style-name="ce477" office:value-type="string" calcext:value-type="string" table:number-columns-spanned="2" table:number-rows-spanned="1">
            <text:p>18H00 TF1</text:p>
          </table:table-cell>
          <table:covered-table-cell table:style-name="ce477"/>
          <table:table-cell table:style-name="ce513" office:value-type="string" calcext:value-type="string">
            <text:p>Score</text:p>
          </table:table-cell>
          <table:table-cell table:style-name="ce519" table:formula="of:=IF(AND([.AT45]&lt;&gt;&quot;&quot;;[.AT46]&lt;&gt;&quot;&quot;;[.AT45]=[.AT46]);&quot;Penaltys&quot;;&quot;&quot;)">
            <text:p/>
          </table:table-cell>
          <table:table-cell table:style-name="ce521"/>
          <table:table-cell table:style-name="ce539"/>
          <table:table-cell table:style-name="ce540"/>
          <table:table-cell table:style-name="ce484"/>
          <table:table-cell table:style-name="ce487"/>
          <table:table-cell table:style-name="ce540" table:number-columns-repeated="2"/>
          <table:covered-table-cell table:number-columns-repeated="3" table:style-name="ce559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585"/>
          <table:table-cell table:style-name="ce462" table:number-columns-repeated="955"/>
        </table:table-row>
        <table:table-row table:style-name="ro6">
          <table:table-cell table:style-name="ce63" office:value-type="date" office:date-value="2014-06-20" calcext:value-type="date">
            <text:p>vendredi 20 juin</text:p>
          </table:table-cell>
          <table:table-cell table:style-name="ce102" office:value-type="string" calcext:value-type="string">
            <text:p>21H</text:p>
          </table:table-cell>
          <table:table-cell table:style-name="ce140" office:value-type="string" calcext:value-type="string">
            <text:p>TF1</text:p>
          </table:table-cell>
          <table:table-cell table:style-name="ce172" office:value-type="string" calcext:value-type="string">
            <text:p>Suisse</text:p>
          </table:table-cell>
          <table:table-cell table:style-name="ce199" table:formula="of:=IF([.J45]=&quot;&quot;;0;IF([.J45]&gt;[.K45];3;IF([.J45]=[.K45];1;0)))" office:value-type="float" office:value="1" calcext:value-type="float">
            <text:p>1</text:p>
          </table:table-cell>
          <table:table-cell table:style-name="ce208" table:formula="of:=IF([.E45]=3;[.D45];&quot;&quot;)">
            <text:p/>
          </table:table-cell>
          <table:table-cell table:style-name="ce233" office:value-type="string" calcext:value-type="string">
            <text:p>France</text:p>
          </table:table-cell>
          <table:table-cell table:style-name="ce208" table:formula="of:=IF([.I45]=3;[.G45];&quot;&quot;)">
            <text:p/>
          </table:table-cell>
          <table:table-cell table:style-name="ce259" table:formula="of:=IF([.K45]=&quot;&quot;;0;IF([.K45]&gt;[.J45];3;IF([.K45]=[.J45];1;0)))" office:value-type="float" office:value="1" calcext:value-type="float">
            <text:p>1</text:p>
          </table:table-cell>
          <table:table-cell table:style-name="ce292" office:value-type="float" office:value="1" calcext:value-type="float">
            <text:p>1</text:p>
          </table:table-cell>
          <table:table-cell table:style-name="ce330" office:value-type="float" office:value="1" calcext:value-type="float">
            <text:p>1</text:p>
          </table:table-cell>
          <table:table-cell table:style-name="ce342" table:formula="of:=[.AA44]&amp;[.X44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6" table:formula="of:=IF([.P45]=[.Y44];[.X44];IF([.P45]=[.Y45];[.X45];IF([.P45]=[.Y46];[.X46];IF([.P45]=[.Y47];[.X47];&quot;&quot;))))" office:value-type="float" office:value="2" calcext:value-type="float">
            <text:p>2</text:p>
          </table:table-cell>
          <table:table-cell table:style-name="ce362" table:formula="of:=IF(SUM([.X44:.X47])=4;[.Y45];IF(SUM([.X44:.X47])=10;VLOOKUP(ROWS([.Y44:.Y45]);[.X44:.Y47];2;0);IF([.AG43]=2;[.AH49];IF([.AI43]=2;[.AJ44];IF([.AG43]=3;[.AH49];[.AJ44])))))" office:value-type="string" office:string-value="Suisse" calcext:value-type="string">
            <text:p>Suisse</text:p>
          </table:table-cell>
          <table:table-cell table:style-name="ce368" table:formula="of:=IF(OR([.O45]=1;[.O45]=2);[.P45];&quot;&quot;)" office:value-type="string" office:string-value="Suisse" calcext:value-type="string">
            <text:p>Suisse</text:p>
          </table:table-cell>
          <table:table-cell table:style-name="ce369"/>
          <table:table-cell table:style-name="ce372" table:formula="of:=IF([.P45]=[.Y44];[.AB44];IF([.P45]=[.Y45];[.AB45];IF([.P45]=[.Y46];[.AB46];IF([.P45]=[.Y47];[.AB47];&quot;&quot;))))" office:value-type="float" office:value="5" calcext:value-type="float">
            <text:p>5</text:p>
          </table:table-cell>
          <table:table-cell table:style-name="ce379" table:formula="of:=IF([.P45]=[.Y44];[.AC44];IF([.P45]=[.Y45];[.AC45];IF([.P45]=[.Y46];[.AC46];IF([.P45]=[.Y47];[.AC47];&quot;&quot;))))" office:value-type="float" office:value="4" calcext:value-type="float">
            <text:p>4</text:p>
          </table:table-cell>
          <table:table-cell table:style-name="ce383" table:formula="of:=IF([.P45]=[.Y44];[.AD44];IF([.P45]=[.Y45];[.AD45];IF([.P45]=[.Y46];[.AD46];IF([.P45]=[.Y47];[.AD47];&quot;&quot;))))" office:value-type="float" office:value="2" calcext:value-type="float">
            <text:p>2</text:p>
          </table:table-cell>
          <table:table-cell table:style-name="ce387" table:formula="of:=IF([.P45]=[.Y44];[.AE44];IF([.P45]=[.Y45];[.AE45];IF([.P45]=[.Y46];[.AE46];IF([.P45]=[.Y47];[.AE47];&quot;&quot;))))" office:value-type="float" office:value="2" calcext:value-type="float">
            <text:p>2</text:p>
          </table:table-cell>
          <table:table-cell table:style-name="ce345"/>
          <table:table-cell table:style-name="ce356" table:formula="of:=IF([.$AF$48]&lt;&gt;0;RANK([.AF45];[.$AF$44:.$AF$47]);&quot;&quot;)" office:value-type="float" office:value="1" calcext:value-type="float">
            <text:p>1</text:p>
          </table:table-cell>
          <table:table-cell table:style-name="ce155" office:value-type="string" calcext:value-type="string">
            <text:p>France</text:p>
          </table:table-cell>
          <table:table-cell table:style-name="ce368" table:formula="of:=IF(OR([.X45]=1;[.X45]=2);[.Y45];&quot;&quot;)" office:value-type="string" office:string-value="France" calcext:value-type="string">
            <text:p>France</text:p>
          </table:table-cell>
          <table:table-cell table:style-name="ce369" table:formula="of:=IF([.X45]&lt;=4;&quot;Q&quot;;&quot;&quot;)" office:value-type="string" office:string-value="Q" calcext:value-type="string">
            <text:p>Q</text:p>
          </table:table-cell>
          <table:table-cell table:style-name="ce372" table:formula="of:=[.E44]+[.I45]+[.I47]" office:value-type="float" office:value="7" calcext:value-type="float">
            <text:p>7</text:p>
          </table:table-cell>
          <table:table-cell table:style-name="ce379" table:formula="of:=[.J44]+[.K45]+[.K47]" office:value-type="float" office:value="7" calcext:value-type="float">
            <text:p>7</text:p>
          </table:table-cell>
          <table:table-cell table:style-name="ce383" table:formula="of:=[.K44]+[.J45]+[.J47]" office:value-type="float" office:value="2" calcext:value-type="float">
            <text:p>2</text:p>
          </table:table-cell>
          <table:table-cell table:style-name="ce387" table:formula="of:=[.AC45]-[.AD45]" office:value-type="float" office:value="5" calcext:value-type="float">
            <text:p>5</text:p>
          </table:table-cell>
          <table:table-cell table:style-name="ce446" table:formula="of:=[.AB45]*10000+[.AE45]*100+[.AC45]" office:value-type="float" office:value="70507" calcext:value-type="float">
            <text:p>70507</text:p>
          </table:table-cell>
          <table:table-cell table:style-name="ce451" table:formula="of:=IF([.L45]=&quot;Q1&quot;;1;&quot;&quot;)">
            <text:p/>
          </table:table-cell>
          <table:table-cell table:style-name="ce455" table:formula="of:=IF([.X44]=1;[.Y44];&quot;&quot;)">
            <text:p/>
          </table:table-cell>
          <table:table-cell table:style-name="ce459" table:formula="of:=IF([.L45]=&quot;Q2&quot;;1;&quot;&quot;)" office:value-type="float" office:value="1" calcext:value-type="float">
            <text:p>1</text:p>
          </table:table-cell>
          <table:table-cell table:style-name="ce451" table:formula="of:=IF([.X44]=2;[.Y44];&quot;&quot;)" office:value-type="string" office:string-value="Suisse" calcext:value-type="string">
            <text:p>Suisse</text:p>
          </table:table-cell>
          <table:table-cell table:style-name="ce459" table:formula="of:=IF([.L45]=&quot;Q3&quot;;1;&quot;&quot;)">
            <text:p/>
          </table:table-cell>
          <table:table-cell table:style-name="ce451" table:formula="of:=IF([.X44]=3;[.Y44];&quot;&quot;)">
            <text:p/>
          </table:table-cell>
          <table:table-cell table:style-name="ce459" table:formula="of:=IF([.L45]=&quot;Q4&quot;;1;&quot;&quot;)">
            <text:p/>
          </table:table-cell>
          <table:table-cell table:style-name="ce451" table:formula="of:=IF([.X44]=4;[.Y44];&quot;&quot;)">
            <text:p/>
          </table:table-cell>
          <table:table-cell table:style-name="ce453" table:formula="of:=COUNTIF([.AH44:.AJ49];[.Y45])" office:value-type="float" office:value="2" calcext:value-type="float">
            <text:p>2</text:p>
          </table:table-cell>
          <table:table-cell table:style-name="ce462" table:formula="of:=[.Y45]" office:value-type="string" office:string-value="France" calcext:value-type="string">
            <text:p>France</text:p>
          </table:table-cell>
          <table:table-cell table:style-name="ce24"/>
          <table:table-cell table:style-name="ce478" office:value-type="string" calcext:value-type="string">
            <text:p>B1</text:p>
          </table:table-cell>
          <table:table-cell table:style-name="ce497" table:formula="of:=[$Résults.P18]" office:value-type="string" office:string-value="Espagne" calcext:value-type="string">
            <text:p>Espagne</text:p>
          </table:table-cell>
          <table:table-cell table:style-name="ce508" office:value-type="float" office:value="1" calcext:value-type="float">
            <text:p>1</text:p>
          </table:table-cell>
          <table:table-cell table:style-name="ce518"/>
          <table:table-cell table:style-name="ce522" table:formula="of:=IF(AND([.AU44]&lt;&gt;&quot;&quot;;[.AU46]=&quot;&quot;);&quot;&lt; SAISIR&quot;;IF(AND(OR(AND([.AT45]=&quot;&quot;;[.AT46]=&quot;&quot;);[.AT45]&lt;&gt;[.AT46]);OR([.AU45]&lt;&gt;&quot;&quot;;[.AU4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table-cell table:style-name="ce560" office:value-type="date" office:date-value="2014-07-13" calcext:value-type="date" table:number-columns-spanned="3" table:number-rows-spanned="1">
            <text:p>dimanche 13 juillet</text:p>
          </table:table-cell>
          <table:covered-table-cell table:number-columns-repeated="2" table:style-name="ce560"/>
          <table:table-cell table:style-name="ce577" table:formula="of:=IF(AND([.BE47]&lt;&gt;&quot;&quot;;[.BE49]&lt;&gt;&quot;&quot;;[.BE47]=[.BE49]);&quot;Penaltys&quot;;&quot;&quot;)" table:number-columns-spanned="1" table:number-rows-spanned="2">
            <text:p/>
          </table:table-cell>
          <table:table-cell table:style-name="ce54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4" office:value-type="date" office:date-value="2014-06-21" calcext:value-type="date">
            <text:p>samedi 21 juin</text:p>
          </table:table-cell>
          <table:table-cell table:style-name="ce103" office:value-type="string" calcext:value-type="string">
            <text:p>0H</text:p>
          </table:table-cell>
          <table:table-cell table:style-name="ce141"/>
          <table:table-cell table:style-name="ce173" office:value-type="string" calcext:value-type="string">
            <text:p>Honduras</text:p>
          </table:table-cell>
          <table:table-cell table:style-name="ce200" table:formula="of:=IF([.J46]=&quot;&quot;;0;IF([.J46]&gt;[.K46];3;IF([.J46]=[.K46];1;0)))" office:value-type="float" office:value="0" calcext:value-type="float">
            <text:p>0</text:p>
          </table:table-cell>
          <table:table-cell table:style-name="ce208" table:formula="of:=IF([.E46]=3;[.D46];&quot;&quot;)">
            <text:p/>
          </table:table-cell>
          <table:table-cell table:style-name="ce234" office:value-type="string" calcext:value-type="string">
            <text:p>Equateur</text:p>
          </table:table-cell>
          <table:table-cell table:style-name="ce208" table:formula="of:=IF([.I46]=3;[.G46];&quot;&quot;)" office:value-type="string" office:string-value="Equateur" calcext:value-type="string">
            <text:p>Equateur</text:p>
          </table:table-cell>
          <table:table-cell table:style-name="ce260" table:formula="of:=IF([.K46]=&quot;&quot;;0;IF([.K46]&gt;[.J46];3;IF([.K46]=[.J46];1;0)))" office:value-type="float" office:value="3" calcext:value-type="float">
            <text:p>3</text:p>
          </table:table-cell>
          <table:table-cell table:style-name="ce293" office:value-type="float" office:value="1" calcext:value-type="float">
            <text:p>1</text:p>
          </table:table-cell>
          <table:table-cell table:style-name="ce331" office:value-type="float" office:value="2" calcext:value-type="float">
            <text:p>2</text:p>
          </table:table-cell>
          <table:table-cell table:style-name="ce342" table:formula="of:=[.AA45]&amp;[.X4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46]=[.Y44];[.X44];IF([.P46]=[.Y45];[.X45];IF([.P46]=[.Y46];[.X46];IF([.P46]=[.Y47];[.X47];&quot;&quot;))))" office:value-type="float" office:value="3" calcext:value-type="float">
            <text:p>3</text:p>
          </table:table-cell>
          <table:table-cell table:style-name="ce363" table:formula="of:=IF(SUM([.X44:.X47])=4;[.Y46];IF(SUM([.X44:.X47])=10;VLOOKUP(ROWS([.Y44:.Y46]);[.X44:.Y47];2;0);IF([.AG43]=3;[.AO48];IF([.AK43]=0;[.AJ49];[.AL44]))))" office:value-type="string" office:string-value="Equateur" calcext:value-type="string">
            <text:p>Equateur</text:p>
          </table:table-cell>
          <table:table-cell table:style-name="ce368" table:formula="of:=IF(OR([.O46]=1;[.O46]=2);[.P46];&quot;&quot;)">
            <text:p/>
          </table:table-cell>
          <table:table-cell table:style-name="ce369"/>
          <table:table-cell table:style-name="ce372" table:formula="of:=IF([.P46]=[.Y44];[.AB44];IF([.P46]=[.Y45];[.AB45];IF([.P46]=[.Y46];[.AB46];IF([.P46]=[.Y47];[.AB47];&quot;&quot;))))" office:value-type="float" office:value="3" calcext:value-type="float">
            <text:p>3</text:p>
          </table:table-cell>
          <table:table-cell table:style-name="ce379" table:formula="of:=IF([.P46]=[.Y44];[.AC44];IF([.P46]=[.Y45];[.AC45];IF([.P46]=[.Y46];[.AC46];IF([.P46]=[.Y47];[.AC47];&quot;&quot;))))" office:value-type="float" office:value="2" calcext:value-type="float">
            <text:p>2</text:p>
          </table:table-cell>
          <table:table-cell table:style-name="ce383" table:formula="of:=IF([.P46]=[.Y44];[.AD44];IF([.P46]=[.Y45];[.AD45];IF([.P46]=[.Y46];[.AD46];IF([.P46]=[.Y47];[.AD47];&quot;&quot;))))" office:value-type="float" office:value="6" calcext:value-type="float">
            <text:p>6</text:p>
          </table:table-cell>
          <table:table-cell table:style-name="ce387" table:formula="of:=IF([.P46]=[.Y44];[.AE44];IF([.P46]=[.Y45];[.AE45];IF([.P46]=[.Y46];[.AE46];IF([.P46]=[.Y47];[.AE47];&quot;&quot;))))" office:value-type="float" office:value="-4" calcext:value-type="float">
            <text:p>-4</text:p>
          </table:table-cell>
          <table:table-cell table:style-name="ce345"/>
          <table:table-cell table:style-name="ce356" table:formula="of:=IF([.$AF$48]&lt;&gt;0;RANK([.AF46];[.$AF$44:.$AF$47]);&quot;&quot;)" office:value-type="float" office:value="4" calcext:value-type="float">
            <text:p>4</text:p>
          </table:table-cell>
          <table:table-cell table:style-name="ce217" office:value-type="string" calcext:value-type="string">
            <text:p>Honduras</text:p>
          </table:table-cell>
          <table:table-cell table:style-name="ce368" table:formula="of:=IF(OR([.X46]=1;[.X46]=2);[.Y46];&quot;&quot;)">
            <text:p/>
          </table:table-cell>
          <table:table-cell table:style-name="ce369" table:formula="of:=IF([.X46]&lt;=4;&quot;Q&quot;;&quot;&quot;)" office:value-type="string" office:string-value="Q" calcext:value-type="string">
            <text:p>Q</text:p>
          </table:table-cell>
          <table:table-cell table:style-name="ce372" table:formula="of:=[.I44]+[.E46]+[.E48]" office:value-type="float" office:value="1" calcext:value-type="float">
            <text:p>1</text:p>
          </table:table-cell>
          <table:table-cell table:style-name="ce379" table:formula="of:=[.K44]+[.J46]+[.J48]" office:value-type="float" office:value="3" calcext:value-type="float">
            <text:p>3</text:p>
          </table:table-cell>
          <table:table-cell table:style-name="ce383" table:formula="of:=[.J44]+[.K46]+[.K48]" office:value-type="float" office:value="6" calcext:value-type="float">
            <text:p>6</text:p>
          </table:table-cell>
          <table:table-cell table:style-name="ce387" table:formula="of:=[.AC46]-[.AD46]" office:value-type="float" office:value="-3" calcext:value-type="float">
            <text:p>-3</text:p>
          </table:table-cell>
          <table:table-cell table:style-name="ce446" table:formula="of:=[.AB46]*10000+[.AE46]*100+[.AC46]" office:value-type="float" office:value="9703" calcext:value-type="float">
            <text:p>9703</text:p>
          </table:table-cell>
          <table:table-cell table:style-name="ce451" table:formula="of:=IF([.L46]=&quot;Q1&quot;;1;&quot;&quot;)" office:value-type="float" office:value="1" calcext:value-type="float">
            <text:p>1</text:p>
          </table:table-cell>
          <table:table-cell table:style-name="ce455" table:formula="of:=IF([.X45]=1;[.Y45];&quot;&quot;)" office:value-type="string" office:string-value="France" calcext:value-type="string">
            <text:p>France</text:p>
          </table:table-cell>
          <table:table-cell table:style-name="ce459" table:formula="of:=IF([.L46]=&quot;Q2&quot;;1;&quot;&quot;)">
            <text:p/>
          </table:table-cell>
          <table:table-cell table:style-name="ce451" table:formula="of:=IF([.X45]=2;[.Y45];&quot;&quot;)">
            <text:p/>
          </table:table-cell>
          <table:table-cell table:style-name="ce459" table:formula="of:=IF([.L46]=&quot;Q3&quot;;1;&quot;&quot;)">
            <text:p/>
          </table:table-cell>
          <table:table-cell table:style-name="ce451" table:formula="of:=IF([.X45]=3;[.Y45];&quot;&quot;)">
            <text:p/>
          </table:table-cell>
          <table:table-cell table:style-name="ce459" table:formula="of:=IF([.L46]=&quot;Q4&quot;;1;&quot;&quot;)">
            <text:p/>
          </table:table-cell>
          <table:table-cell table:style-name="ce451" table:formula="of:=IF([.X45]=4;[.Y45];&quot;&quot;)">
            <text:p/>
          </table:table-cell>
          <table:table-cell table:style-name="ce453" table:formula="of:=COUNTIF([.AH44:.AJ49];[.Y46])" office:value-type="float" office:value="0" calcext:value-type="float">
            <text:p>0</text:p>
          </table:table-cell>
          <table:table-cell table:style-name="ce462" table:formula="of:=[.Y46]" office:value-type="string" office:string-value="Honduras" calcext:value-type="string">
            <text:p>Honduras</text:p>
          </table:table-cell>
          <table:table-cell table:style-name="ce24"/>
          <table:table-cell table:style-name="ce479" office:value-type="string" calcext:value-type="string">
            <text:p>A2</text:p>
          </table:table-cell>
          <table:table-cell table:style-name="ce498" table:formula="of:=[$Résults.P9]" office:value-type="string" office:string-value="Cameroun" calcext:value-type="string">
            <text:p>Cameroun</text:p>
          </table:table-cell>
          <table:table-cell table:style-name="ce509" office:value-type="float" office:value="0" calcext:value-type="float">
            <text:p>0</text:p>
          </table:table-cell>
          <table:table-cell table:style-name="ce518"/>
          <table:covered-table-cell table:style-name="ce522"/>
          <table:table-cell table:style-name="ce24" table:number-columns-repeated="6"/>
          <table:table-cell table:style-name="ce561" office:value-type="string" calcext:value-type="string" table:number-columns-spanned="2" table:number-rows-spanned="1">
            <text:p>21H00 TF1</text:p>
          </table:table-cell>
          <table:covered-table-cell table:style-name="ce561"/>
          <table:table-cell table:style-name="ce574" office:value-type="string" calcext:value-type="string">
            <text:p>Score</text:p>
          </table:table-cell>
          <table:covered-table-cell table:style-name="ce578"/>
          <table:table-cell table:style-name="ce484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47" office:value-type="date" office:date-value="2014-06-25" calcext:value-type="date">
            <text:p>mercredi 25 juin</text:p>
          </table:table-cell>
          <table:table-cell table:style-name="ce89" office:value-type="string" calcext:value-type="string">
            <text:p>22H</text:p>
          </table:table-cell>
          <table:table-cell table:style-name="ce142" office:value-type="string" calcext:value-type="string">
            <text:p>TF1</text:p>
          </table:table-cell>
          <table:table-cell table:style-name="ce158" office:value-type="string" calcext:value-type="string">
            <text:p>Équateur</text:p>
          </table:table-cell>
          <table:table-cell table:style-name="ce185" table:formula="of:=IF([.J47]=&quot;&quot;;0;IF([.J47]&gt;[.K47];3;IF([.J47]=[.K47];1;0)))" office:value-type="float" office:value="0" calcext:value-type="float">
            <text:p>0</text:p>
          </table:table-cell>
          <table:table-cell table:style-name="ce208" table:formula="of:=IF([.E47]=3;[.D47];&quot;&quot;)">
            <text:p/>
          </table:table-cell>
          <table:table-cell table:style-name="ce220" office:value-type="string" calcext:value-type="string">
            <text:p>France</text:p>
          </table:table-cell>
          <table:table-cell table:style-name="ce208" table:formula="of:=IF([.I47]=3;[.G47];&quot;&quot;)" office:value-type="string" office:string-value="France" calcext:value-type="string">
            <text:p>France</text:p>
          </table:table-cell>
          <table:table-cell table:style-name="ce250" table:formula="of:=IF([.K47]=&quot;&quot;;0;IF([.K47]&gt;[.J47];3;IF([.K47]=[.J47];1;0)))" office:value-type="float" office:value="3" calcext:value-type="float">
            <text:p>3</text:p>
          </table:table-cell>
          <table:table-cell table:style-name="ce275" office:value-type="float" office:value="0" calcext:value-type="float">
            <text:p>0</text:p>
          </table:table-cell>
          <table:table-cell table:style-name="ce316" office:value-type="float" office:value="3" calcext:value-type="float">
            <text:p>3</text:p>
          </table:table-cell>
          <table:table-cell table:style-name="ce342" table:formula="of:=[.AA46]&amp;[.X4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47]=[.Y44];[.X44];IF([.P47]=[.Y45];[.X45];IF([.P47]=[.Y46];[.X46];IF([.P47]=[.Y47];[.X47];&quot;&quot;))))" office:value-type="float" office:value="4" calcext:value-type="float">
            <text:p>4</text:p>
          </table:table-cell>
          <table:table-cell table:style-name="ce364" table:formula="of:=IF(SUM([.X44:.X47])=4;[.Y47];IF(SUM([.X44:.X47])=10;VLOOKUP(ROWS([.Y44:.Y47]);[.X44:.Y47];2;0);IF([.AI43]=3;[.AO48];[.AN44])))" office:value-type="string" office:string-value="Honduras" calcext:value-type="string">
            <text:p>Honduras</text:p>
          </table:table-cell>
          <table:table-cell table:style-name="ce368" table:formula="of:=IF(OR([.O47]=1;[.O47]=2);[.P47];&quot;&quot;)">
            <text:p/>
          </table:table-cell>
          <table:table-cell table:style-name="ce369"/>
          <table:table-cell table:style-name="ce373" table:formula="of:=IF([.P47]=[.Y44];[.AB44];IF([.P47]=[.Y45];[.AB45];IF([.P47]=[.Y46];[.AB46];IF([.P47]=[.Y47];[.AB47];&quot;&quot;))))" office:value-type="float" office:value="1" calcext:value-type="float">
            <text:p>1</text:p>
          </table:table-cell>
          <table:table-cell table:style-name="ce380" table:formula="of:=IF([.P47]=[.Y44];[.AC44];IF([.P47]=[.Y45];[.AC45];IF([.P47]=[.Y46];[.AC46];IF([.P47]=[.Y47];[.AC47];&quot;&quot;))))" office:value-type="float" office:value="3" calcext:value-type="float">
            <text:p>3</text:p>
          </table:table-cell>
          <table:table-cell table:style-name="ce384" table:formula="of:=IF([.P47]=[.Y44];[.AD44];IF([.P47]=[.Y45];[.AD45];IF([.P47]=[.Y46];[.AD46];IF([.P47]=[.Y47];[.AD47];&quot;&quot;))))" office:value-type="float" office:value="6" calcext:value-type="float">
            <text:p>6</text:p>
          </table:table-cell>
          <table:table-cell table:style-name="ce388" table:formula="of:=IF([.P47]=[.Y44];[.AE44];IF([.P47]=[.Y45];[.AE45];IF([.P47]=[.Y46];[.AE46];IF([.P47]=[.Y47];[.AE47];&quot;&quot;))))" office:value-type="float" office:value="-3" calcext:value-type="float">
            <text:p>-3</text:p>
          </table:table-cell>
          <table:table-cell table:style-name="ce345"/>
          <table:table-cell table:style-name="ce395" table:formula="of:=IF([.$AF$48]&lt;&gt;0;RANK([.AF47];[.$AF$44:.$AF$47]);&quot;&quot;)" office:value-type="float" office:value="3" calcext:value-type="float">
            <text:p>3</text:p>
          </table:table-cell>
          <table:table-cell table:style-name="ce216" office:value-type="string" calcext:value-type="string">
            <text:p>Equateur</text:p>
          </table:table-cell>
          <table:table-cell table:style-name="ce368" table:formula="of:=IF(OR([.X47]=1;[.X47]=2);[.Y47];&quot;&quot;)">
            <text:p/>
          </table:table-cell>
          <table:table-cell table:style-name="ce369" table:formula="of:=IF([.X47]&lt;=4;&quot;Q&quot;;&quot;&quot;)" office:value-type="string" office:string-value="Q" calcext:value-type="string">
            <text:p>Q</text:p>
          </table:table-cell>
          <table:table-cell table:style-name="ce373" table:formula="of:=[.I43]+[.I46]+[.E47]" office:value-type="float" office:value="3" calcext:value-type="float">
            <text:p>3</text:p>
          </table:table-cell>
          <table:table-cell table:style-name="ce380" table:formula="of:=[.K43]+[.K46]+[.J47]" office:value-type="float" office:value="2" calcext:value-type="float">
            <text:p>2</text:p>
          </table:table-cell>
          <table:table-cell table:style-name="ce384" table:formula="of:=[.J43]+[.J46]+[.K47]" office:value-type="float" office:value="6" calcext:value-type="float">
            <text:p>6</text:p>
          </table:table-cell>
          <table:table-cell table:style-name="ce388" table:formula="of:=[.AC47]-[.AD47]" office:value-type="float" office:value="-4" calcext:value-type="float">
            <text:p>-4</text:p>
          </table:table-cell>
          <table:table-cell table:style-name="ce446" table:formula="of:=[.AB47]*10000+[.AE47]*100+[.AC47]" office:value-type="float" office:value="29602" calcext:value-type="float">
            <text:p>29602</text:p>
          </table:table-cell>
          <table:table-cell table:style-name="ce451" table:formula="of:=IF([.L47]=&quot;Q1&quot;;1;&quot;&quot;)">
            <text:p/>
          </table:table-cell>
          <table:table-cell table:style-name="ce455" table:formula="of:=IF([.X46]=1;[.Y46];&quot;&quot;)">
            <text:p/>
          </table:table-cell>
          <table:table-cell table:style-name="ce459" table:formula="of:=IF([.L47]=&quot;Q2&quot;;1;&quot;&quot;)">
            <text:p/>
          </table:table-cell>
          <table:table-cell table:style-name="ce451" table:formula="of:=IF([.X46]=2;[.Y46];&quot;&quot;)">
            <text:p/>
          </table:table-cell>
          <table:table-cell table:style-name="ce459" table:formula="of:=IF([.L47]=&quot;Q3&quot;;1;&quot;&quot;)">
            <text:p/>
          </table:table-cell>
          <table:table-cell table:style-name="ce451" table:formula="of:=IF([.X46]=3;[.Y46];&quot;&quot;)">
            <text:p/>
          </table:table-cell>
          <table:table-cell table:style-name="ce459" table:formula="of:=IF([.L47]=&quot;Q4&quot;;1;&quot;&quot;)" office:value-type="float" office:value="1" calcext:value-type="float">
            <text:p>1</text:p>
          </table:table-cell>
          <table:table-cell table:style-name="ce451" table:formula="of:=IF([.X46]=4;[.Y46];&quot;&quot;)" office:value-type="string" office:string-value="Honduras" calcext:value-type="string">
            <text:p>Honduras</text:p>
          </table:table-cell>
          <table:table-cell table:style-name="ce453" table:formula="of:=COUNTIF([.AH44:.AJ49];[.Y47])" office:value-type="float" office:value="0" calcext:value-type="float">
            <text:p>0</text:p>
          </table:table-cell>
          <table:table-cell table:style-name="ce462" table:formula="of:=[.Y47]" office:value-type="string" office:string-value="Equateur" calcext:value-type="string">
            <text:p>Equateur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6"/>
          <table:table-cell table:style-name="ce562" table:formula="of:=IF(([.AZ20]+[.BA20]=[.AZ21]+[.BA21]);&quot;&quot;;IF([.AZ20]+[.BA20]&gt;[.AZ21]+[.BA21];[.AY20];[.AY21]))" office:value-type="string" office:string-value="Allemagne" calcext:value-type="string" table:number-columns-spanned="2" table:number-rows-spanned="2">
            <text:p>Allemagne</text:p>
          </table:table-cell>
          <table:covered-table-cell table:style-name="ce569"/>
          <table:table-cell table:style-name="ce575" office:value-type="float" office:value="2" calcext:value-type="float" table:number-columns-spanned="1" table:number-rows-spanned="2">
            <text:p>2</text:p>
          </table:table-cell>
          <table:table-cell table:style-name="ce579" table:number-columns-spanned="1" table:number-rows-spanned="2"/>
          <table:table-cell table:style-name="ce580" table:formula="of:=IF(AND([.BF45]&lt;&gt;&quot;&quot;;[.BF49]=&quot;&quot;);&quot;&lt; SAISIR&quot;;IF(AND(OR(AND([.BE47]=&quot;&quot;;[.BE49]=&quot;&quot;);[.BE47]&lt;&gt;[.BE49]);OR([.BF47]&lt;&gt;&quot;&quot;;[.BF49]&lt;&gt;&quot;&quot;));&quot;&lt; EFFACER&quot;;&quot;&quot;))" table:number-columns-spanned="1" table:number-rows-spanned="4">
            <text:p/>
          </table:table-cell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48" office:value-type="date" office:date-value="2014-06-25" calcext:value-type="date">
            <text:p>mercredi 25 juin</text:p>
          </table:table-cell>
          <table:table-cell table:style-name="ce90" office:value-type="string" calcext:value-type="string">
            <text:p>22H</text:p>
          </table:table-cell>
          <table:table-cell table:style-name="ce128"/>
          <table:table-cell table:style-name="ce159" office:value-type="string" calcext:value-type="string">
            <text:p>Honduras</text:p>
          </table:table-cell>
          <table:table-cell table:style-name="ce181" table:formula="of:=IF([.J48]=&quot;&quot;;0;IF([.J48]&gt;[.K48];3;IF([.J48]=[.K48];1;0)))" office:value-type="float" office:value="1" calcext:value-type="float">
            <text:p>1</text:p>
          </table:table-cell>
          <table:table-cell table:style-name="ce208" table:formula="of:=IF([.E48]=3;[.D48];&quot;&quot;)">
            <text:p/>
          </table:table-cell>
          <table:table-cell table:style-name="ce221" office:value-type="string" calcext:value-type="string">
            <text:p>Suisse</text:p>
          </table:table-cell>
          <table:table-cell table:style-name="ce208" table:formula="of:=IF([.I48]=3;[.G48];&quot;&quot;)">
            <text:p/>
          </table:table-cell>
          <table:table-cell table:style-name="ce251" table:formula="of:=IF([.K48]=&quot;&quot;;0;IF([.K48]&gt;[.J48];3;IF([.K48]=[.J48];1;0)))" office:value-type="float" office:value="1" calcext:value-type="float">
            <text:p>1</text:p>
          </table:table-cell>
          <table:table-cell table:style-name="ce276" office:value-type="float" office:value="1" calcext:value-type="float">
            <text:p>1</text:p>
          </table:table-cell>
          <table:table-cell table:style-name="ce317" office:value-type="float" office:value="1" calcext:value-type="float">
            <text:p>1</text:p>
          </table:table-cell>
          <table:table-cell table:style-name="ce342" table:formula="of:=[.AA47]&amp;[.X47]" office:value-type="string" office:string-value="Q3" calcext:value-type="string">
            <text:p>Q3</text:p>
          </table:table-cell>
          <table:table-cell table:style-name="ce347" table:formula="of:=IF(COUNTA([.J43:.K48])&lt;&gt;12;&quot;&quot;;IF([.O44]=[.O45];&quot;Tirage 1ere place&quot;;[.P44]))" office:value-type="string" office:string-value="France" calcext:value-type="string">
            <text:p>France</text:p>
          </table:table-cell>
          <table:table-cell table:style-name="ce345"/>
          <table:table-cell table:style-name="ce358" table:formula="of:=IF([.M48]=&quot;&quot;;&quot;&quot;;&quot;E1&quot;)" office:value-type="string" office:string-value="E1" calcext:value-type="string">
            <text:p>E1</text:p>
          </table:table-cell>
          <table:table-cell table:style-name="ce365" table:formula="of:=IF(LEFT([.M48];3)&lt;&gt;&quot;Tir&quot;;[.M48];IF(AND([.S48]&lt;&gt;&quot;&quot;;LEFT([.M48];3)=&quot;Tir&quot;);[.S48];IF([.V48]&lt;&gt;&quot;&quot;;[.M48];&quot;&quot;)))" office:value-type="string" office:string-value="France" calcext:value-type="string">
            <text:p>France</text:p>
          </table:table-cell>
          <table:table-cell table:style-name="ce348"/>
          <table:table-cell table:style-name="ce370" table:formula="of:=IF(AND(COUNTA([.$J$3:.$K$8])=12;[.O4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48];3)=&quot;tir&quot;;[.S48]=&quot;&quot;);&quot;&lt; SAISIR Le nom du tiré au sort&quot;;IF(AND([.M48]&lt;&gt;&quot;&quot;;LEFT([.M48];3)&lt;&gt;&quot;Tir&quot;;[.S48]&lt;&gt;&quot;&quot;);&quot;&lt; EFFACER SVP!!!&quot;;IF(AND(LEFT([.M48];3)=&quot;Tir&quot;;[.P48]&lt;&gt;&quot;&quot;;[.S4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48]=&quot;&quot;;&quot;&quot;;&quot;E1&quot;)" office:value-type="string" office:string-value="E1" calcext:value-type="string">
            <text:p>E1</text:p>
          </table:table-cell>
          <table:table-cell table:style-name="ce347" table:formula="of:=IF(COUNTA([.J43:.K48])&lt;&gt;12;&quot;&quot;;IF([.AB48]=&quot;&quot;;[.AH44];IF(LEFT([.AH44];3)=&quot;tir&quot;;[.AB48];[.AH44])))" office:value-type="string" office:string-value="France" calcext:value-type="string">
            <text:p>France</text:p>
          </table:table-cell>
          <table:table-cell table:style-name="ce348"/>
          <table:table-cell table:style-name="ce370" table:formula="of:=IF(AND(COUNTA([.$J$3:.$K$8])=12;[.X4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48];3)=&quot;tir&quot;;&quot;&lt;-SAISIR&quot;;&quot;&quot;)">
            <text:p/>
          </table:table-cell>
          <table:table-cell table:style-name="ce122" table:formula="of:=SUM([.AF44:.AF47])" office:value-type="float" office:value="160016" calcext:value-type="float">
            <text:p>160016</text:p>
          </table:table-cell>
          <table:table-cell table:style-name="ce452" table:formula="of:=IF([.L48]=&quot;Q1&quot;;1;&quot;&quot;)">
            <text:p/>
          </table:table-cell>
          <table:table-cell table:style-name="ce456" table:formula="of:=IF([.X47]=1;[.Y47];&quot;&quot;)">
            <text:p/>
          </table:table-cell>
          <table:table-cell table:style-name="ce460" table:formula="of:=IF([.L48]=&quot;Q2&quot;;1;&quot;&quot;)">
            <text:p/>
          </table:table-cell>
          <table:table-cell table:style-name="ce452" table:formula="of:=IF([.X47]=2;[.Y47];&quot;&quot;)">
            <text:p/>
          </table:table-cell>
          <table:table-cell table:style-name="ce459" table:formula="of:=IF([.L48]=&quot;Q3&quot;;1;&quot;&quot;)" office:value-type="float" office:value="1" calcext:value-type="float">
            <text:p>1</text:p>
          </table:table-cell>
          <table:table-cell table:style-name="ce451" table:formula="of:=IF([.X47]=3;[.Y47];&quot;&quot;)" office:value-type="string" office:string-value="Equateur" calcext:value-type="string">
            <text:p>Equateur</text:p>
          </table:table-cell>
          <table:table-cell table:style-name="ce459" table:formula="of:=IF([.L48]=&quot;Q4&quot;;1;&quot;&quot;)">
            <text:p/>
          </table:table-cell>
          <table:table-cell table:style-name="ce451" table:formula="of:=IF([.X47]=4;[.Y47];&quot;&quot;)">
            <text:p/>
          </table:table-cell>
          <table:table-cell table:style-name="ce453" table:formula="of:=VLOOKUP(ROWS([.AO44:.AO44]);[.AO44:.AP47];2;0)" office:value-type="string" office:string-value="#N/D" calcext:value-type="error">
            <text:p>#N/D</text:p>
          </table:table-cell>
          <table:table-cell table:style-name="ce462"/>
          <table:table-cell table:style-name="ce24" table:number-columns-repeated="5"/>
          <table:table-cell table:style-name="ce476" office:value-type="date" office:date-value="2014-07-05" calcext:value-type="date" table:number-columns-spanned="2" table:number-rows-spanned="1">
            <text:p>samedi 05 juillet</text:p>
          </table:table-cell>
          <table:covered-table-cell table:style-name="ce476"/>
          <table:table-cell table:style-name="ce540"/>
          <table:table-cell table:style-name="ce516"/>
          <table:table-cell table:style-name="ce24" table:number-columns-repeated="3"/>
          <table:covered-table-cell table:style-name="ce563"/>
          <table:covered-table-cell table:style-name="ce570"/>
          <table:covered-table-cell table:style-name="ce575"/>
          <table:covered-table-cell table:style-name="ce579"/>
          <table:covered-table-cell table:style-name="ce580"/>
          <table:table-cell table:style-name="ce582" table:formula="of:=IF(([.BE47]+[.BF47]=[.BE49]+[.BF49]);&quot;&quot;;IF([.BE47]+[.BF47]&gt;[.BE49]+[.BF49];[.BC47];[.BC49]))" office:value-type="string" office:string-value="Argentine" calcext:value-type="string">
            <text:p>Argentine</text:p>
          </table:table-cell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48]&amp;[.X48]" office:value-type="string" office:string-value="E1" calcext:value-type="string">
            <text:p>E1</text:p>
          </table:table-cell>
          <table:table-cell table:style-name="ce348" table:formula="of:=IF(COUNTA([.J43:.K48])&lt;&gt;12;&quot;&quot;;IF(OR(LEFT([.M48];3)=&quot;tir&quot;;[.O45]=[.O46]);&quot;Tirage 2e place&quot;;[.P45]))" office:value-type="string" office:string-value="Suisse" calcext:value-type="string">
            <text:p>Suisse</text:p>
          </table:table-cell>
          <table:table-cell table:style-name="ce349"/>
          <table:table-cell table:style-name="ce359" table:formula="of:=IF([.M49]=&quot;&quot;;&quot;&quot;;&quot;E2&quot;)" office:value-type="string" office:string-value="E2" calcext:value-type="string">
            <text:p>E2</text:p>
          </table:table-cell>
          <table:table-cell table:style-name="ce365" table:formula="of:=IF(LEFT([.M49];3)&lt;&gt;&quot;Tir&quot;;[.M49];IF(AND([.S49]&lt;&gt;&quot;&quot;;LEFT([.M49];3)=&quot;Tir&quot;);[.S49];IF([.V49]&lt;&gt;&quot;&quot;;[.M49];&quot;&quot;)))" office:value-type="string" office:string-value="Suisse" calcext:value-type="string">
            <text:p>Suiss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49];3)=&quot;tir&quot;;[.S49]=&quot;&quot;);&quot;&lt; SAISIR Le nom du tiré au sort&quot;;IF(AND([.M49]&lt;&gt;&quot;&quot;;LEFT([.M49];3)&lt;&gt;&quot;Tir&quot;;[.S49]&lt;&gt;&quot;&quot;);&quot;&lt; EFFACER SVP!!!&quot;;IF(AND(LEFT([.M49];3)=&quot;Tir&quot;;[.P49]&lt;&gt;&quot;&quot;;[.S4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49]=&quot;&quot;;&quot;&quot;;&quot;E2&quot;)" office:value-type="string" office:string-value="E2" calcext:value-type="string">
            <text:p>E2</text:p>
          </table:table-cell>
          <table:table-cell table:style-name="ce348" table:formula="of:=IF(COUNTA([.J43:.K48])&lt;&gt;12;&quot;&quot;;IF([.AB49]=&quot;&quot;;[.AJ44];IF(LEFT([.AJ44];3)=&quot;tir&quot;;[.AB49];[.AJ44])))" office:value-type="string" office:string-value="Suisse" calcext:value-type="string">
            <text:p>Suiss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49];3)=&quot;tir&quot;;&quot;&lt;-SAISIR&quot;;&quot;&quot;)">
            <text:p/>
          </table:table-cell>
          <table:table-cell table:style-name="ce446"/>
          <table:table-cell table:style-name="ce398"/>
          <table:table-cell table:style-name="ce453" table:formula="of:=IF(AND([.AH45]&lt;&gt;&quot;&quot;;[.AH45]&lt;&gt;[.AH44]);[.AH45];IF(AND([.AH46]&lt;&gt;&quot;&quot;;[.AH46]&lt;&gt;[.AH44]);[.AH46];IF(AND([.AH47]&lt;&gt;&quot;&quot;;[.AH47]&lt;&gt;[.AH44]);[.AH47];IF(AND([.AH48]&lt;&gt;&quot;&quot;;[.AH48]&lt;&gt;[.AH44]);[.AH48];&quot;&quot;))))">
            <text:p/>
          </table:table-cell>
          <table:table-cell table:style-name="ce398"/>
          <table:table-cell table:style-name="ce453" table:formula="of:=IF(AND([.AJ45]&lt;&gt;&quot;&quot;;[.AJ45]&lt;&gt;[.AJ44]);[.AJ45];IF(AND([.AJ46]&lt;&gt;&quot;&quot;;[.AJ46]&lt;&gt;[.AJ44]);[.AJ46];IF(AND([.AJ47]&lt;&gt;&quot;&quot;;[.AJ47]&lt;&gt;[.AJ44]);[.AJ47];IF(AND([.AJ48]&lt;&gt;&quot;&quot;;[.AJ48]&lt;&gt;[.AJ44]);[.AJ48];&quot;&quot;))))">
            <text:p/>
          </table:table-cell>
          <table:table-cell table:style-name="ce398"/>
          <table:table-cell table:style-name="ce453" table:formula="of:=IF(AND([.AL45]&lt;&gt;&quot;&quot;;[.AL45]&lt;&gt;[.AL44]);[.AL45];IF(AND([.AL46]&lt;&gt;&quot;&quot;;[.AL46]&lt;&gt;[.AL44]);[.AL46];IF(AND([.AL47]&lt;&gt;&quot;&quot;;[.AL47]&lt;&gt;[.AL44]);[.AL47];IF(AND([.AL48]&lt;&gt;&quot;&quot;;[.AL48]&lt;&gt;[.AL44]);[.AL48];&quot;&quot;))))">
            <text:p/>
          </table:table-cell>
          <table:table-cell table:style-name="ce398"/>
          <table:table-cell table:style-name="ce453" table:formula="of:=IF(AND([.AN45]&lt;&gt;&quot;&quot;;[.AN45]&lt;&gt;[.AN44]);[.AN45];IF(AND([.AN46]&lt;&gt;&quot;&quot;;[.AN46]&lt;&gt;[.AN44]);[.AN46];IF(AND([.AN47]&lt;&gt;&quot;&quot;;[.AN47]&lt;&gt;[.AN44]);[.AN47];IF(AND([.AN48]&lt;&gt;&quot;&quot;;[.AN48]&lt;&gt;[.AN44]);[.AN4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77" office:value-type="string" calcext:value-type="string">
            <text:p>18H00 TF1</text:p>
          </table:table-cell>
          <table:table-cell table:style-name="ce513" office:value-type="string" calcext:value-type="string">
            <text:p>Score</text:p>
          </table:table-cell>
          <table:table-cell table:style-name="ce519" table:formula="of:=IF(AND([.AW50]&lt;&gt;&quot;&quot;;[.AW51]&lt;&gt;&quot;&quot;;[.AW50]=[.AW51]);&quot;Penaltys&quot;;&quot;&quot;)">
            <text:p/>
          </table:table-cell>
          <table:table-cell table:style-name="ce484"/>
          <table:table-cell table:style-name="ce24" table:number-columns-repeated="3"/>
          <table:table-cell table:style-name="ce564" table:formula="of:=IF(([.AZ60]+[.BA60]=[.AZ61]+[.BA61]);&quot;&quot;;IF([.AZ60]+[.BA60]&gt;[.AZ61]+[.BA61];[.AY60];[.AY61]))" office:value-type="string" office:string-value="Argentine" calcext:value-type="string" table:number-columns-spanned="2" table:number-rows-spanned="2">
            <text:p>Argentine</text:p>
          </table:table-cell>
          <table:covered-table-cell table:style-name="ce571"/>
          <table:table-cell table:style-name="ce576" office:value-type="float" office:value="3" calcext:value-type="float" table:number-columns-spanned="1" table:number-rows-spanned="2">
            <text:p>3</text:p>
          </table:table-cell>
          <table:table-cell table:style-name="ce579" table:number-columns-spanned="1" table:number-rows-spanned="2"/>
          <table:covered-table-cell table:style-name="ce580"/>
          <table:table-cell table:style-name="ce540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0" table:formula="of:=IF(([.AT45]+[.AU45]=[.AT46]+[.AU46]);&quot;&quot;;IF([.AT45]+[.AU45]&gt;[.AT46]+[.AU46];[.AS45];[.AS46]))" office:value-type="string" office:string-value="Espagne" calcext:value-type="string">
            <text:p>Espagne</text:p>
          </table:table-cell>
          <table:table-cell table:style-name="ce508" office:value-type="float" office:value="0" calcext:value-type="float">
            <text:p>0</text:p>
          </table:table-cell>
          <table:table-cell table:style-name="ce518"/>
          <table:table-cell table:style-name="ce522" table:formula="of:=IF(AND([.AX49]&lt;&gt;&quot;&quot;;[.AX51]=&quot;&quot;);&quot;&lt; SAISIR&quot;;IF(AND(OR(AND([.AW50]=&quot;&quot;;[.AW51]=&quot;&quot;);[.AW50]&lt;&gt;[.AW51]);OR([.AX50]&lt;&gt;&quot;&quot;;[.AX51]&lt;&gt;&quot;&quot;));&quot;&lt; EFFACER&quot;;&quot;&quot;))" table:number-columns-spanned="1" table:number-rows-spanned="2">
            <text:p/>
          </table:table-cell>
          <table:table-cell table:style-name="ce24" table:number-columns-repeated="3"/>
          <table:covered-table-cell table:style-name="ce565"/>
          <table:covered-table-cell table:style-name="ce572"/>
          <table:covered-table-cell table:style-name="ce576"/>
          <table:covered-table-cell table:style-name="ce579"/>
          <table:covered-table-cell table:style-name="ce580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5" office:value-type="string" calcext:value-type="string" table:number-columns-spanned="3" table:number-rows-spanned="1">
            <text:p>GROUPE F</text:p>
          </table:table-cell>
          <table:covered-table-cell table:number-columns-repeated="2" table:style-name="ce65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1" table:formula="of:=IF(([.AT55]+[.AU55]=[.AT56]+[.AU56]);&quot;&quot;;IF([.AT55]+[.AU55]&gt;[.AT56]+[.AU56];[.AS55];[.AS56]))" office:value-type="string" office:string-value="Uruguay" calcext:value-type="string">
            <text:p>Uruguay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3"/>
          <table:table-cell table:style-name="ce566" table:formula="of:=IF(AND([.BH48]&lt;&gt;&quot;&quot;;[.BE49]&lt;&gt;&quot;&quot;);[.BH48]&amp;&quot; CHAMPIONS DU MONDE!&quot;;&quot;&quot;)" office:value-type="string" office:string-value="Argentine CHAMPIONS DU MONDE!" calcext:value-type="string" table:number-columns-spanned="3" table:number-rows-spanned="5">
            <text:p>Argentine CHAMPIONS DU MONDE!</text:p>
          </table:table-cell>
          <table:covered-table-cell table:number-columns-repeated="2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6" office:value-type="string" calcext:value-type="string">
            <text:p>Date</text:p>
          </table:table-cell>
          <table:table-cell table:style-name="ce104" office:value-type="string" calcext:value-type="string">
            <text:p>Heure</text:p>
          </table:table-cell>
          <table:table-cell table:style-name="ce143" office:value-type="string" calcext:value-type="string">
            <text:p>TV</text:p>
          </table:table-cell>
          <table:table-cell table:style-name="ce174" office:value-type="string" calcext:value-type="string" table:number-columns-spanned="4" table:number-rows-spanned="1">
            <text:p>Rencontres</text:p>
          </table:table-cell>
          <table:covered-table-cell table:style-name="ce201"/>
          <table:covered-table-cell table:style-name="ce213"/>
          <table:covered-table-cell table:style-name="ce235"/>
          <table:table-cell table:style-name="ce244"/>
          <table:table-cell table:style-name="ce245"/>
          <table:table-cell table:style-name="ce294" office:value-type="string" calcext:value-type="string" table:number-columns-spanned="2" table:number-rows-spanned="1">
            <text:p>Score</text:p>
          </table:table-cell>
          <table:covered-table-cell table:style-name="ce294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3" office:value-type="string" calcext:value-type="string" table:number-columns-spanned="1" table:number-rows-spanned="2">
            <text:p>Classement</text:p>
          </table:table-cell>
          <table:table-cell table:style-name="ce409" office:value-type="string" calcext:value-type="string" table:number-columns-spanned="1" table:number-rows-spanned="2">
            <text:p>Equipes</text:p>
          </table:table-cell>
          <table:table-cell table:style-name="ce420" table:number-columns-repeated="2"/>
          <table:table-cell table:style-name="ce409" office:value-type="string" calcext:value-type="string" table:number-columns-spanned="1" table:number-rows-spanned="2">
            <text:p>PTS</text:p>
          </table:table-cell>
          <table:table-cell table:style-name="ce433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33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21"/>
          <table:table-cell table:style-name="ce540"/>
          <table:table-cell table:style-name="ce541"/>
          <table:table-cell table:style-name="ce516"/>
          <table:table-cell table:style-name="ce24" table:number-columns-repeated="3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7" office:value-type="date" office:date-value="2014-06-16" calcext:value-type="date">
            <text:p>lundi 16 juin</text:p>
          </table:table-cell>
          <table:table-cell table:style-name="ce105" office:value-type="string" calcext:value-type="string">
            <text:p>0H</text:p>
          </table:table-cell>
          <table:table-cell table:style-name="ce144"/>
          <table:table-cell table:style-name="ce154" office:value-type="string" calcext:value-type="string">
            <text:p>Argentine</text:p>
          </table:table-cell>
          <table:table-cell table:style-name="ce181" table:formula="of:=IF([.J53]=&quot;&quot;;0;IF([.J53]&gt;[.K53];3;IF([.J53]=[.K53];1;0)))" office:value-type="float" office:value="3" calcext:value-type="float">
            <text:p>3</text:p>
          </table:table-cell>
          <table:table-cell table:style-name="ce208" table:formula="of:=IF([.E53]=3;[.D53];&quot;&quot;)" office:value-type="string" office:string-value="Argentine" calcext:value-type="string">
            <text:p>Argentine</text:p>
          </table:table-cell>
          <table:table-cell table:style-name="ce216" office:value-type="string" calcext:value-type="string">
            <text:p>Bosnie-H</text:p>
          </table:table-cell>
          <table:table-cell table:style-name="ce208" table:formula="of:=IF([.I53]=3;[.G53];&quot;&quot;)">
            <text:p/>
          </table:table-cell>
          <table:table-cell table:style-name="ce246" table:formula="of:=IF([.K53]=&quot;&quot;;0;IF([.K53]&gt;[.J53];3;IF([.K53]=[.J53];1;0)))" office:value-type="float" office:value="0" calcext:value-type="float">
            <text:p>0</text:p>
          </table:table-cell>
          <table:table-cell table:style-name="ce295" office:value-type="float" office:value="3" calcext:value-type="float">
            <text:p>3</text:p>
          </table:table-cell>
          <table:table-cell table:style-name="ce332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3"/>
          <table:covered-table-cell table:style-name="ce409"/>
          <table:table-cell table:style-name="ce421" table:number-columns-repeated="2"/>
          <table:covered-table-cell table:style-name="ce409"/>
          <table:table-cell table:style-name="ce434" office:value-type="string" calcext:value-type="string">
            <text:p>Pour</text:p>
          </table:table-cell>
          <table:table-cell table:style-name="ce439" office:value-type="string" calcext:value-type="string">
            <text:p>Contre</text:p>
          </table:table-cell>
          <table:table-cell table:style-name="ce445" office:value-type="string" calcext:value-type="string">
            <text:p>Diff.</text:p>
          </table:table-cell>
          <table:table-cell table:style-name="ce446"/>
          <table:table-cell table:style-name="ce449" table:formula="of:=SUM([.AG55:.AG58])" office:value-type="float" office:value="1" calcext:value-type="float">
            <text:p>1</text:p>
          </table:table-cell>
          <table:table-cell table:style-name="ce453"/>
          <table:table-cell table:style-name="ce449" table:formula="of:=SUM([.AI55:.AI58])" office:value-type="float" office:value="1" calcext:value-type="float">
            <text:p>1</text:p>
          </table:table-cell>
          <table:table-cell table:style-name="ce453"/>
          <table:table-cell table:style-name="ce449" table:formula="of:=SUM([.AK55:.AK58])" office:value-type="float" office:value="1" calcext:value-type="float">
            <text:p>1</text:p>
          </table:table-cell>
          <table:table-cell table:style-name="ce24"/>
          <table:table-cell table:style-name="ce449" table:formula="of:=SUM([.AM55:.AM58])" office:value-type="float" office:value="1" calcext:value-type="float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76" office:value-type="date" office:date-value="2014-06-29" calcext:value-type="date" table:number-columns-spanned="3" table:number-rows-spanned="1">
            <text:p>dimanche 29 juin</text:p>
          </table:table-cell>
          <table:covered-table-cell table:number-columns-repeated="2" table:style-name="ce476"/>
          <table:table-cell table:style-name="ce516"/>
          <table:table-cell table:style-name="ce521"/>
          <table:table-cell table:style-name="ce24" table:number-columns-repeated="6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8" office:value-type="date" office:date-value="2014-06-16" calcext:value-type="date">
            <text:p>lundi 16 juin</text:p>
          </table:table-cell>
          <table:table-cell table:style-name="ce106" office:value-type="string" calcext:value-type="string">
            <text:p>21H</text:p>
          </table:table-cell>
          <table:table-cell table:style-name="ce145"/>
          <table:table-cell table:style-name="ce155" office:value-type="string" calcext:value-type="string">
            <text:p>Iran</text:p>
          </table:table-cell>
          <table:table-cell table:style-name="ce182" table:formula="of:=IF([.J54]=&quot;&quot;;0;IF([.J54]&gt;[.K54];3;IF([.J54]=[.K54];1;0)))" office:value-type="float" office:value="0" calcext:value-type="float">
            <text:p>0</text:p>
          </table:table-cell>
          <table:table-cell table:style-name="ce208" table:formula="of:=IF([.E54]=3;[.D54];&quot;&quot;)">
            <text:p/>
          </table:table-cell>
          <table:table-cell table:style-name="ce217" office:value-type="string" calcext:value-type="string">
            <text:p>Nigeria</text:p>
          </table:table-cell>
          <table:table-cell table:style-name="ce208" table:formula="of:=IF([.I54]=3;[.G54];&quot;&quot;)" office:value-type="string" office:string-value="Nigeria" calcext:value-type="string">
            <text:p>Nigeria</text:p>
          </table:table-cell>
          <table:table-cell table:style-name="ce247" table:formula="of:=IF([.K54]=&quot;&quot;;0;IF([.K54]&gt;[.J54];3;IF([.K54]=[.J54];1;0)))" office:value-type="float" office:value="3" calcext:value-type="float">
            <text:p>3</text:p>
          </table:table-cell>
          <table:table-cell table:style-name="ce296" office:value-type="float" office:value="0" calcext:value-type="float">
            <text:p>0</text:p>
          </table:table-cell>
          <table:table-cell table:style-name="ce333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54]=[.Y54];[.X54];IF([.P54]=[.Y55];[.X55];IF([.P54]=[.Y56];[.X56];IF([.P54]=[.Y57];[.X57];&quot;&quot;))))" office:value-type="float" office:value="1" calcext:value-type="float">
            <text:p>1</text:p>
          </table:table-cell>
          <table:table-cell table:style-name="ce361" table:formula="of:=IF(SUM([.X54:.X57])=4;[.Y54];IF(SUM([.X54:.X57])=10;VLOOKUP(ROWS([.Y54:.Y54]);[.X54:.Y57];2;0);[.AH54]))" office:value-type="string" office:string-value="Argentine" calcext:value-type="string">
            <text:p>Argentine</text:p>
          </table:table-cell>
          <table:table-cell table:style-name="ce368" table:formula="of:=IF(OR([.O54]=1;[.O54]=2);[.P54];&quot;&quot;)" office:value-type="string" office:string-value="Argentine" calcext:value-type="string">
            <text:p>Argentine</text:p>
          </table:table-cell>
          <table:table-cell table:style-name="ce369"/>
          <table:table-cell table:style-name="ce371" table:formula="of:=IF([.P54]=[.Y54];[.AB54];IF([.P54]=[.Y55];[.AB55];IF([.P54]=[.Y56];[.AB56];IF([.P54]=[.Y57];[.AB57];&quot;&quot;))))" office:value-type="float" office:value="7" calcext:value-type="float">
            <text:p>7</text:p>
          </table:table-cell>
          <table:table-cell table:style-name="ce378" table:formula="of:=IF([.P54]=[.Y54];[.AC54];IF([.P54]=[.Y55];[.AC55];IF([.P54]=[.Y56];[.AC56];IF([.P54]=[.Y57];[.AC57];&quot;&quot;))))" office:value-type="float" office:value="8" calcext:value-type="float">
            <text:p>8</text:p>
          </table:table-cell>
          <table:table-cell table:style-name="ce382" table:formula="of:=IF([.P54]=[.Y54];[.AD54];IF([.P54]=[.Y55];[.AD55];IF([.P54]=[.Y56];[.AD56];IF([.P54]=[.Y57];[.AD57];&quot;&quot;))))" office:value-type="float" office:value="2" calcext:value-type="float">
            <text:p>2</text:p>
          </table:table-cell>
          <table:table-cell table:style-name="ce386" table:formula="of:=IF([.P54]=[.Y54];[.AE54];IF([.P54]=[.Y55];[.AE55];IF([.P54]=[.Y56];[.AE56];IF([.P54]=[.Y57];[.AE57];&quot;&quot;))))" office:value-type="float" office:value="6" calcext:value-type="float">
            <text:p>6</text:p>
          </table:table-cell>
          <table:table-cell table:style-name="ce345"/>
          <table:table-cell table:style-name="ce355" table:formula="of:=IF([.$AF$58]&lt;&gt;0;RANK([.AF54];[.$AF$54:.$AF$57]);&quot;&quot;)" office:value-type="float" office:value="1" calcext:value-type="float">
            <text:p>1</text:p>
          </table:table-cell>
          <table:table-cell table:style-name="ce154" office:value-type="string" calcext:value-type="string">
            <text:p>Argentine</text:p>
          </table:table-cell>
          <table:table-cell table:style-name="ce368" table:formula="of:=IF(OR([.X54]=1;[.X54]=2);[.Y54];&quot;&quot;)" office:value-type="string" office:string-value="Argentine" calcext:value-type="string">
            <text:p>Argentine</text:p>
          </table:table-cell>
          <table:table-cell table:style-name="ce369" table:formula="of:=IF([.X54]&lt;=4;&quot;Q&quot;;&quot;&quot;)" office:value-type="string" office:string-value="Q" calcext:value-type="string">
            <text:p>Q</text:p>
          </table:table-cell>
          <table:table-cell table:style-name="ce371" table:formula="of:=[.E53]+[.E56]+[.I57]" office:value-type="float" office:value="7" calcext:value-type="float">
            <text:p>7</text:p>
          </table:table-cell>
          <table:table-cell table:style-name="ce378" table:formula="of:=[.J53]+[.J56]+[.K57]" office:value-type="float" office:value="8" calcext:value-type="float">
            <text:p>8</text:p>
          </table:table-cell>
          <table:table-cell table:style-name="ce382" table:formula="of:=[.K53]+[.K56]+[.J57]" office:value-type="float" office:value="2" calcext:value-type="float">
            <text:p>2</text:p>
          </table:table-cell>
          <table:table-cell table:style-name="ce386" table:formula="of:=[.AC54]-[.AD54]" office:value-type="float" office:value="6" calcext:value-type="float">
            <text:p>6</text:p>
          </table:table-cell>
          <table:table-cell table:style-name="ce446" table:formula="of:=[.AB54]*10000+[.AE54]*100+[.AC54]" office:value-type="float" office:value="70608" calcext:value-type="float">
            <text:p>70608</text:p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53]=0;&quot;&quot;;IF([.AG53]=1;CONCATENATE([.AH55];[.AH56];[.AH57];[.AH58]);VLOOKUP(1;[.AG55:.AH58];2)))" office:value-type="string" office:string-value="Argentine" calcext:value-type="string">
            <text:p>Argentin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53]=1;CONCATENATE([.AJ55];[.AJ56];[.AJ57];[.AJ58]);IF([.AI53]=0;&quot;&quot;;IF([.AI53]&lt;&gt;1;VLOOKUP(1;[.AI55:.AJ58];2))))" office:value-type="string" office:string-value="Nigeria" calcext:value-type="string">
            <text:p>Nigeria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53]=1;CONCATENATE([.AL55];[.AL56];[.AL57];[.AL58]);IF([.AK53]=0;&quot;&quot;;IF([.AK53]&lt;&gt;1;VLOOKUP(1;[.AK55:.AL58];2))))" office:value-type="string" office:string-value="Bosnie-H" calcext:value-type="string">
            <text:p>Bosnie-H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53]=1;CONCATENATE([.AN55];[.AN56];[.AN57];[.AN58]);IF([.AM53]=0;[.AL59];IF([.AM53]&lt;&gt;1;VLOOKUP(1;[.AM55:.AN58];2))))" office:value-type="string" office:string-value="Iran" calcext:value-type="string">
            <text:p>Iran</text:p>
          </table:table-cell>
          <table:table-cell table:style-name="ce453" table:formula="of:=COUNTIF([.AH54:.AJ59];[.Y54])" office:value-type="float" office:value="2" calcext:value-type="float">
            <text:p>2</text:p>
          </table:table-cell>
          <table:table-cell table:style-name="ce462" table:formula="of:=[.Y54]" office:value-type="string" office:string-value="Argentine" calcext:value-type="string">
            <text:p>Argentine</text:p>
          </table:table-cell>
          <table:table-cell table:style-name="ce24"/>
          <table:table-cell table:style-name="ce477" office:value-type="string" calcext:value-type="string" table:number-columns-spanned="2" table:number-rows-spanned="1">
            <text:p>22H00 TF1</text:p>
          </table:table-cell>
          <table:covered-table-cell table:style-name="ce477"/>
          <table:table-cell table:style-name="ce513" office:value-type="string" calcext:value-type="string">
            <text:p>Score</text:p>
          </table:table-cell>
          <table:table-cell table:style-name="ce519" table:formula="of:=IF(AND([.AT55]&lt;&gt;&quot;&quot;;[.AT56]&lt;&gt;&quot;&quot;;[.AT55]=[.AT56]);&quot;Penaltys&quot;;&quot;&quot;)">
            <text:p/>
          </table:table-cell>
          <table:table-cell table:style-name="ce521"/>
          <table:table-cell table:style-name="ce24" table:number-columns-repeated="6"/>
          <table:covered-table-cell table:number-columns-repeated="3" table:style-name="ce566"/>
          <table:table-cell table:style-name="ce540" table:number-columns-repeated="2"/>
          <table:table-cell table:style-name="ce516"/>
          <table:table-cell table:style-name="ce24"/>
          <table:table-cell table:style-name="ce516" table:number-columns-repeated="6"/>
          <table:table-cell table:style-name="ce24"/>
          <table:table-cell table:style-name="ce462" table:number-columns-repeated="956"/>
        </table:table-row>
        <table:table-row table:style-name="ro6">
          <table:table-cell table:style-name="ce69" office:value-type="date" office:date-value="2014-06-22" calcext:value-type="date">
            <text:p>dimanche 22 juin</text:p>
          </table:table-cell>
          <table:table-cell table:style-name="ce107" office:value-type="string" calcext:value-type="string">
            <text:p>0H</text:p>
          </table:table-cell>
          <table:table-cell table:style-name="ce146"/>
          <table:table-cell table:style-name="ce175" office:value-type="string" calcext:value-type="string">
            <text:p>Nigeria</text:p>
          </table:table-cell>
          <table:table-cell table:style-name="ce202" table:formula="of:=IF([.J55]=&quot;&quot;;0;IF([.J55]&gt;[.K55];3;IF([.J55]=[.K55];1;0)))" office:value-type="float" office:value="3" calcext:value-type="float">
            <text:p>3</text:p>
          </table:table-cell>
          <table:table-cell table:style-name="ce208" table:formula="of:=IF([.E55]=3;[.D55];&quot;&quot;)" office:value-type="string" office:string-value="Nigeria" calcext:value-type="string">
            <text:p>Nigeria</text:p>
          </table:table-cell>
          <table:table-cell table:style-name="ce236" office:value-type="string" calcext:value-type="string">
            <text:p>Bosnie-H</text:p>
          </table:table-cell>
          <table:table-cell table:style-name="ce208" table:formula="of:=IF([.I55]=3;[.G55];&quot;&quot;)">
            <text:p/>
          </table:table-cell>
          <table:table-cell table:style-name="ce261" table:formula="of:=IF([.K55]=&quot;&quot;;0;IF([.K55]&gt;[.J55];3;IF([.K55]=[.J55];1;0)))" office:value-type="float" office:value="0" calcext:value-type="float">
            <text:p>0</text:p>
          </table:table-cell>
          <table:table-cell table:style-name="ce297" office:value-type="float" office:value="2" calcext:value-type="float">
            <text:p>2</text:p>
          </table:table-cell>
          <table:table-cell table:style-name="ce334" office:value-type="float" office:value="1" calcext:value-type="float">
            <text:p>1</text:p>
          </table:table-cell>
          <table:table-cell table:style-name="ce342" table:formula="of:=[.AA54]&amp;[.X54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55]=[.Y54];[.X54];IF([.P55]=[.Y55];[.X55];IF([.P55]=[.Y56];[.X56];IF([.P55]=[.Y57];[.X57];&quot;&quot;))))" office:value-type="float" office:value="2" calcext:value-type="float">
            <text:p>2</text:p>
          </table:table-cell>
          <table:table-cell table:style-name="ce362" table:formula="of:=IF(SUM([.X54:.X57])=4;[.Y55];IF(SUM([.X54:.X57])=10;VLOOKUP(ROWS([.Y54:.Y55]);[.X54:.Y57];2;0);IF([.AG53]=2;[.AH59];IF([.AI53]=2;[.AJ54];IF([.AG53]=3;[.AH59];[.AJ54])))))" office:value-type="string" office:string-value="Nigeria" calcext:value-type="string">
            <text:p>Nigeria</text:p>
          </table:table-cell>
          <table:table-cell table:style-name="ce368" table:formula="of:=IF(OR([.O55]=1;[.O55]=2);[.P55];&quot;&quot;)" office:value-type="string" office:string-value="Nigeria" calcext:value-type="string">
            <text:p>Nigeria</text:p>
          </table:table-cell>
          <table:table-cell table:style-name="ce369"/>
          <table:table-cell table:style-name="ce372" table:formula="of:=IF([.P55]=[.Y54];[.AB54];IF([.P55]=[.Y55];[.AB55];IF([.P55]=[.Y56];[.AB56];IF([.P55]=[.Y57];[.AB57];&quot;&quot;))))" office:value-type="float" office:value="7" calcext:value-type="float">
            <text:p>7</text:p>
          </table:table-cell>
          <table:table-cell table:style-name="ce379" table:formula="of:=IF([.P55]=[.Y54];[.AC54];IF([.P55]=[.Y55];[.AC55];IF([.P55]=[.Y56];[.AC56];IF([.P55]=[.Y57];[.AC57];&quot;&quot;))))" office:value-type="float" office:value="5" calcext:value-type="float">
            <text:p>5</text:p>
          </table:table-cell>
          <table:table-cell table:style-name="ce383" table:formula="of:=IF([.P55]=[.Y54];[.AD54];IF([.P55]=[.Y55];[.AD55];IF([.P55]=[.Y56];[.AD56];IF([.P55]=[.Y57];[.AD57];&quot;&quot;))))" office:value-type="float" office:value="2" calcext:value-type="float">
            <text:p>2</text:p>
          </table:table-cell>
          <table:table-cell table:style-name="ce387" table:formula="of:=IF([.P55]=[.Y54];[.AE54];IF([.P55]=[.Y55];[.AE55];IF([.P55]=[.Y56];[.AE56];IF([.P55]=[.Y57];[.AE57];&quot;&quot;))))" office:value-type="float" office:value="3" calcext:value-type="float">
            <text:p>3</text:p>
          </table:table-cell>
          <table:table-cell table:style-name="ce345"/>
          <table:table-cell table:style-name="ce356" table:formula="of:=IF([.$AF$58]&lt;&gt;0;RANK([.AF55];[.$AF$54:.$AF$57]);&quot;&quot;)" office:value-type="float" office:value="2" calcext:value-type="float">
            <text:p>2</text:p>
          </table:table-cell>
          <table:table-cell table:style-name="ce217" office:value-type="string" calcext:value-type="string">
            <text:p>Nigeria</text:p>
          </table:table-cell>
          <table:table-cell table:style-name="ce368" table:formula="of:=IF(OR([.X55]=1;[.X55]=2);[.Y55];&quot;&quot;)" office:value-type="string" office:string-value="Nigeria" calcext:value-type="string">
            <text:p>Nigeria</text:p>
          </table:table-cell>
          <table:table-cell table:style-name="ce369" table:formula="of:=IF([.X55]&lt;=4;&quot;Q&quot;;&quot;&quot;)" office:value-type="string" office:string-value="Q" calcext:value-type="string">
            <text:p>Q</text:p>
          </table:table-cell>
          <table:table-cell table:style-name="ce372" table:formula="of:=[.I54]+[.E55]+[.E57]" office:value-type="float" office:value="7" calcext:value-type="float">
            <text:p>7</text:p>
          </table:table-cell>
          <table:table-cell table:style-name="ce379" table:formula="of:=[.K54]+[.J55]+[.J57]" office:value-type="float" office:value="5" calcext:value-type="float">
            <text:p>5</text:p>
          </table:table-cell>
          <table:table-cell table:style-name="ce383" table:formula="of:=[.J54]+[.K55]+[.K57]" office:value-type="float" office:value="2" calcext:value-type="float">
            <text:p>2</text:p>
          </table:table-cell>
          <table:table-cell table:style-name="ce387" table:formula="of:=[.AC55]-[.AD55]" office:value-type="float" office:value="3" calcext:value-type="float">
            <text:p>3</text:p>
          </table:table-cell>
          <table:table-cell table:style-name="ce446" table:formula="of:=[.AB55]*10000+[.AE55]*100+[.AC55]" office:value-type="float" office:value="70305" calcext:value-type="float">
            <text:p>70305</text:p>
          </table:table-cell>
          <table:table-cell table:style-name="ce451" table:formula="of:=IF([.L55]=&quot;Q1&quot;;1;&quot;&quot;)" office:value-type="float" office:value="1" calcext:value-type="float">
            <text:p>1</text:p>
          </table:table-cell>
          <table:table-cell table:style-name="ce455" table:formula="of:=IF([.X54]=1;[.Y54];&quot;&quot;)" office:value-type="string" office:string-value="Argentine" calcext:value-type="string">
            <text:p>Argentine</text:p>
          </table:table-cell>
          <table:table-cell table:style-name="ce459" table:formula="of:=IF([.L55]=&quot;Q2&quot;;1;&quot;&quot;)">
            <text:p/>
          </table:table-cell>
          <table:table-cell table:style-name="ce451" table:formula="of:=IF([.X54]=2;[.Y54];&quot;&quot;)">
            <text:p/>
          </table:table-cell>
          <table:table-cell table:style-name="ce459" table:formula="of:=IF([.L55]=&quot;Q3&quot;;1;&quot;&quot;)">
            <text:p/>
          </table:table-cell>
          <table:table-cell table:style-name="ce451" table:formula="of:=IF([.X54]=3;[.Y54];&quot;&quot;)">
            <text:p/>
          </table:table-cell>
          <table:table-cell table:style-name="ce459" table:formula="of:=IF([.L55]=&quot;Q4&quot;;1;&quot;&quot;)">
            <text:p/>
          </table:table-cell>
          <table:table-cell table:style-name="ce451" table:formula="of:=IF([.X54]=4;[.Y54];&quot;&quot;)">
            <text:p/>
          </table:table-cell>
          <table:table-cell table:style-name="ce453" table:formula="of:=COUNTIF([.AH54:.AJ59];[.Y55])" office:value-type="float" office:value="2" calcext:value-type="float">
            <text:p>2</text:p>
          </table:table-cell>
          <table:table-cell table:style-name="ce462" table:formula="of:=[.Y55]" office:value-type="string" office:string-value="Nigeria" calcext:value-type="string">
            <text:p>Nigeria</text:p>
          </table:table-cell>
          <table:table-cell table:style-name="ce24"/>
          <table:table-cell table:style-name="ce478" office:value-type="string" calcext:value-type="string">
            <text:p>D1</text:p>
          </table:table-cell>
          <table:table-cell table:style-name="ce499" table:formula="of:=[$Résults.P38]" office:value-type="string" office:string-value="Uruguay" calcext:value-type="string">
            <text:p>Uruguay</text:p>
          </table:table-cell>
          <table:table-cell table:style-name="ce508" office:value-type="float" office:value="2" calcext:value-type="float">
            <text:p>2</text:p>
          </table:table-cell>
          <table:table-cell table:style-name="ce518"/>
          <table:table-cell table:style-name="ce522" table:formula="of:=IF(AND([.AU54]&lt;&gt;&quot;&quot;;[.AU56]=&quot;&quot;);&quot;&lt; SAISIR&quot;;IF(AND(OR(AND([.AT55]=&quot;&quot;;[.AT56]=&quot;&quot;);[.AT55]&lt;&gt;[.AT56]);OR([.AU55]&lt;&gt;&quot;&quot;;[.AU56]&lt;&gt;&quot;&quot;));&quot;&lt; EFFACER&quot;;&quot;&quot;))" table:number-columns-spanned="1" table:number-rows-spanned="2">
            <text:p/>
          </table:table-cell>
          <table:table-cell table:style-name="ce24" table:number-columns-repeated="6"/>
          <table:covered-table-cell table:number-columns-repeated="3" table:style-name="ce566"/>
          <table:table-cell table:style-name="ce24" table:number-columns-repeated="11"/>
          <table:table-cell table:style-name="ce462" table:number-columns-repeated="956"/>
        </table:table-row>
        <table:table-row table:style-name="ro6">
          <table:table-cell table:style-name="ce70" office:value-type="date" office:date-value="2014-06-21" calcext:value-type="date">
            <text:p>samedi 21 juin</text:p>
          </table:table-cell>
          <table:table-cell table:style-name="ce108" office:value-type="string" calcext:value-type="string">
            <text:p>18H</text:p>
          </table:table-cell>
          <table:table-cell table:style-name="ce147"/>
          <table:table-cell table:style-name="ce176" office:value-type="string" calcext:value-type="string">
            <text:p>Argentine</text:p>
          </table:table-cell>
          <table:table-cell table:style-name="ce203" table:formula="of:=IF([.J56]=&quot;&quot;;0;IF([.J56]&gt;[.K56];3;IF([.J56]=[.K56];1;0)))" office:value-type="float" office:value="3" calcext:value-type="float">
            <text:p>3</text:p>
          </table:table-cell>
          <table:table-cell table:style-name="ce208" table:formula="of:=IF([.E56]=3;[.D56];&quot;&quot;)" office:value-type="string" office:string-value="Argentine" calcext:value-type="string">
            <text:p>Argentine</text:p>
          </table:table-cell>
          <table:table-cell table:style-name="ce237" office:value-type="string" calcext:value-type="string">
            <text:p>Iran</text:p>
          </table:table-cell>
          <table:table-cell table:style-name="ce208" table:formula="of:=IF([.I56]=3;[.G56];&quot;&quot;)">
            <text:p/>
          </table:table-cell>
          <table:table-cell table:style-name="ce262" table:formula="of:=IF([.K56]=&quot;&quot;;0;IF([.K56]&gt;[.J56];3;IF([.K56]=[.J56];1;0)))" office:value-type="float" office:value="0" calcext:value-type="float">
            <text:p>0</text:p>
          </table:table-cell>
          <table:table-cell table:style-name="ce298" office:value-type="float" office:value="4" calcext:value-type="float">
            <text:p>4</text:p>
          </table:table-cell>
          <table:table-cell table:style-name="ce335" office:value-type="float" office:value="0" calcext:value-type="float">
            <text:p>0</text:p>
          </table:table-cell>
          <table:table-cell table:style-name="ce342" table:formula="of:=[.AA55]&amp;[.X55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6" table:formula="of:=IF([.P56]=[.Y54];[.X54];IF([.P56]=[.Y55];[.X55];IF([.P56]=[.Y56];[.X56];IF([.P56]=[.Y57];[.X57];&quot;&quot;))))" office:value-type="float" office:value="3" calcext:value-type="float">
            <text:p>3</text:p>
          </table:table-cell>
          <table:table-cell table:style-name="ce363" table:formula="of:=IF(SUM([.X54:.X57])=4;[.Y56];IF(SUM([.X54:.X57])=10;VLOOKUP(ROWS([.Y54:.Y56]);[.X54:.Y57];2;0);IF([.AG53]=3;[.AO58];IF([.AK53]=0;[.AJ59];[.AL54]))))" office:value-type="string" office:string-value="Bosnie-H" calcext:value-type="string">
            <text:p>Bosnie-H</text:p>
          </table:table-cell>
          <table:table-cell table:style-name="ce368" table:formula="of:=IF(OR([.O56]=1;[.O56]=2);[.P56];&quot;&quot;)">
            <text:p/>
          </table:table-cell>
          <table:table-cell table:style-name="ce369"/>
          <table:table-cell table:style-name="ce372" table:formula="of:=IF([.P56]=[.Y54];[.AB54];IF([.P56]=[.Y55];[.AB55];IF([.P56]=[.Y56];[.AB56];IF([.P56]=[.Y57];[.AB57];&quot;&quot;))))" office:value-type="float" office:value="3" calcext:value-type="float">
            <text:p>3</text:p>
          </table:table-cell>
          <table:table-cell table:style-name="ce379" table:formula="of:=IF([.P56]=[.Y54];[.AC54];IF([.P56]=[.Y55];[.AC55];IF([.P56]=[.Y56];[.AC56];IF([.P56]=[.Y57];[.AC57];&quot;&quot;))))" office:value-type="float" office:value="5" calcext:value-type="float">
            <text:p>5</text:p>
          </table:table-cell>
          <table:table-cell table:style-name="ce383" table:formula="of:=IF([.P56]=[.Y54];[.AD54];IF([.P56]=[.Y55];[.AD55];IF([.P56]=[.Y56];[.AD56];IF([.P56]=[.Y57];[.AD57];&quot;&quot;))))" office:value-type="float" office:value="6" calcext:value-type="float">
            <text:p>6</text:p>
          </table:table-cell>
          <table:table-cell table:style-name="ce387" table:formula="of:=IF([.P56]=[.Y54];[.AE54];IF([.P56]=[.Y55];[.AE55];IF([.P56]=[.Y56];[.AE56];IF([.P56]=[.Y57];[.AE57];&quot;&quot;))))" office:value-type="float" office:value="-1" calcext:value-type="float">
            <text:p>-1</text:p>
          </table:table-cell>
          <table:table-cell table:style-name="ce345"/>
          <table:table-cell table:style-name="ce356" table:formula="of:=IF([.$AF$58]&lt;&gt;0;RANK([.AF56];[.$AF$54:.$AF$57]);&quot;&quot;)" office:value-type="float" office:value="3" calcext:value-type="float">
            <text:p>3</text:p>
          </table:table-cell>
          <table:table-cell table:style-name="ce216" office:value-type="string" calcext:value-type="string">
            <text:p>Bosnie-H</text:p>
          </table:table-cell>
          <table:table-cell table:style-name="ce368" table:formula="of:=IF(OR([.X56]=1;[.X56]=2);[.Y56];&quot;&quot;)">
            <text:p/>
          </table:table-cell>
          <table:table-cell table:style-name="ce369" table:formula="of:=IF([.X56]&lt;=4;&quot;Q&quot;;&quot;&quot;)" office:value-type="string" office:string-value="Q" calcext:value-type="string">
            <text:p>Q</text:p>
          </table:table-cell>
          <table:table-cell table:style-name="ce372" table:formula="of:=[.I53]+[.I55]+[.E58]" office:value-type="float" office:value="3" calcext:value-type="float">
            <text:p>3</text:p>
          </table:table-cell>
          <table:table-cell table:style-name="ce379" table:formula="of:=[.K53]+[.K55]+[.J58]" office:value-type="float" office:value="5" calcext:value-type="float">
            <text:p>5</text:p>
          </table:table-cell>
          <table:table-cell table:style-name="ce383" table:formula="of:=[.J53]+[.J55]+[.K58]" office:value-type="float" office:value="6" calcext:value-type="float">
            <text:p>6</text:p>
          </table:table-cell>
          <table:table-cell table:style-name="ce387" table:formula="of:=[.AC56]-[.AD56]" office:value-type="float" office:value="-1" calcext:value-type="float">
            <text:p>-1</text:p>
          </table:table-cell>
          <table:table-cell table:style-name="ce446" table:formula="of:=[.AB56]*10000+[.AE56]*100+[.AC56]" office:value-type="float" office:value="29905" calcext:value-type="float">
            <text:p>29905</text:p>
          </table:table-cell>
          <table:table-cell table:style-name="ce451" table:formula="of:=IF([.L56]=&quot;Q1&quot;;1;&quot;&quot;)">
            <text:p/>
          </table:table-cell>
          <table:table-cell table:style-name="ce455" table:formula="of:=IF([.X55]=1;[.Y55];&quot;&quot;)">
            <text:p/>
          </table:table-cell>
          <table:table-cell table:style-name="ce459" table:formula="of:=IF([.L56]=&quot;Q2&quot;;1;&quot;&quot;)" office:value-type="float" office:value="1" calcext:value-type="float">
            <text:p>1</text:p>
          </table:table-cell>
          <table:table-cell table:style-name="ce451" table:formula="of:=IF([.X55]=2;[.Y55];&quot;&quot;)" office:value-type="string" office:string-value="Nigeria" calcext:value-type="string">
            <text:p>Nigeria</text:p>
          </table:table-cell>
          <table:table-cell table:style-name="ce459" table:formula="of:=IF([.L56]=&quot;Q3&quot;;1;&quot;&quot;)">
            <text:p/>
          </table:table-cell>
          <table:table-cell table:style-name="ce451" table:formula="of:=IF([.X55]=3;[.Y55];&quot;&quot;)">
            <text:p/>
          </table:table-cell>
          <table:table-cell table:style-name="ce459" table:formula="of:=IF([.L56]=&quot;Q4&quot;;1;&quot;&quot;)">
            <text:p/>
          </table:table-cell>
          <table:table-cell table:style-name="ce451" table:formula="of:=IF([.X55]=4;[.Y55];&quot;&quot;)">
            <text:p/>
          </table:table-cell>
          <table:table-cell table:style-name="ce453" table:formula="of:=COUNTIF([.AH54:.AJ59];[.Y56])" office:value-type="float" office:value="0" calcext:value-type="float">
            <text:p>0</text:p>
          </table:table-cell>
          <table:table-cell table:style-name="ce462" table:formula="of:=[.Y56]" office:value-type="string" office:string-value="Bosnie-H" calcext:value-type="string">
            <text:p>Bosnie-H</text:p>
          </table:table-cell>
          <table:table-cell table:style-name="ce24"/>
          <table:table-cell table:style-name="ce479" office:value-type="string" calcext:value-type="string">
            <text:p>C2</text:p>
          </table:table-cell>
          <table:table-cell table:style-name="ce500" table:formula="of:=[$Résults.P29]" office:value-type="string" office:string-value="Japon" calcext:value-type="string">
            <text:p>Japon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71" office:value-type="date" office:date-value="2014-06-25" calcext:value-type="date">
            <text:p>mercredi 25 juin</text:p>
          </table:table-cell>
          <table:table-cell table:style-name="ce109" office:value-type="string" calcext:value-type="string">
            <text:p>18H</text:p>
          </table:table-cell>
          <table:table-cell table:style-name="ce148"/>
          <table:table-cell table:style-name="ce158" office:value-type="string" calcext:value-type="string">
            <text:p>Nigeria</text:p>
          </table:table-cell>
          <table:table-cell table:style-name="ce185" table:formula="of:=IF([.J57]=&quot;&quot;;0;IF([.J57]&gt;[.K57];3;IF([.J57]=[.K57];1;0)))" office:value-type="float" office:value="1" calcext:value-type="float">
            <text:p>1</text:p>
          </table:table-cell>
          <table:table-cell table:style-name="ce208" table:formula="of:=IF([.E57]=3;[.D57];&quot;&quot;)">
            <text:p/>
          </table:table-cell>
          <table:table-cell table:style-name="ce220" office:value-type="string" calcext:value-type="string">
            <text:p>Argentine</text:p>
          </table:table-cell>
          <table:table-cell table:style-name="ce208" table:formula="of:=IF([.I57]=3;[.G57];&quot;&quot;)">
            <text:p/>
          </table:table-cell>
          <table:table-cell table:style-name="ce250" table:formula="of:=IF([.K57]=&quot;&quot;;0;IF([.K57]&gt;[.J57];3;IF([.K57]=[.J57];1;0)))" office:value-type="float" office:value="1" calcext:value-type="float">
            <text:p>1</text:p>
          </table:table-cell>
          <table:table-cell table:style-name="ce29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42" table:formula="of:=[.AA56]&amp;[.X56]" office:value-type="string" office:string-value="Q3" calcext:value-type="string">
            <text:p>Q3</text:p>
          </table:table-cell>
          <table:table-cell table:style-name="ce346"/>
          <table:table-cell table:style-name="ce345"/>
          <table:table-cell table:style-name="ce357" table:formula="of:=IF([.P57]=[.Y54];[.X54];IF([.P57]=[.Y55];[.X55];IF([.P57]=[.Y56];[.X56];IF([.P57]=[.Y57];[.X57];&quot;&quot;))))" office:value-type="float" office:value="4" calcext:value-type="float">
            <text:p>4</text:p>
          </table:table-cell>
          <table:table-cell table:style-name="ce364" table:formula="of:=IF(SUM([.X54:.X57])=4;[.Y57];IF(SUM([.X54:.X57])=10;VLOOKUP(ROWS([.Y54:.Y57]);[.X54:.Y57];2;0);IF([.AI53]=3;[.AO58];[.AN54])))" office:value-type="string" office:string-value="Iran" calcext:value-type="string">
            <text:p>Iran</text:p>
          </table:table-cell>
          <table:table-cell table:style-name="ce368" table:formula="of:=IF(OR([.O57]=1;[.O57]=2);[.P57];&quot;&quot;)">
            <text:p/>
          </table:table-cell>
          <table:table-cell table:style-name="ce369"/>
          <table:table-cell table:style-name="ce373" table:formula="of:=IF([.P57]=[.Y54];[.AB54];IF([.P57]=[.Y55];[.AB55];IF([.P57]=[.Y56];[.AB56];IF([.P57]=[.Y57];[.AB57];&quot;&quot;))))" office:value-type="float" office:value="0" calcext:value-type="float">
            <text:p>0</text:p>
          </table:table-cell>
          <table:table-cell table:style-name="ce380" table:formula="of:=IF([.P57]=[.Y54];[.AC54];IF([.P57]=[.Y55];[.AC55];IF([.P57]=[.Y56];[.AC56];IF([.P57]=[.Y57];[.AC57];&quot;&quot;))))" office:value-type="float" office:value="1" calcext:value-type="float">
            <text:p>1</text:p>
          </table:table-cell>
          <table:table-cell table:style-name="ce384" table:formula="of:=IF([.P57]=[.Y54];[.AD54];IF([.P57]=[.Y55];[.AD55];IF([.P57]=[.Y56];[.AD56];IF([.P57]=[.Y57];[.AD57];&quot;&quot;))))" office:value-type="float" office:value="9" calcext:value-type="float">
            <text:p>9</text:p>
          </table:table-cell>
          <table:table-cell table:style-name="ce388" table:formula="of:=IF([.P57]=[.Y54];[.AE54];IF([.P57]=[.Y55];[.AE55];IF([.P57]=[.Y56];[.AE56];IF([.P57]=[.Y57];[.AE57];&quot;&quot;))))" office:value-type="float" office:value="-8" calcext:value-type="float">
            <text:p>-8</text:p>
          </table:table-cell>
          <table:table-cell table:style-name="ce345"/>
          <table:table-cell table:style-name="ce395" table:formula="of:=IF([.$AF$58]&lt;&gt;0;RANK([.AF57];[.$AF$54:.$AF$57]);&quot;&quot;)" office:value-type="float" office:value="4" calcext:value-type="float">
            <text:p>4</text:p>
          </table:table-cell>
          <table:table-cell table:style-name="ce155" office:value-type="string" calcext:value-type="string">
            <text:p>Iran</text:p>
          </table:table-cell>
          <table:table-cell table:style-name="ce368" table:formula="of:=IF(OR([.X57]=1;[.X57]=2);[.Y57];&quot;&quot;)">
            <text:p/>
          </table:table-cell>
          <table:table-cell table:style-name="ce369" table:formula="of:=IF([.X57]&lt;=4;&quot;Q&quot;;&quot;&quot;)" office:value-type="string" office:string-value="Q" calcext:value-type="string">
            <text:p>Q</text:p>
          </table:table-cell>
          <table:table-cell table:style-name="ce373" table:formula="of:=[.E54]+[.I56]+[.I58]" office:value-type="float" office:value="0" calcext:value-type="float">
            <text:p>0</text:p>
          </table:table-cell>
          <table:table-cell table:style-name="ce380" table:formula="of:=[.J54]+[.K56]+[.K58]" office:value-type="float" office:value="1" calcext:value-type="float">
            <text:p>1</text:p>
          </table:table-cell>
          <table:table-cell table:style-name="ce384" table:formula="of:=[.K54]+[.J56]+[.J58]" office:value-type="float" office:value="9" calcext:value-type="float">
            <text:p>9</text:p>
          </table:table-cell>
          <table:table-cell table:style-name="ce388" table:formula="of:=[.AC57]-[.AD57]" office:value-type="float" office:value="-8" calcext:value-type="float">
            <text:p>-8</text:p>
          </table:table-cell>
          <table:table-cell table:style-name="ce446" table:formula="of:=[.AB57]*10000+[.AE57]*100+[.AC57]" office:value-type="float" office:value="-799" calcext:value-type="float">
            <text:p>-799</text:p>
          </table:table-cell>
          <table:table-cell table:style-name="ce451" table:formula="of:=IF([.L57]=&quot;Q1&quot;;1;&quot;&quot;)">
            <text:p/>
          </table:table-cell>
          <table:table-cell table:style-name="ce455" table:formula="of:=IF([.X56]=1;[.Y56];&quot;&quot;)">
            <text:p/>
          </table:table-cell>
          <table:table-cell table:style-name="ce459" table:formula="of:=IF([.L57]=&quot;Q2&quot;;1;&quot;&quot;)">
            <text:p/>
          </table:table-cell>
          <table:table-cell table:style-name="ce451" table:formula="of:=IF([.X56]=2;[.Y56];&quot;&quot;)">
            <text:p/>
          </table:table-cell>
          <table:table-cell table:style-name="ce459" table:formula="of:=IF([.L57]=&quot;Q3&quot;;1;&quot;&quot;)" office:value-type="float" office:value="1" calcext:value-type="float">
            <text:p>1</text:p>
          </table:table-cell>
          <table:table-cell table:style-name="ce451" table:formula="of:=IF([.X56]=3;[.Y56];&quot;&quot;)" office:value-type="string" office:string-value="Bosnie-H" calcext:value-type="string">
            <text:p>Bosnie-H</text:p>
          </table:table-cell>
          <table:table-cell table:style-name="ce459" table:formula="of:=IF([.L57]=&quot;Q4&quot;;1;&quot;&quot;)">
            <text:p/>
          </table:table-cell>
          <table:table-cell table:style-name="ce451" table:formula="of:=IF([.X56]=4;[.Y56];&quot;&quot;)">
            <text:p/>
          </table:table-cell>
          <table:table-cell table:style-name="ce453" table:formula="of:=COUNTIF([.AH54:.AJ59];[.Y57])" office:value-type="float" office:value="0" calcext:value-type="float">
            <text:p>0</text:p>
          </table:table-cell>
          <table:table-cell table:style-name="ce462" table:formula="of:=[.Y57]" office:value-type="string" office:string-value="Iran" calcext:value-type="string">
            <text:p>Iran</text:p>
          </table:table-cell>
          <table:table-cell table:style-name="ce24"/>
          <table:table-cell table:style-name="ce471"/>
          <table:table-cell table:style-name="ce501"/>
          <table:table-cell table:style-name="ce471" table:number-columns-repeated="2"/>
          <table:table-cell table:style-name="ce525"/>
          <table:table-cell table:style-name="ce24" table:number-columns-repeated="2"/>
          <table:table-cell table:style-name="ce520" office:value-type="string" calcext:value-type="string" table:number-columns-spanned="2" table:number-rows-spanned="1">
            <text:p>1/2 FINALE</text:p>
          </table:table-cell>
          <table:covered-table-cell table:style-name="ce520"/>
          <table:table-cell table:style-name="ce24" table:number-columns-repeated="16"/>
          <table:table-cell table:style-name="ce462" table:number-columns-repeated="956"/>
        </table:table-row>
        <table:table-row table:style-name="ro6">
          <table:table-cell table:style-name="ce72" office:value-type="date" office:date-value="2014-06-25" calcext:value-type="date">
            <text:p>mercredi 25 juin</text:p>
          </table:table-cell>
          <table:table-cell table:style-name="ce110" office:value-type="string" calcext:value-type="string">
            <text:p>18H</text:p>
          </table:table-cell>
          <table:table-cell table:style-name="ce149"/>
          <table:table-cell table:style-name="ce159" office:value-type="string" calcext:value-type="string">
            <text:p>Bosnie-H</text:p>
          </table:table-cell>
          <table:table-cell table:style-name="ce181" table:formula="of:=IF([.J58]=&quot;&quot;;0;IF([.J58]&gt;[.K58];3;IF([.J58]=[.K58];1;0)))" office:value-type="float" office:value="3" calcext:value-type="float">
            <text:p>3</text:p>
          </table:table-cell>
          <table:table-cell table:style-name="ce208" table:formula="of:=IF([.E58]=3;[.D58];&quot;&quot;)" office:value-type="string" office:string-value="Bosnie-H" calcext:value-type="string">
            <text:p>Bosnie-H</text:p>
          </table:table-cell>
          <table:table-cell table:style-name="ce221" office:value-type="string" calcext:value-type="string">
            <text:p>Iran</text:p>
          </table:table-cell>
          <table:table-cell table:style-name="ce208" table:formula="of:=IF([.I58]=3;[.G58];&quot;&quot;)">
            <text:p/>
          </table:table-cell>
          <table:table-cell table:style-name="ce251" table:formula="of:=IF([.K58]=&quot;&quot;;0;IF([.K58]&gt;[.J58];3;IF([.K58]=[.J58];1;0)))" office:value-type="float" office:value="0" calcext:value-type="float">
            <text:p>0</text:p>
          </table:table-cell>
          <table:table-cell table:style-name="ce300" office:value-type="float" office:value="3" calcext:value-type="float">
            <text:p>3</text:p>
          </table:table-cell>
          <table:table-cell table:style-name="ce337" office:value-type="float" office:value="1" calcext:value-type="float">
            <text:p>1</text:p>
          </table:table-cell>
          <table:table-cell table:style-name="ce342" table:formula="of:=[.AA57]&amp;[.X57]" office:value-type="string" office:string-value="Q4" calcext:value-type="string">
            <text:p>Q4</text:p>
          </table:table-cell>
          <table:table-cell table:style-name="ce347" table:formula="of:=IF(COUNTA([.J53:.K58])&lt;&gt;12;&quot;&quot;;IF([.O54]=[.O55];&quot;Tirage 1ere place&quot;;[.P54]))" office:value-type="string" office:string-value="Argentine" calcext:value-type="string">
            <text:p>Argentine</text:p>
          </table:table-cell>
          <table:table-cell table:style-name="ce345"/>
          <table:table-cell table:style-name="ce358" table:formula="of:=IF([.M58]=&quot;&quot;;&quot;&quot;;&quot;F1&quot;)" office:value-type="string" office:string-value="F1" calcext:value-type="string">
            <text:p>F1</text:p>
          </table:table-cell>
          <table:table-cell table:style-name="ce365" table:formula="of:=IF(LEFT([.M58];3)&lt;&gt;&quot;Tir&quot;;[.M58];IF(AND([.S58]&lt;&gt;&quot;&quot;;LEFT([.M58];3)=&quot;Tir&quot;);[.S58];IF([.V58]&lt;&gt;&quot;&quot;;[.M58];&quot;&quot;)))" office:value-type="string" office:string-value="Argentine" calcext:value-type="string">
            <text:p>Argentine</text:p>
          </table:table-cell>
          <table:table-cell table:style-name="ce348"/>
          <table:table-cell table:style-name="ce370" table:formula="of:=IF(AND(COUNTA([.$J$3:.$K$8])=12;[.O5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58];3)=&quot;tir&quot;;[.S58]=&quot;&quot;);&quot;&lt; SAISIR Le nom du tiré au sort&quot;;IF(AND([.M58]&lt;&gt;&quot;&quot;;LEFT([.M58];3)&lt;&gt;&quot;Tir&quot;;[.S58]&lt;&gt;&quot;&quot;);&quot;&lt; EFFACER SVP!!!&quot;;IF(AND(LEFT([.M58];3)=&quot;Tir&quot;;[.P58]&lt;&gt;&quot;&quot;;[.S5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58]=&quot;&quot;;&quot;&quot;;&quot;F1&quot;)" office:value-type="string" office:string-value="F1" calcext:value-type="string">
            <text:p>F1</text:p>
          </table:table-cell>
          <table:table-cell table:style-name="ce347" table:formula="of:=IF(COUNTA([.J53:.K58])&lt;&gt;12;&quot;&quot;;IF([.AB58]=&quot;&quot;;[.AH54];IF(LEFT([.AH54];3)=&quot;tir&quot;;[.AB58];[.AH54])))" office:value-type="string" office:string-value="Argentine" calcext:value-type="string">
            <text:p>Argentine</text:p>
          </table:table-cell>
          <table:table-cell table:style-name="ce348"/>
          <table:table-cell table:style-name="ce370" table:formula="of:=IF(AND(COUNTA([.$J$3:.$K$8])=12;[.X5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58];3)=&quot;tir&quot;;&quot;&lt;-SAISIR&quot;;&quot;&quot;)">
            <text:p/>
          </table:table-cell>
          <table:table-cell table:style-name="ce122" table:formula="of:=SUM([.AF54:.AF57])" office:value-type="float" office:value="170019" calcext:value-type="float">
            <text:p>170019</text:p>
          </table:table-cell>
          <table:table-cell table:style-name="ce452" table:formula="of:=IF([.L58]=&quot;Q1&quot;;1;&quot;&quot;)">
            <text:p/>
          </table:table-cell>
          <table:table-cell table:style-name="ce456" table:formula="of:=IF([.X57]=1;[.Y57];&quot;&quot;)">
            <text:p/>
          </table:table-cell>
          <table:table-cell table:style-name="ce460" table:formula="of:=IF([.L58]=&quot;Q2&quot;;1;&quot;&quot;)">
            <text:p/>
          </table:table-cell>
          <table:table-cell table:style-name="ce452" table:formula="of:=IF([.X57]=2;[.Y57];&quot;&quot;)">
            <text:p/>
          </table:table-cell>
          <table:table-cell table:style-name="ce459" table:formula="of:=IF([.L58]=&quot;Q3&quot;;1;&quot;&quot;)">
            <text:p/>
          </table:table-cell>
          <table:table-cell table:style-name="ce451" table:formula="of:=IF([.X57]=3;[.Y57];&quot;&quot;)">
            <text:p/>
          </table:table-cell>
          <table:table-cell table:style-name="ce459" table:formula="of:=IF([.L58]=&quot;Q4&quot;;1;&quot;&quot;)" office:value-type="float" office:value="1" calcext:value-type="float">
            <text:p>1</text:p>
          </table:table-cell>
          <table:table-cell table:style-name="ce451" table:formula="of:=IF([.X57]=4;[.Y57];&quot;&quot;)" office:value-type="string" office:string-value="Iran" calcext:value-type="string">
            <text:p>Iran</text:p>
          </table:table-cell>
          <table:table-cell table:style-name="ce453" table:formula="of:=VLOOKUP(ROWS([.AO54:.AO54]);[.AO54:.AP57];2;0)" office:value-type="string" office:string-value="#N/D" calcext:value-type="error">
            <text:p>#N/D</text:p>
          </table:table-cell>
          <table:table-cell table:style-name="ce462"/>
          <table:table-cell table:style-name="ce24"/>
          <table:table-cell table:style-name="ce470"/>
          <table:table-cell table:style-name="ce502"/>
          <table:table-cell table:style-name="ce484" table:number-columns-repeated="2"/>
          <table:table-cell table:style-name="ce521"/>
          <table:table-cell table:style-name="ce24" table:number-columns-repeated="2"/>
          <table:table-cell table:style-name="ce476" office:value-type="date" office:date-value="2014-07-09" calcext:value-type="date" table:number-columns-spanned="2" table:number-rows-spanned="1">
            <text:p>mercredi 09 juillet</text:p>
          </table:table-cell>
          <table:covered-table-cell table:style-name="ce476"/>
          <table:table-cell table:style-name="ce484" table:number-columns-repeated="2"/>
          <table:table-cell table:style-name="ce24" table:number-columns-repeated="14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58]&amp;[.X58]" office:value-type="string" office:string-value="F1" calcext:value-type="string">
            <text:p>F1</text:p>
          </table:table-cell>
          <table:table-cell table:style-name="ce348" table:formula="of:=IF(COUNTA([.J53:.K58])&lt;&gt;12;&quot;&quot;;IF(OR(LEFT([.M58];3)=&quot;tir&quot;;[.O55]=[.O56]);&quot;Tirage 2e place&quot;;[.P55]))" office:value-type="string" office:string-value="Nigeria" calcext:value-type="string">
            <text:p>Nigeria</text:p>
          </table:table-cell>
          <table:table-cell table:style-name="ce349"/>
          <table:table-cell table:style-name="ce359" table:formula="of:=IF([.M59]=&quot;&quot;;&quot;&quot;;&quot;F2&quot;)" office:value-type="string" office:string-value="F2" calcext:value-type="string">
            <text:p>F2</text:p>
          </table:table-cell>
          <table:table-cell table:style-name="ce365" table:formula="of:=IF(LEFT([.M59];3)&lt;&gt;&quot;Tir&quot;;[.M59];IF(AND([.S59]&lt;&gt;&quot;&quot;;LEFT([.M59];3)=&quot;Tir&quot;);[.S59];IF([.V59]&lt;&gt;&quot;&quot;;[.M59];&quot;&quot;)))" office:value-type="string" office:string-value="Nigeria" calcext:value-type="string">
            <text:p>Nigeria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59];3)=&quot;tir&quot;;[.S59]=&quot;&quot;);&quot;&lt; SAISIR Le nom du tiré au sort&quot;;IF(AND([.M59]&lt;&gt;&quot;&quot;;LEFT([.M59];3)&lt;&gt;&quot;Tir&quot;;[.S59]&lt;&gt;&quot;&quot;);&quot;&lt; EFFACER SVP!!!&quot;;IF(AND(LEFT([.M59];3)=&quot;Tir&quot;;[.P59]&lt;&gt;&quot;&quot;;[.S5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59]=&quot;&quot;;&quot;&quot;;&quot;F2&quot;)" office:value-type="string" office:string-value="F2" calcext:value-type="string">
            <text:p>F2</text:p>
          </table:table-cell>
          <table:table-cell table:style-name="ce348" table:formula="of:=IF(COUNTA([.J53:.K58])&lt;&gt;12;&quot;&quot;;IF([.AB59]=&quot;&quot;;[.AJ54];IF(LEFT([.AJ54];3)=&quot;tir&quot;;[.AB59];[.AJ54])))" office:value-type="string" office:string-value="Nigeria" calcext:value-type="string">
            <text:p>Nigeria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5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55]&lt;&gt;&quot;&quot;;[.AH55]&lt;&gt;[.AH54]);[.AH55];IF(AND([.AH56]&lt;&gt;&quot;&quot;;[.AH56]&lt;&gt;[.AH54]);[.AH56];IF(AND([.AH57]&lt;&gt;&quot;&quot;;[.AH57]&lt;&gt;[.AH54]);[.AH57];IF(AND([.AH58]&lt;&gt;&quot;&quot;;[.AH58]&lt;&gt;[.AH54]);[.AH58];&quot;&quot;))))">
            <text:p/>
          </table:table-cell>
          <table:table-cell table:style-name="ce398"/>
          <table:table-cell table:style-name="ce453" table:formula="of:=IF(AND([.AJ55]&lt;&gt;&quot;&quot;;[.AJ55]&lt;&gt;[.AJ54]);[.AJ55];IF(AND([.AJ56]&lt;&gt;&quot;&quot;;[.AJ56]&lt;&gt;[.AJ54]);[.AJ56];IF(AND([.AJ57]&lt;&gt;&quot;&quot;;[.AJ57]&lt;&gt;[.AJ54]);[.AJ57];IF(AND([.AJ58]&lt;&gt;&quot;&quot;;[.AJ58]&lt;&gt;[.AJ54]);[.AJ58];&quot;&quot;))))">
            <text:p/>
          </table:table-cell>
          <table:table-cell table:style-name="ce398"/>
          <table:table-cell table:style-name="ce453" table:formula="of:=IF(AND([.AL55]&lt;&gt;&quot;&quot;;[.AL55]&lt;&gt;[.AL54]);[.AL55];IF(AND([.AL56]&lt;&gt;&quot;&quot;;[.AL56]&lt;&gt;[.AL54]);[.AL56];IF(AND([.AL57]&lt;&gt;&quot;&quot;;[.AL57]&lt;&gt;[.AL54]);[.AL57];IF(AND([.AL58]&lt;&gt;&quot;&quot;;[.AL58]&lt;&gt;[.AL54]);[.AL58];&quot;&quot;))))">
            <text:p/>
          </table:table-cell>
          <table:table-cell table:style-name="ce398"/>
          <table:table-cell table:style-name="ce453" table:formula="of:=IF(AND([.AN55]&lt;&gt;&quot;&quot;;[.AN55]&lt;&gt;[.AN54]);[.AN55];IF(AND([.AN56]&lt;&gt;&quot;&quot;;[.AN56]&lt;&gt;[.AN54]);[.AN56];IF(AND([.AN57]&lt;&gt;&quot;&quot;;[.AN57]&lt;&gt;[.AN54]);[.AN57];IF(AND([.AN58]&lt;&gt;&quot;&quot;;[.AN58]&lt;&gt;[.AN54]);[.AN5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520" office:value-type="string" calcext:value-type="string" table:number-columns-spanned="2" table:number-rows-spanned="1">
            <text:p>1/4 FINALE</text:p>
          </table:table-cell>
          <table:covered-table-cell table:style-name="ce520"/>
          <table:table-cell table:style-name="ce24"/>
          <table:table-cell table:style-name="ce545" office:value-type="string" calcext:value-type="string">
            <text:p>22H00 TF1</text:p>
          </table:table-cell>
          <table:table-cell table:style-name="ce551" office:value-type="string" calcext:value-type="string">
            <text:p>Score</text:p>
          </table:table-cell>
          <table:table-cell table:style-name="ce519" table:formula="of:=IF(AND([.AZ60]&lt;&gt;&quot;&quot;;[.AZ61]&lt;&gt;&quot;&quot;;[.AZ60]=[.AZ61]);&quot;Penaltys&quot;;&quot;&quot;)">
            <text:p/>
          </table:table-cell>
          <table:table-cell table:style-name="ce484"/>
          <table:table-cell table:style-name="ce24" table:number-columns-repeated="14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6" table:formula="of:=IF(([.AW50]+[.AX50]=[.AW51]+[.AX51]);&quot;&quot;;IF([.AW50]+[.AX50]&gt;[.AW51]+[.AX51];[.AV50];[.AV51]))" office:value-type="string" office:string-value="Uruguay" calcext:value-type="string">
            <text:p>Uruguay</text:p>
          </table:table-cell>
          <table:table-cell table:style-name="ce508" office:value-type="float" office:value="1" calcext:value-type="float">
            <text:p>1</text:p>
          </table:table-cell>
          <table:table-cell table:style-name="ce518"/>
          <table:table-cell table:style-name="ce522" table:formula="of:=IF(AND([.BA59]&lt;&gt;&quot;&quot;;[.BA61]=&quot;&quot;);&quot;&lt; SAISIR&quot;;IF(AND(OR(AND([.AZ60]=&quot;&quot;;[.AZ61]=&quot;&quot;);[.AZ60]&lt;&gt;[.AZ61]);OR([.BA60]&lt;&gt;&quot;&quot;;[.BA61]&lt;&gt;&quot;&quot;));&quot;&lt; EFFACER&quot;;&quot;&quot;))" table:number-columns-spanned="1" table:number-rows-spanned="2">
            <text:p/>
          </table:table-cell>
          <table:table-cell table:style-name="ce24" table:number-columns-repeated="14"/>
          <table:table-cell table:style-name="ce462" table:number-columns-repeated="956"/>
        </table:table-row>
        <table:table-row table:style-name="ro6">
          <table:table-cell table:style-name="ce31" office:value-type="string" calcext:value-type="string" table:number-columns-spanned="3" table:number-rows-spanned="1">
            <text:p>GROUPE G</text:p>
          </table:table-cell>
          <table:covered-table-cell table:number-columns-repeated="2" table:style-name="ce31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8"/>
          <table:table-cell table:style-name="ce547" table:formula="of:=IF(([.AW70]+[.AX70]=[.AW71]+[.AX71]);&quot;&quot;;IF([.AW70]+[.AX70]&gt;[.AW71]+[.AX71];[.AV70];[.AV71]))" office:value-type="string" office:string-value="Argentine" calcext:value-type="string">
            <text:p>Argentine</text:p>
          </table:table-cell>
          <table:table-cell table:style-name="ce509" office:value-type="float" office:value="2" calcext:value-type="float">
            <text:p>2</text:p>
          </table:table-cell>
          <table:table-cell table:style-name="ce518"/>
          <table:covered-table-cell table:style-name="ce522"/>
          <table:table-cell table:style-name="ce24" table:number-columns-repeated="14"/>
          <table:table-cell table:style-name="ce462" table:number-columns-repeated="956"/>
        </table:table-row>
        <table:table-row table:style-name="ro6">
          <table:table-cell table:style-name="ce32" office:value-type="string" calcext:value-type="string">
            <text:p>Date</text:p>
          </table:table-cell>
          <table:table-cell table:style-name="ce75" office:value-type="string" calcext:value-type="string">
            <text:p>Heure</text:p>
          </table:table-cell>
          <table:table-cell table:style-name="ce114" office:value-type="string" calcext:value-type="string">
            <text:p>TV</text:p>
          </table:table-cell>
          <table:table-cell table:style-name="ce153" office:value-type="string" calcext:value-type="string" table:number-columns-spanned="4" table:number-rows-spanned="1">
            <text:p>Rencontres</text:p>
          </table:table-cell>
          <table:covered-table-cell table:style-name="ce180"/>
          <table:covered-table-cell table:style-name="ce207"/>
          <table:covered-table-cell table:style-name="ce215"/>
          <table:table-cell table:style-name="ce239"/>
          <table:table-cell table:style-name="ce245"/>
          <table:table-cell table:style-name="ce263" office:value-type="string" calcext:value-type="string" table:number-columns-spanned="2" table:number-rows-spanned="1">
            <text:p>Score</text:p>
          </table:table-cell>
          <table:covered-table-cell table:style-name="ce263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354" office:value-type="string" calcext:value-type="string" table:number-columns-spanned="1" table:number-rows-spanned="2">
            <text:p>Classement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6">
          <table:table-cell table:style-name="ce33" office:value-type="date" office:date-value="2014-06-16" calcext:value-type="date">
            <text:p>lundi 16 juin</text:p>
          </table:table-cell>
          <table:table-cell table:style-name="ce76" office:value-type="string" calcext:value-type="string">
            <text:p>18H</text:p>
          </table:table-cell>
          <table:table-cell table:style-name="ce115" office:value-type="string" calcext:value-type="string">
            <text:p>TF1</text:p>
          </table:table-cell>
          <table:table-cell table:style-name="ce154" office:value-type="string" calcext:value-type="string">
            <text:p>Allemagne</text:p>
          </table:table-cell>
          <table:table-cell table:style-name="ce181" table:formula="of:=IF([.J63]=&quot;&quot;;0;IF([.J63]&gt;[.K63];3;IF([.J63]=[.K63];1;0)))" office:value-type="float" office:value="3" calcext:value-type="float">
            <text:p>3</text:p>
          </table:table-cell>
          <table:table-cell table:style-name="ce208" table:formula="of:=IF([.E63]=3;[.D63];&quot;&quot;)" office:value-type="string" office:string-value="Allemagne" calcext:value-type="string">
            <text:p>Allemagne</text:p>
          </table:table-cell>
          <table:table-cell table:style-name="ce216" office:value-type="string" calcext:value-type="string">
            <text:p>Portugal</text:p>
          </table:table-cell>
          <table:table-cell table:style-name="ce208" table:formula="of:=IF([.I63]=3;[.G63];&quot;&quot;)">
            <text:p/>
          </table:table-cell>
          <table:table-cell table:style-name="ce246" table:formula="of:=IF([.K63]=&quot;&quot;;0;IF([.K63]&gt;[.J63];3;IF([.K63]=[.J63];1;0)))" office:value-type="float" office:value="0" calcext:value-type="float">
            <text:p>0</text:p>
          </table:table-cell>
          <table:table-cell table:style-name="ce301" office:value-type="float" office:value="2" calcext:value-type="float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446"/>
          <table:table-cell table:style-name="ce449" table:formula="of:=SUM([.AG65:.AG68])" office:value-type="float" office:value="1" calcext:value-type="float">
            <text:p>1</text:p>
          </table:table-cell>
          <table:table-cell table:style-name="ce453"/>
          <table:table-cell table:style-name="ce449" table:formula="of:=SUM([.AI65:.AI68])" office:value-type="float" office:value="1" calcext:value-type="float">
            <text:p>1</text:p>
          </table:table-cell>
          <table:table-cell table:style-name="ce453"/>
          <table:table-cell table:style-name="ce449" table:formula="of:=SUM([.AK65:.AK68])" office:value-type="float" office:value="1" calcext:value-type="float">
            <text:p>1</text:p>
          </table:table-cell>
          <table:table-cell table:style-name="ce24"/>
          <table:table-cell table:style-name="ce449" table:formula="of:=SUM([.AM65:.AM68])" office:value-type="float" office:value="1" calcext:value-type="float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calcext:value-type="date" table:number-columns-spanned="3" table:number-rows-spanned="1">
            <text:p>mardi 01 juillet</text:p>
          </table:table-cell>
          <table:covered-table-cell table:number-columns-repeated="2"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4" office:value-type="date" office:date-value="2014-06-17" calcext:value-type="date">
            <text:p>mardi 17 juin</text:p>
          </table:table-cell>
          <table:table-cell table:style-name="ce77" office:value-type="string" calcext:value-type="string">
            <text:p>0H</text:p>
          </table:table-cell>
          <table:table-cell table:style-name="ce116"/>
          <table:table-cell table:style-name="ce155" office:value-type="string" calcext:value-type="string">
            <text:p>Ghana</text:p>
          </table:table-cell>
          <table:table-cell table:style-name="ce182" table:formula="of:=IF([.J64]=&quot;&quot;;0;IF([.J64]&gt;[.K64];3;IF([.J64]=[.K64];1;0)))" office:value-type="float" office:value="3" calcext:value-type="float">
            <text:p>3</text:p>
          </table:table-cell>
          <table:table-cell table:style-name="ce208" table:formula="of:=IF([.E64]=3;[.D64];&quot;&quot;)" office:value-type="string" office:string-value="Ghana" calcext:value-type="string">
            <text:p>Ghana</text:p>
          </table:table-cell>
          <table:table-cell table:style-name="ce217" office:value-type="string" calcext:value-type="string">
            <text:p>Etats-Unis</text:p>
          </table:table-cell>
          <table:table-cell table:style-name="ce208" table:formula="of:=IF([.I64]=3;[.G64];&quot;&quot;)">
            <text:p/>
          </table:table-cell>
          <table:table-cell table:style-name="ce247" table:formula="of:=IF([.K64]=&quot;&quot;;0;IF([.K64]&gt;[.J64];3;IF([.K64]=[.J64];1;0)))" office:value-type="float" office:value="0" calcext:value-type="float">
            <text:p>0</text:p>
          </table:table-cell>
          <table:table-cell table:style-name="ce265" office:value-type="float" office:value="3" calcext:value-type="float">
            <text:p>3</text:p>
          </table:table-cell>
          <table:table-cell table:style-name="ce307" office:value-type="float" office:value="2" calcext:value-type="float">
            <text:p>2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64]=[.Y64];[.X64];IF([.P64]=[.Y65];[.X65];IF([.P64]=[.Y66];[.X66];IF([.P64]=[.Y67];[.X67];&quot;&quot;))))" office:value-type="float" office:value="1" calcext:value-type="float">
            <text:p>1</text:p>
          </table:table-cell>
          <table:table-cell table:style-name="ce361" table:formula="of:=IF(SUM([.X64:.X67])=4;[.Y64];IF(SUM([.X64:.X67])=10;VLOOKUP(ROWS([.Y64:.Y64]);[.X64:.Y67];2;0);[.AH64]))" office:value-type="string" office:string-value="Allemagne" calcext:value-type="string">
            <text:p>Allemagne</text:p>
          </table:table-cell>
          <table:table-cell table:style-name="ce368" table:formula="of:=IF(OR([.O64]=1;[.O64]=2);[.P64];&quot;&quot;)" office:value-type="string" office:string-value="Allemagne" calcext:value-type="string">
            <text:p>Allemagne</text:p>
          </table:table-cell>
          <table:table-cell table:style-name="ce369"/>
          <table:table-cell table:style-name="ce371" table:formula="of:=IF([.P64]=[.Y64];[.AB64];IF([.P64]=[.Y65];[.AB65];IF([.P64]=[.Y66];[.AB66];IF([.P64]=[.Y67];[.AB67];&quot;&quot;))))" office:value-type="float" office:value="7" calcext:value-type="float">
            <text:p>7</text:p>
          </table:table-cell>
          <table:table-cell table:style-name="ce378" table:formula="of:=IF([.P64]=[.Y64];[.AC64];IF([.P64]=[.Y65];[.AC65];IF([.P64]=[.Y66];[.AC66];IF([.P64]=[.Y67];[.AC67];&quot;&quot;))))" office:value-type="float" office:value="6" calcext:value-type="float">
            <text:p>6</text:p>
          </table:table-cell>
          <table:table-cell table:style-name="ce382" table:formula="of:=IF([.P64]=[.Y64];[.AD64];IF([.P64]=[.Y65];[.AD65];IF([.P64]=[.Y66];[.AD66];IF([.P64]=[.Y67];[.AD67];&quot;&quot;))))" office:value-type="float" office:value="3" calcext:value-type="float">
            <text:p>3</text:p>
          </table:table-cell>
          <table:table-cell table:style-name="ce386" table:formula="of:=IF([.P64]=[.Y64];[.AE64];IF([.P64]=[.Y65];[.AE65];IF([.P64]=[.Y66];[.AE66];IF([.P64]=[.Y67];[.AE67];&quot;&quot;))))" office:value-type="float" office:value="3" calcext:value-type="float">
            <text:p>3</text:p>
          </table:table-cell>
          <table:table-cell table:style-name="ce345"/>
          <table:table-cell table:style-name="ce355" table:formula="of:=IF([.$AF$68]&lt;&gt;0;RANK([.AF64];[.$AF$64:.$AF$67]);&quot;&quot;)" office:value-type="float" office:value="1" calcext:value-type="float">
            <text:p>1</text:p>
          </table:table-cell>
          <table:table-cell table:style-name="ce154" office:value-type="string" calcext:value-type="string">
            <text:p>Allemagne</text:p>
          </table:table-cell>
          <table:table-cell table:style-name="ce368" table:formula="of:=IF(OR([.X64]=1;[.X64]=2);[.Y64];&quot;&quot;)" office:value-type="string" office:string-value="Allemagne" calcext:value-type="string">
            <text:p>Allemagne</text:p>
          </table:table-cell>
          <table:table-cell table:style-name="ce369" table:formula="of:=IF([.X64]&lt;=4;&quot;Q&quot;;&quot;&quot;)" office:value-type="string" office:string-value="Q" calcext:value-type="string">
            <text:p>Q</text:p>
          </table:table-cell>
          <table:table-cell table:style-name="ce371" table:formula="of:=[.E63]+[.I65]+[.I68]" office:value-type="float" office:value="7" calcext:value-type="float">
            <text:p>7</text:p>
          </table:table-cell>
          <table:table-cell table:style-name="ce378" table:formula="of:=[.J63]+[.K65]+[.K68]" office:value-type="float" office:value="6" calcext:value-type="float">
            <text:p>6</text:p>
          </table:table-cell>
          <table:table-cell table:style-name="ce382" table:formula="of:=[.K63]+[.J65]+[.J68]" office:value-type="float" office:value="3" calcext:value-type="float">
            <text:p>3</text:p>
          </table:table-cell>
          <table:table-cell table:style-name="ce386" table:formula="of:=[.AC64]-[.AD64]" office:value-type="float" office:value="3" calcext:value-type="float">
            <text:p>3</text:p>
          </table:table-cell>
          <table:table-cell table:style-name="ce446" table:formula="of:=[.AB64]*10000+[.AE64]*100+[.AC64]" office:value-type="float" office:value="70306" calcext:value-type="float">
            <text:p>70306</text:p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63]=0;&quot;&quot;;IF([.AG63]=1;CONCATENATE([.AH65];[.AH66];[.AH67];[.AH68]);VLOOKUP(1;[.AG65:.AH68];2)))" office:value-type="string" office:string-value="Allemagne" calcext:value-type="string">
            <text:p>Allemagn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63]=1;CONCATENATE([.AJ65];[.AJ66];[.AJ67];[.AJ68]);IF([.AI63]=0;&quot;&quot;;IF([.AI63]&lt;&gt;1;VLOOKUP(1;[.AI65:.AJ68];2))))" office:value-type="string" office:string-value="Ghana" calcext:value-type="string">
            <text:p>Ghana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63]=1;CONCATENATE([.AL65];[.AL66];[.AL67];[.AL68]);IF([.AK63]=0;&quot;&quot;;IF([.AK63]&lt;&gt;1;VLOOKUP(1;[.AK65:.AL68];2))))" office:value-type="string" office:string-value="Portugal" calcext:value-type="string">
            <text:p>Portugal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63]=1;CONCATENATE([.AN65];[.AN66];[.AN67];[.AN68]);IF([.AM63]=0;[.AL69];IF([.AM63]&lt;&gt;1;VLOOKUP(1;[.AM65:.AN68];2))))" office:value-type="string" office:string-value="Etats-Unis" calcext:value-type="string">
            <text:p>Etats-Unis</text:p>
          </table:table-cell>
          <table:table-cell table:style-name="ce453" table:formula="of:=COUNTIF([.AH64:.AJ69];[.Y64])" office:value-type="float" office:value="2" calcext:value-type="float">
            <text:p>2</text:p>
          </table:table-cell>
          <table:table-cell table:style-name="ce462" table:formula="of:=[.Y64]" office:value-type="string" office:string-value="Allemagne" calcext:value-type="string">
            <text:p>Allemagne</text:p>
          </table:table-cell>
          <table:table-cell table:style-name="ce24"/>
          <table:table-cell table:style-name="ce481" office:value-type="string" calcext:value-type="string" table:number-columns-spanned="2" table:number-rows-spanned="1">
            <text:p>18H00 TF1</text:p>
          </table:table-cell>
          <table:covered-table-cell table:style-name="ce481"/>
          <table:table-cell table:style-name="ce514" office:value-type="string" calcext:value-type="string">
            <text:p>Score</text:p>
          </table:table-cell>
          <table:table-cell table:style-name="ce519" table:formula="of:=IF(AND([.AT65]&lt;&gt;&quot;&quot;;[.AT66]&lt;&gt;&quot;&quot;;[.AT65]=[.AT66]);&quot;Penaltys&quot;;&quot;&quot;)">
            <text:p/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5" office:value-type="date" office:date-value="2014-06-21" calcext:value-type="date">
            <text:p>samedi 21 juin</text:p>
          </table:table-cell>
          <table:table-cell table:style-name="ce78" office:value-type="string" calcext:value-type="string">
            <text:p>21H</text:p>
          </table:table-cell>
          <table:table-cell table:style-name="ce117" office:value-type="string" calcext:value-type="string">
            <text:p>TF1</text:p>
          </table:table-cell>
          <table:table-cell table:style-name="ce156" office:value-type="string" calcext:value-type="string">
            <text:p>Ghana</text:p>
          </table:table-cell>
          <table:table-cell table:style-name="ce183" table:formula="of:=IF([.J65]=&quot;&quot;;0;IF([.J65]&gt;[.K65];3;IF([.J65]=[.K65];1;0)))" office:value-type="float" office:value="1" calcext:value-type="float">
            <text:p>1</text:p>
          </table:table-cell>
          <table:table-cell table:style-name="ce208" table:formula="of:=IF([.E65]=3;[.D65];&quot;&quot;)">
            <text:p/>
          </table:table-cell>
          <table:table-cell table:style-name="ce218" office:value-type="string" calcext:value-type="string">
            <text:p>Allemagne</text:p>
          </table:table-cell>
          <table:table-cell table:style-name="ce208" table:formula="of:=IF([.I65]=3;[.G65];&quot;&quot;)">
            <text:p/>
          </table:table-cell>
          <table:table-cell table:style-name="ce248" table:formula="of:=IF([.K65]=&quot;&quot;;0;IF([.K65]&gt;[.J65];3;IF([.K65]=[.J65];1;0)))" office:value-type="float" office:value="1" calcext:value-type="float">
            <text:p>1</text:p>
          </table:table-cell>
          <table:table-cell table:style-name="ce302" office:value-type="float" office:value="2" calcext:value-type="float">
            <text:p>2</text:p>
          </table:table-cell>
          <table:table-cell table:style-name="ce308" office:value-type="float" office:value="2" calcext:value-type="float">
            <text:p>2</text:p>
          </table:table-cell>
          <table:table-cell table:style-name="ce342" table:formula="of:=[.AA64]&amp;[.X64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65]=[.Y64];[.X64];IF([.P65]=[.Y65];[.X65];IF([.P65]=[.Y66];[.X66];IF([.P65]=[.Y67];[.X67];&quot;&quot;))))" office:value-type="float" office:value="2" calcext:value-type="float">
            <text:p>2</text:p>
          </table:table-cell>
          <table:table-cell table:style-name="ce362" table:formula="of:=IF(SUM([.X64:.X67])=4;[.Y65];IF(SUM([.X64:.X67])=10;VLOOKUP(ROWS([.Y64:.Y65]);[.X64:.Y67];2;0);IF([.AG63]=2;[.AH69];IF([.AI63]=2;[.AJ64];IF([.AG63]=3;[.AH69];[.AJ64])))))" office:value-type="string" office:string-value="Ghana" calcext:value-type="string">
            <text:p>Ghana</text:p>
          </table:table-cell>
          <table:table-cell table:style-name="ce368" table:formula="of:=IF(OR([.O65]=1;[.O65]=2);[.P65];&quot;&quot;)" office:value-type="string" office:string-value="Ghana" calcext:value-type="string">
            <text:p>Ghana</text:p>
          </table:table-cell>
          <table:table-cell table:style-name="ce369"/>
          <table:table-cell table:style-name="ce372" table:formula="of:=IF([.P65]=[.Y64];[.AB64];IF([.P65]=[.Y65];[.AB65];IF([.P65]=[.Y66];[.AB66];IF([.P65]=[.Y67];[.AB67];&quot;&quot;))))" office:value-type="float" office:value="5" calcext:value-type="float">
            <text:p>5</text:p>
          </table:table-cell>
          <table:table-cell table:style-name="ce379" table:formula="of:=IF([.P65]=[.Y64];[.AC64];IF([.P65]=[.Y65];[.AC65];IF([.P65]=[.Y66];[.AC66];IF([.P65]=[.Y67];[.AC67];&quot;&quot;))))" office:value-type="float" office:value="6" calcext:value-type="float">
            <text:p>6</text:p>
          </table:table-cell>
          <table:table-cell table:style-name="ce383" table:formula="of:=IF([.P65]=[.Y64];[.AD64];IF([.P65]=[.Y65];[.AD65];IF([.P65]=[.Y66];[.AD66];IF([.P65]=[.Y67];[.AD67];&quot;&quot;))))" office:value-type="float" office:value="5" calcext:value-type="float">
            <text:p>5</text:p>
          </table:table-cell>
          <table:table-cell table:style-name="ce387" table:formula="of:=IF([.P65]=[.Y64];[.AE64];IF([.P65]=[.Y65];[.AE65];IF([.P65]=[.Y66];[.AE66];IF([.P65]=[.Y67];[.AE67];&quot;&quot;))))" office:value-type="float" office:value="1" calcext:value-type="float">
            <text:p>1</text:p>
          </table:table-cell>
          <table:table-cell table:style-name="ce345"/>
          <table:table-cell table:style-name="ce356" table:formula="of:=IF([.$AF$68]&lt;&gt;0;RANK([.AF65];[.$AF$64:.$AF$67]);&quot;&quot;)" office:value-type="float" office:value="2" calcext:value-type="float">
            <text:p>2</text:p>
          </table:table-cell>
          <table:table-cell table:style-name="ce155" office:value-type="string" calcext:value-type="string">
            <text:p>Ghana</text:p>
          </table:table-cell>
          <table:table-cell table:style-name="ce368" table:formula="of:=IF(OR([.X65]=1;[.X65]=2);[.Y65];&quot;&quot;)" office:value-type="string" office:string-value="Ghana" calcext:value-type="string">
            <text:p>Ghana</text:p>
          </table:table-cell>
          <table:table-cell table:style-name="ce369" table:formula="of:=IF([.X65]&lt;=4;&quot;Q&quot;;&quot;&quot;)" office:value-type="string" office:string-value="Q" calcext:value-type="string">
            <text:p>Q</text:p>
          </table:table-cell>
          <table:table-cell table:style-name="ce372" table:formula="of:=[.E64]+[.E65]+[.I67]" office:value-type="float" office:value="5" calcext:value-type="float">
            <text:p>5</text:p>
          </table:table-cell>
          <table:table-cell table:style-name="ce379" table:formula="of:=[.J64]+[.J65]+[.K67]" office:value-type="float" office:value="6" calcext:value-type="float">
            <text:p>6</text:p>
          </table:table-cell>
          <table:table-cell table:style-name="ce383" table:formula="of:=[.K64]+[.K65]+[.J67]" office:value-type="float" office:value="5" calcext:value-type="float">
            <text:p>5</text:p>
          </table:table-cell>
          <table:table-cell table:style-name="ce387" table:formula="of:=[.AC65]-[.AD65]" office:value-type="float" office:value="1" calcext:value-type="float">
            <text:p>1</text:p>
          </table:table-cell>
          <table:table-cell table:style-name="ce446" table:formula="of:=[.AB65]*10000+[.AE65]*100+[.AC65]" office:value-type="float" office:value="50106" calcext:value-type="float">
            <text:p>50106</text:p>
          </table:table-cell>
          <table:table-cell table:style-name="ce451" table:formula="of:=IF([.L65]=&quot;Q1&quot;;1;&quot;&quot;)" office:value-type="float" office:value="1" calcext:value-type="float">
            <text:p>1</text:p>
          </table:table-cell>
          <table:table-cell table:style-name="ce455" table:formula="of:=IF([.X64]=1;[.Y64];&quot;&quot;)" office:value-type="string" office:string-value="Allemagne" calcext:value-type="string">
            <text:p>Allemagne</text:p>
          </table:table-cell>
          <table:table-cell table:style-name="ce459" table:formula="of:=IF([.L65]=&quot;Q2&quot;;1;&quot;&quot;)">
            <text:p/>
          </table:table-cell>
          <table:table-cell table:style-name="ce451" table:formula="of:=IF([.X64]=2;[.Y64];&quot;&quot;)">
            <text:p/>
          </table:table-cell>
          <table:table-cell table:style-name="ce459" table:formula="of:=IF([.L65]=&quot;Q3&quot;;1;&quot;&quot;)">
            <text:p/>
          </table:table-cell>
          <table:table-cell table:style-name="ce451" table:formula="of:=IF([.X64]=3;[.Y64];&quot;&quot;)">
            <text:p/>
          </table:table-cell>
          <table:table-cell table:style-name="ce459" table:formula="of:=IF([.L65]=&quot;Q4&quot;;1;&quot;&quot;)">
            <text:p/>
          </table:table-cell>
          <table:table-cell table:style-name="ce451" table:formula="of:=IF([.X64]=4;[.Y64];&quot;&quot;)">
            <text:p/>
          </table:table-cell>
          <table:table-cell table:style-name="ce453" table:formula="of:=COUNTIF([.AH64:.AJ69];[.Y65])" office:value-type="float" office:value="2" calcext:value-type="float">
            <text:p>2</text:p>
          </table:table-cell>
          <table:table-cell table:style-name="ce462" table:formula="of:=[.Y65]" office:value-type="string" office:string-value="Ghana" calcext:value-type="string">
            <text:p>Ghana</text:p>
          </table:table-cell>
          <table:table-cell table:style-name="ce24"/>
          <table:table-cell table:style-name="ce482" office:value-type="string" calcext:value-type="string">
            <text:p>F1</text:p>
          </table:table-cell>
          <table:table-cell table:style-name="ce503" table:formula="of:=[$Résults.P58]" office:value-type="string" office:string-value="Argentine" calcext:value-type="string">
            <text:p>Argentine</text:p>
          </table:table-cell>
          <table:table-cell table:style-name="ce508" office:value-type="float" office:value="3" calcext:value-type="float">
            <text:p>3</text:p>
          </table:table-cell>
          <table:table-cell table:style-name="ce518"/>
          <table:table-cell table:style-name="ce522" table:formula="of:=IF(AND([.AU64]&lt;&gt;&quot;&quot;;[.AU66]=&quot;&quot;);&quot;&lt; SAISIR&quot;;IF(AND(OR(AND([.AT65]=&quot;&quot;;[.AT66]=&quot;&quot;);[.AT65]&lt;&gt;[.AT66]);OR([.AU65]&lt;&gt;&quot;&quot;;[.AU6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6" office:value-type="date" office:date-value="2014-06-23" calcext:value-type="date">
            <text:p>lundi 23 juin</text:p>
          </table:table-cell>
          <table:table-cell table:style-name="ce79" office:value-type="string" calcext:value-type="string">
            <text:p>0H</text:p>
          </table:table-cell>
          <table:table-cell table:style-name="ce118"/>
          <table:table-cell table:style-name="ce157" office:value-type="string" calcext:value-type="string">
            <text:p>Portugal</text:p>
          </table:table-cell>
          <table:table-cell table:style-name="ce184" table:formula="of:=IF([.J66]=&quot;&quot;;0;IF([.J66]&gt;[.K66];3;IF([.J66]=[.K66];1;0)))" office:value-type="float" office:value="3" calcext:value-type="float">
            <text:p>3</text:p>
          </table:table-cell>
          <table:table-cell table:style-name="ce208" table:formula="of:=IF([.E66]=3;[.D66];&quot;&quot;)" office:value-type="string" office:string-value="Portugal" calcext:value-type="string">
            <text:p>Portugal</text:p>
          </table:table-cell>
          <table:table-cell table:style-name="ce219" office:value-type="string" calcext:value-type="string">
            <text:p>Etats-Unis</text:p>
          </table:table-cell>
          <table:table-cell table:style-name="ce208" table:formula="of:=IF([.I66]=3;[.G66];&quot;&quot;)">
            <text:p/>
          </table:table-cell>
          <table:table-cell table:style-name="ce249" table:formula="of:=IF([.K66]=&quot;&quot;;0;IF([.K66]&gt;[.J66];3;IF([.K66]=[.J66];1;0)))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309" office:value-type="float" office:value="1" calcext:value-type="float">
            <text:p>1</text:p>
          </table:table-cell>
          <table:table-cell table:style-name="ce342" table:formula="of:=[.AA65]&amp;[.X65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6" table:formula="of:=IF([.P66]=[.Y64];[.X64];IF([.P66]=[.Y65];[.X65];IF([.P66]=[.Y66];[.X66];IF([.P66]=[.Y67];[.X67];&quot;&quot;))))" office:value-type="float" office:value="3" calcext:value-type="float">
            <text:p>3</text:p>
          </table:table-cell>
          <table:table-cell table:style-name="ce363" table:formula="of:=IF(SUM([.X64:.X67])=4;[.Y66];IF(SUM([.X64:.X67])=10;VLOOKUP(ROWS([.Y64:.Y66]);[.X64:.Y67];2;0);IF([.AG63]=3;[.AO68];IF([.AK63]=0;[.AJ69];[.AL64]))))" office:value-type="string" office:string-value="Portugal" calcext:value-type="string">
            <text:p>Portugal</text:p>
          </table:table-cell>
          <table:table-cell table:style-name="ce368" table:formula="of:=IF(OR([.O66]=1;[.O66]=2);[.P66];&quot;&quot;)">
            <text:p/>
          </table:table-cell>
          <table:table-cell table:style-name="ce369"/>
          <table:table-cell table:style-name="ce372" table:formula="of:=IF([.P66]=[.Y64];[.AB64];IF([.P66]=[.Y65];[.AB65];IF([.P66]=[.Y66];[.AB66];IF([.P66]=[.Y67];[.AB67];&quot;&quot;))))" office:value-type="float" office:value="4" calcext:value-type="float">
            <text:p>4</text:p>
          </table:table-cell>
          <table:table-cell table:style-name="ce379" table:formula="of:=IF([.P66]=[.Y64];[.AC64];IF([.P66]=[.Y65];[.AC65];IF([.P66]=[.Y66];[.AC66];IF([.P66]=[.Y67];[.AC67];&quot;&quot;))))" office:value-type="float" office:value="4" calcext:value-type="float">
            <text:p>4</text:p>
          </table:table-cell>
          <table:table-cell table:style-name="ce383" table:formula="of:=IF([.P66]=[.Y64];[.AD64];IF([.P66]=[.Y65];[.AD65];IF([.P66]=[.Y66];[.AD66];IF([.P66]=[.Y67];[.AD67];&quot;&quot;))))" office:value-type="float" office:value="4" calcext:value-type="float">
            <text:p>4</text:p>
          </table:table-cell>
          <table:table-cell table:style-name="ce387" table:formula="of:=IF([.P66]=[.Y64];[.AE64];IF([.P66]=[.Y65];[.AE65];IF([.P66]=[.Y66];[.AE66];IF([.P66]=[.Y67];[.AE67];&quot;&quot;))))" office:value-type="float" office:value="0" calcext:value-type="float">
            <text:p>0</text:p>
          </table:table-cell>
          <table:table-cell table:style-name="ce345"/>
          <table:table-cell table:style-name="ce356" table:formula="of:=IF([.$AF$68]&lt;&gt;0;RANK([.AF66];[.$AF$64:.$AF$67]);&quot;&quot;)" office:value-type="float" office:value="4" calcext:value-type="float">
            <text:p>4</text:p>
          </table:table-cell>
          <table:table-cell table:style-name="ce219" office:value-type="string" calcext:value-type="string">
            <text:p>Etats-Unis</text:p>
          </table:table-cell>
          <table:table-cell table:style-name="ce368" table:formula="of:=IF(OR([.X66]=1;[.X66]=2);[.Y66];&quot;&quot;)">
            <text:p/>
          </table:table-cell>
          <table:table-cell table:style-name="ce369" table:formula="of:=IF([.X66]&lt;=4;&quot;Q&quot;;&quot;&quot;)" office:value-type="string" office:string-value="Q" calcext:value-type="string">
            <text:p>Q</text:p>
          </table:table-cell>
          <table:table-cell table:style-name="ce372" table:formula="of:=[.I64]+[.I66]+[.E68]" office:value-type="float" office:value="0" calcext:value-type="float">
            <text:p>0</text:p>
          </table:table-cell>
          <table:table-cell table:style-name="ce379" table:formula="of:=[.K64]+[.K66]+[.J68]" office:value-type="float" office:value="3" calcext:value-type="float">
            <text:p>3</text:p>
          </table:table-cell>
          <table:table-cell table:style-name="ce383" table:formula="of:=[.J64]+[.J66]+[.K68]" office:value-type="float" office:value="7" calcext:value-type="float">
            <text:p>7</text:p>
          </table:table-cell>
          <table:table-cell table:style-name="ce387" table:formula="of:=[.AC66]-[.AD66]" office:value-type="float" office:value="-4" calcext:value-type="float">
            <text:p>-4</text:p>
          </table:table-cell>
          <table:table-cell table:style-name="ce446" table:formula="of:=[.AB66]*10000+[.AE66]*100+[.AC66]" office:value-type="float" office:value="-397" calcext:value-type="float">
            <text:p>-397</text:p>
          </table:table-cell>
          <table:table-cell table:style-name="ce451" table:formula="of:=IF([.L66]=&quot;Q1&quot;;1;&quot;&quot;)">
            <text:p/>
          </table:table-cell>
          <table:table-cell table:style-name="ce455" table:formula="of:=IF([.X65]=1;[.Y65];&quot;&quot;)">
            <text:p/>
          </table:table-cell>
          <table:table-cell table:style-name="ce459" table:formula="of:=IF([.L66]=&quot;Q2&quot;;1;&quot;&quot;)" office:value-type="float" office:value="1" calcext:value-type="float">
            <text:p>1</text:p>
          </table:table-cell>
          <table:table-cell table:style-name="ce451" table:formula="of:=IF([.X65]=2;[.Y65];&quot;&quot;)" office:value-type="string" office:string-value="Ghana" calcext:value-type="string">
            <text:p>Ghana</text:p>
          </table:table-cell>
          <table:table-cell table:style-name="ce459" table:formula="of:=IF([.L66]=&quot;Q3&quot;;1;&quot;&quot;)">
            <text:p/>
          </table:table-cell>
          <table:table-cell table:style-name="ce451" table:formula="of:=IF([.X65]=3;[.Y65];&quot;&quot;)">
            <text:p/>
          </table:table-cell>
          <table:table-cell table:style-name="ce459" table:formula="of:=IF([.L66]=&quot;Q4&quot;;1;&quot;&quot;)">
            <text:p/>
          </table:table-cell>
          <table:table-cell table:style-name="ce451" table:formula="of:=IF([.X65]=4;[.Y65];&quot;&quot;)">
            <text:p/>
          </table:table-cell>
          <table:table-cell table:style-name="ce453" table:formula="of:=COUNTIF([.AH64:.AJ69];[.Y66])" office:value-type="float" office:value="0" calcext:value-type="float">
            <text:p>0</text:p>
          </table:table-cell>
          <table:table-cell table:style-name="ce462" table:formula="of:=[.Y66]" office:value-type="string" office:string-value="Etats-Unis" calcext:value-type="string">
            <text:p>Etats-Unis</text:p>
          </table:table-cell>
          <table:table-cell table:style-name="ce24"/>
          <table:table-cell table:style-name="ce483" office:value-type="string" calcext:value-type="string">
            <text:p>E2</text:p>
          </table:table-cell>
          <table:table-cell table:style-name="ce504" table:formula="of:=[$Résults.P49]" office:value-type="string" office:string-value="Suisse" calcext:value-type="string">
            <text:p>Suisse</text:p>
          </table:table-cell>
          <table:table-cell table:style-name="ce509" office:value-type="float" office:value="1" calcext:value-type="float">
            <text:p>1</text:p>
          </table:table-cell>
          <table:table-cell table:style-name="ce518"/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7" office:value-type="date" office:date-value="2014-06-26" calcext:value-type="date">
            <text:p>jeudi 26 juin</text:p>
          </table:table-cell>
          <table:table-cell table:style-name="ce80" office:value-type="string" calcext:value-type="string">
            <text:p>18H</text:p>
          </table:table-cell>
          <table:table-cell table:style-name="ce119" office:value-type="string" calcext:value-type="string">
            <text:p>TF1</text:p>
          </table:table-cell>
          <table:table-cell table:style-name="ce158" office:value-type="string" calcext:value-type="string">
            <text:p>Portugal</text:p>
          </table:table-cell>
          <table:table-cell table:style-name="ce185" table:formula="of:=IF([.J67]=&quot;&quot;;0;IF([.J67]&gt;[.K67];3;IF([.J67]=[.K67];1;0)))" office:value-type="float" office:value="1" calcext:value-type="float">
            <text:p>1</text:p>
          </table:table-cell>
          <table:table-cell table:style-name="ce208" table:formula="of:=IF([.E67]=3;[.D67];&quot;&quot;)">
            <text:p/>
          </table:table-cell>
          <table:table-cell table:style-name="ce220" office:value-type="string" calcext:value-type="string">
            <text:p>Ghana</text:p>
          </table:table-cell>
          <table:table-cell table:style-name="ce208" table:formula="of:=IF([.I67]=3;[.G67];&quot;&quot;)">
            <text:p/>
          </table:table-cell>
          <table:table-cell table:style-name="ce250" table:formula="of:=IF([.K67]=&quot;&quot;;0;IF([.K67]&gt;[.J67];3;IF([.K67]=[.J67];1;0)))" office:value-type="float" office:value="1" calcext:value-type="float">
            <text:p>1</text:p>
          </table:table-cell>
          <table:table-cell table:style-name="ce303" office:value-type="float" office:value="1" calcext:value-type="float">
            <text:p>1</text:p>
          </table:table-cell>
          <table:table-cell table:style-name="ce310" office:value-type="float" office:value="1" calcext:value-type="float">
            <text:p>1</text:p>
          </table:table-cell>
          <table:table-cell table:style-name="ce342" table:formula="of:=[.AA66]&amp;[.X6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67]=[.Y64];[.X64];IF([.P67]=[.Y65];[.X65];IF([.P67]=[.Y66];[.X66];IF([.P67]=[.Y67];[.X67];&quot;&quot;))))" office:value-type="float" office:value="4" calcext:value-type="float">
            <text:p>4</text:p>
          </table:table-cell>
          <table:table-cell table:style-name="ce364" table:formula="of:=IF(SUM([.X64:.X67])=4;[.Y67];IF(SUM([.X64:.X67])=10;VLOOKUP(ROWS([.Y64:.Y67]);[.X64:.Y67];2;0);IF([.AI63]=3;[.AO68];[.AN64])))" office:value-type="string" office:string-value="Etats-Unis" calcext:value-type="string">
            <text:p>Etats-Unis</text:p>
          </table:table-cell>
          <table:table-cell table:style-name="ce368" table:formula="of:=IF(OR([.O67]=1;[.O67]=2);[.P67];&quot;&quot;)">
            <text:p/>
          </table:table-cell>
          <table:table-cell table:style-name="ce369"/>
          <table:table-cell table:style-name="ce373" table:formula="of:=IF([.P67]=[.Y64];[.AB64];IF([.P67]=[.Y65];[.AB65];IF([.P67]=[.Y66];[.AB66];IF([.P67]=[.Y67];[.AB67];&quot;&quot;))))" office:value-type="float" office:value="0" calcext:value-type="float">
            <text:p>0</text:p>
          </table:table-cell>
          <table:table-cell table:style-name="ce380" table:formula="of:=IF([.P67]=[.Y64];[.AC64];IF([.P67]=[.Y65];[.AC65];IF([.P67]=[.Y66];[.AC66];IF([.P67]=[.Y67];[.AC67];&quot;&quot;))))" office:value-type="float" office:value="3" calcext:value-type="float">
            <text:p>3</text:p>
          </table:table-cell>
          <table:table-cell table:style-name="ce384" table:formula="of:=IF([.P67]=[.Y64];[.AD64];IF([.P67]=[.Y65];[.AD65];IF([.P67]=[.Y66];[.AD66];IF([.P67]=[.Y67];[.AD67];&quot;&quot;))))" office:value-type="float" office:value="7" calcext:value-type="float">
            <text:p>7</text:p>
          </table:table-cell>
          <table:table-cell table:style-name="ce388" table:formula="of:=IF([.P67]=[.Y64];[.AE64];IF([.P67]=[.Y65];[.AE65];IF([.P67]=[.Y66];[.AE66];IF([.P67]=[.Y67];[.AE67];&quot;&quot;))))" office:value-type="float" office:value="-4" calcext:value-type="float">
            <text:p>-4</text:p>
          </table:table-cell>
          <table:table-cell table:style-name="ce345"/>
          <table:table-cell table:style-name="ce395" table:formula="of:=IF([.$AF$68]&lt;&gt;0;RANK([.AF67];[.$AF$64:.$AF$67]);&quot;&quot;)" office:value-type="float" office:value="3" calcext:value-type="float">
            <text:p>3</text:p>
          </table:table-cell>
          <table:table-cell table:style-name="ce216" office:value-type="string" calcext:value-type="string">
            <text:p>Portugal</text:p>
          </table:table-cell>
          <table:table-cell table:style-name="ce368" table:formula="of:=IF(OR([.X67]=1;[.X67]=2);[.Y67];&quot;&quot;)">
            <text:p/>
          </table:table-cell>
          <table:table-cell table:style-name="ce369" table:formula="of:=IF([.X67]&lt;=4;&quot;Q&quot;;&quot;&quot;)" office:value-type="string" office:string-value="Q" calcext:value-type="string">
            <text:p>Q</text:p>
          </table:table-cell>
          <table:table-cell table:style-name="ce373" table:formula="of:=[.I63]+[.E66]+[.E67]" office:value-type="float" office:value="4" calcext:value-type="float">
            <text:p>4</text:p>
          </table:table-cell>
          <table:table-cell table:style-name="ce380" table:formula="of:=[.K63]+[.J66]+[.J67]" office:value-type="float" office:value="4" calcext:value-type="float">
            <text:p>4</text:p>
          </table:table-cell>
          <table:table-cell table:style-name="ce384" table:formula="of:=[.J63]+[.K66]+[.K67]" office:value-type="float" office:value="4" calcext:value-type="float">
            <text:p>4</text:p>
          </table:table-cell>
          <table:table-cell table:style-name="ce388" table:formula="of:=[.AC67]-[.AD67]" office:value-type="float" office:value="0" calcext:value-type="float">
            <text:p>0</text:p>
          </table:table-cell>
          <table:table-cell table:style-name="ce446" table:formula="of:=[.AB67]*10000+[.AE67]*100+[.AC67]" office:value-type="float" office:value="40004" calcext:value-type="float">
            <text:p>40004</text:p>
          </table:table-cell>
          <table:table-cell table:style-name="ce451" table:formula="of:=IF([.L67]=&quot;Q1&quot;;1;&quot;&quot;)">
            <text:p/>
          </table:table-cell>
          <table:table-cell table:style-name="ce455" table:formula="of:=IF([.X66]=1;[.Y66];&quot;&quot;)">
            <text:p/>
          </table:table-cell>
          <table:table-cell table:style-name="ce459" table:formula="of:=IF([.L67]=&quot;Q2&quot;;1;&quot;&quot;)">
            <text:p/>
          </table:table-cell>
          <table:table-cell table:style-name="ce451" table:formula="of:=IF([.X66]=2;[.Y66];&quot;&quot;)">
            <text:p/>
          </table:table-cell>
          <table:table-cell table:style-name="ce459" table:formula="of:=IF([.L67]=&quot;Q3&quot;;1;&quot;&quot;)">
            <text:p/>
          </table:table-cell>
          <table:table-cell table:style-name="ce451" table:formula="of:=IF([.X66]=3;[.Y66];&quot;&quot;)">
            <text:p/>
          </table:table-cell>
          <table:table-cell table:style-name="ce459" table:formula="of:=IF([.L67]=&quot;Q4&quot;;1;&quot;&quot;)" office:value-type="float" office:value="1" calcext:value-type="float">
            <text:p>1</text:p>
          </table:table-cell>
          <table:table-cell table:style-name="ce451" table:formula="of:=IF([.X66]=4;[.Y66];&quot;&quot;)" office:value-type="string" office:string-value="Etats-Unis" calcext:value-type="string">
            <text:p>Etats-Unis</text:p>
          </table:table-cell>
          <table:table-cell table:style-name="ce453" table:formula="of:=COUNTIF([.AH64:.AJ69];[.Y67])" office:value-type="float" office:value="0" calcext:value-type="float">
            <text:p>0</text:p>
          </table:table-cell>
          <table:table-cell table:style-name="ce462" table:formula="of:=[.Y67]" office:value-type="string" office:string-value="Portugal" calcext:value-type="string">
            <text:p>Portugal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8" office:value-type="date" office:date-value="2014-06-26" calcext:value-type="date">
            <text:p>jeudi 26 juin</text:p>
          </table:table-cell>
          <table:table-cell table:style-name="ce81" office:value-type="string" calcext:value-type="string">
            <text:p>18H</text:p>
          </table:table-cell>
          <table:table-cell table:style-name="ce120"/>
          <table:table-cell table:style-name="ce159" office:value-type="string" calcext:value-type="string">
            <text:p>Etats-Unis</text:p>
          </table:table-cell>
          <table:table-cell table:style-name="ce181" table:formula="of:=IF([.J68]=&quot;&quot;;0;IF([.J68]&gt;[.K68];3;IF([.J68]=[.K68];1;0)))" office:value-type="float" office:value="0" calcext:value-type="float">
            <text:p>0</text:p>
          </table:table-cell>
          <table:table-cell table:style-name="ce208" table:formula="of:=IF([.E68]=3;[.D68];&quot;&quot;)">
            <text:p/>
          </table:table-cell>
          <table:table-cell table:style-name="ce221" office:value-type="string" calcext:value-type="string">
            <text:p>Allemagne</text:p>
          </table:table-cell>
          <table:table-cell table:style-name="ce208" table:formula="of:=IF([.I68]=3;[.G68];&quot;&quot;)" office:value-type="string" office:string-value="Allemagne" calcext:value-type="string">
            <text:p>Allemagne</text:p>
          </table:table-cell>
          <table:table-cell table:style-name="ce251" table:formula="of:=IF([.K68]=&quot;&quot;;0;IF([.K68]&gt;[.J68];3;IF([.K68]=[.J68];1;0)))" office:value-type="float" office:value="3" calcext:value-type="float">
            <text:p>3</text:p>
          </table:table-cell>
          <table:table-cell table:style-name="ce304" office:value-type="float" office:value="0" calcext:value-type="float">
            <text:p>0</text:p>
          </table:table-cell>
          <table:table-cell table:style-name="ce338" office:value-type="float" office:value="2" calcext:value-type="float">
            <text:p>2</text:p>
          </table:table-cell>
          <table:table-cell table:style-name="ce342" table:formula="of:=[.AA67]&amp;[.X67]" office:value-type="string" office:string-value="Q3" calcext:value-type="string">
            <text:p>Q3</text:p>
          </table:table-cell>
          <table:table-cell table:style-name="ce347" table:formula="of:=IF(COUNTA([.J63:.K68])&lt;&gt;12;&quot;&quot;;IF([.O64]=[.O65];&quot;Tirage 1ere place&quot;;[.P64]))" office:value-type="string" office:string-value="Allemagne" calcext:value-type="string">
            <text:p>Allemagne</text:p>
          </table:table-cell>
          <table:table-cell table:style-name="ce345"/>
          <table:table-cell table:style-name="ce358" table:formula="of:=IF([.M68]=&quot;&quot;;&quot;&quot;;&quot;G1&quot;)" office:value-type="string" office:string-value="G1" calcext:value-type="string">
            <text:p>G1</text:p>
          </table:table-cell>
          <table:table-cell table:style-name="ce365" table:formula="of:=IF(LEFT([.M68];3)&lt;&gt;&quot;Tir&quot;;[.M68];IF(AND([.S68]&lt;&gt;&quot;&quot;;LEFT([.M68];3)=&quot;Tir&quot;);[.S68];IF([.V68]&lt;&gt;&quot;&quot;;[.M68];&quot;&quot;)))" office:value-type="string" office:string-value="Allemagne" calcext:value-type="string">
            <text:p>Allemagne</text:p>
          </table:table-cell>
          <table:table-cell table:style-name="ce348"/>
          <table:table-cell table:style-name="ce370" table:formula="of:=IF(AND(COUNTA([.$J$3:.$K$8])=12;[.O6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68];3)=&quot;tir&quot;;[.S68]=&quot;&quot;);&quot;&lt; SAISIR Le nom du tiré au sort&quot;;IF(AND([.M68]&lt;&gt;&quot;&quot;;LEFT([.M68];3)&lt;&gt;&quot;Tir&quot;;[.S68]&lt;&gt;&quot;&quot;);&quot;&lt; EFFACER SVP!!!&quot;;IF(AND(LEFT([.M68];3)=&quot;Tir&quot;;[.P68]&lt;&gt;&quot;&quot;;[.S6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68]=&quot;&quot;;&quot;&quot;;&quot;G1&quot;)" office:value-type="string" office:string-value="G1" calcext:value-type="string">
            <text:p>G1</text:p>
          </table:table-cell>
          <table:table-cell table:style-name="ce347" table:formula="of:=IF(COUNTA([.J63:.K68])&lt;&gt;12;&quot;&quot;;IF([.AB68]=&quot;&quot;;[.AH64];IF(LEFT([.AH64];3)=&quot;tir&quot;;[.AB68];[.AH64])))" office:value-type="string" office:string-value="Allemagne" calcext:value-type="string">
            <text:p>Allemagne</text:p>
          </table:table-cell>
          <table:table-cell table:style-name="ce348"/>
          <table:table-cell table:style-name="ce370" table:formula="of:=IF(AND(COUNTA([.$J$3:.$K$8])=12;[.X6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68];3)=&quot;tir&quot;;&quot;&lt;-SAISIR&quot;;&quot;&quot;)">
            <text:p/>
          </table:table-cell>
          <table:table-cell table:style-name="ce122" table:formula="of:=SUM([.AF64:.AF67])" office:value-type="float" office:value="160019" calcext:value-type="float">
            <text:p>160019</text:p>
          </table:table-cell>
          <table:table-cell table:style-name="ce452" table:formula="of:=IF([.L68]=&quot;Q1&quot;;1;&quot;&quot;)">
            <text:p/>
          </table:table-cell>
          <table:table-cell table:style-name="ce456" table:formula="of:=IF([.X67]=1;[.Y67];&quot;&quot;)">
            <text:p/>
          </table:table-cell>
          <table:table-cell table:style-name="ce460" table:formula="of:=IF([.L68]=&quot;Q2&quot;;1;&quot;&quot;)">
            <text:p/>
          </table:table-cell>
          <table:table-cell table:style-name="ce452" table:formula="of:=IF([.X67]=2;[.Y67];&quot;&quot;)">
            <text:p/>
          </table:table-cell>
          <table:table-cell table:style-name="ce459" table:formula="of:=IF([.L68]=&quot;Q3&quot;;1;&quot;&quot;)" office:value-type="float" office:value="1" calcext:value-type="float">
            <text:p>1</text:p>
          </table:table-cell>
          <table:table-cell table:style-name="ce451" table:formula="of:=IF([.X67]=3;[.Y67];&quot;&quot;)" office:value-type="string" office:string-value="Portugal" calcext:value-type="string">
            <text:p>Portugal</text:p>
          </table:table-cell>
          <table:table-cell table:style-name="ce459" table:formula="of:=IF([.L68]=&quot;Q4&quot;;1;&quot;&quot;)">
            <text:p/>
          </table:table-cell>
          <table:table-cell table:style-name="ce451" table:formula="of:=IF([.X67]=4;[.Y67];&quot;&quot;)">
            <text:p/>
          </table:table-cell>
          <table:table-cell table:style-name="ce453" table:formula="of:=VLOOKUP(ROWS([.AO64:.AO64]);[.AO64:.AP67];2;0)" office:value-type="string" office:string-value="#N/D" calcext:value-type="error">
            <text:p>#N/D</text:p>
          </table:table-cell>
          <table:table-cell table:style-name="ce462"/>
          <table:table-cell table:style-name="ce24" table:number-columns-repeated="5"/>
          <table:table-cell table:style-name="ce480" office:value-type="date" office:date-value="2014-07-05" calcext:value-type="date" table:number-columns-spanned="2" table:number-rows-spanned="1">
            <text:p>samedi 05 juillet</text:p>
          </table:table-cell>
          <table:covered-table-cell table:style-name="ce480"/>
          <table:table-cell table:style-name="ce516"/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68]&amp;[.X68]" office:value-type="string" office:string-value="G1" calcext:value-type="string">
            <text:p>G1</text:p>
          </table:table-cell>
          <table:table-cell table:style-name="ce348" table:formula="of:=IF(COUNTA([.J63:.K68])&lt;&gt;12;&quot;&quot;;IF(OR(LEFT([.M68];3)=&quot;tir&quot;;[.O65]=[.O66]);&quot;Tirage 2e place&quot;;[.P65]))" office:value-type="string" office:string-value="Ghana" calcext:value-type="string">
            <text:p>Ghana</text:p>
          </table:table-cell>
          <table:table-cell table:style-name="ce349"/>
          <table:table-cell table:style-name="ce359" table:formula="of:=IF([.M69]=&quot;&quot;;&quot;&quot;;&quot;G2&quot;)" office:value-type="string" office:string-value="G2" calcext:value-type="string">
            <text:p>G2</text:p>
          </table:table-cell>
          <table:table-cell table:style-name="ce365" table:formula="of:=IF(LEFT([.M69];3)&lt;&gt;&quot;Tir&quot;;[.M69];IF(AND([.S69]&lt;&gt;&quot;&quot;;LEFT([.M69];3)=&quot;Tir&quot;);[.S69];IF([.V69]&lt;&gt;&quot;&quot;;[.M69];&quot;&quot;)))" office:value-type="string" office:string-value="Ghana" calcext:value-type="string">
            <text:p>Ghana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69];3)=&quot;tir&quot;;[.S69]=&quot;&quot;);&quot;&lt; SAISIR Le nom du tiré au sort&quot;;IF(AND([.M69]&lt;&gt;&quot;&quot;;LEFT([.M69];3)&lt;&gt;&quot;Tir&quot;;[.S69]&lt;&gt;&quot;&quot;);&quot;&lt; EFFACER SVP!!!&quot;;IF(AND(LEFT([.M69];3)=&quot;Tir&quot;;[.P69]&lt;&gt;&quot;&quot;;[.S6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69]=&quot;&quot;;&quot;&quot;;&quot;G2&quot;)" office:value-type="string" office:string-value="G2" calcext:value-type="string">
            <text:p>G2</text:p>
          </table:table-cell>
          <table:table-cell table:style-name="ce348" table:formula="of:=IF(COUNTA([.J63:.K68])&lt;&gt;12;&quot;&quot;;IF([.AB69]=&quot;&quot;;[.AJ64];IF(LEFT([.AJ64];3)=&quot;tir&quot;;[.AB69];[.AJ64])))" office:value-type="string" office:string-value="Ghana" calcext:value-type="string">
            <text:p>Ghana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6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65]&lt;&gt;&quot;&quot;;[.AH65]&lt;&gt;[.AH64]);[.AH65];IF(AND([.AH66]&lt;&gt;&quot;&quot;;[.AH66]&lt;&gt;[.AH64]);[.AH66];IF(AND([.AH67]&lt;&gt;&quot;&quot;;[.AH67]&lt;&gt;[.AH64]);[.AH67];IF(AND([.AH68]&lt;&gt;&quot;&quot;;[.AH68]&lt;&gt;[.AH64]);[.AH68];&quot;&quot;))))">
            <text:p/>
          </table:table-cell>
          <table:table-cell table:style-name="ce398"/>
          <table:table-cell table:style-name="ce453" table:formula="of:=IF(AND([.AJ65]&lt;&gt;&quot;&quot;;[.AJ65]&lt;&gt;[.AJ64]);[.AJ65];IF(AND([.AJ66]&lt;&gt;&quot;&quot;;[.AJ66]&lt;&gt;[.AJ64]);[.AJ66];IF(AND([.AJ67]&lt;&gt;&quot;&quot;;[.AJ67]&lt;&gt;[.AJ64]);[.AJ67];IF(AND([.AJ68]&lt;&gt;&quot;&quot;;[.AJ68]&lt;&gt;[.AJ64]);[.AJ68];&quot;&quot;))))">
            <text:p/>
          </table:table-cell>
          <table:table-cell table:style-name="ce398"/>
          <table:table-cell table:style-name="ce453" table:formula="of:=IF(AND([.AL65]&lt;&gt;&quot;&quot;;[.AL65]&lt;&gt;[.AL64]);[.AL65];IF(AND([.AL66]&lt;&gt;&quot;&quot;;[.AL66]&lt;&gt;[.AL64]);[.AL66];IF(AND([.AL67]&lt;&gt;&quot;&quot;;[.AL67]&lt;&gt;[.AL64]);[.AL67];IF(AND([.AL68]&lt;&gt;&quot;&quot;;[.AL68]&lt;&gt;[.AL64]);[.AL68];&quot;&quot;))))">
            <text:p/>
          </table:table-cell>
          <table:table-cell table:style-name="ce398"/>
          <table:table-cell table:style-name="ce453" table:formula="of:=IF(AND([.AN65]&lt;&gt;&quot;&quot;;[.AN65]&lt;&gt;[.AN64]);[.AN65];IF(AND([.AN66]&lt;&gt;&quot;&quot;;[.AN66]&lt;&gt;[.AN64]);[.AN66];IF(AND([.AN67]&lt;&gt;&quot;&quot;;[.AN67]&lt;&gt;[.AN64]);[.AN67];IF(AND([.AN68]&lt;&gt;&quot;&quot;;[.AN68]&lt;&gt;[.AN64]);[.AN68];&quot;&quot;))))">
            <text:p/>
          </table:table-cell>
          <table:table-cell table:style-name="ce463"/>
          <table:table-cell table:style-name="ce457"/>
          <table:table-cell table:style-name="ce24"/>
          <table:table-cell table:style-name="ce464" office:value-type="string" calcext:value-type="string" table:number-columns-spanned="3" table:number-rows-spanned="1">
            <text:p>1/8 FINALE</text:p>
          </table:table-cell>
          <table:covered-table-cell table:number-columns-repeated="2" table:style-name="ce464"/>
          <table:table-cell table:style-name="ce24"/>
          <table:table-cell table:style-name="ce481" office:value-type="string" calcext:value-type="string">
            <text:p>22H00 TF1</text:p>
          </table:table-cell>
          <table:table-cell table:style-name="ce514" office:value-type="string" calcext:value-type="string">
            <text:p>Score</text:p>
          </table:table-cell>
          <table:table-cell table:style-name="ce519" table:formula="of:=IF(AND([.AW70]&lt;&gt;&quot;&quot;;[.AW71]&lt;&gt;&quot;&quot;;[.AW70]=[.AW71]);&quot;Penaltys&quot;;&quot;&quot;)">
            <text:p/>
          </table:table-cell>
          <table:table-cell table:style-name="ce484"/>
          <table:table-cell table:style-name="ce24" table:number-columns-repeated="17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/>
          <table:table-cell table:style-name="ce225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2" table:formula="of:=IF(([.AT65]+[.AU65]=[.AT66]+[.AU66]);&quot;&quot;;IF([.AT65]+[.AU65]&gt;[.AT66]+[.AU66];[.AS65];[.AS66]))" office:value-type="string" office:string-value="Argentine" calcext:value-type="string">
            <text:p>Argentine</text:p>
          </table:table-cell>
          <table:table-cell table:style-name="ce508" office:value-type="float" office:value="3" calcext:value-type="float">
            <text:p>3</text:p>
          </table:table-cell>
          <table:table-cell table:style-name="ce518"/>
          <table:table-cell table:style-name="ce522" table:formula="of:=IF(AND([.AX69]&lt;&gt;&quot;&quot;;[.AX71]=&quot;&quot;);&quot;&lt; SAISIR&quot;;IF(AND(OR(AND([.AW70]=&quot;&quot;;[.AW71]=&quot;&quot;);[.AW70]&lt;&gt;[.AW71]);OR([.AX70]&lt;&gt;&quot;&quot;;[.AX71]&lt;&gt;&quot;&quot;));&quot;&lt; EFFACER&quot;;&quot;&quot;))" table:number-columns-spanned="1" table:number-rows-spanned="2">
            <text:p/>
          </table:table-cell>
          <table:table-cell table:style-name="ce24" table:number-columns-repeated="17"/>
          <table:table-cell table:style-name="ce462" table:number-columns-repeated="956"/>
        </table:table-row>
        <table:table-row table:style-name="ro6">
          <table:table-cell table:style-name="ce49" office:value-type="string" calcext:value-type="string" table:number-columns-spanned="3" table:number-rows-spanned="1">
            <text:p>GROUPE H</text:p>
          </table:table-cell>
          <table:covered-table-cell table:number-columns-repeated="2" table:style-name="ce49"/>
          <table:table-cell table:style-name="ce152"/>
          <table:table-cell table:style-name="ce179"/>
          <table:table-cell table:style-name="ce152" table:number-columns-repeated="3"/>
          <table:table-cell table:style-name="ce179"/>
          <table:table-cell table:style-name="ce152" table:number-columns-repeated="2"/>
          <table:table-cell table:style-name="ce122"/>
          <table:table-cell table:style-name="ce349"/>
          <table:table-cell table:style-name="ce345" table:number-columns-repeated="2"/>
          <table:table-cell table:style-name="ce122"/>
          <table:table-cell table:style-name="ce345" table:number-columns-repeated="5"/>
          <table:table-cell table:style-name="ce391" table:number-columns-repeated="2"/>
          <table:table-cell table:style-name="ce122"/>
          <table:table-cell table:style-name="ce398" table:number-columns-repeated="7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5"/>
          <table:table-cell table:style-name="ce533" table:formula="of:=IF(([.AT75]+[.AU75]=[.AT76]+[.AU76]);&quot;&quot;;IF([.AT75]+[.AU75]&gt;[.AT76]+[.AU76];[.AS75];[.AS76]))" office:value-type="string" office:string-value="Ghana" calcext:value-type="string">
            <text:p>Ghana</text:p>
          </table:table-cell>
          <table:table-cell table:style-name="ce509" office:value-type="float" office:value="0" calcext:value-type="float">
            <text:p>0</text:p>
          </table:table-cell>
          <table:table-cell table:style-name="ce518"/>
          <table:covered-table-cell table:style-name="ce522"/>
          <table:table-cell table:style-name="ce24" table:number-columns-repeated="17"/>
          <table:table-cell table:style-name="ce462" table:number-columns-repeated="956"/>
        </table:table-row>
        <table:table-row table:style-name="ro6">
          <table:table-cell table:style-name="ce50" office:value-type="string" calcext:value-type="string">
            <text:p>Date</text:p>
          </table:table-cell>
          <table:table-cell table:style-name="ce91" office:value-type="string" calcext:value-type="string">
            <text:p>Heure</text:p>
          </table:table-cell>
          <table:table-cell table:style-name="ce129" office:value-type="string" calcext:value-type="string">
            <text:p>TV</text:p>
          </table:table-cell>
          <table:table-cell table:style-name="ce165" office:value-type="string" calcext:value-type="string" table:number-columns-spanned="4" table:number-rows-spanned="1">
            <text:p>Rencontres</text:p>
          </table:table-cell>
          <table:covered-table-cell table:style-name="ce192"/>
          <table:covered-table-cell table:style-name="ce210"/>
          <table:covered-table-cell table:style-name="ce226"/>
          <table:table-cell table:style-name="ce241"/>
          <table:table-cell table:style-name="ce252"/>
          <table:table-cell table:style-name="ce277" office:value-type="string" calcext:value-type="string" table:number-columns-spanned="2" table:number-rows-spanned="1">
            <text:p>Score</text:p>
          </table:table-cell>
          <table:covered-table-cell table:style-name="ce277"/>
          <table:table-cell table:style-name="ce342"/>
          <table:table-cell table:style-name="ce346"/>
          <table:table-cell table:style-name="ce345"/>
          <table:table-cell table:style-name="ce354" office:value-type="string" calcext:value-type="string" table:number-columns-spanned="1" table:number-rows-spanned="2">
            <text:p>Cl.</text:p>
          </table:table-cell>
          <table:table-cell table:style-name="ce360" office:value-type="string" calcext:value-type="string" table:number-columns-spanned="1" table:number-rows-spanned="2">
            <text:p>Equipes</text:p>
          </table:table-cell>
          <table:table-cell table:style-name="ce366" table:number-columns-repeated="2"/>
          <table:table-cell table:style-name="ce360" office:value-type="string" calcext:value-type="string" table:number-columns-spanned="1" table:number-rows-spanned="2">
            <text:p>PTS</text:p>
          </table:table-cell>
          <table:table-cell table:style-name="ce376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376"/>
          <table:table-cell table:style-name="ce345"/>
          <table:table-cell table:style-name="ce400" office:value-type="string" calcext:value-type="string" table:number-columns-spanned="1" table:number-rows-spanned="2">
            <text:p>Classement</text:p>
          </table:table-cell>
          <table:table-cell table:style-name="ce406" office:value-type="string" calcext:value-type="string" table:number-columns-spanned="1" table:number-rows-spanned="2">
            <text:p>Equipes</text:p>
          </table:table-cell>
          <table:table-cell table:style-name="ce414" table:number-columns-repeated="2"/>
          <table:table-cell table:style-name="ce406" office:value-type="string" calcext:value-type="string" table:number-columns-spanned="1" table:number-rows-spanned="2">
            <text:p>PTS</text:p>
          </table:table-cell>
          <table:table-cell table:style-name="ce427" office:value-type="string" calcext:value-type="string" table:number-columns-spanned="3" table:number-rows-spanned="1">
            <text:p>Buts <text:s/></text:p>
          </table:table-cell>
          <table:covered-table-cell table:number-columns-repeated="2" table:style-name="ce427"/>
          <table:table-cell table:style-name="ce446"/>
          <table:table-cell table:style-name="ce448"/>
          <table:table-cell table:style-name="ce453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6">
          <table:table-cell table:style-name="ce33" office:value-type="date" office:date-value="2014-06-17" calcext:value-type="date">
            <text:p>mardi 17 juin</text:p>
          </table:table-cell>
          <table:table-cell table:style-name="ce76" office:value-type="string" calcext:value-type="string">
            <text:p>18H</text:p>
          </table:table-cell>
          <table:table-cell table:style-name="ce115" office:value-type="string" calcext:value-type="string">
            <text:p>TF1</text:p>
          </table:table-cell>
          <table:table-cell table:style-name="ce154" office:value-type="string" calcext:value-type="string">
            <text:p>Belgique</text:p>
          </table:table-cell>
          <table:table-cell table:style-name="ce181" table:formula="of:=IF([.J73]=&quot;&quot;;0;IF([.J73]&gt;[.K73];3;IF([.J73]=[.K73];1;0)))" office:value-type="float" office:value="3" calcext:value-type="float">
            <text:p>3</text:p>
          </table:table-cell>
          <table:table-cell table:style-name="ce208" table:formula="of:=IF([.E73]=3;[.D73];&quot;&quot;)" office:value-type="string" office:string-value="Belgique" calcext:value-type="string">
            <text:p>Belgique</text:p>
          </table:table-cell>
          <table:table-cell table:style-name="ce216" office:value-type="string" calcext:value-type="string">
            <text:p>Algérie</text:p>
          </table:table-cell>
          <table:table-cell table:style-name="ce208" table:formula="of:=IF([.I73]=3;[.G73];&quot;&quot;)">
            <text:p/>
          </table:table-cell>
          <table:table-cell table:style-name="ce246" table:formula="of:=IF([.K73]=&quot;&quot;;0;IF([.K73]&gt;[.J73];3;IF([.K73]=[.J73];1;0)))" office:value-type="float" office:value="0" calcext:value-type="float">
            <text:p>0</text:p>
          </table:table-cell>
          <table:table-cell table:style-name="ce278" office:value-type="float" office:value="3" calcext:value-type="float">
            <text:p>3</text:p>
          </table:table-cell>
          <table:table-cell table:style-name="ce318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covered-table-cell table:style-name="ce354"/>
          <table:covered-table-cell table:style-name="ce360"/>
          <table:table-cell table:style-name="ce367" table:number-columns-repeated="2"/>
          <table:covered-table-cell table:style-name="ce360"/>
          <table:table-cell table:style-name="ce377" office:value-type="string" calcext:value-type="string">
            <text:p>Pour</text:p>
          </table:table-cell>
          <table:table-cell table:style-name="ce381" office:value-type="string" calcext:value-type="string">
            <text:p>Contre</text:p>
          </table:table-cell>
          <table:table-cell table:style-name="ce385" office:value-type="string" calcext:value-type="string">
            <text:p>Diff.</text:p>
          </table:table-cell>
          <table:table-cell table:style-name="ce345"/>
          <table:covered-table-cell table:style-name="ce400"/>
          <table:covered-table-cell table:style-name="ce406"/>
          <table:table-cell table:style-name="ce415" table:number-columns-repeated="2"/>
          <table:covered-table-cell table:style-name="ce406"/>
          <table:table-cell table:style-name="ce428" office:value-type="string" calcext:value-type="string">
            <text:p>Pour</text:p>
          </table:table-cell>
          <table:table-cell table:style-name="ce436" office:value-type="string" calcext:value-type="string">
            <text:p>Contre</text:p>
          </table:table-cell>
          <table:table-cell table:style-name="ce442" office:value-type="string" calcext:value-type="string">
            <text:p>Diff.</text:p>
          </table:table-cell>
          <table:table-cell table:style-name="ce446"/>
          <table:table-cell table:style-name="ce449" table:formula="of:=SUM([.AG75:.AG78])" office:value-type="float" office:value="1" calcext:value-type="float">
            <text:p>1</text:p>
          </table:table-cell>
          <table:table-cell table:style-name="ce453"/>
          <table:table-cell table:style-name="ce449" table:formula="of:=SUM([.AI75:.AI78])" office:value-type="float" office:value="1" calcext:value-type="float">
            <text:p>1</text:p>
          </table:table-cell>
          <table:table-cell table:style-name="ce453"/>
          <table:table-cell table:style-name="ce449" table:formula="of:=SUM([.AK75:.AK78])" office:value-type="float" office:value="1" calcext:value-type="float">
            <text:p>1</text:p>
          </table:table-cell>
          <table:table-cell table:style-name="ce24"/>
          <table:table-cell table:style-name="ce449" table:formula="of:=SUM([.AM75:.AM78])" office:value-type="float" office:value="1" calcext:value-type="float">
            <text:p>1</text:p>
          </table:table-cell>
          <table:table-cell table:style-name="ce24"/>
          <table:table-cell table:style-name="ce462" table:number-columns-repeated="2"/>
          <table:table-cell table:style-name="ce24"/>
          <table:table-cell table:style-name="ce480" office:value-type="date" office:date-value="2014-07-01" calcext:value-type="date" table:number-columns-spanned="3" table:number-rows-spanned="1">
            <text:p>mardi 01 juillet</text:p>
          </table:table-cell>
          <table:covered-table-cell table:number-columns-repeated="2" table:style-name="ce480"/>
          <table:table-cell table:style-name="ce516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4" office:value-type="date" office:date-value="2014-06-18" calcext:value-type="date">
            <text:p>mercredi 18 juin</text:p>
          </table:table-cell>
          <table:table-cell table:style-name="ce77" office:value-type="string" calcext:value-type="string">
            <text:p>0H</text:p>
          </table:table-cell>
          <table:table-cell table:style-name="ce116"/>
          <table:table-cell table:style-name="ce155" office:value-type="string" calcext:value-type="string">
            <text:p>Russie</text:p>
          </table:table-cell>
          <table:table-cell table:style-name="ce182" table:formula="of:=IF([.J74]=&quot;&quot;;0;IF([.J74]&gt;[.K74];3;IF([.J74]=[.K74];1;0)))" office:value-type="float" office:value="3" calcext:value-type="float">
            <text:p>3</text:p>
          </table:table-cell>
          <table:table-cell table:style-name="ce208" table:formula="of:=IF([.E74]=3;[.D74];&quot;&quot;)" office:value-type="string" office:string-value="Russie" calcext:value-type="string">
            <text:p>Russie</text:p>
          </table:table-cell>
          <table:table-cell table:style-name="ce217" office:value-type="string" calcext:value-type="string">
            <text:p>Corée du Sud</text:p>
          </table:table-cell>
          <table:table-cell table:style-name="ce208" table:formula="of:=IF([.I74]=3;[.G74];&quot;&quot;)">
            <text:p/>
          </table:table-cell>
          <table:table-cell table:style-name="ce247" table:formula="of:=IF([.K74]=&quot;&quot;;0;IF([.K74]&gt;[.J74];3;IF([.K74]=[.J74];1;0)))" office:value-type="float" office:value="0" calcext:value-type="float">
            <text:p>0</text:p>
          </table:table-cell>
          <table:table-cell table:style-name="ce279" office:value-type="float" office:value="2" calcext:value-type="float">
            <text:p>2</text:p>
          </table:table-cell>
          <table:table-cell table:style-name="ce319" office:value-type="float" office:value="1" calcext:value-type="float">
            <text:p>1</text:p>
          </table:table-cell>
          <table:table-cell table:style-name="ce342"/>
          <table:table-cell table:style-name="ce346"/>
          <table:table-cell table:style-name="ce345"/>
          <table:table-cell table:style-name="ce355" table:formula="of:=IF([.P74]=[.Y74];[.X74];IF([.P74]=[.Y75];[.X75];IF([.P74]=[.Y76];[.X76];IF([.P74]=[.Y77];[.X77];&quot;&quot;))))" office:value-type="float" office:value="1" calcext:value-type="float">
            <text:p>1</text:p>
          </table:table-cell>
          <table:table-cell table:style-name="ce361" table:formula="of:=IF(SUM([.X74:.X77])=4;[.Y74];IF(SUM([.X74:.X77])=10;VLOOKUP(ROWS([.Y74:.Y74]);[.X74:.Y77];2;0);[.AH74]))" office:value-type="string" office:string-value="Belgique" calcext:value-type="string">
            <text:p>Belgique</text:p>
          </table:table-cell>
          <table:table-cell table:style-name="ce368" table:formula="of:=IF(OR([.O74]=1;[.O74]=2);[.P74];&quot;&quot;)" office:value-type="string" office:string-value="Belgique" calcext:value-type="string">
            <text:p>Belgique</text:p>
          </table:table-cell>
          <table:table-cell table:style-name="ce369"/>
          <table:table-cell table:style-name="ce371" table:formula="of:=IF([.P74]=[.Y74];[.AB74];IF([.P74]=[.Y75];[.AB75];IF([.P74]=[.Y76];[.AB76];IF([.P74]=[.Y77];[.AB77];&quot;&quot;))))" office:value-type="float" office:value="9" calcext:value-type="float">
            <text:p>9</text:p>
          </table:table-cell>
          <table:table-cell table:style-name="ce378" table:formula="of:=IF([.P74]=[.Y74];[.AC74];IF([.P74]=[.Y75];[.AC75];IF([.P74]=[.Y76];[.AC76];IF([.P74]=[.Y77];[.AC77];&quot;&quot;))))" office:value-type="float" office:value="7" calcext:value-type="float">
            <text:p>7</text:p>
          </table:table-cell>
          <table:table-cell table:style-name="ce382" table:formula="of:=IF([.P74]=[.Y74];[.AD74];IF([.P74]=[.Y75];[.AD75];IF([.P74]=[.Y76];[.AD76];IF([.P74]=[.Y77];[.AD77];&quot;&quot;))))" office:value-type="float" office:value="1" calcext:value-type="float">
            <text:p>1</text:p>
          </table:table-cell>
          <table:table-cell table:style-name="ce386" table:formula="of:=IF([.P74]=[.Y74];[.AE74];IF([.P74]=[.Y75];[.AE75];IF([.P74]=[.Y76];[.AE76];IF([.P74]=[.Y77];[.AE77];&quot;&quot;))))" office:value-type="float" office:value="6" calcext:value-type="float">
            <text:p>6</text:p>
          </table:table-cell>
          <table:table-cell table:style-name="ce345"/>
          <table:table-cell table:style-name="ce355" table:formula="of:=IF([.$AF$78]&lt;&gt;0;RANK([.AF74];[.$AF$74:.$AF$77]);&quot;&quot;)" office:value-type="float" office:value="2" calcext:value-type="float">
            <text:p>2</text:p>
          </table:table-cell>
          <table:table-cell table:style-name="ce155" office:value-type="string" calcext:value-type="string">
            <text:p>Russie</text:p>
          </table:table-cell>
          <table:table-cell table:style-name="ce368" table:formula="of:=IF(OR([.X74]=1;[.X74]=2);[.Y74];&quot;&quot;)" office:value-type="string" office:string-value="Russie" calcext:value-type="string">
            <text:p>Russie</text:p>
          </table:table-cell>
          <table:table-cell table:style-name="ce369" table:formula="of:=IF([.X74]&lt;=4;&quot;Q&quot;;&quot;&quot;)" office:value-type="string" office:string-value="Q" calcext:value-type="string">
            <text:p>Q</text:p>
          </table:table-cell>
          <table:table-cell table:style-name="ce371" table:formula="of:=[.E74]+[.E76]+[.I77]" office:value-type="float" office:value="6" calcext:value-type="float">
            <text:p>6</text:p>
          </table:table-cell>
          <table:table-cell table:style-name="ce378" table:formula="of:=[.J74]+[.J76]+[.K77]" office:value-type="float" office:value="5" calcext:value-type="float">
            <text:p>5</text:p>
          </table:table-cell>
          <table:table-cell table:style-name="ce382" table:formula="of:=[.K74]+[.K76]+[.J77]" office:value-type="float" office:value="4" calcext:value-type="float">
            <text:p>4</text:p>
          </table:table-cell>
          <table:table-cell table:style-name="ce386" table:formula="of:=[.AC74]-[.AD74]" office:value-type="float" office:value="1" calcext:value-type="float">
            <text:p>1</text:p>
          </table:table-cell>
          <table:table-cell table:style-name="ce446" table:formula="of:=[.AB74]*10000+[.AE74]*100+[.AC74]" office:value-type="float" office:value="60105" calcext:value-type="float">
            <text:p>60105</text:p>
          </table:table-cell>
          <table:table-cell table:style-name="ce450" office:value-type="string" calcext:value-type="string">
            <text:p>PREMIER</text:p>
          </table:table-cell>
          <table:table-cell table:style-name="ce454" table:formula="of:=IF([.AG73]=0;&quot;&quot;;IF([.AG73]=1;CONCATENATE([.AH75];[.AH76];[.AH77];[.AH78]);VLOOKUP(1;[.AG75:.AH78];2)))" office:value-type="string" office:string-value="Belgique" calcext:value-type="string">
            <text:p>Belgique</text:p>
          </table:table-cell>
          <table:table-cell table:style-name="ce458" office:value-type="string" calcext:value-type="string">
            <text:p>DEUXIEME</text:p>
          </table:table-cell>
          <table:table-cell table:style-name="ce454" table:formula="of:=IF([.AI73]=1;CONCATENATE([.AJ75];[.AJ76];[.AJ77];[.AJ78]);IF([.AI73]=0;&quot;&quot;;IF([.AI73]&lt;&gt;1;VLOOKUP(1;[.AI75:.AJ78];2))))" office:value-type="string" office:string-value="Russie" calcext:value-type="string">
            <text:p>Russie</text:p>
          </table:table-cell>
          <table:table-cell table:style-name="ce458" office:value-type="string" calcext:value-type="string">
            <text:p>troisieme</text:p>
          </table:table-cell>
          <table:table-cell table:style-name="ce454" table:formula="of:=IF([.AK73]=1;CONCATENATE([.AL75];[.AL76];[.AL77];[.AL78]);IF([.AK73]=0;&quot;&quot;;IF([.AK73]&lt;&gt;1;VLOOKUP(1;[.AK75:.AL78];2))))" office:value-type="string" office:string-value="Corée du Sud" calcext:value-type="string">
            <text:p>Corée du Sud</text:p>
          </table:table-cell>
          <table:table-cell table:style-name="ce458" office:value-type="string" calcext:value-type="string">
            <text:p>quatrieme</text:p>
          </table:table-cell>
          <table:table-cell table:style-name="ce454" table:formula="of:=IF([.AM73]=1;CONCATENATE([.AN75];[.AN76];[.AN77];[.AN78]);IF([.AM73]=0;[.AL79];IF([.AM73]&lt;&gt;1;VLOOKUP(1;[.AM75:.AN78];2))))" office:value-type="string" office:string-value="Algérie" calcext:value-type="string">
            <text:p>Algérie</text:p>
          </table:table-cell>
          <table:table-cell table:style-name="ce453" table:formula="of:=COUNTIF([.AH74:.AJ79];[.Y74])" office:value-type="float" office:value="2" calcext:value-type="float">
            <text:p>2</text:p>
          </table:table-cell>
          <table:table-cell table:style-name="ce462" table:formula="of:=[.Y74]" office:value-type="string" office:string-value="Russie" calcext:value-type="string">
            <text:p>Russie</text:p>
          </table:table-cell>
          <table:table-cell table:style-name="ce24"/>
          <table:table-cell table:style-name="ce481" office:value-type="string" calcext:value-type="string" table:number-columns-spanned="2" table:number-rows-spanned="1">
            <text:p>22H00 TF1</text:p>
          </table:table-cell>
          <table:covered-table-cell table:style-name="ce481"/>
          <table:table-cell table:style-name="ce514" office:value-type="string" calcext:value-type="string">
            <text:p>Score</text:p>
          </table:table-cell>
          <table:table-cell table:style-name="ce519" table:formula="of:=IF(AND([.AT75]&lt;&gt;&quot;&quot;;[.AT76]&lt;&gt;&quot;&quot;;[.AT75]=[.AT76]);&quot;Penaltys&quot;;&quot;&quot;)" office:value-type="string" office:string-value="Penaltys" calcext:value-type="string">
            <text:p>Penaltys</text:p>
          </table:table-cell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51" office:value-type="date" office:date-value="2014-06-22" calcext:value-type="date">
            <text:p>dimanche 22 juin</text:p>
          </table:table-cell>
          <table:table-cell table:style-name="ce92" office:value-type="string" calcext:value-type="string">
            <text:p>21H</text:p>
          </table:table-cell>
          <table:table-cell table:style-name="ce130"/>
          <table:table-cell table:style-name="ce166" office:value-type="string" calcext:value-type="string">
            <text:p>Algérie</text:p>
          </table:table-cell>
          <table:table-cell table:style-name="ce193" table:formula="of:=IF([.J75]=&quot;&quot;;0;IF([.J75]&gt;[.K75];3;IF([.J75]=[.K75];1;0)))" office:value-type="float" office:value="1" calcext:value-type="float">
            <text:p>1</text:p>
          </table:table-cell>
          <table:table-cell table:style-name="ce208" table:formula="of:=IF([.E75]=3;[.D75];&quot;&quot;)">
            <text:p/>
          </table:table-cell>
          <table:table-cell table:style-name="ce227" office:value-type="string" calcext:value-type="string">
            <text:p>Corée du Sud</text:p>
          </table:table-cell>
          <table:table-cell table:style-name="ce208" table:formula="of:=IF([.I75]=3;[.G75];&quot;&quot;)">
            <text:p/>
          </table:table-cell>
          <table:table-cell table:style-name="ce255" table:formula="of:=IF([.K75]=&quot;&quot;;0;IF([.K75]&gt;[.J75];3;IF([.K75]=[.J75];1;0)))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320" office:value-type="float" office:value="1" calcext:value-type="float">
            <text:p>1</text:p>
          </table:table-cell>
          <table:table-cell table:style-name="ce342" table:formula="of:=[.AA74]&amp;[.X74]" office:value-type="string" office:string-value="Q2" calcext:value-type="string">
            <text:p>Q2</text:p>
          </table:table-cell>
          <table:table-cell table:style-name="ce346"/>
          <table:table-cell table:style-name="ce345"/>
          <table:table-cell table:style-name="ce356" table:formula="of:=IF([.P75]=[.Y74];[.X74];IF([.P75]=[.Y75];[.X75];IF([.P75]=[.Y76];[.X76];IF([.P75]=[.Y77];[.X77];&quot;&quot;))))" office:value-type="float" office:value="2" calcext:value-type="float">
            <text:p>2</text:p>
          </table:table-cell>
          <table:table-cell table:style-name="ce362" table:formula="of:=IF(SUM([.X74:.X77])=4;[.Y75];IF(SUM([.X74:.X77])=10;VLOOKUP(ROWS([.Y74:.Y75]);[.X74:.Y77];2;0);IF([.AG73]=2;[.AH79];IF([.AI73]=2;[.AJ74];IF([.AG73]=3;[.AH79];[.AJ74])))))" office:value-type="string" office:string-value="Russie" calcext:value-type="string">
            <text:p>Russie</text:p>
          </table:table-cell>
          <table:table-cell table:style-name="ce368" table:formula="of:=IF(OR([.O75]=1;[.O75]=2);[.P75];&quot;&quot;)" office:value-type="string" office:string-value="Russie" calcext:value-type="string">
            <text:p>Russie</text:p>
          </table:table-cell>
          <table:table-cell table:style-name="ce369"/>
          <table:table-cell table:style-name="ce372" table:formula="of:=IF([.P75]=[.Y74];[.AB74];IF([.P75]=[.Y75];[.AB75];IF([.P75]=[.Y76];[.AB76];IF([.P75]=[.Y77];[.AB77];&quot;&quot;))))" office:value-type="float" office:value="6" calcext:value-type="float">
            <text:p>6</text:p>
          </table:table-cell>
          <table:table-cell table:style-name="ce379" table:formula="of:=IF([.P75]=[.Y74];[.AC74];IF([.P75]=[.Y75];[.AC75];IF([.P75]=[.Y76];[.AC76];IF([.P75]=[.Y77];[.AC77];&quot;&quot;))))" office:value-type="float" office:value="5" calcext:value-type="float">
            <text:p>5</text:p>
          </table:table-cell>
          <table:table-cell table:style-name="ce383" table:formula="of:=IF([.P75]=[.Y74];[.AD74];IF([.P75]=[.Y75];[.AD75];IF([.P75]=[.Y76];[.AD76];IF([.P75]=[.Y77];[.AD77];&quot;&quot;))))" office:value-type="float" office:value="4" calcext:value-type="float">
            <text:p>4</text:p>
          </table:table-cell>
          <table:table-cell table:style-name="ce387" table:formula="of:=IF([.P75]=[.Y74];[.AE74];IF([.P75]=[.Y75];[.AE75];IF([.P75]=[.Y76];[.AE76];IF([.P75]=[.Y77];[.AE77];&quot;&quot;))))" office:value-type="float" office:value="1" calcext:value-type="float">
            <text:p>1</text:p>
          </table:table-cell>
          <table:table-cell table:style-name="ce345"/>
          <table:table-cell table:style-name="ce356" table:formula="of:=IF([.$AF$78]&lt;&gt;0;RANK([.AF75];[.$AF$74:.$AF$77]);&quot;&quot;)" office:value-type="float" office:value="1" calcext:value-type="float">
            <text:p>1</text:p>
          </table:table-cell>
          <table:table-cell table:style-name="ce154" office:value-type="string" calcext:value-type="string">
            <text:p>Belgique</text:p>
          </table:table-cell>
          <table:table-cell table:style-name="ce368" table:formula="of:=IF(OR([.X75]=1;[.X75]=2);[.Y75];&quot;&quot;)" office:value-type="string" office:string-value="Belgique" calcext:value-type="string">
            <text:p>Belgique</text:p>
          </table:table-cell>
          <table:table-cell table:style-name="ce369" table:formula="of:=IF([.X75]&lt;=4;&quot;Q&quot;;&quot;&quot;)" office:value-type="string" office:string-value="Q" calcext:value-type="string">
            <text:p>Q</text:p>
          </table:table-cell>
          <table:table-cell table:style-name="ce372" table:formula="of:=[.E73]+[.I76]+[.I78]" office:value-type="float" office:value="9" calcext:value-type="float">
            <text:p>9</text:p>
          </table:table-cell>
          <table:table-cell table:style-name="ce379" table:formula="of:=[.J73]+[.K76]+[.K78]" office:value-type="float" office:value="7" calcext:value-type="float">
            <text:p>7</text:p>
          </table:table-cell>
          <table:table-cell table:style-name="ce383" table:formula="of:=[.K73]+[.J76]+[.J78]" office:value-type="float" office:value="1" calcext:value-type="float">
            <text:p>1</text:p>
          </table:table-cell>
          <table:table-cell table:style-name="ce387" table:formula="of:=[.AC75]-[.AD75]" office:value-type="float" office:value="6" calcext:value-type="float">
            <text:p>6</text:p>
          </table:table-cell>
          <table:table-cell table:style-name="ce446" table:formula="of:=[.AB75]*10000+[.AE75]*100+[.AC75]" office:value-type="float" office:value="90607" calcext:value-type="float">
            <text:p>90607</text:p>
          </table:table-cell>
          <table:table-cell table:style-name="ce451" table:formula="of:=IF([.L75]=&quot;Q1&quot;;1;&quot;&quot;)">
            <text:p/>
          </table:table-cell>
          <table:table-cell table:style-name="ce455" table:formula="of:=IF([.X74]=1;[.Y74];&quot;&quot;)">
            <text:p/>
          </table:table-cell>
          <table:table-cell table:style-name="ce459" table:formula="of:=IF([.L75]=&quot;Q2&quot;;1;&quot;&quot;)" office:value-type="float" office:value="1" calcext:value-type="float">
            <text:p>1</text:p>
          </table:table-cell>
          <table:table-cell table:style-name="ce451" table:formula="of:=IF([.X74]=2;[.Y74];&quot;&quot;)" office:value-type="string" office:string-value="Russie" calcext:value-type="string">
            <text:p>Russie</text:p>
          </table:table-cell>
          <table:table-cell table:style-name="ce459" table:formula="of:=IF([.L75]=&quot;Q3&quot;;1;&quot;&quot;)">
            <text:p/>
          </table:table-cell>
          <table:table-cell table:style-name="ce451" table:formula="of:=IF([.X74]=3;[.Y74];&quot;&quot;)">
            <text:p/>
          </table:table-cell>
          <table:table-cell table:style-name="ce459" table:formula="of:=IF([.L75]=&quot;Q4&quot;;1;&quot;&quot;)">
            <text:p/>
          </table:table-cell>
          <table:table-cell table:style-name="ce451" table:formula="of:=IF([.X74]=4;[.Y74];&quot;&quot;)">
            <text:p/>
          </table:table-cell>
          <table:table-cell table:style-name="ce453" table:formula="of:=COUNTIF([.AH74:.AJ79];[.Y75])" office:value-type="float" office:value="2" calcext:value-type="float">
            <text:p>2</text:p>
          </table:table-cell>
          <table:table-cell table:style-name="ce462" table:formula="of:=[.Y75]" office:value-type="string" office:string-value="Belgique" calcext:value-type="string">
            <text:p>Belgique</text:p>
          </table:table-cell>
          <table:table-cell table:style-name="ce24"/>
          <table:table-cell table:style-name="ce482" office:value-type="string" calcext:value-type="string">
            <text:p>H1</text:p>
          </table:table-cell>
          <table:table-cell table:style-name="ce505" table:formula="of:=[$Résults.P78]" office:value-type="string" office:string-value="Belgique" calcext:value-type="string">
            <text:p>Belgique</text:p>
          </table:table-cell>
          <table:table-cell table:style-name="ce508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table:formula="of:=IF(AND([.AU74]&lt;&gt;&quot;&quot;;[.AU76]=&quot;&quot;);&quot;&lt; SAISIR&quot;;IF(AND(OR(AND([.AT75]=&quot;&quot;;[.AT76]=&quot;&quot;);[.AT75]&lt;&gt;[.AT76]);OR([.AU75]&lt;&gt;&quot;&quot;;[.AU76]&lt;&gt;&quot;&quot;));&quot;&lt; EFFACER&quot;;&quot;&quot;))" table:number-columns-spanned="1" table:number-rows-spanned="2">
            <text:p/>
          </table:table-cell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52" office:value-type="date" office:date-value="2014-06-22" calcext:value-type="date">
            <text:p>dimanche 22 juin</text:p>
          </table:table-cell>
          <table:table-cell table:style-name="ce93" office:value-type="string" calcext:value-type="string">
            <text:p>18H</text:p>
          </table:table-cell>
          <table:table-cell table:style-name="ce131"/>
          <table:table-cell table:style-name="ce167" office:value-type="string" calcext:value-type="string">
            <text:p>Russie</text:p>
          </table:table-cell>
          <table:table-cell table:style-name="ce194" table:formula="of:=IF([.J76]=&quot;&quot;;0;IF([.J76]&gt;[.K76];3;IF([.J76]=[.K76];1;0)))" office:value-type="float" office:value="0" calcext:value-type="float">
            <text:p>0</text:p>
          </table:table-cell>
          <table:table-cell table:style-name="ce208" table:formula="of:=IF([.E76]=3;[.D76];&quot;&quot;)">
            <text:p/>
          </table:table-cell>
          <table:table-cell table:style-name="ce228" office:value-type="string" calcext:value-type="string">
            <text:p>Belgique</text:p>
          </table:table-cell>
          <table:table-cell table:style-name="ce208" table:formula="of:=IF([.I76]=3;[.G76];&quot;&quot;)" office:value-type="string" office:string-value="Belgique" calcext:value-type="string">
            <text:p>Belgique</text:p>
          </table:table-cell>
          <table:table-cell table:style-name="ce256" table:formula="of:=IF([.K76]=&quot;&quot;;0;IF([.K76]&gt;[.J76];3;IF([.K76]=[.J76];1;0)))" office:value-type="float" office:value="3" calcext:value-type="float">
            <text:p>3</text:p>
          </table:table-cell>
          <table:table-cell table:style-name="ce281" office:value-type="float" office:value="0" calcext:value-type="float">
            <text:p>0</text:p>
          </table:table-cell>
          <table:table-cell table:style-name="ce321" office:value-type="float" office:value="2" calcext:value-type="float">
            <text:p>2</text:p>
          </table:table-cell>
          <table:table-cell table:style-name="ce342" table:formula="of:=[.AA75]&amp;[.X75]" office:value-type="string" office:string-value="Q1" calcext:value-type="string">
            <text:p>Q1</text:p>
          </table:table-cell>
          <table:table-cell table:style-name="ce346"/>
          <table:table-cell table:style-name="ce345"/>
          <table:table-cell table:style-name="ce356" table:formula="of:=IF([.P76]=[.Y74];[.X74];IF([.P76]=[.Y75];[.X75];IF([.P76]=[.Y76];[.X76];IF([.P76]=[.Y77];[.X77];&quot;&quot;))))" office:value-type="float" office:value="3" calcext:value-type="float">
            <text:p>3</text:p>
          </table:table-cell>
          <table:table-cell table:style-name="ce363" table:formula="of:=IF(SUM([.X74:.X77])=4;[.Y76];IF(SUM([.X74:.X77])=10;VLOOKUP(ROWS([.Y74:.Y76]);[.X74:.Y77];2;0);IF([.AG73]=3;[.AO78];IF([.AK73]=0;[.AJ79];[.AL74]))))" office:value-type="string" office:string-value="Corée du Sud" calcext:value-type="string">
            <text:p>Corée du Sud</text:p>
          </table:table-cell>
          <table:table-cell table:style-name="ce368" table:formula="of:=IF(OR([.O76]=1;[.O76]=2);[.P76];&quot;&quot;)">
            <text:p/>
          </table:table-cell>
          <table:table-cell table:style-name="ce369"/>
          <table:table-cell table:style-name="ce372" table:formula="of:=IF([.P76]=[.Y74];[.AB74];IF([.P76]=[.Y75];[.AB75];IF([.P76]=[.Y76];[.AB76];IF([.P76]=[.Y77];[.AB77];&quot;&quot;))))" office:value-type="float" office:value="1" calcext:value-type="float">
            <text:p>1</text:p>
          </table:table-cell>
          <table:table-cell table:style-name="ce379" table:formula="of:=IF([.P76]=[.Y74];[.AC74];IF([.P76]=[.Y75];[.AC75];IF([.P76]=[.Y76];[.AC76];IF([.P76]=[.Y77];[.AC77];&quot;&quot;))))" office:value-type="float" office:value="2" calcext:value-type="float">
            <text:p>2</text:p>
          </table:table-cell>
          <table:table-cell table:style-name="ce383" table:formula="of:=IF([.P76]=[.Y74];[.AD74];IF([.P76]=[.Y75];[.AD75];IF([.P76]=[.Y76];[.AD76];IF([.P76]=[.Y77];[.AD77];&quot;&quot;))))" office:value-type="float" office:value="5" calcext:value-type="float">
            <text:p>5</text:p>
          </table:table-cell>
          <table:table-cell table:style-name="ce387" table:formula="of:=IF([.P76]=[.Y74];[.AE74];IF([.P76]=[.Y75];[.AE75];IF([.P76]=[.Y76];[.AE76];IF([.P76]=[.Y77];[.AE77];&quot;&quot;))))" office:value-type="float" office:value="-3" calcext:value-type="float">
            <text:p>-3</text:p>
          </table:table-cell>
          <table:table-cell table:style-name="ce345"/>
          <table:table-cell table:style-name="ce356" table:formula="of:=IF([.$AF$78]&lt;&gt;0;RANK([.AF76];[.$AF$74:.$AF$77]);&quot;&quot;)" office:value-type="float" office:value="4" calcext:value-type="float">
            <text:p>4</text:p>
          </table:table-cell>
          <table:table-cell table:style-name="ce216" office:value-type="string" calcext:value-type="string">
            <text:p>Algérie</text:p>
          </table:table-cell>
          <table:table-cell table:style-name="ce368" table:formula="of:=IF(OR([.X76]=1;[.X76]=2);[.Y76];&quot;&quot;)">
            <text:p/>
          </table:table-cell>
          <table:table-cell table:style-name="ce369" table:formula="of:=IF([.X76]&lt;=4;&quot;Q&quot;;&quot;&quot;)" office:value-type="string" office:string-value="Q" calcext:value-type="string">
            <text:p>Q</text:p>
          </table:table-cell>
          <table:table-cell table:style-name="ce372" table:formula="of:=[.I73]+[.E75]+[.E77]" office:value-type="float" office:value="1" calcext:value-type="float">
            <text:p>1</text:p>
          </table:table-cell>
          <table:table-cell table:style-name="ce379" table:formula="of:=[.K73]+[.J75]+[.J77]" office:value-type="float" office:value="3" calcext:value-type="float">
            <text:p>3</text:p>
          </table:table-cell>
          <table:table-cell table:style-name="ce383" table:formula="of:=[.J73]+[.K75]+[.K77]" office:value-type="float" office:value="7" calcext:value-type="float">
            <text:p>7</text:p>
          </table:table-cell>
          <table:table-cell table:style-name="ce387" table:formula="of:=[.AC76]-[.AD76]" office:value-type="float" office:value="-4" calcext:value-type="float">
            <text:p>-4</text:p>
          </table:table-cell>
          <table:table-cell table:style-name="ce446" table:formula="of:=[.AB76]*10000+[.AE76]*100+[.AC76]" office:value-type="float" office:value="9603" calcext:value-type="float">
            <text:p>9603</text:p>
          </table:table-cell>
          <table:table-cell table:style-name="ce451" table:formula="of:=IF([.L76]=&quot;Q1&quot;;1;&quot;&quot;)" office:value-type="float" office:value="1" calcext:value-type="float">
            <text:p>1</text:p>
          </table:table-cell>
          <table:table-cell table:style-name="ce455" table:formula="of:=IF([.X75]=1;[.Y75];&quot;&quot;)" office:value-type="string" office:string-value="Belgique" calcext:value-type="string">
            <text:p>Belgique</text:p>
          </table:table-cell>
          <table:table-cell table:style-name="ce459" table:formula="of:=IF([.L76]=&quot;Q2&quot;;1;&quot;&quot;)">
            <text:p/>
          </table:table-cell>
          <table:table-cell table:style-name="ce451" table:formula="of:=IF([.X75]=2;[.Y75];&quot;&quot;)">
            <text:p/>
          </table:table-cell>
          <table:table-cell table:style-name="ce459" table:formula="of:=IF([.L76]=&quot;Q3&quot;;1;&quot;&quot;)">
            <text:p/>
          </table:table-cell>
          <table:table-cell table:style-name="ce451" table:formula="of:=IF([.X75]=3;[.Y75];&quot;&quot;)">
            <text:p/>
          </table:table-cell>
          <table:table-cell table:style-name="ce459" table:formula="of:=IF([.L76]=&quot;Q4&quot;;1;&quot;&quot;)">
            <text:p/>
          </table:table-cell>
          <table:table-cell table:style-name="ce451" table:formula="of:=IF([.X75]=4;[.Y75];&quot;&quot;)">
            <text:p/>
          </table:table-cell>
          <table:table-cell table:style-name="ce453" table:formula="of:=COUNTIF([.AH74:.AJ79];[.Y76])" office:value-type="float" office:value="0" calcext:value-type="float">
            <text:p>0</text:p>
          </table:table-cell>
          <table:table-cell table:style-name="ce462" table:formula="of:=[.Y76]" office:value-type="string" office:string-value="Algérie" calcext:value-type="string">
            <text:p>Algérie</text:p>
          </table:table-cell>
          <table:table-cell table:style-name="ce24"/>
          <table:table-cell table:style-name="ce483" office:value-type="string" calcext:value-type="string">
            <text:p>G2</text:p>
          </table:table-cell>
          <table:table-cell table:style-name="ce506" table:formula="of:=[$Résults.P69]" office:value-type="string" office:string-value="Ghana" calcext:value-type="string">
            <text:p>Ghana</text:p>
          </table:table-cell>
          <table:table-cell table:style-name="ce509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covered-table-cell table:style-name="ce522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7" office:value-type="date" office:date-value="2014-06-26" calcext:value-type="date">
            <text:p>jeudi 26 juin</text:p>
          </table:table-cell>
          <table:table-cell table:style-name="ce80" office:value-type="string" calcext:value-type="string">
            <text:p>22H</text:p>
          </table:table-cell>
          <table:table-cell table:style-name="ce119"/>
          <table:table-cell table:style-name="ce158" office:value-type="string" calcext:value-type="string">
            <text:p>Algérie</text:p>
          </table:table-cell>
          <table:table-cell table:style-name="ce185" table:formula="of:=IF([.J77]=&quot;&quot;;0;IF([.J77]&gt;[.K77];3;IF([.J77]=[.K77];1;0)))" office:value-type="float" office:value="0" calcext:value-type="float">
            <text:p>0</text:p>
          </table:table-cell>
          <table:table-cell table:style-name="ce208" table:formula="of:=IF([.E77]=3;[.D77];&quot;&quot;)">
            <text:p/>
          </table:table-cell>
          <table:table-cell table:style-name="ce220" office:value-type="string" calcext:value-type="string">
            <text:p>Russie</text:p>
          </table:table-cell>
          <table:table-cell table:style-name="ce208" table:formula="of:=IF([.I77]=3;[.G77];&quot;&quot;)" office:value-type="string" office:string-value="Russie" calcext:value-type="string">
            <text:p>Russie</text:p>
          </table:table-cell>
          <table:table-cell table:style-name="ce250" table:formula="of:=IF([.K77]=&quot;&quot;;0;IF([.K77]&gt;[.J77];3;IF([.K77]=[.J77];1;0)))" office:value-type="float" office:value="3" calcext:value-type="float">
            <text:p>3</text:p>
          </table:table-cell>
          <table:table-cell table:style-name="ce282" office:value-type="float" office:value="1" calcext:value-type="float">
            <text:p>1</text:p>
          </table:table-cell>
          <table:table-cell table:style-name="ce322" office:value-type="float" office:value="3" calcext:value-type="float">
            <text:p>3</text:p>
          </table:table-cell>
          <table:table-cell table:style-name="ce342" table:formula="of:=[.AA76]&amp;[.X76]" office:value-type="string" office:string-value="Q4" calcext:value-type="string">
            <text:p>Q4</text:p>
          </table:table-cell>
          <table:table-cell table:style-name="ce346"/>
          <table:table-cell table:style-name="ce345"/>
          <table:table-cell table:style-name="ce357" table:formula="of:=IF([.P77]=[.Y74];[.X74];IF([.P77]=[.Y75];[.X75];IF([.P77]=[.Y76];[.X76];IF([.P77]=[.Y77];[.X77];&quot;&quot;))))" office:value-type="float" office:value="4" calcext:value-type="float">
            <text:p>4</text:p>
          </table:table-cell>
          <table:table-cell table:style-name="ce364" table:formula="of:=IF(SUM([.X74:.X77])=4;[.Y77];IF(SUM([.X74:.X77])=10;VLOOKUP(ROWS([.Y74:.Y77]);[.X74:.Y77];2;0);IF([.AI73]=3;[.AO78];[.AN74])))" office:value-type="string" office:string-value="Algérie" calcext:value-type="string">
            <text:p>Algérie</text:p>
          </table:table-cell>
          <table:table-cell table:style-name="ce368" table:formula="of:=IF(OR([.O77]=1;[.O77]=2);[.P77];&quot;&quot;)">
            <text:p/>
          </table:table-cell>
          <table:table-cell table:style-name="ce369"/>
          <table:table-cell table:style-name="ce373" table:formula="of:=IF([.P77]=[.Y74];[.AB74];IF([.P77]=[.Y75];[.AB75];IF([.P77]=[.Y76];[.AB76];IF([.P77]=[.Y77];[.AB77];&quot;&quot;))))" office:value-type="float" office:value="1" calcext:value-type="float">
            <text:p>1</text:p>
          </table:table-cell>
          <table:table-cell table:style-name="ce380" table:formula="of:=IF([.P77]=[.Y74];[.AC74];IF([.P77]=[.Y75];[.AC75];IF([.P77]=[.Y76];[.AC76];IF([.P77]=[.Y77];[.AC77];&quot;&quot;))))" office:value-type="float" office:value="3" calcext:value-type="float">
            <text:p>3</text:p>
          </table:table-cell>
          <table:table-cell table:style-name="ce384" table:formula="of:=IF([.P77]=[.Y74];[.AD74];IF([.P77]=[.Y75];[.AD75];IF([.P77]=[.Y76];[.AD76];IF([.P77]=[.Y77];[.AD77];&quot;&quot;))))" office:value-type="float" office:value="7" calcext:value-type="float">
            <text:p>7</text:p>
          </table:table-cell>
          <table:table-cell table:style-name="ce388" table:formula="of:=IF([.P77]=[.Y74];[.AE74];IF([.P77]=[.Y75];[.AE75];IF([.P77]=[.Y76];[.AE76];IF([.P77]=[.Y77];[.AE77];&quot;&quot;))))" office:value-type="float" office:value="-4" calcext:value-type="float">
            <text:p>-4</text:p>
          </table:table-cell>
          <table:table-cell table:style-name="ce345"/>
          <table:table-cell table:style-name="ce395" table:formula="of:=IF([.$AF$78]&lt;&gt;0;RANK([.AF77];[.$AF$74:.$AF$77]);&quot;&quot;)" office:value-type="float" office:value="3" calcext:value-type="float">
            <text:p>3</text:p>
          </table:table-cell>
          <table:table-cell table:style-name="ce217" office:value-type="string" calcext:value-type="string">
            <text:p>Corée du Sud</text:p>
          </table:table-cell>
          <table:table-cell table:style-name="ce368" table:formula="of:=IF(OR([.X77]=1;[.X77]=2);[.Y77];&quot;&quot;)">
            <text:p/>
          </table:table-cell>
          <table:table-cell table:style-name="ce369" table:formula="of:=IF([.X77]&lt;=4;&quot;Q&quot;;&quot;&quot;)" office:value-type="string" office:string-value="Q" calcext:value-type="string">
            <text:p>Q</text:p>
          </table:table-cell>
          <table:table-cell table:style-name="ce373" table:formula="of:=[.I74]+[.I75]+[.E78]" office:value-type="float" office:value="1" calcext:value-type="float">
            <text:p>1</text:p>
          </table:table-cell>
          <table:table-cell table:style-name="ce380" table:formula="of:=[.K74]+[.K75]+[.J78]" office:value-type="float" office:value="2" calcext:value-type="float">
            <text:p>2</text:p>
          </table:table-cell>
          <table:table-cell table:style-name="ce384" table:formula="of:=[.J74]+[.J75]+[.K78]" office:value-type="float" office:value="5" calcext:value-type="float">
            <text:p>5</text:p>
          </table:table-cell>
          <table:table-cell table:style-name="ce388" table:formula="of:=[.AC77]-[.AD77]" office:value-type="float" office:value="-3" calcext:value-type="float">
            <text:p>-3</text:p>
          </table:table-cell>
          <table:table-cell table:style-name="ce446" table:formula="of:=[.AB77]*10000+[.AE77]*100+[.AC77]" office:value-type="float" office:value="9702" calcext:value-type="float">
            <text:p>9702</text:p>
          </table:table-cell>
          <table:table-cell table:style-name="ce451" table:formula="of:=IF([.L77]=&quot;Q1&quot;;1;&quot;&quot;)">
            <text:p/>
          </table:table-cell>
          <table:table-cell table:style-name="ce455" table:formula="of:=IF([.X76]=1;[.Y76];&quot;&quot;)">
            <text:p/>
          </table:table-cell>
          <table:table-cell table:style-name="ce459" table:formula="of:=IF([.L77]=&quot;Q2&quot;;1;&quot;&quot;)">
            <text:p/>
          </table:table-cell>
          <table:table-cell table:style-name="ce451" table:formula="of:=IF([.X76]=2;[.Y76];&quot;&quot;)">
            <text:p/>
          </table:table-cell>
          <table:table-cell table:style-name="ce459" table:formula="of:=IF([.L77]=&quot;Q3&quot;;1;&quot;&quot;)">
            <text:p/>
          </table:table-cell>
          <table:table-cell table:style-name="ce451" table:formula="of:=IF([.X76]=3;[.Y76];&quot;&quot;)">
            <text:p/>
          </table:table-cell>
          <table:table-cell table:style-name="ce459" table:formula="of:=IF([.L77]=&quot;Q4&quot;;1;&quot;&quot;)" office:value-type="float" office:value="1" calcext:value-type="float">
            <text:p>1</text:p>
          </table:table-cell>
          <table:table-cell table:style-name="ce451" table:formula="of:=IF([.X76]=4;[.Y76];&quot;&quot;)" office:value-type="string" office:string-value="Algérie" calcext:value-type="string">
            <text:p>Algérie</text:p>
          </table:table-cell>
          <table:table-cell table:style-name="ce453" table:formula="of:=COUNTIF([.AH74:.AJ79];[.Y77])" office:value-type="float" office:value="0" calcext:value-type="float">
            <text:p>0</text:p>
          </table:table-cell>
          <table:table-cell table:style-name="ce462" table:formula="of:=[.Y77]" office:value-type="string" office:string-value="Corée du Sud" calcext:value-type="string">
            <text:p>Corée du Sud</text:p>
          </table:table-cell>
          <table:table-cell table:style-name="ce24"/>
          <table:table-cell table:style-name="ce470"/>
          <table:table-cell table:style-name="ce487"/>
          <table:table-cell table:style-name="ce484" table:number-columns-repeated="2"/>
          <table:table-cell table:style-name="ce521"/>
          <table:table-cell table:style-name="ce24" table:number-columns-repeated="20"/>
          <table:table-cell table:style-name="ce462" table:number-columns-repeated="956"/>
        </table:table-row>
        <table:table-row table:style-name="ro6">
          <table:table-cell table:style-name="ce38" office:value-type="date" office:date-value="2014-06-26" calcext:value-type="date">
            <text:p>jeudi 26 juin</text:p>
          </table:table-cell>
          <table:table-cell table:style-name="ce81" office:value-type="string" calcext:value-type="string">
            <text:p>22H</text:p>
          </table:table-cell>
          <table:table-cell table:style-name="ce120"/>
          <table:table-cell table:style-name="ce159" office:value-type="string" calcext:value-type="string">
            <text:p>Corée du Sud</text:p>
          </table:table-cell>
          <table:table-cell table:style-name="ce181" table:formula="of:=IF([.J78]=&quot;&quot;;0;IF([.J78]&gt;[.K78];3;IF([.J78]=[.K78];1;0)))" office:value-type="float" office:value="0" calcext:value-type="float">
            <text:p>0</text:p>
          </table:table-cell>
          <table:table-cell table:style-name="ce208" table:formula="of:=IF([.E78]=3;[.D78];&quot;&quot;)">
            <text:p/>
          </table:table-cell>
          <table:table-cell table:style-name="ce221" office:value-type="string" calcext:value-type="string">
            <text:p>Belgique</text:p>
          </table:table-cell>
          <table:table-cell table:style-name="ce208" table:formula="of:=IF([.I78]=3;[.G78];&quot;&quot;)" office:value-type="string" office:string-value="Belgique" calcext:value-type="string">
            <text:p>Belgique</text:p>
          </table:table-cell>
          <table:table-cell table:style-name="ce251" table:formula="of:=IF([.K78]=&quot;&quot;;0;IF([.K78]&gt;[.J78];3;IF([.K78]=[.J78];1;0)))" office:value-type="float" office:value="3" calcext:value-type="float">
            <text:p>3</text:p>
          </table:table-cell>
          <table:table-cell table:style-name="ce283" office:value-type="float" office:value="0" calcext:value-type="float">
            <text:p>0</text:p>
          </table:table-cell>
          <table:table-cell table:style-name="ce323" office:value-type="float" office:value="2" calcext:value-type="float">
            <text:p>2</text:p>
          </table:table-cell>
          <table:table-cell table:style-name="ce342" table:formula="of:=[.AA77]&amp;[.X77]" office:value-type="string" office:string-value="Q3" calcext:value-type="string">
            <text:p>Q3</text:p>
          </table:table-cell>
          <table:table-cell table:style-name="ce347" table:formula="of:=IF(COUNTA([.J73:.K78])&lt;&gt;12;&quot;&quot;;IF([.O74]=[.O75];&quot;Tirage 1ere place&quot;;[.P74]))" office:value-type="string" office:string-value="Belgique" calcext:value-type="string">
            <text:p>Belgique</text:p>
          </table:table-cell>
          <table:table-cell table:style-name="ce345"/>
          <table:table-cell table:style-name="ce358" table:formula="of:=IF([.M78]=&quot;&quot;;&quot;&quot;;&quot;H1&quot;)" office:value-type="string" office:string-value="H1" calcext:value-type="string">
            <text:p>H1</text:p>
          </table:table-cell>
          <table:table-cell table:style-name="ce365" table:formula="of:=IF(LEFT([.M78];3)&lt;&gt;&quot;Tir&quot;;[.M78];IF(AND([.S78]&lt;&gt;&quot;&quot;;LEFT([.M78];3)=&quot;Tir&quot;);[.S78];IF([.V78]&lt;&gt;&quot;&quot;;[.M78];&quot;&quot;)))" office:value-type="string" office:string-value="Belgique" calcext:value-type="string">
            <text:p>Belgique</text:p>
          </table:table-cell>
          <table:table-cell table:style-name="ce348"/>
          <table:table-cell table:style-name="ce370" table:formula="of:=IF(AND(COUNTA([.$J$3:.$K$8])=12;[.O78]&lt;=2);&quot;Q&quot;;&quot;&quot;)">
            <text:p/>
          </table:table-cell>
          <table:table-cell table:style-name="ce374" table:number-columns-spanned="3" table:number-rows-spanned="1"/>
          <table:covered-table-cell table:number-columns-repeated="2" table:style-name="ce374"/>
          <table:table-cell table:style-name="ce389" table:formula="of:=IF(AND(LEFT([.M78];3)=&quot;tir&quot;;[.S78]=&quot;&quot;);&quot;&lt; SAISIR Le nom du tiré au sort&quot;;IF(AND([.M78]&lt;&gt;&quot;&quot;;LEFT([.M78];3)&lt;&gt;&quot;Tir&quot;;[.S78]&lt;&gt;&quot;&quot;);&quot;&lt; EFFACER SVP!!!&quot;;IF(AND(LEFT([.M78];3)=&quot;Tir&quot;;[.P78]&lt;&gt;&quot;&quot;;[.S78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6" table:formula="of:=IF([.Y78]=&quot;&quot;;&quot;&quot;;&quot;H1&quot;)" office:value-type="string" office:string-value="H1" calcext:value-type="string">
            <text:p>H1</text:p>
          </table:table-cell>
          <table:table-cell table:style-name="ce347" table:formula="of:=IF(COUNTA([.J73:.K78])&lt;&gt;12;&quot;&quot;;IF([.AB78]=&quot;&quot;;[.AH74];IF(LEFT([.AH74];3)=&quot;tir&quot;;[.AB78];[.AH74])))" office:value-type="string" office:string-value="Belgique" calcext:value-type="string">
            <text:p>Belgique</text:p>
          </table:table-cell>
          <table:table-cell table:style-name="ce348"/>
          <table:table-cell table:style-name="ce370" table:formula="of:=IF(AND(COUNTA([.$J$3:.$K$8])=12;[.X78]&lt;=2);&quot;Q&quot;;&quot;&quot;)">
            <text:p/>
          </table:table-cell>
          <table:table-cell table:style-name="ce423" table:number-columns-spanned="3" table:number-rows-spanned="1"/>
          <table:covered-table-cell table:number-columns-repeated="2" table:style-name="ce423"/>
          <table:table-cell table:style-name="ce440" table:formula="of:=IF(LEFT([.Y78];3)=&quot;tir&quot;;&quot;&lt;-SAISIR&quot;;&quot;&quot;)">
            <text:p/>
          </table:table-cell>
          <table:table-cell table:style-name="ce122" table:formula="of:=SUM([.AF74:.AF77])" office:value-type="float" office:value="170017" calcext:value-type="float">
            <text:p>170017</text:p>
          </table:table-cell>
          <table:table-cell table:style-name="ce452" table:formula="of:=IF([.L78]=&quot;Q1&quot;;1;&quot;&quot;)">
            <text:p/>
          </table:table-cell>
          <table:table-cell table:style-name="ce456" table:formula="of:=IF([.X77]=1;[.Y77];&quot;&quot;)">
            <text:p/>
          </table:table-cell>
          <table:table-cell table:style-name="ce460" table:formula="of:=IF([.L78]=&quot;Q2&quot;;1;&quot;&quot;)">
            <text:p/>
          </table:table-cell>
          <table:table-cell table:style-name="ce452" table:formula="of:=IF([.X77]=2;[.Y77];&quot;&quot;)">
            <text:p/>
          </table:table-cell>
          <table:table-cell table:style-name="ce459" table:formula="of:=IF([.L78]=&quot;Q3&quot;;1;&quot;&quot;)" office:value-type="float" office:value="1" calcext:value-type="float">
            <text:p>1</text:p>
          </table:table-cell>
          <table:table-cell table:style-name="ce451" table:formula="of:=IF([.X77]=3;[.Y77];&quot;&quot;)" office:value-type="string" office:string-value="Corée du Sud" calcext:value-type="string">
            <text:p>Corée du Sud</text:p>
          </table:table-cell>
          <table:table-cell table:style-name="ce459" table:formula="of:=IF([.L78]=&quot;Q4&quot;;1;&quot;&quot;)">
            <text:p/>
          </table:table-cell>
          <table:table-cell table:style-name="ce451" table:formula="of:=IF([.X77]=4;[.Y77];&quot;&quot;)">
            <text:p/>
          </table:table-cell>
          <table:table-cell table:style-name="ce453" table:formula="of:=VLOOKUP(ROWS([.AO74:.AO74]);[.AO74:.AP77];2;0)" office:value-type="string" office:string-value="#N/D" calcext:value-type="error">
            <text:p>#N/D</text:p>
          </table:table-cell>
          <table:table-cell table:style-name="ce462"/>
          <table:table-cell table:style-name="ce24" table:number-columns-repeated="26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341" table:formula="of:=[.AA78]&amp;[.X78]" office:value-type="string" office:string-value="H1" calcext:value-type="string">
            <text:p>H1</text:p>
          </table:table-cell>
          <table:table-cell table:style-name="ce348" table:formula="of:=IF(COUNTA([.J73:.K78])&lt;&gt;12;&quot;&quot;;IF(OR(LEFT([.M78];3)=&quot;tir&quot;;[.O75]=[.O76]);&quot;Tirage 2e place&quot;;[.P75]))" office:value-type="string" office:string-value="Russie" calcext:value-type="string">
            <text:p>Russie</text:p>
          </table:table-cell>
          <table:table-cell table:style-name="ce349"/>
          <table:table-cell table:style-name="ce359" table:formula="of:=IF([.M79]=&quot;&quot;;&quot;&quot;;&quot;H2&quot;)" office:value-type="string" office:string-value="H2" calcext:value-type="string">
            <text:p>H2</text:p>
          </table:table-cell>
          <table:table-cell table:style-name="ce365" table:formula="of:=IF(LEFT([.M79];3)&lt;&gt;&quot;Tir&quot;;[.M79];IF(AND([.S79]&lt;&gt;&quot;&quot;;LEFT([.M79];3)=&quot;Tir&quot;);[.S79];IF([.V79]&lt;&gt;&quot;&quot;;[.M79];&quot;&quot;)))" office:value-type="string" office:string-value="Russie" calcext:value-type="string">
            <text:p>Russie</text:p>
          </table:table-cell>
          <table:table-cell table:style-name="ce348"/>
          <table:table-cell table:style-name="ce370"/>
          <table:table-cell table:style-name="ce375" table:number-columns-spanned="3" table:number-rows-spanned="1"/>
          <table:covered-table-cell table:number-columns-repeated="2" table:style-name="ce375"/>
          <table:table-cell table:style-name="ce389" table:formula="of:=IF(AND(LEFT([.M79];3)=&quot;tir&quot;;[.S79]=&quot;&quot;);&quot;&lt; SAISIR Le nom du tiré au sort&quot;;IF(AND([.M79]&lt;&gt;&quot;&quot;;LEFT([.M79];3)&lt;&gt;&quot;Tir&quot;;[.S79]&lt;&gt;&quot;&quot;);&quot;&lt; EFFACER SVP!!!&quot;;IF(AND(LEFT([.M79];3)=&quot;Tir&quot;;[.P79]&lt;&gt;&quot;&quot;;[.S79]&lt;&gt;&quot;&quot;);&quot;&quot;;&quot;&quot;)))" table:number-columns-spanned="2" table:number-rows-spanned="1">
            <text:p/>
          </table:table-cell>
          <table:covered-table-cell table:style-name="ce394"/>
          <table:table-cell table:style-name="ce397" table:formula="of:=IF([.Y79]=&quot;&quot;;&quot;&quot;;&quot;H2&quot;)" office:value-type="string" office:string-value="H2" calcext:value-type="string">
            <text:p>H2</text:p>
          </table:table-cell>
          <table:table-cell table:style-name="ce348" table:formula="of:=IF(COUNTA([.J73:.K78])&lt;&gt;12;&quot;&quot;;IF([.AB79]=&quot;&quot;;[.AJ74];IF(LEFT([.AJ74];3)=&quot;tir&quot;;[.AB79];[.AJ74])))" office:value-type="string" office:string-value="Russie" calcext:value-type="string">
            <text:p>Russie</text:p>
          </table:table-cell>
          <table:table-cell table:style-name="ce348"/>
          <table:table-cell table:style-name="ce370"/>
          <table:table-cell table:style-name="ce424" table:number-columns-spanned="3" table:number-rows-spanned="1"/>
          <table:covered-table-cell table:number-columns-repeated="2" table:style-name="ce424"/>
          <table:table-cell table:style-name="ce440" table:formula="of:=IF(LEFT([.Y79];3)=&quot;tir&quot;;&quot;&lt;-SAISIR&quot;;&quot;&quot;)">
            <text:p/>
          </table:table-cell>
          <table:table-cell table:style-name="ce122"/>
          <table:table-cell table:style-name="ce398"/>
          <table:table-cell table:style-name="ce453" table:formula="of:=IF(AND([.AH75]&lt;&gt;&quot;&quot;;[.AH75]&lt;&gt;[.AH74]);[.AH75];IF(AND([.AH76]&lt;&gt;&quot;&quot;;[.AH76]&lt;&gt;[.AH74]);[.AH76];IF(AND([.AH77]&lt;&gt;&quot;&quot;;[.AH77]&lt;&gt;[.AH74]);[.AH77];IF(AND([.AH78]&lt;&gt;&quot;&quot;;[.AH78]&lt;&gt;[.AH74]);[.AH78];&quot;&quot;))))">
            <text:p/>
          </table:table-cell>
          <table:table-cell table:style-name="ce398"/>
          <table:table-cell table:style-name="ce453" table:formula="of:=IF(AND([.AJ75]&lt;&gt;&quot;&quot;;[.AJ75]&lt;&gt;[.AJ74]);[.AJ75];IF(AND([.AJ76]&lt;&gt;&quot;&quot;;[.AJ76]&lt;&gt;[.AJ74]);[.AJ76];IF(AND([.AJ77]&lt;&gt;&quot;&quot;;[.AJ77]&lt;&gt;[.AJ74]);[.AJ77];IF(AND([.AJ78]&lt;&gt;&quot;&quot;;[.AJ78]&lt;&gt;[.AJ74]);[.AJ78];&quot;&quot;))))">
            <text:p/>
          </table:table-cell>
          <table:table-cell table:style-name="ce398"/>
          <table:table-cell table:style-name="ce453" table:formula="of:=IF(AND([.AL75]&lt;&gt;&quot;&quot;;[.AL75]&lt;&gt;[.AL74]);[.AL75];IF(AND([.AL76]&lt;&gt;&quot;&quot;;[.AL76]&lt;&gt;[.AL74]);[.AL76];IF(AND([.AL77]&lt;&gt;&quot;&quot;;[.AL77]&lt;&gt;[.AL74]);[.AL77];IF(AND([.AL78]&lt;&gt;&quot;&quot;;[.AL78]&lt;&gt;[.AL74]);[.AL78];&quot;&quot;))))">
            <text:p/>
          </table:table-cell>
          <table:table-cell table:style-name="ce398"/>
          <table:table-cell table:style-name="ce453" table:formula="of:=IF(AND([.AN75]&lt;&gt;&quot;&quot;;[.AN75]&lt;&gt;[.AN74]);[.AN75];IF(AND([.AN76]&lt;&gt;&quot;&quot;;[.AN76]&lt;&gt;[.AN74]);[.AN76];IF(AND([.AN77]&lt;&gt;&quot;&quot;;[.AN77]&lt;&gt;[.AN74]);[.AN77];IF(AND([.AN78]&lt;&gt;&quot;&quot;;[.AN78]&lt;&gt;[.AN74]);[.AN78];&quot;&quot;))))">
            <text:p/>
          </table:table-cell>
          <table:table-cell table:style-name="ce463"/>
          <table:table-cell table:style-name="ce457"/>
          <table:table-cell table:style-name="ce24" table:number-columns-repeated="26"/>
          <table:table-cell table:style-name="ce462" table:number-columns-repeated="956"/>
        </table:table-row>
        <table:table-row table:style-name="ro6">
          <table:table-cell table:style-name="ce39"/>
          <table:table-cell table:style-name="ce82"/>
          <table:table-cell table:style-name="ce121"/>
          <table:table-cell table:style-name="ce160"/>
          <table:table-cell table:style-name="ce186"/>
          <table:table-cell table:style-name="ce160" table:number-columns-repeated="3"/>
          <table:table-cell table:style-name="ce186"/>
          <table:table-cell table:style-name="ce160" table:number-columns-repeated="2"/>
          <table:table-cell table:style-name="ce122"/>
          <table:table-cell table:style-name="ce349" table:number-columns-repeated="3"/>
          <table:table-cell table:style-name="ce122"/>
          <table:table-cell table:style-name="ce349" table:number-columns-repeated="5"/>
          <table:table-cell table:style-name="ce390" table:number-columns-repeated="2"/>
          <table:table-cell table:style-name="ce398" table:number-columns-repeated="8"/>
          <table:table-cell table:style-name="ce122" table:number-columns-repeated="2"/>
          <table:table-cell table:style-name="ce341" table:number-columns-repeated="3"/>
          <table:table-cell table:style-name="ce24" table:number-columns-repeated="4"/>
          <table:table-cell table:style-name="ce462" table:number-columns-repeated="2"/>
          <table:table-cell table:style-name="ce24" table:number-columns-repeated="26"/>
          <table:table-cell table:style-name="ce462" table:number-columns-repeated="956"/>
        </table:table-row>
        <table:table-row table:style-name="ro8" table:visibility="collapse">
          <table:table-cell table:style-name="ce73"/>
          <table:table-cell table:style-name="ce111"/>
          <table:table-cell table:style-name="ce13"/>
          <table:table-cell table:style-name="ce177"/>
          <table:table-cell table:style-name="ce204"/>
          <table:table-cell table:style-name="ce177" table:number-columns-repeated="3"/>
          <table:table-cell table:style-name="ce204"/>
          <table:table-cell table:style-name="ce177"/>
          <table:table-cell table:style-name="ce339"/>
          <table:table-cell table:style-name="ce343"/>
          <table:table-cell table:style-name="ce350"/>
          <table:table-cell table:style-name="ce352" table:number-columns-repeated="2"/>
          <table:table-cell table:style-name="ce343"/>
          <table:table-cell table:style-name="ce352" table:number-columns-repeated="5"/>
          <table:table-cell table:style-name="ce392" table:number-columns-repeated="2"/>
          <table:table-cell table:style-name="ce343"/>
          <table:table-cell table:style-name="ce410" table:number-columns-repeated="7"/>
          <table:table-cell table:style-name="ce343" table:number-columns-repeated="2"/>
          <table:table-cell table:style-name="ce13" table:number-columns-repeated="3"/>
          <table:table-cell table:style-name="ce150" table:number-columns-repeated="4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8" table:visibility="collapse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6"/>
          <table:table-cell table:style-name="ce393" table:number-columns-repeated="2"/>
          <table:table-cell table:style-name="ce150" table:number-columns-repeated="8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8" table:visibility="collapse" table:number-rows-repeated="12">
          <table:table-cell table:style-name="ce73"/>
          <table:table-cell table:style-name="ce112"/>
          <table:table-cell table:style-name="ce150" table:number-columns-repeated="2"/>
          <table:table-cell table:style-name="ce205"/>
          <table:table-cell table:style-name="ce150" table:number-columns-repeated="3"/>
          <table:table-cell table:style-name="ce205"/>
          <table:table-cell table:style-name="ce150" table:number-columns-repeated="5"/>
          <table:table-cell table:style-name="ce13"/>
          <table:table-cell table:style-name="ce150" table:number-columns-repeated="16"/>
          <table:table-cell table:style-name="ce13"/>
          <table:table-cell table:style-name="ce150" table:number-columns-repeated="8"/>
          <table:table-cell table:number-columns-repeated="2"/>
          <table:table-cell table:style-name="ce150" table:number-columns-repeated="26"/>
          <table:table-cell table:number-columns-repeated="956"/>
        </table:table-row>
        <table:table-row table:style-name="ro9" table:number-rows-repeated="6544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Résults.D2:Résults.D8 Résults.D62:Résults.D68 Résults.Y4:Résults.Y5 Résults.Y14:Résults.Y15 Résults.Y24:Résults.Y25 Résults.Y34:Résults.Y35 Résults.Y44:Résults.Y45 Résults.Y54:Résults.Y54 Résults.Y64:Résults.Y65 Résults.Y74:Résults.Y75 Résults.Y57:Résults.Y57 Résults.D12:Résults.D18 Résults.D22:Résults.D28 Résults.D32:Résults.D38 Résults.D42:Résults.D48 Résults.D52:Résults.D58 Résults.D72:Résults.D78 Résults.D95:Résults.D65536">
            <calcext:condition calcext:apply-style-name="Excel_CondFormat_1_1_1" calcext:value="=[Barême.F2]" calcext:base-cell-address="Barême.D2"/>
          </calcext:conditional-format>
          <calcext:conditional-format calcext:target-range-address="Résults.E1:Résults.E65536 Résults.I1:Résults.I65536">
            <calcext:condition calcext:apply-style-name="Excel_CondFormat_1_2_1" calcext:value="&gt;2" calcext:base-cell-address="Barême.E1"/>
          </calcext:conditional-format>
          <calcext:conditional-format calcext:target-range-address="Résults.G2:Résults.G8 Résults.G62:Résults.G68 Résults.Y6:Résults.Y7 Résults.Y16:Résults.Y17 Résults.Y26:Résults.Y27 Résults.Y36:Résults.Y37 Résults.Y46:Résults.Y47 Résults.Y55:Résults.Y56 Résults.Y66:Résults.Y67 Résults.Y76:Résults.Y77 Résults.G12:Résults.G18 Résults.G22:Résults.G28 Résults.G32:Résults.G38 Résults.G42:Résults.G48 Résults.G52:Résults.G58 Résults.G72:Résults.G78 Résults.G95:Résults.G65536">
            <calcext:condition calcext:apply-style-name="Excel_CondFormat_1_3_1" calcext:value="=[Barême.H2]" calcext:base-cell-address="Barême.G2"/>
          </calcext:conditional-format>
          <calcext:conditional-format calcext:target-range-address="Résults.J3:Résults.J8 Résults.J63:Résults.J68">
            <calcext:condition calcext:apply-style-name="Excel_CondFormat_1_4_1" calcext:value="&gt;[Barême.K3]" calcext:base-cell-address="Barême.J3"/>
            <calcext:condition calcext:apply-style-name="Excel_CondFormat_1_4_2" calcext:value="=[Barême.K3]" calcext:base-cell-address="Barême.J3"/>
          </calcext:conditional-format>
          <calcext:conditional-format calcext:target-range-address="Résults.J13:Résults.J18 Résults.J43:Résults.J48">
            <calcext:condition calcext:apply-style-name="Excel_CondFormat_1_5_1" calcext:value="&gt;[Barême.K13]" calcext:base-cell-address="Barême.J13"/>
            <calcext:condition calcext:apply-style-name="Excel_CondFormat_1_5_2" calcext:value="=[Barême.K13]" calcext:base-cell-address="Barême.J13"/>
          </calcext:conditional-format>
          <calcext:conditional-format calcext:target-range-address="Résults.J23:Résults.J28 Résults.J73:Résults.J78">
            <calcext:condition calcext:apply-style-name="Excel_CondFormat_1_6_1" calcext:value="&gt;[Barême.K23]" calcext:base-cell-address="Barême.J23"/>
            <calcext:condition calcext:apply-style-name="Excel_CondFormat_1_6_2" calcext:value="=[Barême.K23]" calcext:base-cell-address="Barême.J23"/>
          </calcext:conditional-format>
          <calcext:conditional-format calcext:target-range-address="Résults.J33:Résults.J38">
            <calcext:condition calcext:apply-style-name="Excel_CondFormat_1_7_1" calcext:value="&gt;[Barême.K33]" calcext:base-cell-address="Barême.J33"/>
            <calcext:condition calcext:apply-style-name="Excel_CondFormat_1_7_2" calcext:value="=[Barême.K33]" calcext:base-cell-address="Barême.J33"/>
          </calcext:conditional-format>
          <calcext:conditional-format calcext:target-range-address="Résults.J53:Résults.J58">
            <calcext:condition calcext:apply-style-name="Excel_CondFormat_1_8_1" calcext:value="&gt;[Barême.K53]" calcext:base-cell-address="Barême.J53"/>
            <calcext:condition calcext:apply-style-name="Excel_CondFormat_1_8_2" calcext:value="=[Barême.K53]" calcext:base-cell-address="Barême.J53"/>
          </calcext:conditional-format>
          <calcext:conditional-format calcext:target-range-address="Résults.K3:Résults.K8 Résults.K63:Résults.K68">
            <calcext:condition calcext:apply-style-name="Excel_CondFormat_1_9_1" calcext:value="&gt;[Barême.J3]" calcext:base-cell-address="Barême.K3"/>
            <calcext:condition calcext:apply-style-name="Excel_CondFormat_1_9_2" calcext:value="=[Barême.J3]" calcext:base-cell-address="Barême.K3"/>
          </calcext:conditional-format>
          <calcext:conditional-format calcext:target-range-address="Résults.K13:Résults.K18 Résults.K43:Résults.K48">
            <calcext:condition calcext:apply-style-name="Excel_CondFormat_1_10_1" calcext:value="&gt;[Barême.J13]" calcext:base-cell-address="Barême.K13"/>
            <calcext:condition calcext:apply-style-name="Excel_CondFormat_1_10_2" calcext:value="=[Barême.J13]" calcext:base-cell-address="Barême.K13"/>
          </calcext:conditional-format>
          <calcext:conditional-format calcext:target-range-address="Résults.K23:Résults.K28 Résults.K73:Résults.K78">
            <calcext:condition calcext:apply-style-name="Excel_CondFormat_1_11_1" calcext:value="&gt;[Barême.J23]" calcext:base-cell-address="Barême.K23"/>
            <calcext:condition calcext:apply-style-name="Excel_CondFormat_1_11_2" calcext:value="=[Barême.J23]" calcext:base-cell-address="Barême.K23"/>
          </calcext:conditional-format>
          <calcext:conditional-format calcext:target-range-address="Résults.K33:Résults.K38">
            <calcext:condition calcext:apply-style-name="Excel_CondFormat_1_12_1" calcext:value="&gt;[Barême.J33]" calcext:base-cell-address="Barême.K33"/>
            <calcext:condition calcext:apply-style-name="Excel_CondFormat_1_12_2" calcext:value="=[Barême.J33]" calcext:base-cell-address="Barême.K33"/>
          </calcext:conditional-format>
          <calcext:conditional-format calcext:target-range-address="Résults.K53:Résults.K58">
            <calcext:condition calcext:apply-style-name="Excel_CondFormat_1_13_1" calcext:value="&gt;[Barême.J53]" calcext:base-cell-address="Barême.K53"/>
            <calcext:condition calcext:apply-style-name="Excel_CondFormat_1_13_2" calcext:value="=[Barême.J53]" calcext:base-cell-address="Barême.K53"/>
          </calcext:conditional-format>
          <calcext:conditional-format calcext:target-range-address="Résults.M8:Résults.M9 Résults.Y8:Résults.AA9 Résults.M18:Résults.M19 Résults.Y18:Résults.AA19 Résults.M28:Résults.M29 Résults.Y28:Résults.AA29 Résults.M38:Résults.M39 Résults.Y38:Résults.AA39 Résults.M48:Résults.M49 Résults.Y48:Résults.AA49 Résults.M58:Résults.M59 Résults.Y58:Résults.AA59 Résults.M68:Résults.M69 Résults.Y68:Résults.AA69 Résults.M78:Résults.M79 Résults.Y78:Résults.AA79 Résults.P8:Résults.R9 Résults.P18:Résults.R19 Résults.P28:Résults.R29 Résults.P38:Résults.R39 Résults.P48:Résults.R49 Résults.P58:Résults.R59 Résults.P68:Résults.R69 Résults.P78:Résults.R79">
            <calcext:condition calcext:apply-style-name="Excel_CondFormat_1_14_1" calcext:value="!=&quot;&quot;" calcext:base-cell-address="Barême.M8"/>
          </calcext:conditional-format>
          <calcext:conditional-format calcext:target-range-address="Résults.O4:Résults.O7 Résults.X4:Résults.X7 Résults.O14:Résults.O17 Résults.X14:Résults.X17 Résults.O24:Résults.O27 Résults.X24:Résults.X27 Résults.O34:Résults.O37 Résults.X34:Résults.X37 Résults.O44:Résults.O47 Résults.X44:Résults.X47 Résults.O54:Résults.O57 Résults.X54:Résults.X57 Résults.O64:Résults.O67 Résults.X64:Résults.X67 Résults.O74:Résults.O77 Résults.X74:Résults.X77">
            <calcext:condition calcext:apply-style-name="Excel_CondFormat_1_15_1" calcext:value="between(1,2)" calcext:base-cell-address="Barême.O4"/>
            <calcext:condition calcext:apply-style-name="Excel_CondFormat_1_15_2" calcext:value="&gt;2" calcext:base-cell-address="Barême.O4"/>
          </calcext:conditional-format>
          <calcext:conditional-format calcext:target-range-address="Résults.O8:Résults.O9 Résults.O18:Résults.O19 Résults.O28:Résults.O29 Résults.O38:Résults.O39 Résults.O48:Résults.O49 Résults.O58:Résults.O59 Résults.O68:Résults.O69 Résults.O78:Résults.O79 Résults.X8:Résults.X9 Résults.X18:Résults.X19 Résults.X28:Résults.X29 Résults.X38:Résults.X39 Résults.X48:Résults.X49 Résults.X58:Résults.X59 Résults.X68:Résults.X69 Résults.X78:Résults.X79">
            <calcext:condition calcext:apply-style-name="Excel_CondFormat_1_16_1" calcext:value="!=&quot;&quot;" calcext:base-cell-address="Barême.O8"/>
          </calcext:conditional-format>
          <calcext:conditional-format calcext:target-range-address="Résults.P4:Résults.P7 Résults.P14:Résults.P17 Résults.P24:Résults.P27 Résults.P34:Résults.P37 Résults.P44:Résults.P47 Résults.P54:Résults.P57 Résults.P64:Résults.P67 Résults.P74:Résults.P77">
            <calcext:condition calcext:apply-style-name="Excel_CondFormat_1_17_1" calcext:value="=&quot;&quot;" calcext:base-cell-address="Barême.P4"/>
            <calcext:condition calcext:apply-style-name="Excel_CondFormat_1_17_2" calcext:value="=[Barême.Q4]" calcext:base-cell-address="Barême.P4"/>
            <calcext:condition calcext:apply-style-name="Excel_CondFormat_1_17_3" calcext:value="!=[Barême.Q4]" calcext:base-cell-address="Barême.P4"/>
          </calcext:conditional-format>
          <calcext:conditional-format calcext:target-range-address="Résults.V8:Résults.V9 Résults.V18:Résults.V19 Résults.V28:Résults.V29 Résults.V38:Résults.V39 Résults.V48:Résults.V49 Résults.V58:Résults.V59 Résults.V68:Résults.V69 Résults.V78:Résults.V79 Résults.AE8:Résults.AE9 Résults.AE18:Résults.AE19 Résults.AE28:Résults.AE29 Résults.AE38:Résults.AE39 Résults.AE48:Résults.AE49 Résults.AE58:Résults.AE59 Résults.AE68:Résults.AE69 Résults.AE78:Résults.AE79">
            <calcext:condition calcext:apply-style-name="Excel_CondFormat_1_18_1" calcext:value="!=&quot;&quot;" calcext:base-cell-address="Barême.V8"/>
          </calcext:conditional-format>
          <calcext:conditional-format calcext:target-range-address="Résults.AO9:Résults.AO9 Résults.AO19:Résults.AO19 Résults.AO29:Résults.AO29 Résults.AO39:Résults.AO39 Résults.AO49:Résults.AO49 Résults.AO59:Résults.AO59 Résults.AO69:Résults.AO69 Résults.AO79:Résults.AO79">
            <calcext:condition calcext:apply-style-name="Excel_CondFormat_1_19_1" calcext:value="=[Barême.AP9]" calcext:base-cell-address="Barême.AO9"/>
            <calcext:condition calcext:apply-style-name="Excel_CondFormat_1_19_2" calcext:value="!=&quot;q4&quot;" calcext:base-cell-address="Barême.AO9"/>
          </calcext:conditional-format>
          <calcext:conditional-format calcext:target-range-address="Résults.AS5:Résults.AS5">
            <calcext:condition calcext:apply-style-name="Excel_CondFormat_1_20_1" calcext:value="=[Barême.$AV$10]" calcext:base-cell-address="Barême.AS5"/>
          </calcext:conditional-format>
          <calcext:conditional-format calcext:target-range-address="Résults.AS6:Résults.AS6">
            <calcext:condition calcext:apply-style-name="Excel_CondFormat_1_21_1" calcext:value="=[Barême.$AV$10]" calcext:base-cell-address="Barême.AS6"/>
          </calcext:conditional-format>
          <calcext:conditional-format calcext:target-range-address="Résults.AS15:Résults.AS15">
            <calcext:condition calcext:apply-style-name="Excel_CondFormat_1_22_1" calcext:value="=[Barême.$AV$11]" calcext:base-cell-address="Barême.AS15"/>
          </calcext:conditional-format>
          <calcext:conditional-format calcext:target-range-address="Résults.AS16:Résults.AS16">
            <calcext:condition calcext:apply-style-name="Excel_CondFormat_1_23_1" calcext:value="=[Barême.$AV$11]" calcext:base-cell-address="Barême.AS16"/>
          </calcext:conditional-format>
          <calcext:conditional-format calcext:target-range-address="Résults.AS17:Résults.AS17 Résults.AS23:Résults.AS24 Résults.AS33:Résults.AS34">
            <calcext:condition calcext:apply-style-name="Excel_CondFormat_1_24_1" calcext:value="=[Barême.$AV$11]" calcext:base-cell-address="Barême.AS17"/>
          </calcext:conditional-format>
          <calcext:conditional-format calcext:target-range-address="Résults.AS25:Résults.AS25">
            <calcext:condition calcext:apply-style-name="Excel_CondFormat_1_25_1" calcext:value="=[Barême.$AV$30]" calcext:base-cell-address="Barême.AS25"/>
          </calcext:conditional-format>
          <calcext:conditional-format calcext:target-range-address="Résults.AS26:Résults.AS26">
            <calcext:condition calcext:apply-style-name="Excel_CondFormat_1_26_1" calcext:value="=[Barême.$AV$30]" calcext:base-cell-address="Barême.AS26"/>
          </calcext:conditional-format>
          <calcext:conditional-format calcext:target-range-address="Résults.AS35:Résults.AS35">
            <calcext:condition calcext:apply-style-name="Excel_CondFormat_1_27_1" calcext:value="=[Barême.$AV$31]" calcext:base-cell-address="Barême.AS35"/>
          </calcext:conditional-format>
          <calcext:conditional-format calcext:target-range-address="Résults.AS36:Résults.AS36">
            <calcext:condition calcext:apply-style-name="Excel_CondFormat_1_28_1" calcext:value="=[Barême.$AV$31]" calcext:base-cell-address="Barême.AS36"/>
          </calcext:conditional-format>
          <calcext:conditional-format calcext:target-range-address="Résults.AS45:Résults.AS45">
            <calcext:condition calcext:apply-style-name="Excel_CondFormat_1_29_1" calcext:value="=[Barême.$AV$50]" calcext:base-cell-address="Barême.AS45"/>
          </calcext:conditional-format>
          <calcext:conditional-format calcext:target-range-address="Résults.AS46:Résults.AS46">
            <calcext:condition calcext:apply-style-name="Excel_CondFormat_1_30_1" calcext:value="=[Barême.$AV$50]" calcext:base-cell-address="Barême.AS46"/>
          </calcext:conditional-format>
          <calcext:conditional-format calcext:target-range-address="Résults.AS55:Résults.AS55">
            <calcext:condition calcext:apply-style-name="Excel_CondFormat_1_31_1" calcext:value="=[Barême.$AV$51]" calcext:base-cell-address="Barême.AS55"/>
          </calcext:conditional-format>
          <calcext:conditional-format calcext:target-range-address="Résults.AS56:Résults.AS56">
            <calcext:condition calcext:apply-style-name="Excel_CondFormat_1_32_1" calcext:value="=[Barême.$AV$51]" calcext:base-cell-address="Barême.AS56"/>
          </calcext:conditional-format>
          <calcext:conditional-format calcext:target-range-address="Résults.AS65:Résults.AS65">
            <calcext:condition calcext:apply-style-name="Excel_CondFormat_1_33_1" calcext:value="=[Barême.$AV$70]" calcext:base-cell-address="Barême.AS65"/>
          </calcext:conditional-format>
          <calcext:conditional-format calcext:target-range-address="Résults.AS66:Résults.AS66">
            <calcext:condition calcext:apply-style-name="Excel_CondFormat_1_34_1" calcext:value="=[Barême.$AV$70]" calcext:base-cell-address="Barême.AS66"/>
          </calcext:conditional-format>
          <calcext:conditional-format calcext:target-range-address="Résults.AS75:Résults.AS75">
            <calcext:condition calcext:apply-style-name="Excel_CondFormat_1_35_1" calcext:value="=[Barême.$AV$71]" calcext:base-cell-address="Barême.AS75"/>
          </calcext:conditional-format>
          <calcext:conditional-format calcext:target-range-address="Résults.AS76:Résults.AS76">
            <calcext:condition calcext:apply-style-name="Excel_CondFormat_1_36_1" calcext:value="=[Barême.$AV$71]" calcext:base-cell-address="Barême.AS76"/>
          </calcext:conditional-format>
          <calcext:conditional-format calcext:target-range-address="Résults.AT17:Résults.AT17 Résults.AT23:Résults.AT23 Résults.AT33:Résults.AT33">
            <calcext:condition calcext:apply-style-name="Excel_CondFormat_1_37_1" calcext:value="&gt;[Barême.CK16]" calcext:base-cell-address="Barême.AT17"/>
          </calcext:conditional-format>
          <calcext:conditional-format calcext:target-range-address="Résults.AU4:Résults.AU4 Résults.AX9:Résults.AX9 Résults.BA19:Résults.BA19 Résults.BF31:Résults.BF31 Résults.AU14:Résults.AU14 Résults.AU24:Résults.AU24 Résults.AX29:Résults.AX29 Résults.AU34:Résults.AU34 Résults.AU44:Résults.AU44 Résults.AX49:Résults.AX49 Résults.AU54:Résults.AU54 Résults.BA59:Résults.BA59 Résults.AU64:Résults.AU64 Résults.AX69:Résults.AX69 Résults.AU74:Résults.AU74 Résults.BF45:Résults.BF46">
            <calcext:condition calcext:apply-style-name="Excel_CondFormat_1_38_1" calcext:value="!=&quot;&quot;" calcext:base-cell-address="Barême.AU4"/>
          </calcext:conditional-format>
          <calcext:conditional-format calcext:target-range-address="Résults.AV10:Résults.AV10">
            <calcext:condition calcext:apply-style-name="Excel_CondFormat_1_39_1" calcext:value="=[Barême.$AY$20]" calcext:base-cell-address="Barême.AV10"/>
          </calcext:conditional-format>
          <calcext:conditional-format calcext:target-range-address="Résults.AV11:Résults.AV11">
            <calcext:condition calcext:apply-style-name="Excel_CondFormat_1_40_1" calcext:value="=[Barême.$AY$20]" calcext:base-cell-address="Barême.AV11"/>
          </calcext:conditional-format>
          <calcext:conditional-format calcext:target-range-address="Résults.AV28:Résults.AV29 Résults.AW12:Résults.AW14 Résults.AW20:Résults.AW22 Résults.AW32:Résults.AW32">
            <calcext:condition calcext:apply-style-name="Excel_CondFormat_1_41_1" calcext:value="=[Barême.CO40]" calcext:base-cell-address="Barême.AV28"/>
          </calcext:conditional-format>
          <calcext:conditional-format calcext:target-range-address="Résults.AV30:Résults.AV30">
            <calcext:condition calcext:apply-style-name="Excel_CondFormat_1_42_1" calcext:value="=[Barême.$AY$21]" calcext:base-cell-address="Barême.AV30"/>
          </calcext:conditional-format>
          <calcext:conditional-format calcext:target-range-address="Résults.AV31:Résults.AV31">
            <calcext:condition calcext:apply-style-name="Excel_CondFormat_1_43_1" calcext:value="=[Barême.$AY$21]" calcext:base-cell-address="Barême.AV31"/>
          </calcext:conditional-format>
          <calcext:conditional-format calcext:target-range-address="Résults.AV50:Résults.AV50">
            <calcext:condition calcext:apply-style-name="Excel_CondFormat_1_44_1" calcext:value="=[Barême.$AY$60]" calcext:base-cell-address="Barême.AV50"/>
          </calcext:conditional-format>
          <calcext:conditional-format calcext:target-range-address="Résults.AV51:Résults.AV51">
            <calcext:condition calcext:apply-style-name="Excel_CondFormat_1_45_1" calcext:value="=[Barême.$AY$60]" calcext:base-cell-address="Barême.AV51"/>
          </calcext:conditional-format>
          <calcext:conditional-format calcext:target-range-address="Résults.AV70:Résults.AV70">
            <calcext:condition calcext:apply-style-name="Excel_CondFormat_1_46_1" calcext:value="=[Barême.$AY$61]" calcext:base-cell-address="Barême.AV70"/>
          </calcext:conditional-format>
          <calcext:conditional-format calcext:target-range-address="Résults.AV71:Résults.AV71">
            <calcext:condition calcext:apply-style-name="Excel_CondFormat_1_47_1" calcext:value="=[Barême.$AY$61]" calcext:base-cell-address="Barême.AV71"/>
          </calcext:conditional-format>
          <calcext:conditional-format calcext:target-range-address="Résults.AY20:Résults.AY20">
            <calcext:condition calcext:apply-style-name="Excel_CondFormat_1_48_1" calcext:value="=[Barême.$BC$47]" calcext:base-cell-address="Barême.AY20"/>
          </calcext:conditional-format>
          <calcext:conditional-format calcext:target-range-address="Résults.AY21:Résults.AY21">
            <calcext:condition calcext:apply-style-name="Excel_CondFormat_1_49_1" calcext:value="=[Barême.$BC$47]" calcext:base-cell-address="Barême.AY21"/>
          </calcext:conditional-format>
          <calcext:conditional-format calcext:target-range-address="Résults.AY60:Résults.AY60">
            <calcext:condition calcext:apply-style-name="Excel_CondFormat_1_50_1" calcext:value="=[Barême.$BC$49]" calcext:base-cell-address="Barême.AY60"/>
          </calcext:conditional-format>
          <calcext:conditional-format calcext:target-range-address="Résults.AY61:Résults.AY61">
            <calcext:condition calcext:apply-style-name="Excel_CondFormat_1_51_1" calcext:value="=[Barême.$BC$49]" calcext:base-cell-address="Barême.AY61"/>
          </calcext:conditional-format>
          <calcext:conditional-format calcext:target-range-address="Résults.BC32:Résults.BD33">
            <calcext:condition calcext:apply-style-name="Excel_CondFormat_1_52_1" calcext:value="=[Barême.$BH$32]" calcext:base-cell-address="Barême.BC32"/>
          </calcext:conditional-format>
          <calcext:conditional-format calcext:target-range-address="Résults.BC47:Résults.BC47">
            <calcext:condition calcext:apply-style-name="Excel_CondFormat_1_53_1" calcext:value="=[Barême.$BH$48]" calcext:base-cell-address="Barême.BC47"/>
          </calcext:conditional-format>
          <calcext:conditional-format calcext:target-range-address="Résults.BC48:Résults.BD48 Résults.BD47:Résults.BD48">
            <calcext:condition calcext:apply-style-name="Excel_CondFormat_1_54_1" calcext:value="=&quot;&quot;" calcext:base-cell-address="Barême.BC48"/>
            <calcext:condition calcext:apply-style-name="Excel_CondFormat_1_54_2" calcext:value="=[Barême.CW73]" calcext:base-cell-address="Barême.BC48"/>
          </calcext:conditional-format>
          <calcext:conditional-format calcext:target-range-address="Résults.BC49:Résults.BC49">
            <calcext:condition calcext:apply-style-name="Excel_CondFormat_1_55_1" calcext:value="=[Barême.$BH$48]" calcext:base-cell-address="Barême.BC49"/>
          </calcext:conditional-format>
          <calcext:conditional-format calcext:target-range-address="Résults.BC50:Résults.BD50 Résults.BD49:Résults.BD50">
            <calcext:condition calcext:apply-style-name="Excel_CondFormat_1_56_1" calcext:value="=&quot;&quot;" calcext:base-cell-address="Barême.BC50"/>
            <calcext:condition calcext:apply-style-name="Excel_CondFormat_1_56_2" calcext:value="=[Barême.CW73]" calcext:base-cell-address="Barême.BC50"/>
          </calcext:conditional-format>
        </calcext:conditional-formats>
      </table:table>
      <table:named-expressions>
        <table:named-range table:name="TABLE_10_2" table:base-cell-address="$Barême.$A$1" table:cell-range-address="$Résults.$A$32:.$G$38"/>
        <table:named-range table:name="TABLE_11_2" table:base-cell-address="$Barême.$A$1" table:cell-range-address="$Résults.$A$32:.$G$38"/>
        <table:named-range table:name="TABLE_12_2" table:base-cell-address="$Barême.$A$1" table:cell-range-address="$Résults.$A$32:.$G$38"/>
        <table:named-range table:name="TABLE_13_2" table:base-cell-address="$Barême.$A$1" table:cell-range-address="$Résults.$A$42:.$G$48"/>
        <table:named-range table:name="TABLE_14_2" table:base-cell-address="$Barême.$A$1" table:cell-range-address="$Résults.$A$42:.$G$48"/>
        <table:named-range table:name="TABLE_15_2" table:base-cell-address="$Barême.$A$1" table:cell-range-address="$Résults.$A$42:.$G$48"/>
        <table:named-range table:name="TABLE_16_2" table:base-cell-address="$Barême.$A$1" table:cell-range-address="$Résults.$A$52:.$G$58"/>
        <table:named-range table:name="TABLE_17_2" table:base-cell-address="$Barême.$A$1" table:cell-range-address="$Résults.$A$52:.$G$58"/>
        <table:named-range table:name="TABLE_18_2" table:base-cell-address="$Barême.$A$1" table:cell-range-address="$Résults.$A$52:.$G$58"/>
        <table:named-range table:name="TABLE_19_2" table:base-cell-address="$Barême.$A$1" table:cell-range-address="$Résults.$A$62:.$G$68"/>
        <table:named-range table:name="TABLE_2" table:base-cell-address="$Barême.$A$1" table:cell-range-address="$Résults.$A$1:.$G$8"/>
        <table:named-range table:name="TABLE_20_2" table:base-cell-address="$Barême.$A$1" table:cell-range-address="$Résults.$A$62:.$G$68"/>
        <table:named-range table:name="TABLE_21_2" table:base-cell-address="$Barême.$A$1" table:cell-range-address="$Résults.$A$62:.$G$68"/>
        <table:named-range table:name="TABLE_22_2" table:base-cell-address="$Barême.$A$1" table:cell-range-address="$Résults.$A$72:.$G$78"/>
        <table:named-range table:name="TABLE_23_2" table:base-cell-address="$Barême.$A$1" table:cell-range-address="$Résults.$A$72:.$G$78"/>
        <table:named-range table:name="TABLE_24_2" table:base-cell-address="$Barême.$A$1" table:cell-range-address="$Résults.$A$72:.$G$78"/>
        <table:named-expression table:name="TABLE_25_2" table:base-cell-address="$Barême.$A$1" table:expression="&quot;$Pronostics.$#REF !$#REF !:$#REF !$#REF !&quot;"/>
        <table:named-expression table:name="TABLE_26_2" table:base-cell-address="$Barême.$A$1" table:expression="&quot;$Pronostics.$#REF !$#REF !:$#REF !$#REF !&quot;"/>
        <table:named-expression table:name="TABLE_27_2" table:base-cell-address="$Barême.$A$1" table:expression="&quot;$Pronostics.$#REF !$#REF !:$#REF !$#REF !&quot;"/>
        <table:named-expression table:name="TABLE_28_2" table:base-cell-address="$Barême.$A$1" table:expression="&quot;$Pronostics.$#REF !$#REF !:$#REF !$#REF !&quot;"/>
        <table:named-expression table:name="TABLE_29_2" table:base-cell-address="$Barême.$A$1" table:expression="&quot;$Pronostics.$#REF !$#REF !:$#REF !$#REF !&quot;"/>
        <table:named-range table:name="TABLE_2_2" table:base-cell-address="$Barême.$A$1" table:cell-range-address="$Résults.$A$1:.$G$8"/>
        <table:named-expression table:name="TABLE_30_2" table:base-cell-address="$Barême.$A$1" table:expression="&quot;$Pronostics.$#REF !$#REF !:$#REF !$#REF !&quot;"/>
        <table:named-expression table:name="TABLE_31_2" table:base-cell-address="$Barême.$A$1" table:expression="&quot;$Pronostics.$#REF !$#REF !:$#REF !$#REF !&quot;"/>
        <table:named-expression table:name="TABLE_32_2" table:base-cell-address="$Barême.$A$1" table:expression="&quot;$Pronostics.$#REF !$#REF !:$#REF !$#REF !&quot;"/>
        <table:named-expression table:name="TABLE_33_2" table:base-cell-address="$Barême.$A$1" table:expression="&quot;$Pronostics.$#REF !$#REF !:$#REF !$#REF !&quot;"/>
        <table:named-expression table:name="TABLE_34_2" table:base-cell-address="$Barême.$A$1" table:expression="&quot;$Pronostics.$#REF !$#REF !:$#REF !$#REF !&quot;"/>
        <table:named-expression table:name="TABLE_35_2" table:base-cell-address="$Barême.$A$1" table:expression="&quot;$Pronostics.$#REF !$#REF !:$#REF !$#REF !&quot;"/>
        <table:named-expression table:name="TABLE_36_2" table:base-cell-address="$Barême.$A$1" table:expression="&quot;$Pronostics.$#REF !$#REF !:$#REF !$#REF !&quot;"/>
        <table:named-expression table:name="TABLE_37_2" table:base-cell-address="$Barême.$A$1" table:expression="&quot;$Pronostics.$#REF !$#REF !:$#REF !$#REF !&quot;"/>
        <table:named-expression table:name="TABLE_38_2" table:base-cell-address="$Barême.$A$1" table:expression="&quot;$Pronostics.$#REF !$#REF !:$#REF !$#REF !&quot;"/>
        <table:named-expression table:name="TABLE_39_2" table:base-cell-address="$Barême.$A$1" table:expression="&quot;$Pronostics.$#REF !$#REF !:$#REF !$#REF !&quot;"/>
        <table:named-range table:name="TABLE_3_2" table:base-cell-address="$Barême.$A$1" table:cell-range-address="$Résults.$A$1:.$G$8"/>
        <table:named-expression table:name="TABLE_40_2" table:base-cell-address="$Barême.$A$1" table:expression="&quot;$Pronostics.$#REF !$#REF !:$#REF !$#REF !&quot;"/>
        <table:named-expression table:name="TABLE_41_2" table:base-cell-address="$Barême.$A$1" table:expression="&quot;$Pronostics.$#REF !$#REF !:$#REF !$#REF !&quot;"/>
        <table:named-expression table:name="TABLE_42_2" table:base-cell-address="$Barême.$A$1" table:expression="&quot;$Pronostics.$#REF !$#REF !:$#REF !$#REF !&quot;"/>
        <table:named-expression table:name="TABLE_43_2" table:base-cell-address="$Barême.$A$1" table:expression="&quot;$Pronostics.$#REF !$#REF !:$#REF !$#REF !&quot;"/>
        <table:named-range table:name="TABLE_4_2" table:base-cell-address="$Barême.$A$1" table:cell-range-address="$Résults.$A$12:.$G$18"/>
        <table:named-range table:name="TABLE_5_2" table:base-cell-address="$Barême.$A$1" table:cell-range-address="$Résults.$A$12:.$G$18"/>
        <table:named-range table:name="TABLE_6_2" table:base-cell-address="$Barême.$A$1" table:cell-range-address="$Résults.$A$12:.$G$18"/>
        <table:named-range table:name="TABLE_7_2" table:base-cell-address="$Barême.$A$1" table:cell-range-address="$Résults.$A$22:.$G$28"/>
        <table:named-range table:name="TABLE_8_2" table:base-cell-address="$Barême.$A$1" table:cell-range-address="$Résults.$A$22:.$G$28"/>
        <table:named-range table:name="TABLE_9_2" table:base-cell-address="$Barême.$A$1" table:cell-range-address="$Résults.$A$22:.$G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-of-week number:style="long"/>
      <number:text> </number:text>
      <number:day number:style="long"/>
      <number:text> </number:text>
      <number:month number:style="long" number:textual="true"/>
    </number:date-style>
    <number:date-style style:name="N113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14">
      <number:day-of-week number:style="long"/>
      <number:text>, </number:text>
      <number:day number:style="long"/>
      <number:text> </number:text>
      <number:month number:textual="true"/>
      <number:text> </number:text>
      <number:year/>
    </number:date-style>
    <number:date-style style:name="N115">
      <number:day-of-week number:style="long"/>
      <number:text>, </number:text>
      <number:day number:style="long"/>
      <number:text> </number:text>
      <number:month number:textual="true"/>
      <number:text> </number:text>
      <number:year number:style="long"/>
    </number:date-style>
    <number:date-style style:name="N116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-of-week/>
      <number:text> </number:text>
      <number:month number:textual="true"/>
      <number:text> </number:text>
      <number:year/>
    </number:date-style>
    <number:date-style style:name="N140">
      <number:day-of-week number:style="long"/>
      <number:text> </number:text>
      <number:month number:textual="true"/>
      <number:text> </number:text>
      <number:year/>
    </number:date-style>
    <number:date-style style:name="N141">
      <number:day-of-week number:style="long"/>
      <number:text> </number:text>
      <number:day number:style="long"/>
      <number:text> </number:text>
      <number:month number:textual="true"/>
      <number:text> </number:text>
      <number:year/>
    </number:date-style>
    <number:date-style style:name="N142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3">
      <number:day-of-week number:style="long"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144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6P0" style:volatile="true">
      <number:text>Vrai</number:text>
    </number:number-style>
    <number:number-style style:name="N146P1" style:volatile="true">
      <number:text>Vrai</number:text>
    </number:number-style>
    <number:number-style style:name="N146">
      <number:text>Faux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ctif</number:text>
    </number:number-style>
    <number:number-style style:name="N148P1" style:volatile="true">
      <number:text>Actif</number:text>
    </number:number-style>
    <number:number-style style:name="N148">
      <number:text>Inactif</number:text>
      <style:map style:condition="value()&gt;0" style:apply-style-name="N148P0"/>
      <style:map style:condition="value()&lt;0" style:apply-style-name="N148P1"/>
    </number:number-style>
    <number:date-style style:name="N149">
      <number:month number:textual="true"/>
      <number:text>-</number:text>
      <number:year number:style="long"/>
    </number:date-style>
    <number:date-style style:name="N150">
      <number:day-of-week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151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52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time-style style:name="N153">
      <number:hours/>
      <number:text>:</number:text>
      <number:minutes number:style="long"/>
    </number:time-style>
    <number:currency-style style:name="N1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33cc66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cc66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99pt solid #808080"/>
      <style:text-properties fo:color="#ff99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99pt solid #c0c0c0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99pt solid #333333"/>
      <style:text-properties fo:color="#333333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4pt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2.49pt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333399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cccc" style:border-line-width-bottom="0.035cm 0.035cm 0.035cm" style:diagonal-bl-tr="none" style:diagonal-tl-br="none" fo:border-left="none" fo:border-right="none" fo:border-top="0.99pt solid #33cccc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4_5f_2" style:display-name="Excel_CondFormat_1_4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5_5f_2" style:display-name="Excel_CondFormat_1_5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6_5f_2" style:display-name="Excel_CondFormat_1_6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7_5f_1" style:display-name="Excel_CondFormat_1_7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7_5f_2" style:display-name="Excel_CondFormat_1_7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8_5f_1" style:display-name="Excel_CondFormat_1_8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8_5f_2" style:display-name="Excel_CondFormat_1_8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9_5f_1" style:display-name="Excel_CondFormat_1_9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9_5f_2" style:display-name="Excel_CondFormat_1_9_2" style:family="table-cell" style:parent-style-name="Default">
      <style:table-cell-properties fo:background-color="#ccffff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0_5f_1" style:display-name="Excel_CondFormat_1_10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0_5f_2" style:display-name="Excel_CondFormat_1_10_2" style:family="table-cell" style:parent-style-name="Default">
      <style:table-cell-properties fo:background-color="#ffcc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1_5f_1" style:display-name="Excel_CondFormat_1_11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1_5f_2" style:display-name="Excel_CondFormat_1_11_2" style:family="table-cell" style:parent-style-name="Default">
      <style:table-cell-properties fo:background-color="#ccffcc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2_5f_1" style:display-name="Excel_CondFormat_1_12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2_5f_2" style:display-name="Excel_CondFormat_1_12_2" style:family="table-cell" style:parent-style-name="Default">
      <style:table-cell-properties fo:background-color="#c0c0c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3_5f_1" style:display-name="Excel_CondFormat_1_13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3_5f_2" style:display-name="Excel_CondFormat_1_13_2" style:family="table-cell" style:parent-style-name="Default">
      <style:table-cell-properties fo:background-color="#ffff99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Excel_5f_CondFormat_5f_1_5f_14_5f_1" style:display-name="Excel_CondFormat_1_14_1" style:family="table-cell" style:parent-style-name="Default">
      <style:table-cell-properties fo:background-color="transparent"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5_5f_1" style:display-name="Excel_CondFormat_1_15_1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Excel_5f_CondFormat_5f_1_5f_15_5f_2" style:display-name="Excel_CondFormat_1_15_2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Excel_5f_CondFormat_5f_1_5f_16_5f_1" style:display-name="Excel_CondFormat_1_16_1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1" style:display-name="Excel_CondFormat_1_17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7_5f_2" style:display-name="Excel_CondFormat_1_17_2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7_5f_3" style:display-name="Excel_CondFormat_1_17_3" style:family="table-cell" style:parent-style-name="Default">
      <style:table-cell-properties fo:background-color="#ffcc00"/>
    </style:style>
    <style:style style:name="Excel_5f_CondFormat_5f_1_5f_18_5f_1" style:display-name="Excel_CondFormat_1_18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9_5f_2" style:display-name="Excel_CondFormat_1_19_2" style:family="table-cell" style:parent-style-name="Default">
      <style:table-cell-properties fo:background-color="#ffcc00"/>
    </style:style>
    <style:style style:name="Excel_5f_CondFormat_5f_1_5f_20_5f_1" style:display-name="Excel_CondFormat_1_2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3_5f_1" style:display-name="Excel_CondFormat_1_2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4_5f_1" style:display-name="Excel_CondFormat_1_2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5_5f_1" style:display-name="Excel_CondFormat_1_2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6_5f_1" style:display-name="Excel_CondFormat_1_2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7_5f_1" style:display-name="Excel_CondFormat_1_2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8_5f_1" style:display-name="Excel_CondFormat_1_2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9_5f_1" style:display-name="Excel_CondFormat_1_2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0_5f_1" style:display-name="Excel_CondFormat_1_3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1_5f_1" style:display-name="Excel_CondFormat_1_3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2_5f_1" style:display-name="Excel_CondFormat_1_3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3_5f_1" style:display-name="Excel_CondFormat_1_3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4_5f_1" style:display-name="Excel_CondFormat_1_3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5_5f_1" style:display-name="Excel_CondFormat_1_3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6_5f_1" style:display-name="Excel_CondFormat_1_3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7_5f_1" style:display-name="Excel_CondFormat_1_3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8_5f_1" style:display-name="Excel_CondFormat_1_38_1" style:family="table-cell" style:parent-style-name="Default">
      <style:table-cell-properties fo:background-color="#ff0000" fo:border="0.99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39_5f_1" style:display-name="Excel_CondFormat_1_3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0_5f_1" style:display-name="Excel_CondFormat_1_4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1_5f_1" style:display-name="Excel_CondFormat_1_4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2_5f_1" style:display-name="Excel_CondFormat_1_4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3_5f_1" style:display-name="Excel_CondFormat_1_4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4_5f_1" style:display-name="Excel_CondFormat_1_44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5_5f_1" style:display-name="Excel_CondFormat_1_4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6_5f_1" style:display-name="Excel_CondFormat_1_46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7_5f_1" style:display-name="Excel_CondFormat_1_47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8_5f_1" style:display-name="Excel_CondFormat_1_48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9_5f_1" style:display-name="Excel_CondFormat_1_49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0_5f_1" style:display-name="Excel_CondFormat_1_50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1_5f_1" style:display-name="Excel_CondFormat_1_5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2_5f_1" style:display-name="Excel_CondFormat_1_5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3_5f_1" style:display-name="Excel_CondFormat_1_53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4_5f_1" style:display-name="Excel_CondFormat_1_54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4_5f_2" style:display-name="Excel_CondFormat_1_54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55_5f_1" style:display-name="Excel_CondFormat_1_55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6_5f_1" style:display-name="Excel_CondFormat_1_56_1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Excel_5f_CondFormat_5f_1_5f_56_5f_2" style:display-name="Excel_CondFormat_1_56_2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1.499cm" fo:margin-left="1cm" fo:margin-right="0.499cm" style:first-page-number="continue" style:scale-to="85%" style:table-centering="horizontal" style:writing-mode="lr-tb"/>
      <style:header-style>
        <style:header-footer-properties fo:min-height="0.751cm" fo:margin-left="0.9cm" fo:margin-right="1.401cm" fo:margin-bottom="0cm"/>
      </style:header-style>
      <style:footer-style>
        <style:header-footer-properties fo:min-height="0.751cm" fo:margin-left="0.9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0000-00-00T12:47:22.3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s" style:display-name="PageStyle_Ré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20:39:43</meta:creation-date>
    <dc:date>2014-06-04T13:07:47.576000000</dc:date>
    <meta:print-date>2014-05-18T20:43:30</meta:print-date>
    <meta:editing-cycles>5</meta:editing-cycles>
    <meta:editing-duration>PT46M14S</meta:editing-duration>
    <meta:generator>LibreOffice/4.1.5.3$Windows_x86 LibreOffice_project/1c1366bba2ba2b554cd2ca4d87c06da81c05d24</meta:generator>
    <meta:document-statistic meta:table-count="2" meta:cell-count="2016" meta:object-count="6"/>
  </office:meta>
</office:document-meta>
</file>